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1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1.5118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7429in"/>
    </style:style>
    <style:style style:name="co7" style:family="table-column">
      <style:table-column-properties fo:break-before="auto" style:column-width="0.9917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3.15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2819in"/>
    </style:style>
    <style:style style:name="co13" style:family="table-column">
      <style:table-column-properties fo:break-before="auto" style:column-width="0.8362in"/>
    </style:style>
    <style:style style:name="co14" style:family="table-column">
      <style:table-column-properties fo:break-before="auto" style:column-width="1.3028in"/>
    </style:style>
    <style:style style:name="co15" style:family="table-column">
      <style:table-column-properties fo:break-before="auto" style:column-width="2.3016in"/>
    </style:style>
    <style:style style:name="co16" style:family="table-column">
      <style:table-column-properties fo:break-before="auto" style:column-width="1.0626in"/>
    </style:style>
    <style:style style:name="co17" style:family="table-column">
      <style:table-column-properties fo:break-before="auto" style:column-width="1.0256in"/>
    </style:style>
    <style:style style:name="co18" style:family="table-column">
      <style:table-column-properties fo:break-before="auto" style:column-width="1.1354in"/>
    </style:style>
    <style:style style:name="co19" style:family="table-column">
      <style:table-column-properties fo:break-before="auto" style:column-width="1.5972in"/>
    </style:style>
    <style:style style:name="co20" style:family="table-column">
      <style:table-column-properties fo:break-before="auto" style:column-width="1.9126in"/>
    </style:style>
    <style:style style:name="co21" style:family="table-column">
      <style:table-column-properties fo:break-before="auto" style:column-width="1.3661in"/>
    </style:style>
    <style:style style:name="co22" style:family="table-column">
      <style:table-column-properties fo:break-before="auto" style:column-width="1.7307in"/>
    </style:style>
    <style:style style:name="co23" style:family="table-column">
      <style:table-column-properties fo:break-before="auto" style:column-width="1.3417in"/>
    </style:style>
    <style:style style:name="co24" style:family="table-column">
      <style:table-column-properties fo:break-before="auto" style:column-width="2.3382in"/>
    </style:style>
    <style:style style:name="co25" style:family="table-column">
      <style:table-column-properties fo:break-before="auto" style:column-width="2.1071in"/>
    </style:style>
    <style:style style:name="co26" style:family="table-column">
      <style:table-column-properties fo:break-before="auto" style:column-width="2.7516in"/>
    </style:style>
    <style:style style:name="co27" style:family="table-column">
      <style:table-column-properties fo:break-before="auto" style:column-width="3.2252in"/>
    </style:style>
    <style:style style:name="co28" style:family="table-column">
      <style:table-column-properties fo:break-before="auto" style:column-width="1.961in"/>
    </style:style>
    <style:style style:name="co29" style:family="table-column">
      <style:table-column-properties fo:break-before="auto" style:column-width="3.0791in"/>
    </style:style>
    <style:style style:name="co30" style:family="table-column">
      <style:table-column-properties fo:break-before="auto" style:column-width="1.4634in"/>
    </style:style>
    <style:style style:name="co31" style:family="table-column">
      <style:table-column-properties fo:break-before="auto" style:column-width="1.3055in"/>
    </style:style>
    <style:style style:name="co32" style:family="table-column">
      <style:table-column-properties fo:break-before="auto" style:column-width="1.6575in"/>
    </style:style>
    <style:style style:name="co33" style:family="table-column">
      <style:table-column-properties fo:break-before="auto" style:column-width="0.7098in"/>
    </style:style>
    <style:style style:name="co34" style:family="table-column">
      <style:table-column-properties fo:break-before="auto" style:column-width="1.2201in"/>
    </style:style>
    <style:style style:name="co35" style:family="table-column">
      <style:table-column-properties fo:break-before="auto" style:column-width="1.5728in"/>
    </style:style>
    <style:style style:name="co36" style:family="table-column">
      <style:table-column-properties fo:break-before="auto" style:column-width="1.1957in"/>
    </style:style>
    <style:style style:name="co37" style:family="table-column">
      <style:table-column-properties fo:break-before="auto" style:column-width="1.4874in"/>
    </style:style>
    <style:style style:name="co38" style:family="table-column">
      <style:table-column-properties fo:break-before="auto" style:column-width="1.8764in"/>
    </style:style>
    <style:style style:name="co39" style:family="table-column">
      <style:table-column-properties fo:break-before="auto" style:column-width="2.7756in"/>
    </style:style>
    <style:style style:name="co40" style:family="table-column">
      <style:table-column-properties fo:break-before="auto" style:column-width="1.8035in"/>
    </style:style>
    <style:style style:name="co41" style:family="table-column">
      <style:table-column-properties fo:break-before="auto" style:column-width="1.4146in"/>
    </style:style>
    <style:style style:name="co42" style:family="table-column">
      <style:table-column-properties fo:break-before="auto" style:column-width="2.1555in"/>
    </style:style>
    <style:style style:name="co43" style:family="table-column">
      <style:table-column-properties fo:break-before="auto" style:column-width="1.5362in"/>
    </style:style>
    <style:style style:name="co44" style:family="table-column">
      <style:table-column-properties fo:break-before="auto" style:column-width="2.2772in"/>
    </style:style>
    <style:style style:name="co45" style:family="table-column">
      <style:table-column-properties fo:break-before="auto" style:column-width="1.8882in"/>
    </style:style>
    <style:style style:name="co46" style:family="table-column">
      <style:table-column-properties fo:break-before="auto" style:column-width="2.6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ro4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atálogo">
      <style:table-properties table:display="true" style:writing-mode="lr-tb"/>
    </style:style>
    <style:style style:name="ce1" style:family="table-cell" style:parent-style-name="Nivel5">
      <style:text-properties style:text-underline-style="none"/>
    </style:style>
    <style:style style:name="ce2" style:family="table-cell" style:parent-style-name="Datos">
      <style:text-properties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ipos de cuen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Heading1" office:value-type="string">
            <text:p>Secuencia</text:p>
          </table:table-cell>
          <table:table-cell table:style-name="Heading1" office:value-type="string">
            <text:p>Nombre tipo cuenta</text:p>
          </table:table-cell>
          <table:table-cell table:style-name="Heading1" office:value-type="string">
            <text:p>Código</text:p>
          </table:table-cell>
          <table:table-cell table:style-name="Heading1" office:value-type="string">
            <text:p>Signo en informes</text:p>
          </table:table-cell>
          <table:table-cell table:style-name="Heading1" office:value-type="string">
            <text:p>Método cierre</text:p>
          </table:table-cell>
          <table:table-cell table:style-name="Heading1" office:value-type="string">
            <text:p>Cuenta de la empresa</text:p>
          </table:table-cell>
        </table:table-row>
        <table:table-row table:style-name="ro2">
          <table:table-cell table:style-name="Datos" office:value-type="float" office:value="0">
            <text:p>0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V</text:p>
          </table:table-cell>
          <table:table-cell table:style-name="Datos" office:value-type="float" office:value="1">
            <text:p>1</text:p>
          </table:table-cell>
          <table:table-cell table:style-name="Datos" office:value-type="string">
            <text:p>none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float" office:value="10">
            <text:p>10</text:p>
          </table:table-cell>
          <table:table-cell table:style-name="Datos" office:value-type="string">
            <text:p>Activo</text:p>
          </table:table-cell>
          <table:table-cell table:style-name="Datos" office:value-type="string">
            <text:p>A</text:p>
          </table:table-cell>
          <table:table-cell table:style-name="Datos" office:value-type="float" office:value="1">
            <text:p>1</text:p>
          </table:table-cell>
          <table:table-cell table:style-name="Datos" office:value-type="string">
            <text:p>balance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float" office:value="11">
            <text:p>11</text:p>
          </table:table-cell>
          <table:table-cell table:style-name="Datos" office:value-type="string">
            <text:p>Efectivo</text:p>
          </table:table-cell>
          <table:table-cell table:style-name="Datos" office:value-type="string">
            <text:p>E</text:p>
          </table:table-cell>
          <table:table-cell table:style-name="Datos" office:value-type="float" office:value="1">
            <text:p>1</text:p>
          </table:table-cell>
          <table:table-cell table:style-name="Datos" office:value-type="string">
            <text:p>balance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float" office:value="12">
            <text:p>12</text:p>
          </table:table-cell>
          <table:table-cell table:style-name="Datos" office:value-type="string">
            <text:p>Cuenta por cobrar</text:p>
          </table:table-cell>
          <table:table-cell table:style-name="Datos" office:value-type="string">
            <text:p>CxC</text:p>
          </table:table-cell>
          <table:table-cell table:style-name="Datos" office:value-type="float" office:value="1">
            <text:p>1</text:p>
          </table:table-cell>
          <table:table-cell table:style-name="Datos" office:value-type="string">
            <text:p>unreconciled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float" office:value="13">
            <text:p>13</text:p>
          </table:table-cell>
          <table:table-cell table:style-name="Datos" office:value-type="string">
            <text:p>Valuación de activo</text:p>
          </table:table-cell>
          <table:table-cell table:style-name="Datos" office:value-type="string">
            <text:p>VA</text:p>
          </table:table-cell>
          <table:table-cell table:style-name="Datos" office:value-type="float" office:value="-1">
            <text:p>-1</text:p>
          </table:table-cell>
          <table:table-cell table:style-name="Datos" office:value-type="string">
            <text:p>balance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float" office:value="20">
            <text:p>20</text:p>
          </table:table-cell>
          <table:table-cell table:style-name="Datos" office:value-type="string">
            <text:p>Pasivo</text:p>
          </table:table-cell>
          <table:table-cell table:style-name="Datos" office:value-type="string">
            <text:p>Pas</text:p>
          </table:table-cell>
          <table:table-cell table:style-name="Datos" office:value-type="float" office:value="-1">
            <text:p>-1</text:p>
          </table:table-cell>
          <table:table-cell table:style-name="Datos" office:value-type="string">
            <text:p>balance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float" office:value="21">
            <text:p>21</text:p>
          </table:table-cell>
          <table:table-cell table:style-name="Datos" office:value-type="string">
            <text:p>Cuenta por pagar</text:p>
          </table:table-cell>
          <table:table-cell table:style-name="Datos" office:value-type="string">
            <text:p>CxP</text:p>
          </table:table-cell>
          <table:table-cell table:style-name="Datos" office:value-type="float" office:value="-1">
            <text:p>-1</text:p>
          </table:table-cell>
          <table:table-cell table:style-name="Datos" office:value-type="string">
            <text:p>unreconciled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float" office:value="30">
            <text:p>30</text:p>
          </table:table-cell>
          <table:table-cell table:style-name="Datos" office:value-type="string">
            <text:p>Patrimonio</text:p>
          </table:table-cell>
          <table:table-cell table:style-name="Datos" office:value-type="string">
            <text:p>Pat</text:p>
          </table:table-cell>
          <table:table-cell table:style-name="Datos" office:value-type="float" office:value="-1">
            <text:p>-1</text:p>
          </table:table-cell>
          <table:table-cell table:style-name="Datos" office:value-type="string">
            <text:p>detail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float" office:value="40">
            <text:p>40</text:p>
          </table:table-cell>
          <table:table-cell table:style-name="Datos" office:value-type="string">
            <text:p>Ingreso</text:p>
          </table:table-cell>
          <table:table-cell table:style-name="Datos" office:value-type="string">
            <text:p>I</text:p>
          </table:table-cell>
          <table:table-cell table:style-name="Datos" office:value-type="float" office:value="1">
            <text:p>1</text:p>
          </table:table-cell>
          <table:table-cell table:style-name="Datos" office:value-type="string">
            <text:p>none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float" office:value="60">
            <text:p>60</text:p>
          </table:table-cell>
          <table:table-cell table:style-name="Datos" office:value-type="string">
            <text:p>Gasto</text:p>
          </table:table-cell>
          <table:table-cell table:style-name="Datos" office:value-type="string">
            <text:p>G</text:p>
          </table:table-cell>
          <table:table-cell table:style-name="Datos" office:value-type="float" office:value="-1">
            <text:p>-1</text:p>
          </table:table-cell>
          <table:table-cell table:style-name="Datos" office:value-type="string">
            <text:p>none</text:p>
          </table:table-cell>
          <table:table-cell table:style-name="Datos" office:value-type="string">
            <text:p>False</text:p>
          </table:table-cell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uentas" table:style-name="ta2" table:print="false">
        <office:forms form:automatic-focus="false" form:apply-design-mode="false"/>
        <table:table-header-columns>
          <table:table-column table:style-name="co7" table:default-cell-style-name="Default"/>
        </table:table-header-column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7" table:default-cell-style-name="Default"/>
        <table:table-header-rows>
          <table:table-row table:style-name="ro1">
            <table:table-cell table:style-name="Heading1" office:value-type="string">
              <text:p>Código</text:p>
            </table:table-cell>
            <table:table-cell table:style-name="Heading1" office:value-type="string">
              <text:p>Nombre</text:p>
            </table:table-cell>
            <table:table-cell table:style-name="Heading1" office:value-type="string">
              <text:p>Abreviación</text:p>
            </table:table-cell>
            <table:table-cell table:style-name="Heading1" office:value-type="string">
              <text:p>Plantilla cuenta padre</text:p>
            </table:table-cell>
            <table:table-cell table:style-name="Heading1" office:value-type="string">
              <text:p>Tipo de cuenta</text:p>
            </table:table-cell>
            <table:table-cell table:style-name="Heading1" office:value-type="string">
              <text:p>Moneda secundaria</text:p>
            </table:table-cell>
            <table:table-cell table:style-name="Heading1" office:value-type="string">
              <text:p>Tipo interno</text:p>
            </table:table-cell>
            <table:table-cell table:style-name="Heading1" office:value-type="string">
              <text:p>Permitir conciliación</text:p>
            </table:table-cell>
            <table:table-cell table:style-name="Heading1" table:number-columns-repeated="1007"/>
          </table:table-row>
        </table:table-header-rows>
        <table:table-row table:style-name="ro2">
          <table:table-cell table:style-name="Nivel1" office:value-type="string">
            <text:p>0000-0000</text:p>
          </table:table-cell>
          <table:table-cell table:style-name="Nivel1" office:value-type="string">
            <text:p>Cátalogo de Cuentas</text:p>
          </table:table-cell>
          <table:table-cell table:style-name="Datos" office:value-type="string">
            <text:p>CAT</text:p>
          </table:table-cell>
          <table:table-cell table:style-name="Datos"/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E2];&quot;Vista&quot;);&quot;view&quot;;IF(EXACT([.E2];&quot;Efectivo&quot;);&quot;other&quot;;IF(EXACT([.E2];&quot;Activo&quot;);&quot;other&quot;;IF(EXACT([.E2];&quot;Cuenta por cobrar&quot;);&quot;receivable&quot;;IF(EXACT([.E2];&quot;Cuenta por pagar&quot;);&quot;payable&quot;;IF(EXACT([.E2];&quot;Ingreso&quot;);&quot;other&quot;;IF(EXACT([.E2];&quot;Gasto&quot;);&quot;other&quot;;IF(EXACT([.E2];&quot;Patrimonio&quot;);&quot;other&quot;;IF(EXACT([.E2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E2];&quot;Efectivo&quot;);EXACT([.E2];&quot;Cuenta por cobrar&quot;);EXACT([.E2];&quot;Cuenta por pagar&quot;));&quot;True&quot;;&quot;False&quot;)" office:value-type="string" office:string-value="False">
            <text:p>False</text:p>
          </table:table-cell>
          <table:table-cell table:number-columns-repeated="1007"/>
        </table:table-row>
        <table:table-row table:style-name="ro2">
          <table:table-cell table:style-name="Nivel2" office:value-type="string">
            <text:p>1000-0000</text:p>
          </table:table-cell>
          <table:table-cell table:style-name="Nivel2" office:value-type="string">
            <text:p>Activo</text:p>
          </table:table-cell>
          <table:table-cell table:style-name="Datos" office:value-type="string">
            <text:p>Ac</text:p>
          </table:table-cell>
          <table:table-cell table:style-name="Datos" table:formula="of:=[.B2]" office:value-type="string" office:string-value="Cátalogo de Cuentas">
            <text:p>Cátalogo de Cuentas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E3];&quot;Vista&quot;);&quot;view&quot;;IF(EXACT([.E3];&quot;Efectivo&quot;);&quot;other&quot;;IF(EXACT([.E3];&quot;Activo&quot;);&quot;other&quot;;IF(EXACT([.E3];&quot;Cuenta por cobrar&quot;);&quot;receivable&quot;;IF(EXACT([.E3];&quot;Cuenta por pagar&quot;);&quot;payable&quot;;IF(EXACT([.E3];&quot;Ingreso&quot;);&quot;other&quot;;IF(EXACT([.E3];&quot;Gasto&quot;);&quot;other&quot;;IF(EXACT([.E3];&quot;Patrimonio&quot;);&quot;other&quot;;IF(EXACT([.E3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E3];&quot;Efectivo&quot;);EXACT([.E3];&quot;Cuenta por cobrar&quot;);EXACT([.E3];&quot;Cuenta por pagar&quot;));&quot;True&quot;;&quot;False&quot;)" office:value-type="string" office:string-value="False">
            <text:p>False</text:p>
          </table:table-cell>
          <table:table-cell table:number-columns-repeated="1007"/>
        </table:table-row>
        <table:table-row-group>
          <table:table-row table:style-name="ro2">
            <table:table-cell table:style-name="Nivel3" office:value-type="string">
              <text:p>1100-0000</text:p>
            </table:table-cell>
            <table:table-cell table:style-name="Nivel3" office:value-type="string">
              <text:p>Activo circulante</text:p>
            </table:table-cell>
            <table:table-cell table:style-name="Datos" office:value-type="string">
              <text:p>Cir</text:p>
            </table:table-cell>
            <table:table-cell table:style-name="Datos" table:formula="of:=[.B3]" office:value-type="string" office:string-value="Activo">
              <text:p>Act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4];&quot;Vista&quot;);&quot;view&quot;;IF(EXACT([.E4];&quot;Efectivo&quot;);&quot;other&quot;;IF(EXACT([.E4];&quot;Activo&quot;);&quot;other&quot;;IF(EXACT([.E4];&quot;Cuenta por cobrar&quot;);&quot;receivable&quot;;IF(EXACT([.E4];&quot;Cuenta por pagar&quot;);&quot;payable&quot;;IF(EXACT([.E4];&quot;Ingreso&quot;);&quot;other&quot;;IF(EXACT([.E4];&quot;Gasto&quot;);&quot;other&quot;;IF(EXACT([.E4];&quot;Patrimonio&quot;);&quot;other&quot;;IF(EXACT([.E4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4];&quot;Efectivo&quot;);EXACT([.E4];&quot;Cuenta por cobrar&quot;);EXACT([.E4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1110-0000</text:p>
              </table:table-cell>
              <table:table-cell table:style-name="Nivel4" office:value-type="string">
                <text:p>Activo circulante disponible</text:p>
              </table:table-cell>
              <table:table-cell table:style-name="Datos" office:value-type="string">
                <text:p>Dis</text:p>
              </table:table-cell>
              <table:table-cell table:style-name="Datos" table:formula="of:=[.B4]" office:value-type="string" office:string-value="Activo circulante">
                <text:p>Activo circulant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5];&quot;Vista&quot;);&quot;view&quot;;IF(EXACT([.E5];&quot;Efectivo&quot;);&quot;other&quot;;IF(EXACT([.E5];&quot;Activo&quot;);&quot;other&quot;;IF(EXACT([.E5];&quot;Cuenta por cobrar&quot;);&quot;receivable&quot;;IF(EXACT([.E5];&quot;Cuenta por pagar&quot;);&quot;payable&quot;;IF(EXACT([.E5];&quot;Ingreso&quot;);&quot;other&quot;;IF(EXACT([.E5];&quot;Gasto&quot;);&quot;other&quot;;IF(EXACT([.E5];&quot;Patrimonio&quot;);&quot;other&quot;;IF(EXACT([.E5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5];&quot;Efectivo&quot;);EXACT([.E5];&quot;Cuenta por cobrar&quot;);EXACT([.E5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111-0000</text:p>
                </table:table-cell>
                <table:table-cell table:style-name="Nivel5" office:value-type="string">
                  <text:p>Fondos de caja</text:p>
                </table:table-cell>
                <table:table-cell table:style-name="Datos" office:value-type="string">
                  <text:p>CyB</text:p>
                </table:table-cell>
                <table:table-cell table:style-name="Datos" table:formula="of:=[.B5]" office:value-type="string" office:string-value="Activo circulante disponible">
                  <text:p>Activo circulante dispon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6];&quot;Vista&quot;);&quot;view&quot;;IF(EXACT([.E6];&quot;Efectivo&quot;);&quot;other&quot;;IF(EXACT([.E6];&quot;Activo&quot;);&quot;other&quot;;IF(EXACT([.E6];&quot;Cuenta por cobrar&quot;);&quot;receivable&quot;;IF(EXACT([.E6];&quot;Cuenta por pagar&quot;);&quot;payable&quot;;IF(EXACT([.E6];&quot;Ingreso&quot;);&quot;other&quot;;IF(EXACT([.E6];&quot;Gasto&quot;);&quot;other&quot;;IF(EXACT([.E6];&quot;Patrimonio&quot;);&quot;other&quot;;IF(EXACT([.E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6];&quot;Efectivo&quot;);EXACT([.E6];&quot;Cuenta por cobrar&quot;);EXACT([.E6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111-0100</text:p>
                  </table:table-cell>
                  <table:table-cell table:style-name="Nivel6" office:value-type="string">
                    <text:p>Fondos de caja CRC</text:p>
                  </table:table-cell>
                  <table:table-cell table:style-name="Datos" office:value-type="string">
                    <text:p>FC-CRC</text:p>
                  </table:table-cell>
                  <table:table-cell table:style-name="Datos" table:formula="of:=[.B6]" office:value-type="string" office:string-value="Fondos de caja">
                    <text:p>Fondos de caj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7];&quot;Vista&quot;);&quot;view&quot;;IF(EXACT([.E7];&quot;Efectivo&quot;);&quot;other&quot;;IF(EXACT([.E7];&quot;Activo&quot;);&quot;other&quot;;IF(EXACT([.E7];&quot;Cuenta por cobrar&quot;);&quot;receivable&quot;;IF(EXACT([.E7];&quot;Cuenta por pagar&quot;);&quot;payable&quot;;IF(EXACT([.E7];&quot;Ingreso&quot;);&quot;other&quot;;IF(EXACT([.E7];&quot;Gasto&quot;);&quot;other&quot;;IF(EXACT([.E7];&quot;Patrimonio&quot;);&quot;other&quot;;IF(EXACT([.E7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7];&quot;Efectivo&quot;);EXACT([.E7];&quot;Cuenta por cobrar&quot;);EXACT([.E7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11-0101</text:p>
                    </table:table-cell>
                    <table:table-cell table:style-name="Nivel7" office:value-type="string">
                      <text:p>Fondo de caja oficinas centrales CRC</text:p>
                    </table:table-cell>
                    <table:table-cell table:style-name="Datos" office:value-type="string">
                      <text:p>Cen</text:p>
                    </table:table-cell>
                    <table:table-cell table:style-name="Datos" table:formula="of:=[.B7]" office:value-type="string" office:string-value="Fondos de caja CRC">
                      <text:p>Fondos de caja CRC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8];&quot;Vista&quot;);&quot;view&quot;;IF(EXACT([.E8];&quot;Efectivo&quot;);&quot;other&quot;;IF(EXACT([.E8];&quot;Activo&quot;);&quot;other&quot;;IF(EXACT([.E8];&quot;Cuenta por cobrar&quot;);&quot;receivable&quot;;IF(EXACT([.E8];&quot;Cuenta por pagar&quot;);&quot;payable&quot;;IF(EXACT([.E8];&quot;Ingreso&quot;);&quot;other&quot;;IF(EXACT([.E8];&quot;Gasto&quot;);&quot;other&quot;;IF(EXACT([.E8];&quot;Patrimonio&quot;);&quot;other&quot;;IF(EXACT([.E8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8];&quot;Efectivo&quot;);EXACT([.E8];&quot;Cuenta por cobrar&quot;);EXACT([.E8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111-0200</text:p>
                  </table:table-cell>
                  <table:table-cell table:style-name="Nivel6" office:value-type="string">
                    <text:p>Fondos de caja USD</text:p>
                  </table:table-cell>
                  <table:table-cell table:style-name="Datos" office:value-type="string">
                    <text:p>FC-USD</text:p>
                  </table:table-cell>
                  <table:table-cell table:style-name="Datos" table:formula="of:=[.B6]" office:value-type="string" office:string-value="Fondos de caja">
                    <text:p>Fondos de caj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9];&quot;Vista&quot;);&quot;view&quot;;IF(EXACT([.E9];&quot;Efectivo&quot;);&quot;other&quot;;IF(EXACT([.E9];&quot;Activo&quot;);&quot;other&quot;;IF(EXACT([.E9];&quot;Cuenta por cobrar&quot;);&quot;receivable&quot;;IF(EXACT([.E9];&quot;Cuenta por pagar&quot;);&quot;payable&quot;;IF(EXACT([.E9];&quot;Ingreso&quot;);&quot;other&quot;;IF(EXACT([.E9];&quot;Gasto&quot;);&quot;other&quot;;IF(EXACT([.E9];&quot;Patrimonio&quot;);&quot;other&quot;;IF(EXACT([.E9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9];&quot;Efectivo&quot;);EXACT([.E9];&quot;Cuenta por cobrar&quot;);EXACT([.E9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11-0201</text:p>
                    </table:table-cell>
                    <table:table-cell table:style-name="Nivel7" office:value-type="string">
                      <text:p>Fondo de caja oficinas centrales USD</text:p>
                    </table:table-cell>
                    <table:table-cell table:style-name="Datos" office:value-type="string">
                      <text:p>Cen</text:p>
                    </table:table-cell>
                    <table:table-cell table:style-name="Datos" table:formula="of:=[.B9]" office:value-type="string" office:string-value="Fondos de caja USD">
                      <text:p>Fondos de caja USD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10];&quot;Vista&quot;);&quot;view&quot;;IF(EXACT([.E10];&quot;Efectivo&quot;);&quot;other&quot;;IF(EXACT([.E10];&quot;Activo&quot;);&quot;other&quot;;IF(EXACT([.E10];&quot;Cuenta por cobrar&quot;);&quot;receivable&quot;;IF(EXACT([.E10];&quot;Cuenta por pagar&quot;);&quot;payable&quot;;IF(EXACT([.E10];&quot;Ingreso&quot;);&quot;other&quot;;IF(EXACT([.E10];&quot;Gasto&quot;);&quot;other&quot;;IF(EXACT([.E10];&quot;Patrimonio&quot;);&quot;other&quot;;IF(EXACT([.E10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10];&quot;Efectivo&quot;);EXACT([.E10];&quot;Cuenta por cobrar&quot;);EXACT([.E10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111-0300</text:p>
                  </table:table-cell>
                  <table:table-cell table:style-name="Nivel6" office:value-type="string">
                    <text:p>Fondos de caja EUR</text:p>
                  </table:table-cell>
                  <table:table-cell table:style-name="Datos" office:value-type="string">
                    <text:p>FC-EUR</text:p>
                  </table:table-cell>
                  <table:table-cell table:style-name="Datos" table:formula="of:=[.B6]" office:value-type="string" office:string-value="Fondos de caja">
                    <text:p>Fondos de caj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E11];&quot;Vista&quot;);&quot;view&quot;;IF(EXACT([.E11];&quot;Efectivo&quot;);&quot;other&quot;;IF(EXACT([.E11];&quot;Activo&quot;);&quot;other&quot;;IF(EXACT([.E11];&quot;Cuenta por cobrar&quot;);&quot;receivable&quot;;IF(EXACT([.E11];&quot;Cuenta por pagar&quot;);&quot;payable&quot;;IF(EXACT([.E11];&quot;Ingreso&quot;);&quot;other&quot;;IF(EXACT([.E11];&quot;Gasto&quot;);&quot;other&quot;;IF(EXACT([.E11];&quot;Patrimonio&quot;);&quot;other&quot;;IF(EXACT([.E11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11];&quot;Efectivo&quot;);EXACT([.E11];&quot;Cuenta por cobrar&quot;);EXACT([.E11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11-0301</text:p>
                    </table:table-cell>
                    <table:table-cell table:style-name="Nivel7" office:value-type="string">
                      <text:p>Fondo de caja oficinas centrales EUR</text:p>
                    </table:table-cell>
                    <table:table-cell table:style-name="Datos" office:value-type="string">
                      <text:p>Cen</text:p>
                    </table:table-cell>
                    <table:table-cell table:style-name="Datos" table:formula="of:=[.B11]" office:value-type="string" office:string-value="Fondos de caja EUR">
                      <text:p>Fondos de caja EUR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EUR</text:p>
                    </table:table-cell>
                    <table:table-cell table:style-name="Datos" table:formula="of:=IF(EXACT([.E12];&quot;Vista&quot;);&quot;view&quot;;IF(EXACT([.E12];&quot;Efectivo&quot;);&quot;other&quot;;IF(EXACT([.E12];&quot;Activo&quot;);&quot;other&quot;;IF(EXACT([.E12];&quot;Cuenta por cobrar&quot;);&quot;receivable&quot;;IF(EXACT([.E12];&quot;Cuenta por pagar&quot;);&quot;payable&quot;;IF(EXACT([.E12];&quot;Ingreso&quot;);&quot;other&quot;;IF(EXACT([.E12];&quot;Gasto&quot;);&quot;other&quot;;IF(EXACT([.E12];&quot;Patrimonio&quot;);&quot;other&quot;;IF(EXACT([.E12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12];&quot;Efectivo&quot;);EXACT([.E12];&quot;Cuenta por cobrar&quot;);EXACT([.E12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5" office:value-type="string">
                    <text:p>1112-0000</text:p>
                  </table:table-cell>
                  <table:table-cell table:style-name="Nivel5" office:value-type="string">
                    <text:p>Bancos</text:p>
                  </table:table-cell>
                  <table:table-cell table:style-name="Datos" office:value-type="string">
                    <text:p>CyB</text:p>
                  </table:table-cell>
                  <table:table-cell table:style-name="Datos" table:formula="of:=[.B5]" office:value-type="string" office:string-value="Activo circulante disponible">
                    <text:p>Activo circulante disponible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3];&quot;Vista&quot;);&quot;view&quot;;IF(EXACT([.E13];&quot;Efectivo&quot;);&quot;other&quot;;IF(EXACT([.E13];&quot;Activo&quot;);&quot;other&quot;;IF(EXACT([.E13];&quot;Cuenta por cobrar&quot;);&quot;receivable&quot;;IF(EXACT([.E13];&quot;Cuenta por pagar&quot;);&quot;payable&quot;;IF(EXACT([.E13];&quot;Ingreso&quot;);&quot;other&quot;;IF(EXACT([.E13];&quot;Gasto&quot;);&quot;other&quot;;IF(EXACT([.E13];&quot;Patrimonio&quot;);&quot;other&quot;;IF(EXACT([.E13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13];&quot;Efectivo&quot;);EXACT([.E13];&quot;Cuenta por cobrar&quot;);EXACT([.E13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112-0100</text:p>
                  </table:table-cell>
                  <table:table-cell table:style-name="Nivel6" office:value-type="string">
                    <text:p>Cuentas corrientes CRC</text:p>
                  </table:table-cell>
                  <table:table-cell table:style-name="Datos" office:value-type="string">
                    <text:p>CC-CRC</text:p>
                  </table:table-cell>
                  <table:table-cell table:style-name="Datos" table:formula="of:=[.B13]" office:value-type="string" office:string-value="Bancos">
                    <text:p>Banc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4];&quot;Vista&quot;);&quot;view&quot;;IF(EXACT([.E14];&quot;Efectivo&quot;);&quot;other&quot;;IF(EXACT([.E14];&quot;Activo&quot;);&quot;other&quot;;IF(EXACT([.E14];&quot;Cuenta por cobrar&quot;);&quot;receivable&quot;;IF(EXACT([.E14];&quot;Cuenta por pagar&quot;);&quot;payable&quot;;IF(EXACT([.E14];&quot;Ingreso&quot;);&quot;other&quot;;IF(EXACT([.E14];&quot;Gasto&quot;);&quot;other&quot;;IF(EXACT([.E14];&quot;Patrimonio&quot;);&quot;other&quot;;IF(EXACT([.E14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14];&quot;Efectivo&quot;);EXACT([.E14];&quot;Cuenta por cobrar&quot;);EXACT([.E14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12-0101</text:p>
                    </table:table-cell>
                    <table:table-cell table:style-name="Nivel7" office:value-type="string">
                      <text:p>Cuenta CRC 1</text:p>
                    </table:table-cell>
                    <table:table-cell table:style-name="Datos" office:value-type="string">
                      <text:p>C1</text:p>
                    </table:table-cell>
                    <table:table-cell table:style-name="Datos" table:formula="of:=[.B14]" office:value-type="string" office:string-value="Cuentas corrientes CRC">
                      <text:p>Cuentas corrientes CRC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15];&quot;Vista&quot;);&quot;view&quot;;IF(EXACT([.E15];&quot;Efectivo&quot;);&quot;other&quot;;IF(EXACT([.E15];&quot;Activo&quot;);&quot;other&quot;;IF(EXACT([.E15];&quot;Cuenta por cobrar&quot;);&quot;receivable&quot;;IF(EXACT([.E15];&quot;Cuenta por pagar&quot;);&quot;payable&quot;;IF(EXACT([.E15];&quot;Ingreso&quot;);&quot;other&quot;;IF(EXACT([.E15];&quot;Gasto&quot;);&quot;other&quot;;IF(EXACT([.E15];&quot;Patrimonio&quot;);&quot;other&quot;;IF(EXACT([.E15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15];&quot;Efectivo&quot;);EXACT([.E15];&quot;Cuenta por cobrar&quot;);EXACT([.E15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12-0102</text:p>
                    </table:table-cell>
                    <table:table-cell table:style-name="Nivel7" office:value-type="string">
                      <text:p>Cuenta CRC 2</text:p>
                    </table:table-cell>
                    <table:table-cell table:style-name="Datos" office:value-type="string">
                      <text:p>C2</text:p>
                    </table:table-cell>
                    <table:table-cell table:style-name="Datos" table:formula="of:=[.B14]" office:value-type="string" office:string-value="Cuentas corrientes CRC">
                      <text:p>Cuentas corrientes CRC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16];&quot;Vista&quot;);&quot;view&quot;;IF(EXACT([.E16];&quot;Efectivo&quot;);&quot;other&quot;;IF(EXACT([.E16];&quot;Activo&quot;);&quot;other&quot;;IF(EXACT([.E16];&quot;Cuenta por cobrar&quot;);&quot;receivable&quot;;IF(EXACT([.E16];&quot;Cuenta por pagar&quot;);&quot;payable&quot;;IF(EXACT([.E16];&quot;Ingreso&quot;);&quot;other&quot;;IF(EXACT([.E16];&quot;Gasto&quot;);&quot;other&quot;;IF(EXACT([.E16];&quot;Patrimonio&quot;);&quot;other&quot;;IF(EXACT([.E16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16];&quot;Efectivo&quot;);EXACT([.E16];&quot;Cuenta por cobrar&quot;);EXACT([.E16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112-0200</text:p>
                  </table:table-cell>
                  <table:table-cell table:style-name="Nivel6" office:value-type="string">
                    <text:p>Cuentas corrientes USD</text:p>
                  </table:table-cell>
                  <table:table-cell table:style-name="Datos" office:value-type="string">
                    <text:p>CC-USD</text:p>
                  </table:table-cell>
                  <table:table-cell table:style-name="Datos" table:formula="of:=[.B13]" office:value-type="string" office:string-value="Bancos">
                    <text:p>Banc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7];&quot;Vista&quot;);&quot;view&quot;;IF(EXACT([.E17];&quot;Efectivo&quot;);&quot;other&quot;;IF(EXACT([.E17];&quot;Activo&quot;);&quot;other&quot;;IF(EXACT([.E17];&quot;Cuenta por cobrar&quot;);&quot;receivable&quot;;IF(EXACT([.E17];&quot;Cuenta por pagar&quot;);&quot;payable&quot;;IF(EXACT([.E17];&quot;Ingreso&quot;);&quot;other&quot;;IF(EXACT([.E17];&quot;Gasto&quot;);&quot;other&quot;;IF(EXACT([.E17];&quot;Patrimonio&quot;);&quot;other&quot;;IF(EXACT([.E17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17];&quot;Efectivo&quot;);EXACT([.E17];&quot;Cuenta por cobrar&quot;);EXACT([.E17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12-0201</text:p>
                    </table:table-cell>
                    <table:table-cell table:style-name="Nivel7" office:value-type="string">
                      <text:p>Cuenta USD 1</text:p>
                    </table:table-cell>
                    <table:table-cell table:style-name="Datos" office:value-type="string">
                      <text:p>C1</text:p>
                    </table:table-cell>
                    <table:table-cell table:style-name="Datos" table:formula="of:=[.B17]" office:value-type="string" office:string-value="Cuentas corrientes USD">
                      <text:p>Cuentas corrientes USD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18];&quot;Vista&quot;);&quot;view&quot;;IF(EXACT([.E18];&quot;Efectivo&quot;);&quot;other&quot;;IF(EXACT([.E18];&quot;Activo&quot;);&quot;other&quot;;IF(EXACT([.E18];&quot;Cuenta por cobrar&quot;);&quot;receivable&quot;;IF(EXACT([.E18];&quot;Cuenta por pagar&quot;);&quot;payable&quot;;IF(EXACT([.E18];&quot;Ingreso&quot;);&quot;other&quot;;IF(EXACT([.E18];&quot;Gasto&quot;);&quot;other&quot;;IF(EXACT([.E18];&quot;Patrimonio&quot;);&quot;other&quot;;IF(EXACT([.E18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18];&quot;Efectivo&quot;);EXACT([.E18];&quot;Cuenta por cobrar&quot;);EXACT([.E18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12-0202</text:p>
                    </table:table-cell>
                    <table:table-cell table:style-name="Nivel7" office:value-type="string">
                      <text:p>Cuenta USD 2</text:p>
                    </table:table-cell>
                    <table:table-cell table:style-name="Datos" office:value-type="string">
                      <text:p>C2</text:p>
                    </table:table-cell>
                    <table:table-cell table:style-name="Datos" table:formula="of:=[.B17]" office:value-type="string" office:string-value="Cuentas corrientes USD">
                      <text:p>Cuentas corrientes USD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19];&quot;Vista&quot;);&quot;view&quot;;IF(EXACT([.E19];&quot;Efectivo&quot;);&quot;other&quot;;IF(EXACT([.E19];&quot;Activo&quot;);&quot;other&quot;;IF(EXACT([.E19];&quot;Cuenta por cobrar&quot;);&quot;receivable&quot;;IF(EXACT([.E19];&quot;Cuenta por pagar&quot;);&quot;payable&quot;;IF(EXACT([.E19];&quot;Ingreso&quot;);&quot;other&quot;;IF(EXACT([.E19];&quot;Gasto&quot;);&quot;other&quot;;IF(EXACT([.E19];&quot;Patrimonio&quot;);&quot;other&quot;;IF(EXACT([.E19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19];&quot;Efectivo&quot;);EXACT([.E19];&quot;Cuenta por cobrar&quot;);EXACT([.E19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112-0300</text:p>
                  </table:table-cell>
                  <table:table-cell table:style-name="Nivel6" office:value-type="string">
                    <text:p>Cuentas corrientes EUR</text:p>
                  </table:table-cell>
                  <table:table-cell table:style-name="Datos" office:value-type="string">
                    <text:p>CC-EUR</text:p>
                  </table:table-cell>
                  <table:table-cell table:style-name="Datos" table:formula="of:=[.B13]" office:value-type="string" office:string-value="Bancos">
                    <text:p>Banc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E20];&quot;Vista&quot;);&quot;view&quot;;IF(EXACT([.E20];&quot;Efectivo&quot;);&quot;other&quot;;IF(EXACT([.E20];&quot;Activo&quot;);&quot;other&quot;;IF(EXACT([.E20];&quot;Cuenta por cobrar&quot;);&quot;receivable&quot;;IF(EXACT([.E20];&quot;Cuenta por pagar&quot;);&quot;payable&quot;;IF(EXACT([.E20];&quot;Ingreso&quot;);&quot;other&quot;;IF(EXACT([.E20];&quot;Gasto&quot;);&quot;other&quot;;IF(EXACT([.E20];&quot;Patrimonio&quot;);&quot;other&quot;;IF(EXACT([.E20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20];&quot;Efectivo&quot;);EXACT([.E20];&quot;Cuenta por cobrar&quot;);EXACT([.E20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12-0301</text:p>
                    </table:table-cell>
                    <table:table-cell table:style-name="Nivel7" office:value-type="string">
                      <text:p>Cuenta EUR 1</text:p>
                    </table:table-cell>
                    <table:table-cell table:style-name="Datos" office:value-type="string">
                      <text:p>C1</text:p>
                    </table:table-cell>
                    <table:table-cell table:style-name="Datos" table:formula="of:=[.B20]" office:value-type="string" office:string-value="Cuentas corrientes EUR">
                      <text:p>Cuentas corrientes EUR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EUR</text:p>
                    </table:table-cell>
                    <table:table-cell table:style-name="Datos" table:formula="of:=IF(EXACT([.E21];&quot;Vista&quot;);&quot;view&quot;;IF(EXACT([.E21];&quot;Efectivo&quot;);&quot;other&quot;;IF(EXACT([.E21];&quot;Activo&quot;);&quot;other&quot;;IF(EXACT([.E21];&quot;Cuenta por cobrar&quot;);&quot;receivable&quot;;IF(EXACT([.E21];&quot;Cuenta por pagar&quot;);&quot;payable&quot;;IF(EXACT([.E21];&quot;Ingreso&quot;);&quot;other&quot;;IF(EXACT([.E21];&quot;Gasto&quot;);&quot;other&quot;;IF(EXACT([.E21];&quot;Patrimonio&quot;);&quot;other&quot;;IF(EXACT([.E21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21];&quot;Efectivo&quot;);EXACT([.E21];&quot;Cuenta por cobrar&quot;);EXACT([.E21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12-0302</text:p>
                    </table:table-cell>
                    <table:table-cell table:style-name="Nivel7" office:value-type="string">
                      <text:p>Cuenta EUR 2</text:p>
                    </table:table-cell>
                    <table:table-cell table:style-name="Datos" office:value-type="string">
                      <text:p>C2</text:p>
                    </table:table-cell>
                    <table:table-cell table:style-name="Datos" table:formula="of:=[.B20]" office:value-type="string" office:string-value="Cuentas corrientes EUR">
                      <text:p>Cuentas corrientes EUR</text:p>
                    </table:table-cell>
                    <table:table-cell table:style-name="Datos" office:value-type="string">
                      <text:p>Efectivo</text:p>
                    </table:table-cell>
                    <table:table-cell table:style-name="Datos" office:value-type="string">
                      <text:p>EUR</text:p>
                    </table:table-cell>
                    <table:table-cell table:style-name="Datos" table:formula="of:=IF(EXACT([.E22];&quot;Vista&quot;);&quot;view&quot;;IF(EXACT([.E22];&quot;Efectivo&quot;);&quot;other&quot;;IF(EXACT([.E22];&quot;Activo&quot;);&quot;other&quot;;IF(EXACT([.E22];&quot;Cuenta por cobrar&quot;);&quot;receivable&quot;;IF(EXACT([.E22];&quot;Cuenta por pagar&quot;);&quot;payable&quot;;IF(EXACT([.E22];&quot;Ingreso&quot;);&quot;other&quot;;IF(EXACT([.E22];&quot;Gasto&quot;);&quot;other&quot;;IF(EXACT([.E22];&quot;Patrimonio&quot;);&quot;other&quot;;IF(EXACT([.E22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22];&quot;Efectivo&quot;);EXACT([.E22];&quot;Cuenta por cobrar&quot;);EXACT([.E22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</table:table-row-group>
              </table:table-row-group>
              <table:table-row table:style-name="ro2">
                <table:table-cell table:style-name="Nivel5" office:value-type="string">
                  <text:p>1113-0000</text:p>
                </table:table-cell>
                <table:table-cell table:style-name="Nivel5" office:value-type="string">
                  <text:p>Fondos en tránsito</text:p>
                </table:table-cell>
                <table:table-cell table:style-name="Datos" office:value-type="string">
                  <text:p>FT</text:p>
                </table:table-cell>
                <table:table-cell table:style-name="Datos" table:formula="of:=[.B5]" office:value-type="string" office:string-value="Activo circulante disponible">
                  <text:p>Activo circulante disponible</text:p>
                </table:table-cell>
                <table:table-cell table:style-name="Datos" office:value-type="string">
                  <text:p>Efe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3];&quot;Vista&quot;);&quot;view&quot;;IF(EXACT([.E23];&quot;Efectivo&quot;);&quot;other&quot;;IF(EXACT([.E23];&quot;Activo&quot;);&quot;other&quot;;IF(EXACT([.E23];&quot;Cuenta por cobrar&quot;);&quot;receivable&quot;;IF(EXACT([.E23];&quot;Cuenta por pagar&quot;);&quot;payable&quot;;IF(EXACT([.E23];&quot;Ingreso&quot;);&quot;other&quot;;IF(EXACT([.E23];&quot;Gasto&quot;);&quot;other&quot;;IF(EXACT([.E23];&quot;Patrimonio&quot;);&quot;other&quot;;IF(EXACT([.E23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3];&quot;Efectivo&quot;);EXACT([.E23];&quot;Cuenta por cobrar&quot;);EXACT([.E23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1114-0000</text:p>
                </table:table-cell>
                <table:table-cell table:style-name="Nivel5" office:value-type="string">
                  <text:p>Inversiones a la vista</text:p>
                </table:table-cell>
                <table:table-cell table:style-name="Datos" office:value-type="string">
                  <text:p>Inv-Vis</text:p>
                </table:table-cell>
                <table:table-cell table:style-name="Datos" table:formula="of:=[.B5]" office:value-type="string" office:string-value="Activo circulante disponible">
                  <text:p>Activo circulante dispon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4];&quot;Vista&quot;);&quot;view&quot;;IF(EXACT([.E24];&quot;Efectivo&quot;);&quot;other&quot;;IF(EXACT([.E24];&quot;Activo&quot;);&quot;other&quot;;IF(EXACT([.E24];&quot;Cuenta por cobrar&quot;);&quot;receivable&quot;;IF(EXACT([.E24];&quot;Cuenta por pagar&quot;);&quot;payable&quot;;IF(EXACT([.E24];&quot;Ingreso&quot;);&quot;other&quot;;IF(EXACT([.E24];&quot;Gasto&quot;);&quot;other&quot;;IF(EXACT([.E24];&quot;Patrimonio&quot;);&quot;other&quot;;IF(EXACT([.E2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24];&quot;Efectivo&quot;);EXACT([.E24];&quot;Cuenta por cobrar&quot;);EXACT([.E24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114-0100</text:p>
                  </table:table-cell>
                  <table:table-cell table:style-name="Nivel6" office:value-type="string">
                    <text:p>Inversiones a la vista CRC</text:p>
                  </table:table-cell>
                  <table:table-cell table:style-name="Datos" office:value-type="string">
                    <text:p>CRC</text:p>
                  </table:table-cell>
                  <table:table-cell table:style-name="Datos" table:formula="of:=[.B24]" office:value-type="string" office:string-value="Inversiones a la vista">
                    <text:p>Inversiones a la vist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5];&quot;Vista&quot;);&quot;view&quot;;IF(EXACT([.E25];&quot;Efectivo&quot;);&quot;other&quot;;IF(EXACT([.E25];&quot;Activo&quot;);&quot;other&quot;;IF(EXACT([.E25];&quot;Cuenta por cobrar&quot;);&quot;receivable&quot;;IF(EXACT([.E25];&quot;Cuenta por pagar&quot;);&quot;payable&quot;;IF(EXACT([.E25];&quot;Ingreso&quot;);&quot;other&quot;;IF(EXACT([.E25];&quot;Gasto&quot;);&quot;other&quot;;IF(EXACT([.E25];&quot;Patrimonio&quot;);&quot;other&quot;;IF(EXACT([.E25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25];&quot;Efectivo&quot;);EXACT([.E25];&quot;Cuenta por cobrar&quot;);EXACT([.E25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14-0101</text:p>
                    </table:table-cell>
                    <table:table-cell table:style-name="Nivel7" office:value-type="string">
                      <text:p>Inversión 1</text:p>
                    </table:table-cell>
                    <table:table-cell table:style-name="Datos" office:value-type="string">
                      <text:p>I1</text:p>
                    </table:table-cell>
                    <table:table-cell table:style-name="Datos" table:formula="of:=[.B25]" office:value-type="string" office:string-value="Inversiones a la vista CRC">
                      <text:p>Inversiones a la vista CRC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26];&quot;Vista&quot;);&quot;view&quot;;IF(EXACT([.E26];&quot;Efectivo&quot;);&quot;other&quot;;IF(EXACT([.E26];&quot;Activo&quot;);&quot;other&quot;;IF(EXACT([.E26];&quot;Cuenta por cobrar&quot;);&quot;receivable&quot;;IF(EXACT([.E26];&quot;Cuenta por pagar&quot;);&quot;payable&quot;;IF(EXACT([.E26];&quot;Ingreso&quot;);&quot;other&quot;;IF(EXACT([.E26];&quot;Gasto&quot;);&quot;other&quot;;IF(EXACT([.E26];&quot;Patrimonio&quot;);&quot;other&quot;;IF(EXACT([.E26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26];&quot;Efectivo&quot;);EXACT([.E26];&quot;Cuenta por cobrar&quot;);EXACT([.E26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14-0102</text:p>
                    </table:table-cell>
                    <table:table-cell table:style-name="Nivel7" office:value-type="string">
                      <text:p>Inversión 2</text:p>
                    </table:table-cell>
                    <table:table-cell table:style-name="Datos" office:value-type="string">
                      <text:p>I2</text:p>
                    </table:table-cell>
                    <table:table-cell table:style-name="Datos" table:formula="of:=[.B25]" office:value-type="string" office:string-value="Inversiones a la vista CRC">
                      <text:p>Inversiones a la vista CRC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27];&quot;Vista&quot;);&quot;view&quot;;IF(EXACT([.E27];&quot;Efectivo&quot;);&quot;other&quot;;IF(EXACT([.E27];&quot;Activo&quot;);&quot;other&quot;;IF(EXACT([.E27];&quot;Cuenta por cobrar&quot;);&quot;receivable&quot;;IF(EXACT([.E27];&quot;Cuenta por pagar&quot;);&quot;payable&quot;;IF(EXACT([.E27];&quot;Ingreso&quot;);&quot;other&quot;;IF(EXACT([.E27];&quot;Gasto&quot;);&quot;other&quot;;IF(EXACT([.E27];&quot;Patrimonio&quot;);&quot;other&quot;;IF(EXACT([.E27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27];&quot;Efectivo&quot;);EXACT([.E27];&quot;Cuenta por cobrar&quot;);EXACT([.E27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114-0200</text:p>
                  </table:table-cell>
                  <table:table-cell table:style-name="Nivel6" office:value-type="string">
                    <text:p>Inversiones a la vista USD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[.B24]" office:value-type="string" office:string-value="Inversiones a la vista">
                    <text:p>Inversiones a la vist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8];&quot;Vista&quot;);&quot;view&quot;;IF(EXACT([.E28];&quot;Efectivo&quot;);&quot;other&quot;;IF(EXACT([.E28];&quot;Activo&quot;);&quot;other&quot;;IF(EXACT([.E28];&quot;Cuenta por cobrar&quot;);&quot;receivable&quot;;IF(EXACT([.E28];&quot;Cuenta por pagar&quot;);&quot;payable&quot;;IF(EXACT([.E28];&quot;Ingreso&quot;);&quot;other&quot;;IF(EXACT([.E28];&quot;Gasto&quot;);&quot;other&quot;;IF(EXACT([.E28];&quot;Patrimonio&quot;);&quot;other&quot;;IF(EXACT([.E28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28];&quot;Efectivo&quot;);EXACT([.E28];&quot;Cuenta por cobrar&quot;);EXACT([.E28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14-0201</text:p>
                    </table:table-cell>
                    <table:table-cell table:style-name="Nivel7" office:value-type="string">
                      <text:p>Inversión 1</text:p>
                    </table:table-cell>
                    <table:table-cell table:style-name="Datos" office:value-type="string">
                      <text:p>I1</text:p>
                    </table:table-cell>
                    <table:table-cell table:style-name="Datos" table:formula="of:=[.B28]" office:value-type="string" office:string-value="Inversiones a la vista USD">
                      <text:p>Inversiones a la vista USD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29];&quot;Vista&quot;);&quot;view&quot;;IF(EXACT([.E29];&quot;Efectivo&quot;);&quot;other&quot;;IF(EXACT([.E29];&quot;Activo&quot;);&quot;other&quot;;IF(EXACT([.E29];&quot;Cuenta por cobrar&quot;);&quot;receivable&quot;;IF(EXACT([.E29];&quot;Cuenta por pagar&quot;);&quot;payable&quot;;IF(EXACT([.E29];&quot;Ingreso&quot;);&quot;other&quot;;IF(EXACT([.E29];&quot;Gasto&quot;);&quot;other&quot;;IF(EXACT([.E29];&quot;Patrimonio&quot;);&quot;other&quot;;IF(EXACT([.E29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29];&quot;Efectivo&quot;);EXACT([.E29];&quot;Cuenta por cobrar&quot;);EXACT([.E29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14-0202</text:p>
                    </table:table-cell>
                    <table:table-cell table:style-name="Nivel7" office:value-type="string">
                      <text:p>Inversión 2</text:p>
                    </table:table-cell>
                    <table:table-cell table:style-name="Datos" office:value-type="string">
                      <text:p>I2</text:p>
                    </table:table-cell>
                    <table:table-cell table:style-name="Datos" table:formula="of:=[.B28]" office:value-type="string" office:string-value="Inversiones a la vista USD">
                      <text:p>Inversiones a la vista USD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30];&quot;Vista&quot;);&quot;view&quot;;IF(EXACT([.E30];&quot;Efectivo&quot;);&quot;other&quot;;IF(EXACT([.E30];&quot;Activo&quot;);&quot;other&quot;;IF(EXACT([.E30];&quot;Cuenta por cobrar&quot;);&quot;receivable&quot;;IF(EXACT([.E30];&quot;Cuenta por pagar&quot;);&quot;payable&quot;;IF(EXACT([.E30];&quot;Ingreso&quot;);&quot;other&quot;;IF(EXACT([.E30];&quot;Gasto&quot;);&quot;other&quot;;IF(EXACT([.E30];&quot;Patrimonio&quot;);&quot;other&quot;;IF(EXACT([.E30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30];&quot;Efectivo&quot;);EXACT([.E30];&quot;Cuenta por cobrar&quot;);EXACT([.E30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114-0300</text:p>
                  </table:table-cell>
                  <table:table-cell table:style-name="Nivel6" office:value-type="string">
                    <text:p>Inversiones a la vista EUR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[.B24]" office:value-type="string" office:string-value="Inversiones a la vista">
                    <text:p>Inversiones a la vista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E31];&quot;Vista&quot;);&quot;view&quot;;IF(EXACT([.E31];&quot;Efectivo&quot;);&quot;other&quot;;IF(EXACT([.E31];&quot;Activo&quot;);&quot;other&quot;;IF(EXACT([.E31];&quot;Cuenta por cobrar&quot;);&quot;receivable&quot;;IF(EXACT([.E31];&quot;Cuenta por pagar&quot;);&quot;payable&quot;;IF(EXACT([.E31];&quot;Ingreso&quot;);&quot;other&quot;;IF(EXACT([.E31];&quot;Gasto&quot;);&quot;other&quot;;IF(EXACT([.E31];&quot;Patrimonio&quot;);&quot;other&quot;;IF(EXACT([.E31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31];&quot;Efectivo&quot;);EXACT([.E31];&quot;Cuenta por cobrar&quot;);EXACT([.E31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14-0301</text:p>
                    </table:table-cell>
                    <table:table-cell table:style-name="Nivel7" office:value-type="string">
                      <text:p>Inversión 1</text:p>
                    </table:table-cell>
                    <table:table-cell table:style-name="Datos" office:value-type="string">
                      <text:p>I1</text:p>
                    </table:table-cell>
                    <table:table-cell table:style-name="Datos" table:formula="of:=[.B31]" office:value-type="string" office:string-value="Inversiones a la vista EUR">
                      <text:p>Inversiones a la vista EUR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EUR</text:p>
                    </table:table-cell>
                    <table:table-cell table:style-name="Datos" table:formula="of:=IF(EXACT([.E32];&quot;Vista&quot;);&quot;view&quot;;IF(EXACT([.E32];&quot;Efectivo&quot;);&quot;other&quot;;IF(EXACT([.E32];&quot;Activo&quot;);&quot;other&quot;;IF(EXACT([.E32];&quot;Cuenta por cobrar&quot;);&quot;receivable&quot;;IF(EXACT([.E32];&quot;Cuenta por pagar&quot;);&quot;payable&quot;;IF(EXACT([.E32];&quot;Ingreso&quot;);&quot;other&quot;;IF(EXACT([.E32];&quot;Gasto&quot;);&quot;other&quot;;IF(EXACT([.E32];&quot;Patrimonio&quot;);&quot;other&quot;;IF(EXACT([.E32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32];&quot;Efectivo&quot;);EXACT([.E32];&quot;Cuenta por cobrar&quot;);EXACT([.E32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14-0302</text:p>
                    </table:table-cell>
                    <table:table-cell table:style-name="Nivel7" office:value-type="string">
                      <text:p>Inversión 2</text:p>
                    </table:table-cell>
                    <table:table-cell table:style-name="Datos" office:value-type="string">
                      <text:p>I2</text:p>
                    </table:table-cell>
                    <table:table-cell table:style-name="Datos" table:formula="of:=[.B31]" office:value-type="string" office:string-value="Inversiones a la vista EUR">
                      <text:p>Inversiones a la vista EUR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EUR</text:p>
                    </table:table-cell>
                    <table:table-cell table:style-name="Datos" table:formula="of:=IF(EXACT([.E33];&quot;Vista&quot;);&quot;view&quot;;IF(EXACT([.E33];&quot;Efectivo&quot;);&quot;other&quot;;IF(EXACT([.E33];&quot;Activo&quot;);&quot;other&quot;;IF(EXACT([.E33];&quot;Cuenta por cobrar&quot;);&quot;receivable&quot;;IF(EXACT([.E33];&quot;Cuenta por pagar&quot;);&quot;payable&quot;;IF(EXACT([.E33];&quot;Ingreso&quot;);&quot;other&quot;;IF(EXACT([.E33];&quot;Gasto&quot;);&quot;other&quot;;IF(EXACT([.E33];&quot;Patrimonio&quot;);&quot;other&quot;;IF(EXACT([.E33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33];&quot;Efectivo&quot;);EXACT([.E33];&quot;Cuenta por cobrar&quot;);EXACT([.E33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</table:table-row-group>
            </table:table-row-group>
            <table:table-row table:style-name="ro2">
              <table:table-cell table:style-name="Nivel4" office:value-type="string">
                <text:p>1120-0000</text:p>
              </table:table-cell>
              <table:table-cell table:style-name="Nivel4" office:value-type="string">
                <text:p>Activo circulante exigible</text:p>
              </table:table-cell>
              <table:table-cell table:style-name="Datos" office:value-type="string">
                <text:p>Exi</text:p>
              </table:table-cell>
              <table:table-cell table:style-name="Datos" table:formula="of:=[.B4]" office:value-type="string" office:string-value="Activo circulante">
                <text:p>Activo circulant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34];&quot;Vista&quot;);&quot;view&quot;;IF(EXACT([.E34];&quot;Efectivo&quot;);&quot;other&quot;;IF(EXACT([.E34];&quot;Activo&quot;);&quot;other&quot;;IF(EXACT([.E34];&quot;Cuenta por cobrar&quot;);&quot;receivable&quot;;IF(EXACT([.E34];&quot;Cuenta por pagar&quot;);&quot;payable&quot;;IF(EXACT([.E34];&quot;Ingreso&quot;);&quot;other&quot;;IF(EXACT([.E34];&quot;Gasto&quot;);&quot;other&quot;;IF(EXACT([.E34];&quot;Patrimonio&quot;);&quot;other&quot;;IF(EXACT([.E34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34];&quot;Efectivo&quot;);EXACT([.E34];&quot;Cuenta por cobrar&quot;);EXACT([.E34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121-0000</text:p>
                </table:table-cell>
                <table:table-cell table:style-name="Nivel5" office:value-type="string">
                  <text:p>Cuentas por cobrar comerciales</text:p>
                </table:table-cell>
                <table:table-cell table:style-name="Datos" office:value-type="string">
                  <text:p>CxC-Com</text:p>
                </table:table-cell>
                <table:table-cell table:style-name="Datos" table:formula="of:=[.B34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35];&quot;Vista&quot;);&quot;view&quot;;IF(EXACT([.E35];&quot;Efectivo&quot;);&quot;other&quot;;IF(EXACT([.E35];&quot;Activo&quot;);&quot;other&quot;;IF(EXACT([.E35];&quot;Cuenta por cobrar&quot;);&quot;receivable&quot;;IF(EXACT([.E35];&quot;Cuenta por pagar&quot;);&quot;payable&quot;;IF(EXACT([.E35];&quot;Ingreso&quot;);&quot;other&quot;;IF(EXACT([.E35];&quot;Gasto&quot;);&quot;other&quot;;IF(EXACT([.E35];&quot;Patrimonio&quot;);&quot;other&quot;;IF(EXACT([.E35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35];&quot;Efectivo&quot;);EXACT([.E35];&quot;Cuenta por cobrar&quot;);EXACT([.E35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121-0100</text:p>
                  </table:table-cell>
                  <table:table-cell table:style-name="Nivel6" office:value-type="string">
                    <text:p>Cuentas por cobrar comerciales CRC</text:p>
                  </table:table-cell>
                  <table:table-cell table:style-name="Datos" office:value-type="string">
                    <text:p>CRC</text:p>
                  </table:table-cell>
                  <table:table-cell table:style-name="Datos" table:formula="of:=[.B35]" office:value-type="string" office:string-value="Cuentas por cobrar comerciales">
                    <text:p>Cuentas por cobrar comerciale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36];&quot;Vista&quot;);&quot;view&quot;;IF(EXACT([.E36];&quot;Efectivo&quot;);&quot;other&quot;;IF(EXACT([.E36];&quot;Activo&quot;);&quot;other&quot;;IF(EXACT([.E36];&quot;Cuenta por cobrar&quot;);&quot;receivable&quot;;IF(EXACT([.E36];&quot;Cuenta por pagar&quot;);&quot;payable&quot;;IF(EXACT([.E36];&quot;Ingreso&quot;);&quot;other&quot;;IF(EXACT([.E36];&quot;Gasto&quot;);&quot;other&quot;;IF(EXACT([.E36];&quot;Patrimonio&quot;);&quot;other&quot;;IF(EXACT([.E36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36];&quot;Efectivo&quot;);EXACT([.E36];&quot;Cuenta por cobrar&quot;);EXACT([.E36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121-0200</text:p>
                  </table:table-cell>
                  <table:table-cell table:style-name="Nivel6" office:value-type="string">
                    <text:p>Cuentas por cobrar comerciales USD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[.B35]" office:value-type="string" office:string-value="Cuentas por cobrar comerciales">
                    <text:p>Cuentas por cobrar comerciale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37];&quot;Vista&quot;);&quot;view&quot;;IF(EXACT([.E37];&quot;Efectivo&quot;);&quot;other&quot;;IF(EXACT([.E37];&quot;Activo&quot;);&quot;other&quot;;IF(EXACT([.E37];&quot;Cuenta por cobrar&quot;);&quot;receivable&quot;;IF(EXACT([.E37];&quot;Cuenta por pagar&quot;);&quot;payable&quot;;IF(EXACT([.E37];&quot;Ingreso&quot;);&quot;other&quot;;IF(EXACT([.E37];&quot;Gasto&quot;);&quot;other&quot;;IF(EXACT([.E37];&quot;Patrimonio&quot;);&quot;other&quot;;IF(EXACT([.E37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37];&quot;Efectivo&quot;);EXACT([.E37];&quot;Cuenta por cobrar&quot;);EXACT([.E37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121-0300</text:p>
                  </table:table-cell>
                  <table:table-cell table:style-name="Nivel6" office:value-type="string">
                    <text:p>Cuentas por cobrar comerciales EUR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[.B35]" office:value-type="string" office:string-value="Cuentas por cobrar comerciales">
                    <text:p>Cuentas por cobrar comerciale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E38];&quot;Vista&quot;);&quot;view&quot;;IF(EXACT([.E38];&quot;Efectivo&quot;);&quot;other&quot;;IF(EXACT([.E38];&quot;Activo&quot;);&quot;other&quot;;IF(EXACT([.E38];&quot;Cuenta por cobrar&quot;);&quot;receivable&quot;;IF(EXACT([.E38];&quot;Cuenta por pagar&quot;);&quot;payable&quot;;IF(EXACT([.E38];&quot;Ingreso&quot;);&quot;other&quot;;IF(EXACT([.E38];&quot;Gasto&quot;);&quot;other&quot;;IF(EXACT([.E38];&quot;Patrimonio&quot;);&quot;other&quot;;IF(EXACT([.E38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38];&quot;Efectivo&quot;);EXACT([.E38];&quot;Cuenta por cobrar&quot;);EXACT([.E38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1122-0000</text:p>
                </table:table-cell>
                <table:table-cell table:style-name="Nivel5" office:value-type="string">
                  <text:p>Cuentas por cobrar a compañías relacionadas</text:p>
                </table:table-cell>
                <table:table-cell table:style-name="Datos" office:value-type="string">
                  <text:p>CxC-Rel</text:p>
                </table:table-cell>
                <table:table-cell table:style-name="Datos" table:formula="of:=[.B34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39];&quot;Vista&quot;);&quot;view&quot;;IF(EXACT([.E39];&quot;Efectivo&quot;);&quot;other&quot;;IF(EXACT([.E39];&quot;Activo&quot;);&quot;other&quot;;IF(EXACT([.E39];&quot;Cuenta por cobrar&quot;);&quot;receivable&quot;;IF(EXACT([.E39];&quot;Cuenta por pagar&quot;);&quot;payable&quot;;IF(EXACT([.E39];&quot;Ingreso&quot;);&quot;other&quot;;IF(EXACT([.E39];&quot;Gasto&quot;);&quot;other&quot;;IF(EXACT([.E39];&quot;Patrimonio&quot;);&quot;other&quot;;IF(EXACT([.E39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39];&quot;Efectivo&quot;);EXACT([.E39];&quot;Cuenta por cobrar&quot;);EXACT([.E39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122-0100</text:p>
                  </table:table-cell>
                  <table:table-cell table:style-name="Nivel6" office:value-type="string">
                    <text:p>Cuentas por cobrar a compañías administradoras</text:p>
                  </table:table-cell>
                  <table:table-cell table:style-name="Datos" office:value-type="string">
                    <text:p>Adm</text:p>
                  </table:table-cell>
                  <table:table-cell table:style-name="Datos" table:formula="of:=[.B39]" office:value-type="string" office:string-value="Cuentas por cobrar a compañías relacionadas">
                    <text:p>Cuentas por cobrar a compañías relacionada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40];&quot;Vista&quot;);&quot;view&quot;;IF(EXACT([.E40];&quot;Efectivo&quot;);&quot;other&quot;;IF(EXACT([.E40];&quot;Activo&quot;);&quot;other&quot;;IF(EXACT([.E40];&quot;Cuenta por cobrar&quot;);&quot;receivable&quot;;IF(EXACT([.E40];&quot;Cuenta por pagar&quot;);&quot;payable&quot;;IF(EXACT([.E40];&quot;Ingreso&quot;);&quot;other&quot;;IF(EXACT([.E40];&quot;Gasto&quot;);&quot;other&quot;;IF(EXACT([.E40];&quot;Patrimonio&quot;);&quot;other&quot;;IF(EXACT([.E40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40];&quot;Efectivo&quot;);EXACT([.E40];&quot;Cuenta por cobrar&quot;);EXACT([.E40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22-0101</text:p>
                    </table:table-cell>
                    <table:table-cell table:style-name="Nivel7" office:value-type="string">
                      <text:p>Compañía 1</text:p>
                    </table:table-cell>
                    <table:table-cell table:style-name="Datos" office:value-type="string">
                      <text:p>C1</text:p>
                    </table:table-cell>
                    <table:table-cell table:style-name="Datos" table:formula="of:=[.B40]" office:value-type="string" office:string-value="Cuentas por cobrar a compañías administradoras">
                      <text:p>Cuentas por cobrar a compañías administradoras</text:p>
                    </table:table-cell>
                    <table:table-cell table:style-name="Datos" office:value-type="string">
                      <text:p>Cuenta por cobr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41];&quot;Vista&quot;);&quot;view&quot;;IF(EXACT([.E41];&quot;Efectivo&quot;);&quot;other&quot;;IF(EXACT([.E41];&quot;Activo&quot;);&quot;other&quot;;IF(EXACT([.E41];&quot;Cuenta por cobrar&quot;);&quot;receivable&quot;;IF(EXACT([.E41];&quot;Cuenta por pagar&quot;);&quot;payable&quot;;IF(EXACT([.E41];&quot;Ingreso&quot;);&quot;other&quot;;IF(EXACT([.E41];&quot;Gasto&quot;);&quot;other&quot;;IF(EXACT([.E41];&quot;Patrimonio&quot;);&quot;other&quot;;IF(EXACT([.E41];&quot;Valuación de activo&quot;);&quot;other&quot;;&quot;&quot;)))))))))" office:value-type="string" office:string-value="receivable">
                      <text:p>receivable</text:p>
                    </table:table-cell>
                    <table:table-cell table:style-name="Datos" table:formula="of:=IF(OR(EXACT([.E41];&quot;Efectivo&quot;);EXACT([.E41];&quot;Cuenta por cobrar&quot;);EXACT([.E41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22-0102</text:p>
                    </table:table-cell>
                    <table:table-cell table:style-name="Nivel7" office:value-type="string">
                      <text:p>Compañía 2</text:p>
                    </table:table-cell>
                    <table:table-cell table:style-name="Datos" office:value-type="string">
                      <text:p>C2</text:p>
                    </table:table-cell>
                    <table:table-cell table:style-name="Datos" table:formula="of:=[.B40]" office:value-type="string" office:string-value="Cuentas por cobrar a compañías administradoras">
                      <text:p>Cuentas por cobrar a compañías administradoras</text:p>
                    </table:table-cell>
                    <table:table-cell table:style-name="Datos" office:value-type="string">
                      <text:p>Cuenta por cobr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42];&quot;Vista&quot;);&quot;view&quot;;IF(EXACT([.E42];&quot;Efectivo&quot;);&quot;other&quot;;IF(EXACT([.E42];&quot;Activo&quot;);&quot;other&quot;;IF(EXACT([.E42];&quot;Cuenta por cobrar&quot;);&quot;receivable&quot;;IF(EXACT([.E42];&quot;Cuenta por pagar&quot;);&quot;payable&quot;;IF(EXACT([.E42];&quot;Ingreso&quot;);&quot;other&quot;;IF(EXACT([.E42];&quot;Gasto&quot;);&quot;other&quot;;IF(EXACT([.E42];&quot;Patrimonio&quot;);&quot;other&quot;;IF(EXACT([.E42];&quot;Valuación de activo&quot;);&quot;other&quot;;&quot;&quot;)))))))))" office:value-type="string" office:string-value="receivable">
                      <text:p>receivable</text:p>
                    </table:table-cell>
                    <table:table-cell table:style-name="Datos" table:formula="of:=IF(OR(EXACT([.E42];&quot;Efectivo&quot;);EXACT([.E42];&quot;Cuenta por cobrar&quot;);EXACT([.E42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122-0200</text:p>
                  </table:table-cell>
                  <table:table-cell table:style-name="Nivel6" office:value-type="string">
                    <text:p>Cuentas por cobrar a compañías del grupo</text:p>
                  </table:table-cell>
                  <table:table-cell table:style-name="Datos" office:value-type="string">
                    <text:p>Gru</text:p>
                  </table:table-cell>
                  <table:table-cell table:style-name="Datos" table:formula="of:=[.B39]" office:value-type="string" office:string-value="Cuentas por cobrar a compañías relacionadas">
                    <text:p>Cuentas por cobrar a compañías relacionada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43];&quot;Vista&quot;);&quot;view&quot;;IF(EXACT([.E43];&quot;Efectivo&quot;);&quot;other&quot;;IF(EXACT([.E43];&quot;Activo&quot;);&quot;other&quot;;IF(EXACT([.E43];&quot;Cuenta por cobrar&quot;);&quot;receivable&quot;;IF(EXACT([.E43];&quot;Cuenta por pagar&quot;);&quot;payable&quot;;IF(EXACT([.E43];&quot;Ingreso&quot;);&quot;other&quot;;IF(EXACT([.E43];&quot;Gasto&quot;);&quot;other&quot;;IF(EXACT([.E43];&quot;Patrimonio&quot;);&quot;other&quot;;IF(EXACT([.E43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43];&quot;Efectivo&quot;);EXACT([.E43];&quot;Cuenta por cobrar&quot;);EXACT([.E43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22-0201</text:p>
                    </table:table-cell>
                    <table:table-cell table:style-name="Nivel7" office:value-type="string">
                      <text:p>Compañía 1</text:p>
                    </table:table-cell>
                    <table:table-cell table:style-name="Datos" office:value-type="string">
                      <text:p>C1</text:p>
                    </table:table-cell>
                    <table:table-cell table:style-name="Datos" table:formula="of:=[.B43]" office:value-type="string" office:string-value="Cuentas por cobrar a compañías del grupo">
                      <text:p>Cuentas por cobrar a compañías del grupo</text:p>
                    </table:table-cell>
                    <table:table-cell table:style-name="Datos" office:value-type="string">
                      <text:p>Cuenta por cobr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44];&quot;Vista&quot;);&quot;view&quot;;IF(EXACT([.E44];&quot;Efectivo&quot;);&quot;other&quot;;IF(EXACT([.E44];&quot;Activo&quot;);&quot;other&quot;;IF(EXACT([.E44];&quot;Cuenta por cobrar&quot;);&quot;receivable&quot;;IF(EXACT([.E44];&quot;Cuenta por pagar&quot;);&quot;payable&quot;;IF(EXACT([.E44];&quot;Ingreso&quot;);&quot;other&quot;;IF(EXACT([.E44];&quot;Gasto&quot;);&quot;other&quot;;IF(EXACT([.E44];&quot;Patrimonio&quot;);&quot;other&quot;;IF(EXACT([.E44];&quot;Valuación de activo&quot;);&quot;other&quot;;&quot;&quot;)))))))))" office:value-type="string" office:string-value="receivable">
                      <text:p>receivable</text:p>
                    </table:table-cell>
                    <table:table-cell table:style-name="Datos" table:formula="of:=IF(OR(EXACT([.E44];&quot;Efectivo&quot;);EXACT([.E44];&quot;Cuenta por cobrar&quot;);EXACT([.E44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22-0202</text:p>
                    </table:table-cell>
                    <table:table-cell table:style-name="Nivel7" office:value-type="string">
                      <text:p>Compañía 2</text:p>
                    </table:table-cell>
                    <table:table-cell table:style-name="Datos" office:value-type="string">
                      <text:p>C2</text:p>
                    </table:table-cell>
                    <table:table-cell table:style-name="Datos" table:formula="of:=[.B43]" office:value-type="string" office:string-value="Cuentas por cobrar a compañías del grupo">
                      <text:p>Cuentas por cobrar a compañías del grupo</text:p>
                    </table:table-cell>
                    <table:table-cell table:style-name="Datos" office:value-type="string">
                      <text:p>Cuenta por cobrar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45];&quot;Vista&quot;);&quot;view&quot;;IF(EXACT([.E45];&quot;Efectivo&quot;);&quot;other&quot;;IF(EXACT([.E45];&quot;Activo&quot;);&quot;other&quot;;IF(EXACT([.E45];&quot;Cuenta por cobrar&quot;);&quot;receivable&quot;;IF(EXACT([.E45];&quot;Cuenta por pagar&quot;);&quot;payable&quot;;IF(EXACT([.E45];&quot;Ingreso&quot;);&quot;other&quot;;IF(EXACT([.E45];&quot;Gasto&quot;);&quot;other&quot;;IF(EXACT([.E45];&quot;Patrimonio&quot;);&quot;other&quot;;IF(EXACT([.E45];&quot;Valuación de activo&quot;);&quot;other&quot;;&quot;&quot;)))))))))" office:value-type="string" office:string-value="receivable">
                      <text:p>receivable</text:p>
                    </table:table-cell>
                    <table:table-cell table:style-name="Datos" table:formula="of:=IF(OR(EXACT([.E45];&quot;Efectivo&quot;);EXACT([.E45];&quot;Cuenta por cobrar&quot;);EXACT([.E45];&quot;Cuenta por pagar&quot;));&quot;True&quot;;&quot;False&quot;)" office:value-type="string" office:string-value="True">
                      <text:p>True</text:p>
                    </table:table-cell>
                    <table:table-cell table:number-columns-repeated="1007"/>
                  </table:table-row>
                </table:table-row-group>
              </table:table-row-group>
              <table:table-row table:style-name="ro2">
                <table:table-cell table:style-name="Nivel5" office:value-type="string">
                  <text:p>1123-0000</text:p>
                </table:table-cell>
                <table:table-cell table:style-name="Nivel5" office:value-type="string">
                  <text:p>Cuentas por cobrar a empleados</text:p>
                </table:table-cell>
                <table:table-cell table:style-name="Datos" office:value-type="string">
                  <text:p>CxC-Emp</text:p>
                </table:table-cell>
                <table:table-cell table:style-name="Datos" table:formula="of:=[.B34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Cuenta por cobr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46];&quot;Vista&quot;);&quot;view&quot;;IF(EXACT([.E46];&quot;Efectivo&quot;);&quot;other&quot;;IF(EXACT([.E46];&quot;Activo&quot;);&quot;other&quot;;IF(EXACT([.E46];&quot;Cuenta por cobrar&quot;);&quot;receivable&quot;;IF(EXACT([.E46];&quot;Cuenta por pagar&quot;);&quot;payable&quot;;IF(EXACT([.E46];&quot;Ingreso&quot;);&quot;other&quot;;IF(EXACT([.E46];&quot;Gasto&quot;);&quot;other&quot;;IF(EXACT([.E46];&quot;Patrimonio&quot;);&quot;other&quot;;IF(EXACT([.E46];&quot;Valuación de activo&quot;);&quot;other&quot;;&quot;&quot;)))))))))" office:value-type="string" office:string-value="receivable">
                  <text:p>receivable</text:p>
                </table:table-cell>
                <table:table-cell table:style-name="Datos" table:formula="of:=IF(OR(EXACT([.E46];&quot;Efectivo&quot;);EXACT([.E46];&quot;Cuenta por cobrar&quot;);EXACT([.E46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1124-0000</text:p>
                </table:table-cell>
                <table:table-cell table:style-name="Nivel5" office:value-type="string">
                  <text:p>Otras cuentas por cobrar</text:p>
                </table:table-cell>
                <table:table-cell table:style-name="Datos" office:value-type="string">
                  <text:p>CxC-Ot</text:p>
                </table:table-cell>
                <table:table-cell table:style-name="Datos" table:formula="of:=[.B34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Cuenta por cobr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47];&quot;Vista&quot;);&quot;view&quot;;IF(EXACT([.E47];&quot;Efectivo&quot;);&quot;other&quot;;IF(EXACT([.E47];&quot;Activo&quot;);&quot;other&quot;;IF(EXACT([.E47];&quot;Cuenta por cobrar&quot;);&quot;receivable&quot;;IF(EXACT([.E47];&quot;Cuenta por pagar&quot;);&quot;payable&quot;;IF(EXACT([.E47];&quot;Ingreso&quot;);&quot;other&quot;;IF(EXACT([.E47];&quot;Gasto&quot;);&quot;other&quot;;IF(EXACT([.E47];&quot;Patrimonio&quot;);&quot;other&quot;;IF(EXACT([.E47];&quot;Valuación de activo&quot;);&quot;other&quot;;&quot;&quot;)))))))))" office:value-type="string" office:string-value="receivable">
                  <text:p>receivable</text:p>
                </table:table-cell>
                <table:table-cell table:style-name="Datos" table:formula="of:=IF(OR(EXACT([.E47];&quot;Efectivo&quot;);EXACT([.E47];&quot;Cuenta por cobrar&quot;);EXACT([.E47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1125-0000</text:p>
                </table:table-cell>
                <table:table-cell table:style-name="Nivel5" office:value-type="string">
                  <text:p>Inversiones de corto plazo</text:p>
                </table:table-cell>
                <table:table-cell table:style-name="Datos" office:value-type="string">
                  <text:p>Inv-CP</text:p>
                </table:table-cell>
                <table:table-cell table:style-name="Datos" table:formula="of:=[.B34]" office:value-type="string" office:string-value="Activo circulante exigible">
                  <text:p>Activo circulante exigi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48];&quot;Vista&quot;);&quot;view&quot;;IF(EXACT([.E48];&quot;Efectivo&quot;);&quot;other&quot;;IF(EXACT([.E48];&quot;Activo&quot;);&quot;other&quot;;IF(EXACT([.E48];&quot;Cuenta por cobrar&quot;);&quot;receivable&quot;;IF(EXACT([.E48];&quot;Cuenta por pagar&quot;);&quot;payable&quot;;IF(EXACT([.E48];&quot;Ingreso&quot;);&quot;other&quot;;IF(EXACT([.E48];&quot;Gasto&quot;);&quot;other&quot;;IF(EXACT([.E48];&quot;Patrimonio&quot;);&quot;other&quot;;IF(EXACT([.E48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48];&quot;Efectivo&quot;);EXACT([.E48];&quot;Cuenta por cobrar&quot;);EXACT([.E48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125-0100</text:p>
                  </table:table-cell>
                  <table:table-cell table:style-name="Nivel6" office:value-type="string">
                    <text:p>Inversiones de corto plazo CRC</text:p>
                  </table:table-cell>
                  <table:table-cell table:style-name="Datos" office:value-type="string">
                    <text:p>CRC</text:p>
                  </table:table-cell>
                  <table:table-cell table:style-name="Datos" table:formula="of:=[.B48]" office:value-type="string" office:string-value="Inversiones de corto plazo">
                    <text:p>Inversiones de corto plazo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49];&quot;Vista&quot;);&quot;view&quot;;IF(EXACT([.E49];&quot;Efectivo&quot;);&quot;other&quot;;IF(EXACT([.E49];&quot;Activo&quot;);&quot;other&quot;;IF(EXACT([.E49];&quot;Cuenta por cobrar&quot;);&quot;receivable&quot;;IF(EXACT([.E49];&quot;Cuenta por pagar&quot;);&quot;payable&quot;;IF(EXACT([.E49];&quot;Ingreso&quot;);&quot;other&quot;;IF(EXACT([.E49];&quot;Gasto&quot;);&quot;other&quot;;IF(EXACT([.E49];&quot;Patrimonio&quot;);&quot;other&quot;;IF(EXACT([.E49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49];&quot;Efectivo&quot;);EXACT([.E49];&quot;Cuenta por cobrar&quot;);EXACT([.E49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25-0101</text:p>
                    </table:table-cell>
                    <table:table-cell table:style-name="Nivel7" office:value-type="string">
                      <text:p>Inversión 1</text:p>
                    </table:table-cell>
                    <table:table-cell table:style-name="Datos" office:value-type="string">
                      <text:p>I1</text:p>
                    </table:table-cell>
                    <table:table-cell table:style-name="Datos" table:formula="of:=[.B49]" office:value-type="string" office:string-value="Inversiones de corto plazo CRC">
                      <text:p>Inversiones de corto plazo CRC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50];&quot;Vista&quot;);&quot;view&quot;;IF(EXACT([.E50];&quot;Efectivo&quot;);&quot;other&quot;;IF(EXACT([.E50];&quot;Activo&quot;);&quot;other&quot;;IF(EXACT([.E50];&quot;Cuenta por cobrar&quot;);&quot;receivable&quot;;IF(EXACT([.E50];&quot;Cuenta por pagar&quot;);&quot;payable&quot;;IF(EXACT([.E50];&quot;Ingreso&quot;);&quot;other&quot;;IF(EXACT([.E50];&quot;Gasto&quot;);&quot;other&quot;;IF(EXACT([.E50];&quot;Patrimonio&quot;);&quot;other&quot;;IF(EXACT([.E50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50];&quot;Efectivo&quot;);EXACT([.E50];&quot;Cuenta por cobrar&quot;);EXACT([.E50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25-0102</text:p>
                    </table:table-cell>
                    <table:table-cell table:style-name="Nivel7" office:value-type="string">
                      <text:p>Inversión 2</text:p>
                    </table:table-cell>
                    <table:table-cell table:style-name="Datos" office:value-type="string">
                      <text:p>I2</text:p>
                    </table:table-cell>
                    <table:table-cell table:style-name="Datos" table:formula="of:=[.B49]" office:value-type="string" office:string-value="Inversiones de corto plazo CRC">
                      <text:p>Inversiones de corto plazo CRC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51];&quot;Vista&quot;);&quot;view&quot;;IF(EXACT([.E51];&quot;Efectivo&quot;);&quot;other&quot;;IF(EXACT([.E51];&quot;Activo&quot;);&quot;other&quot;;IF(EXACT([.E51];&quot;Cuenta por cobrar&quot;);&quot;receivable&quot;;IF(EXACT([.E51];&quot;Cuenta por pagar&quot;);&quot;payable&quot;;IF(EXACT([.E51];&quot;Ingreso&quot;);&quot;other&quot;;IF(EXACT([.E51];&quot;Gasto&quot;);&quot;other&quot;;IF(EXACT([.E51];&quot;Patrimonio&quot;);&quot;other&quot;;IF(EXACT([.E51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51];&quot;Efectivo&quot;);EXACT([.E51];&quot;Cuenta por cobrar&quot;);EXACT([.E51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125-0200</text:p>
                  </table:table-cell>
                  <table:table-cell table:style-name="Nivel6" office:value-type="string">
                    <text:p>Inversiones de corto plazo USD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[.B48]" office:value-type="string" office:string-value="Inversiones de corto plazo">
                    <text:p>Inversiones de corto plazo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52];&quot;Vista&quot;);&quot;view&quot;;IF(EXACT([.E52];&quot;Efectivo&quot;);&quot;other&quot;;IF(EXACT([.E52];&quot;Activo&quot;);&quot;other&quot;;IF(EXACT([.E52];&quot;Cuenta por cobrar&quot;);&quot;receivable&quot;;IF(EXACT([.E52];&quot;Cuenta por pagar&quot;);&quot;payable&quot;;IF(EXACT([.E52];&quot;Ingreso&quot;);&quot;other&quot;;IF(EXACT([.E52];&quot;Gasto&quot;);&quot;other&quot;;IF(EXACT([.E52];&quot;Patrimonio&quot;);&quot;other&quot;;IF(EXACT([.E52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52];&quot;Efectivo&quot;);EXACT([.E52];&quot;Cuenta por cobrar&quot;);EXACT([.E52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25-0201</text:p>
                    </table:table-cell>
                    <table:table-cell table:style-name="Nivel7" office:value-type="string">
                      <text:p>Inversión 1</text:p>
                    </table:table-cell>
                    <table:table-cell table:style-name="Datos" office:value-type="string">
                      <text:p>I1</text:p>
                    </table:table-cell>
                    <table:table-cell table:style-name="Datos" table:formula="of:=[.B52]" office:value-type="string" office:string-value="Inversiones de corto plazo USD">
                      <text:p>Inversiones de corto plazo USD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53];&quot;Vista&quot;);&quot;view&quot;;IF(EXACT([.E53];&quot;Efectivo&quot;);&quot;other&quot;;IF(EXACT([.E53];&quot;Activo&quot;);&quot;other&quot;;IF(EXACT([.E53];&quot;Cuenta por cobrar&quot;);&quot;receivable&quot;;IF(EXACT([.E53];&quot;Cuenta por pagar&quot;);&quot;payable&quot;;IF(EXACT([.E53];&quot;Ingreso&quot;);&quot;other&quot;;IF(EXACT([.E53];&quot;Gasto&quot;);&quot;other&quot;;IF(EXACT([.E53];&quot;Patrimonio&quot;);&quot;other&quot;;IF(EXACT([.E53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53];&quot;Efectivo&quot;);EXACT([.E53];&quot;Cuenta por cobrar&quot;);EXACT([.E53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25-0202</text:p>
                    </table:table-cell>
                    <table:table-cell table:style-name="Nivel7" office:value-type="string">
                      <text:p>Inversión 2</text:p>
                    </table:table-cell>
                    <table:table-cell table:style-name="Datos" office:value-type="string">
                      <text:p>I2</text:p>
                    </table:table-cell>
                    <table:table-cell table:style-name="Datos" table:formula="of:=[.B52]" office:value-type="string" office:string-value="Inversiones de corto plazo USD">
                      <text:p>Inversiones de corto plazo USD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54];&quot;Vista&quot;);&quot;view&quot;;IF(EXACT([.E54];&quot;Efectivo&quot;);&quot;other&quot;;IF(EXACT([.E54];&quot;Activo&quot;);&quot;other&quot;;IF(EXACT([.E54];&quot;Cuenta por cobrar&quot;);&quot;receivable&quot;;IF(EXACT([.E54];&quot;Cuenta por pagar&quot;);&quot;payable&quot;;IF(EXACT([.E54];&quot;Ingreso&quot;);&quot;other&quot;;IF(EXACT([.E54];&quot;Gasto&quot;);&quot;other&quot;;IF(EXACT([.E54];&quot;Patrimonio&quot;);&quot;other&quot;;IF(EXACT([.E54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54];&quot;Efectivo&quot;);EXACT([.E54];&quot;Cuenta por cobrar&quot;);EXACT([.E54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125-0300</text:p>
                  </table:table-cell>
                  <table:table-cell table:style-name="Nivel6" office:value-type="string">
                    <text:p>Inversiones de corto plazo EUR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[.B48]" office:value-type="string" office:string-value="Inversiones de corto plazo">
                    <text:p>Inversiones de corto plazo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EUR</text:p>
                  </table:table-cell>
                  <table:table-cell table:style-name="Datos" table:formula="of:=IF(EXACT([.E55];&quot;Vista&quot;);&quot;view&quot;;IF(EXACT([.E55];&quot;Efectivo&quot;);&quot;other&quot;;IF(EXACT([.E55];&quot;Activo&quot;);&quot;other&quot;;IF(EXACT([.E55];&quot;Cuenta por cobrar&quot;);&quot;receivable&quot;;IF(EXACT([.E55];&quot;Cuenta por pagar&quot;);&quot;payable&quot;;IF(EXACT([.E55];&quot;Ingreso&quot;);&quot;other&quot;;IF(EXACT([.E55];&quot;Gasto&quot;);&quot;other&quot;;IF(EXACT([.E55];&quot;Patrimonio&quot;);&quot;other&quot;;IF(EXACT([.E55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55];&quot;Efectivo&quot;);EXACT([.E55];&quot;Cuenta por cobrar&quot;);EXACT([.E55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125-0301</text:p>
                    </table:table-cell>
                    <table:table-cell table:style-name="Nivel7" office:value-type="string">
                      <text:p>Inversión 1</text:p>
                    </table:table-cell>
                    <table:table-cell table:style-name="Datos" office:value-type="string">
                      <text:p>I1</text:p>
                    </table:table-cell>
                    <table:table-cell table:style-name="Datos" table:formula="of:=[.B55]" office:value-type="string" office:string-value="Inversiones de corto plazo EUR">
                      <text:p>Inversiones de corto plazo EUR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EUR</text:p>
                    </table:table-cell>
                    <table:table-cell table:style-name="Datos" table:formula="of:=IF(EXACT([.E56];&quot;Vista&quot;);&quot;view&quot;;IF(EXACT([.E56];&quot;Efectivo&quot;);&quot;other&quot;;IF(EXACT([.E56];&quot;Activo&quot;);&quot;other&quot;;IF(EXACT([.E56];&quot;Cuenta por cobrar&quot;);&quot;receivable&quot;;IF(EXACT([.E56];&quot;Cuenta por pagar&quot;);&quot;payable&quot;;IF(EXACT([.E56];&quot;Ingreso&quot;);&quot;other&quot;;IF(EXACT([.E56];&quot;Gasto&quot;);&quot;other&quot;;IF(EXACT([.E56];&quot;Patrimonio&quot;);&quot;other&quot;;IF(EXACT([.E56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56];&quot;Efectivo&quot;);EXACT([.E56];&quot;Cuenta por cobrar&quot;);EXACT([.E56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125-0302</text:p>
                    </table:table-cell>
                    <table:table-cell table:style-name="Nivel7" office:value-type="string">
                      <text:p>Inversión 2</text:p>
                    </table:table-cell>
                    <table:table-cell table:style-name="Datos" office:value-type="string">
                      <text:p>I2</text:p>
                    </table:table-cell>
                    <table:table-cell table:style-name="Datos" table:formula="of:=[.B55]" office:value-type="string" office:string-value="Inversiones de corto plazo EUR">
                      <text:p>Inversiones de corto plazo EUR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EUR</text:p>
                    </table:table-cell>
                    <table:table-cell table:style-name="Datos" table:formula="of:=IF(EXACT([.E57];&quot;Vista&quot;);&quot;view&quot;;IF(EXACT([.E57];&quot;Efectivo&quot;);&quot;other&quot;;IF(EXACT([.E57];&quot;Activo&quot;);&quot;other&quot;;IF(EXACT([.E57];&quot;Cuenta por cobrar&quot;);&quot;receivable&quot;;IF(EXACT([.E57];&quot;Cuenta por pagar&quot;);&quot;payable&quot;;IF(EXACT([.E57];&quot;Ingreso&quot;);&quot;other&quot;;IF(EXACT([.E57];&quot;Gasto&quot;);&quot;other&quot;;IF(EXACT([.E57];&quot;Patrimonio&quot;);&quot;other&quot;;IF(EXACT([.E57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57];&quot;Efectivo&quot;);EXACT([.E57];&quot;Cuenta por cobrar&quot;);EXACT([.E57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</table:table-row-group>
            </table:table-row-group>
            <table:table-row table:style-name="ro2">
              <table:table-cell table:style-name="Nivel4" office:value-type="string">
                <text:p>1130-0000</text:p>
              </table:table-cell>
              <table:table-cell table:style-name="Nivel4" office:value-type="string">
                <text:p>Activo circulante realizable</text:p>
              </table:table-cell>
              <table:table-cell table:style-name="Datos" office:value-type="string">
                <text:p>Rea</text:p>
              </table:table-cell>
              <table:table-cell table:style-name="Datos" table:formula="of:=[.B4]" office:value-type="string" office:string-value="Activo circulante">
                <text:p>Activo circulant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58];&quot;Vista&quot;);&quot;view&quot;;IF(EXACT([.E58];&quot;Efectivo&quot;);&quot;other&quot;;IF(EXACT([.E58];&quot;Activo&quot;);&quot;other&quot;;IF(EXACT([.E58];&quot;Cuenta por cobrar&quot;);&quot;receivable&quot;;IF(EXACT([.E58];&quot;Cuenta por pagar&quot;);&quot;payable&quot;;IF(EXACT([.E58];&quot;Ingreso&quot;);&quot;other&quot;;IF(EXACT([.E58];&quot;Gasto&quot;);&quot;other&quot;;IF(EXACT([.E58];&quot;Patrimonio&quot;);&quot;other&quot;;IF(EXACT([.E58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58];&quot;Efectivo&quot;);EXACT([.E58];&quot;Cuenta por cobrar&quot;);EXACT([.E58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131-0000</text:p>
                </table:table-cell>
                <table:table-cell table:style-name="Nivel5" office:value-type="string">
                  <text:p>Inventarios</text:p>
                </table:table-cell>
                <table:table-cell table:style-name="Datos" office:value-type="string">
                  <text:p>Inv</text:p>
                </table:table-cell>
                <table:table-cell table:style-name="Datos" table:formula="of:=[.B58]" office:value-type="string" office:string-value="Activo circulante realizable">
                  <text:p>Activo circulante realiz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59];&quot;Vista&quot;);&quot;view&quot;;IF(EXACT([.E59];&quot;Efectivo&quot;);&quot;other&quot;;IF(EXACT([.E59];&quot;Activo&quot;);&quot;other&quot;;IF(EXACT([.E59];&quot;Cuenta por cobrar&quot;);&quot;receivable&quot;;IF(EXACT([.E59];&quot;Cuenta por pagar&quot;);&quot;payable&quot;;IF(EXACT([.E59];&quot;Ingreso&quot;);&quot;other&quot;;IF(EXACT([.E59];&quot;Gasto&quot;);&quot;other&quot;;IF(EXACT([.E59];&quot;Patrimonio&quot;);&quot;other&quot;;IF(EXACT([.E59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59];&quot;Efectivo&quot;);EXACT([.E59];&quot;Cuenta por cobrar&quot;);EXACT([.E59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6" office:value-type="string">
                  <text:p>1131-0100</text:p>
                </table:table-cell>
                <table:table-cell table:style-name="Nivel6" office:value-type="string">
                  <text:p>Inventario de producto para la venta</text:p>
                </table:table-cell>
                <table:table-cell table:style-name="Datos" office:value-type="string">
                  <text:p>Prod</text:p>
                </table:table-cell>
                <table:table-cell table:style-name="Datos" table:formula="of:=[.B59]" office:value-type="string" office:string-value="Inventarios">
                  <text:p>Inventarios</text:p>
                </table:table-cell>
                <table:table-cell table:style-name="Datos" office:value-type="string">
                  <text:p>A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60];&quot;Vista&quot;);&quot;view&quot;;IF(EXACT([.E60];&quot;Efectivo&quot;);&quot;other&quot;;IF(EXACT([.E60];&quot;Activo&quot;);&quot;other&quot;;IF(EXACT([.E60];&quot;Cuenta por cobrar&quot;);&quot;receivable&quot;;IF(EXACT([.E60];&quot;Cuenta por pagar&quot;);&quot;payable&quot;;IF(EXACT([.E60];&quot;Ingreso&quot;);&quot;other&quot;;IF(EXACT([.E60];&quot;Gasto&quot;);&quot;other&quot;;IF(EXACT([.E60];&quot;Patrimonio&quot;);&quot;other&quot;;IF(EXACT([.E60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60];&quot;Efectivo&quot;);EXACT([.E60];&quot;Cuenta por cobrar&quot;);EXACT([.E60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131-0200</text:p>
                  </table:table-cell>
                  <table:table-cell table:style-name="Nivel6" office:value-type="string">
                    <text:p>Inventario de útiles oficina</text:p>
                  </table:table-cell>
                  <table:table-cell table:style-name="Datos" office:value-type="string">
                    <text:p>Of</text:p>
                  </table:table-cell>
                  <table:table-cell table:style-name="Datos" table:formula="of:=[.B59]" office:value-type="string" office:string-value="Inventarios">
                    <text:p>Inventarios</text:p>
                  </table:table-cell>
                  <table:table-cell table:style-name="Datos" office:value-type="string">
                    <text:p>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61];&quot;Vista&quot;);&quot;view&quot;;IF(EXACT([.E61];&quot;Efectivo&quot;);&quot;other&quot;;IF(EXACT([.E61];&quot;Activo&quot;);&quot;other&quot;;IF(EXACT([.E61];&quot;Cuenta por cobrar&quot;);&quot;receivable&quot;;IF(EXACT([.E61];&quot;Cuenta por pagar&quot;);&quot;payable&quot;;IF(EXACT([.E61];&quot;Ingreso&quot;);&quot;other&quot;;IF(EXACT([.E61];&quot;Gasto&quot;);&quot;other&quot;;IF(EXACT([.E61];&quot;Patrimonio&quot;);&quot;other&quot;;IF(EXACT([.E61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61];&quot;Efectivo&quot;);EXACT([.E61];&quot;Cuenta por cobrar&quot;);EXACT([.E61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131-0300</text:p>
                  </table:table-cell>
                  <table:table-cell table:style-name="Nivel6" office:value-type="string">
                    <text:p>Inventario de útiles limpieza</text:p>
                  </table:table-cell>
                  <table:table-cell table:style-name="Datos" office:value-type="string">
                    <text:p>Lim</text:p>
                  </table:table-cell>
                  <table:table-cell table:style-name="Datos" table:formula="of:=[.B59]" office:value-type="string" office:string-value="Inventarios">
                    <text:p>Inventarios</text:p>
                  </table:table-cell>
                  <table:table-cell table:style-name="Datos" office:value-type="string">
                    <text:p>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62];&quot;Vista&quot;);&quot;view&quot;;IF(EXACT([.E62];&quot;Efectivo&quot;);&quot;other&quot;;IF(EXACT([.E62];&quot;Activo&quot;);&quot;other&quot;;IF(EXACT([.E62];&quot;Cuenta por cobrar&quot;);&quot;receivable&quot;;IF(EXACT([.E62];&quot;Cuenta por pagar&quot;);&quot;payable&quot;;IF(EXACT([.E62];&quot;Ingreso&quot;);&quot;other&quot;;IF(EXACT([.E62];&quot;Gasto&quot;);&quot;other&quot;;IF(EXACT([.E62];&quot;Patrimonio&quot;);&quot;other&quot;;IF(EXACT([.E62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62];&quot;Efectivo&quot;);EXACT([.E62];&quot;Cuenta por cobrar&quot;);EXACT([.E62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</table:table-row-group>
          </table:table-row-group>
          <table:table-row table:style-name="ro2">
            <table:table-cell table:style-name="Nivel3" office:value-type="string">
              <text:p>1200-0000</text:p>
            </table:table-cell>
            <table:table-cell table:style-name="Nivel3" office:value-type="string">
              <text:p>Activo fijo</text:p>
            </table:table-cell>
            <table:table-cell table:style-name="Datos" office:value-type="string">
              <text:p>AF</text:p>
            </table:table-cell>
            <table:table-cell table:style-name="Datos" table:formula="of:=[.B3]" office:value-type="string" office:string-value="Activo">
              <text:p>Act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63];&quot;Vista&quot;);&quot;view&quot;;IF(EXACT([.E63];&quot;Efectivo&quot;);&quot;other&quot;;IF(EXACT([.E63];&quot;Activo&quot;);&quot;other&quot;;IF(EXACT([.E63];&quot;Cuenta por cobrar&quot;);&quot;receivable&quot;;IF(EXACT([.E63];&quot;Cuenta por pagar&quot;);&quot;payable&quot;;IF(EXACT([.E63];&quot;Ingreso&quot;);&quot;other&quot;;IF(EXACT([.E63];&quot;Gasto&quot;);&quot;other&quot;;IF(EXACT([.E63];&quot;Patrimonio&quot;);&quot;other&quot;;IF(EXACT([.E63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63];&quot;Efectivo&quot;);EXACT([.E63];&quot;Cuenta por cobrar&quot;);EXACT([.E63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1210-0000</text:p>
              </table:table-cell>
              <table:table-cell table:style-name="Nivel4" office:value-type="string">
                <text:p>Activo fijo no depreciable</text:p>
              </table:table-cell>
              <table:table-cell table:style-name="Datos" office:value-type="string">
                <text:p>No-Dep</text:p>
              </table:table-cell>
              <table:table-cell table:style-name="Datos" table:formula="of:=[.B63]" office:value-type="string" office:string-value="Activo fijo">
                <text:p>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64];&quot;Vista&quot;);&quot;view&quot;;IF(EXACT([.E64];&quot;Efectivo&quot;);&quot;other&quot;;IF(EXACT([.E64];&quot;Activo&quot;);&quot;other&quot;;IF(EXACT([.E64];&quot;Cuenta por cobrar&quot;);&quot;receivable&quot;;IF(EXACT([.E64];&quot;Cuenta por pagar&quot;);&quot;payable&quot;;IF(EXACT([.E64];&quot;Ingreso&quot;);&quot;other&quot;;IF(EXACT([.E64];&quot;Gasto&quot;);&quot;other&quot;;IF(EXACT([.E64];&quot;Patrimonio&quot;);&quot;other&quot;;IF(EXACT([.E64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64];&quot;Efectivo&quot;);EXACT([.E64];&quot;Cuenta por cobrar&quot;);EXACT([.E64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211-0000</text:p>
                </table:table-cell>
                <table:table-cell table:style-name="Nivel5" office:value-type="string">
                  <text:p>Terrenos</text:p>
                </table:table-cell>
                <table:table-cell table:style-name="Datos" office:value-type="string">
                  <text:p>Ter</text:p>
                </table:table-cell>
                <table:table-cell table:style-name="Datos" table:formula="of:=[.B64]" office:value-type="string" office:string-value="Activo fijo no depreciable">
                  <text:p>Activo fijo no depreci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65];&quot;Vista&quot;);&quot;view&quot;;IF(EXACT([.E65];&quot;Efectivo&quot;);&quot;other&quot;;IF(EXACT([.E65];&quot;Activo&quot;);&quot;other&quot;;IF(EXACT([.E65];&quot;Cuenta por cobrar&quot;);&quot;receivable&quot;;IF(EXACT([.E65];&quot;Cuenta por pagar&quot;);&quot;payable&quot;;IF(EXACT([.E65];&quot;Ingreso&quot;);&quot;other&quot;;IF(EXACT([.E65];&quot;Gasto&quot;);&quot;other&quot;;IF(EXACT([.E65];&quot;Patrimonio&quot;);&quot;other&quot;;IF(EXACT([.E65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65];&quot;Efectivo&quot;);EXACT([.E65];&quot;Cuenta por cobrar&quot;);EXACT([.E65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211-0100</text:p>
                  </table:table-cell>
                  <table:table-cell table:style-name="Nivel6" office:value-type="string">
                    <text:p>Valores originales</text:p>
                  </table:table-cell>
                  <table:table-cell table:style-name="Datos" office:value-type="string">
                    <text:p>VO</text:p>
                  </table:table-cell>
                  <table:table-cell table:style-name="Datos" table:formula="of:=[.B65]" office:value-type="string" office:string-value="Terrenos">
                    <text:p>Terren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66];&quot;Vista&quot;);&quot;view&quot;;IF(EXACT([.E66];&quot;Efectivo&quot;);&quot;other&quot;;IF(EXACT([.E66];&quot;Activo&quot;);&quot;other&quot;;IF(EXACT([.E66];&quot;Cuenta por cobrar&quot;);&quot;receivable&quot;;IF(EXACT([.E66];&quot;Cuenta por pagar&quot;);&quot;payable&quot;;IF(EXACT([.E66];&quot;Ingreso&quot;);&quot;other&quot;;IF(EXACT([.E66];&quot;Gasto&quot;);&quot;other&quot;;IF(EXACT([.E66];&quot;Patrimonio&quot;);&quot;other&quot;;IF(EXACT([.E66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66];&quot;Efectivo&quot;);EXACT([.E66];&quot;Cuenta por cobrar&quot;);EXACT([.E66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211-0101</text:p>
                    </table:table-cell>
                    <table:table-cell table:style-name="Nivel7" office:value-type="string">
                      <text:p>Edificio 1</text:p>
                    </table:table-cell>
                    <table:table-cell table:style-name="Datos" office:value-type="string">
                      <text:p>E1</text:p>
                    </table:table-cell>
                    <table:table-cell table:style-name="Datos" table:formula="of:=[.B66]" office:value-type="string" office:string-value="Valores originales">
                      <text:p>Valores original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67];&quot;Vista&quot;);&quot;view&quot;;IF(EXACT([.E67];&quot;Efectivo&quot;);&quot;other&quot;;IF(EXACT([.E67];&quot;Activo&quot;);&quot;other&quot;;IF(EXACT([.E67];&quot;Cuenta por cobrar&quot;);&quot;receivable&quot;;IF(EXACT([.E67];&quot;Cuenta por pagar&quot;);&quot;payable&quot;;IF(EXACT([.E67];&quot;Ingreso&quot;);&quot;other&quot;;IF(EXACT([.E67];&quot;Gasto&quot;);&quot;other&quot;;IF(EXACT([.E67];&quot;Patrimonio&quot;);&quot;other&quot;;IF(EXACT([.E67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67];&quot;Efectivo&quot;);EXACT([.E67];&quot;Cuenta por cobrar&quot;);EXACT([.E67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211-0102</text:p>
                    </table:table-cell>
                    <table:table-cell table:style-name="Nivel7" office:value-type="string">
                      <text:p>Edificio 2</text:p>
                    </table:table-cell>
                    <table:table-cell table:style-name="Datos" office:value-type="string">
                      <text:p>E2</text:p>
                    </table:table-cell>
                    <table:table-cell table:style-name="Datos" table:formula="of:=[.B66]" office:value-type="string" office:string-value="Valores originales">
                      <text:p>Valores original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68];&quot;Vista&quot;);&quot;view&quot;;IF(EXACT([.E68];&quot;Efectivo&quot;);&quot;other&quot;;IF(EXACT([.E68];&quot;Activo&quot;);&quot;other&quot;;IF(EXACT([.E68];&quot;Cuenta por cobrar&quot;);&quot;receivable&quot;;IF(EXACT([.E68];&quot;Cuenta por pagar&quot;);&quot;payable&quot;;IF(EXACT([.E68];&quot;Ingreso&quot;);&quot;other&quot;;IF(EXACT([.E68];&quot;Gasto&quot;);&quot;other&quot;;IF(EXACT([.E68];&quot;Patrimonio&quot;);&quot;other&quot;;IF(EXACT([.E68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68];&quot;Efectivo&quot;);EXACT([.E68];&quot;Cuenta por cobrar&quot;);EXACT([.E68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211-0200</text:p>
                  </table:table-cell>
                  <table:table-cell table:style-name="Nivel6" office:value-type="string">
                    <text:p>Revaluaciones</text:p>
                  </table:table-cell>
                  <table:table-cell table:style-name="Datos" office:value-type="string">
                    <text:p>Rev</text:p>
                  </table:table-cell>
                  <table:table-cell table:style-name="Datos" table:formula="of:=[.B65]" office:value-type="string" office:string-value="Terrenos">
                    <text:p>Terren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69];&quot;Vista&quot;);&quot;view&quot;;IF(EXACT([.E69];&quot;Efectivo&quot;);&quot;other&quot;;IF(EXACT([.E69];&quot;Activo&quot;);&quot;other&quot;;IF(EXACT([.E69];&quot;Cuenta por cobrar&quot;);&quot;receivable&quot;;IF(EXACT([.E69];&quot;Cuenta por pagar&quot;);&quot;payable&quot;;IF(EXACT([.E69];&quot;Ingreso&quot;);&quot;other&quot;;IF(EXACT([.E69];&quot;Gasto&quot;);&quot;other&quot;;IF(EXACT([.E69];&quot;Patrimonio&quot;);&quot;other&quot;;IF(EXACT([.E69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69];&quot;Efectivo&quot;);EXACT([.E69];&quot;Cuenta por cobrar&quot;);EXACT([.E69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1211-0201</text:p>
                    </table:table-cell>
                    <table:table-cell table:style-name="Nivel7" office:value-type="string">
                      <text:p>Edificio 1</text:p>
                    </table:table-cell>
                    <table:table-cell table:style-name="Datos" office:value-type="string">
                      <text:p>E1</text:p>
                    </table:table-cell>
                    <table:table-cell table:style-name="Datos" table:formula="of:=[.B69]" office:value-type="string" office:string-value="Revaluaciones">
                      <text:p>Revaluacion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70];&quot;Vista&quot;);&quot;view&quot;;IF(EXACT([.E70];&quot;Efectivo&quot;);&quot;other&quot;;IF(EXACT([.E70];&quot;Activo&quot;);&quot;other&quot;;IF(EXACT([.E70];&quot;Cuenta por cobrar&quot;);&quot;receivable&quot;;IF(EXACT([.E70];&quot;Cuenta por pagar&quot;);&quot;payable&quot;;IF(EXACT([.E70];&quot;Ingreso&quot;);&quot;other&quot;;IF(EXACT([.E70];&quot;Gasto&quot;);&quot;other&quot;;IF(EXACT([.E70];&quot;Patrimonio&quot;);&quot;other&quot;;IF(EXACT([.E70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70];&quot;Efectivo&quot;);EXACT([.E70];&quot;Cuenta por cobrar&quot;);EXACT([.E70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211-0202</text:p>
                    </table:table-cell>
                    <table:table-cell table:style-name="Nivel7" office:value-type="string">
                      <text:p>Edificio 2</text:p>
                    </table:table-cell>
                    <table:table-cell table:style-name="Datos" office:value-type="string">
                      <text:p>E2</text:p>
                    </table:table-cell>
                    <table:table-cell table:style-name="Datos" table:formula="of:=[.B69]" office:value-type="string" office:string-value="Revaluaciones">
                      <text:p>Revaluacion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71];&quot;Vista&quot;);&quot;view&quot;;IF(EXACT([.E71];&quot;Efectivo&quot;);&quot;other&quot;;IF(EXACT([.E71];&quot;Activo&quot;);&quot;other&quot;;IF(EXACT([.E71];&quot;Cuenta por cobrar&quot;);&quot;receivable&quot;;IF(EXACT([.E71];&quot;Cuenta por pagar&quot;);&quot;payable&quot;;IF(EXACT([.E71];&quot;Ingreso&quot;);&quot;other&quot;;IF(EXACT([.E71];&quot;Gasto&quot;);&quot;other&quot;;IF(EXACT([.E71];&quot;Patrimonio&quot;);&quot;other&quot;;IF(EXACT([.E71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71];&quot;Efectivo&quot;);EXACT([.E71];&quot;Cuenta por cobrar&quot;);EXACT([.E71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</table:table-row-group>
            </table:table-row-group>
            <table:table-row table:style-name="ro2">
              <table:table-cell table:style-name="Nivel4" office:value-type="string">
                <text:p>1220-0000</text:p>
              </table:table-cell>
              <table:table-cell table:style-name="Nivel4" office:value-type="string">
                <text:p>Activo fijo depreciable</text:p>
              </table:table-cell>
              <table:table-cell table:style-name="Datos" office:value-type="string">
                <text:p>Dep</text:p>
              </table:table-cell>
              <table:table-cell table:style-name="Datos" table:formula="of:=[.B63]" office:value-type="string" office:string-value="Activo fijo">
                <text:p>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72];&quot;Vista&quot;);&quot;view&quot;;IF(EXACT([.E72];&quot;Efectivo&quot;);&quot;other&quot;;IF(EXACT([.E72];&quot;Activo&quot;);&quot;other&quot;;IF(EXACT([.E72];&quot;Cuenta por cobrar&quot;);&quot;receivable&quot;;IF(EXACT([.E72];&quot;Cuenta por pagar&quot;);&quot;payable&quot;;IF(EXACT([.E72];&quot;Ingreso&quot;);&quot;other&quot;;IF(EXACT([.E72];&quot;Gasto&quot;);&quot;other&quot;;IF(EXACT([.E72];&quot;Patrimonio&quot;);&quot;other&quot;;IF(EXACT([.E72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72];&quot;Efectivo&quot;);EXACT([.E72];&quot;Cuenta por cobrar&quot;);EXACT([.E72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221-0000</text:p>
                </table:table-cell>
                <table:table-cell table:style-name="Nivel5" office:value-type="string">
                  <text:p>Edificios</text:p>
                </table:table-cell>
                <table:table-cell table:style-name="Datos" office:value-type="string">
                  <text:p>Ed</text:p>
                </table:table-cell>
                <table:table-cell table:style-name="Datos" table:formula="of:=[.B72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73];&quot;Vista&quot;);&quot;view&quot;;IF(EXACT([.E73];&quot;Efectivo&quot;);&quot;other&quot;;IF(EXACT([.E73];&quot;Activo&quot;);&quot;other&quot;;IF(EXACT([.E73];&quot;Cuenta por cobrar&quot;);&quot;receivable&quot;;IF(EXACT([.E73];&quot;Cuenta por pagar&quot;);&quot;payable&quot;;IF(EXACT([.E73];&quot;Ingreso&quot;);&quot;other&quot;;IF(EXACT([.E73];&quot;Gasto&quot;);&quot;other&quot;;IF(EXACT([.E73];&quot;Patrimonio&quot;);&quot;other&quot;;IF(EXACT([.E73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73];&quot;Efectivo&quot;);EXACT([.E73];&quot;Cuenta por cobrar&quot;);EXACT([.E73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221-0100</text:p>
                  </table:table-cell>
                  <table:table-cell table:style-name="Nivel6" office:value-type="string">
                    <text:p>Edificios – Valores originales</text:p>
                  </table:table-cell>
                  <table:table-cell table:style-name="Datos" office:value-type="string">
                    <text:p>VO</text:p>
                  </table:table-cell>
                  <table:table-cell table:style-name="Datos" table:formula="of:=[.B73]" office:value-type="string" office:string-value="Edificios">
                    <text:p>Edifici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74];&quot;Vista&quot;);&quot;view&quot;;IF(EXACT([.E74];&quot;Efectivo&quot;);&quot;other&quot;;IF(EXACT([.E74];&quot;Activo&quot;);&quot;other&quot;;IF(EXACT([.E74];&quot;Cuenta por cobrar&quot;);&quot;receivable&quot;;IF(EXACT([.E74];&quot;Cuenta por pagar&quot;);&quot;payable&quot;;IF(EXACT([.E74];&quot;Ingreso&quot;);&quot;other&quot;;IF(EXACT([.E74];&quot;Gasto&quot;);&quot;other&quot;;IF(EXACT([.E74];&quot;Patrimonio&quot;);&quot;other&quot;;IF(EXACT([.E74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74];&quot;Efectivo&quot;);EXACT([.E74];&quot;Cuenta por cobrar&quot;);EXACT([.E74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3">
                    <table:table-cell table:style-name="Nivel7" office:value-type="string">
                      <text:p>1221-0101</text:p>
                    </table:table-cell>
                    <table:table-cell table:style-name="Nivel7" office:value-type="string">
                      <text:p>Edificio 1</text:p>
                    </table:table-cell>
                    <table:table-cell table:style-name="Datos" office:value-type="string">
                      <text:p>E1</text:p>
                    </table:table-cell>
                    <table:table-cell table:style-name="Datos" table:formula="of:=[.B74]" office:value-type="string" office:string-value="Edificios – Valores originales">
                      <text:p>Edificios – Valores original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75];&quot;Vista&quot;);&quot;view&quot;;IF(EXACT([.E75];&quot;Efectivo&quot;);&quot;other&quot;;IF(EXACT([.E75];&quot;Activo&quot;);&quot;other&quot;;IF(EXACT([.E75];&quot;Cuenta por cobrar&quot;);&quot;receivable&quot;;IF(EXACT([.E75];&quot;Cuenta por pagar&quot;);&quot;payable&quot;;IF(EXACT([.E75];&quot;Ingreso&quot;);&quot;other&quot;;IF(EXACT([.E75];&quot;Gasto&quot;);&quot;other&quot;;IF(EXACT([.E75];&quot;Patrimonio&quot;);&quot;other&quot;;IF(EXACT([.E75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75];&quot;Efectivo&quot;);EXACT([.E75];&quot;Cuenta por cobrar&quot;);EXACT([.E75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221-0102</text:p>
                    </table:table-cell>
                    <table:table-cell table:style-name="Nivel7" office:value-type="string">
                      <text:p>Edificio 2</text:p>
                    </table:table-cell>
                    <table:table-cell table:style-name="Datos" office:value-type="string">
                      <text:p>E2</text:p>
                    </table:table-cell>
                    <table:table-cell table:style-name="Datos" table:formula="of:=[.B74]" office:value-type="string" office:string-value="Edificios – Valores originales">
                      <text:p>Edificios – Valores original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76];&quot;Vista&quot;);&quot;view&quot;;IF(EXACT([.E76];&quot;Efectivo&quot;);&quot;other&quot;;IF(EXACT([.E76];&quot;Activo&quot;);&quot;other&quot;;IF(EXACT([.E76];&quot;Cuenta por cobrar&quot;);&quot;receivable&quot;;IF(EXACT([.E76];&quot;Cuenta por pagar&quot;);&quot;payable&quot;;IF(EXACT([.E76];&quot;Ingreso&quot;);&quot;other&quot;;IF(EXACT([.E76];&quot;Gasto&quot;);&quot;other&quot;;IF(EXACT([.E76];&quot;Patrimonio&quot;);&quot;other&quot;;IF(EXACT([.E76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76];&quot;Efectivo&quot;);EXACT([.E76];&quot;Cuenta por cobrar&quot;);EXACT([.E76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221-0200</text:p>
                  </table:table-cell>
                  <table:table-cell table:style-name="Nivel6" office:value-type="string">
                    <text:p>Edificios – Revaluaciones</text:p>
                  </table:table-cell>
                  <table:table-cell table:style-name="Datos" office:value-type="string">
                    <text:p>Rev</text:p>
                  </table:table-cell>
                  <table:table-cell table:style-name="Datos" table:formula="of:=[.B73]" office:value-type="string" office:string-value="Edificios">
                    <text:p>Edifici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77];&quot;Vista&quot;);&quot;view&quot;;IF(EXACT([.E77];&quot;Efectivo&quot;);&quot;other&quot;;IF(EXACT([.E77];&quot;Activo&quot;);&quot;other&quot;;IF(EXACT([.E77];&quot;Cuenta por cobrar&quot;);&quot;receivable&quot;;IF(EXACT([.E77];&quot;Cuenta por pagar&quot;);&quot;payable&quot;;IF(EXACT([.E77];&quot;Ingreso&quot;);&quot;other&quot;;IF(EXACT([.E77];&quot;Gasto&quot;);&quot;other&quot;;IF(EXACT([.E77];&quot;Patrimonio&quot;);&quot;other&quot;;IF(EXACT([.E77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77];&quot;Efectivo&quot;);EXACT([.E77];&quot;Cuenta por cobrar&quot;);EXACT([.E77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3">
                    <table:table-cell table:style-name="Nivel7" office:value-type="string">
                      <text:p>1221-0201</text:p>
                    </table:table-cell>
                    <table:table-cell table:style-name="Nivel7" office:value-type="string">
                      <text:p>Edificio 1</text:p>
                    </table:table-cell>
                    <table:table-cell table:style-name="Datos" office:value-type="string">
                      <text:p>E1</text:p>
                    </table:table-cell>
                    <table:table-cell table:style-name="Datos" table:formula="of:=[.B77]" office:value-type="string" office:string-value="Edificios – Revaluaciones">
                      <text:p>Edificios – Revaluacion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78];&quot;Vista&quot;);&quot;view&quot;;IF(EXACT([.E78];&quot;Efectivo&quot;);&quot;other&quot;;IF(EXACT([.E78];&quot;Activo&quot;);&quot;other&quot;;IF(EXACT([.E78];&quot;Cuenta por cobrar&quot;);&quot;receivable&quot;;IF(EXACT([.E78];&quot;Cuenta por pagar&quot;);&quot;payable&quot;;IF(EXACT([.E78];&quot;Ingreso&quot;);&quot;other&quot;;IF(EXACT([.E78];&quot;Gasto&quot;);&quot;other&quot;;IF(EXACT([.E78];&quot;Patrimonio&quot;);&quot;other&quot;;IF(EXACT([.E78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78];&quot;Efectivo&quot;);EXACT([.E78];&quot;Cuenta por cobrar&quot;);EXACT([.E78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221-0202</text:p>
                    </table:table-cell>
                    <table:table-cell table:style-name="Nivel7" office:value-type="string">
                      <text:p>Edificio 2</text:p>
                    </table:table-cell>
                    <table:table-cell table:style-name="Datos" office:value-type="string">
                      <text:p>E2</text:p>
                    </table:table-cell>
                    <table:table-cell table:style-name="Datos" table:formula="of:=[.B77]" office:value-type="string" office:string-value="Edificios – Revaluaciones">
                      <text:p>Edificios – Revaluacion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79];&quot;Vista&quot;);&quot;view&quot;;IF(EXACT([.E79];&quot;Efectivo&quot;);&quot;other&quot;;IF(EXACT([.E79];&quot;Activo&quot;);&quot;other&quot;;IF(EXACT([.E79];&quot;Cuenta por cobrar&quot;);&quot;receivable&quot;;IF(EXACT([.E79];&quot;Cuenta por pagar&quot;);&quot;payable&quot;;IF(EXACT([.E79];&quot;Ingreso&quot;);&quot;other&quot;;IF(EXACT([.E79];&quot;Gasto&quot;);&quot;other&quot;;IF(EXACT([.E79];&quot;Patrimonio&quot;);&quot;other&quot;;IF(EXACT([.E79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79];&quot;Efectivo&quot;);EXACT([.E79];&quot;Cuenta por cobrar&quot;);EXACT([.E79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</table:table-row-group>
              <table:table-row table:style-name="ro2">
                <table:table-cell table:style-name="Nivel5" office:value-type="string">
                  <text:p>1222-0000</text:p>
                </table:table-cell>
                <table:table-cell table:style-name="Nivel5" office:value-type="string">
                  <text:p>Mejoras a edificios</text:p>
                </table:table-cell>
                <table:table-cell table:style-name="Datos" office:value-type="string">
                  <text:p>Mej-Ed</text:p>
                </table:table-cell>
                <table:table-cell table:style-name="Datos" table:formula="of:=[.B72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80];&quot;Vista&quot;);&quot;view&quot;;IF(EXACT([.E80];&quot;Efectivo&quot;);&quot;other&quot;;IF(EXACT([.E80];&quot;Activo&quot;);&quot;other&quot;;IF(EXACT([.E80];&quot;Cuenta por cobrar&quot;);&quot;receivable&quot;;IF(EXACT([.E80];&quot;Cuenta por pagar&quot;);&quot;payable&quot;;IF(EXACT([.E80];&quot;Ingreso&quot;);&quot;other&quot;;IF(EXACT([.E80];&quot;Gasto&quot;);&quot;other&quot;;IF(EXACT([.E80];&quot;Patrimonio&quot;);&quot;other&quot;;IF(EXACT([.E80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80];&quot;Efectivo&quot;);EXACT([.E80];&quot;Cuenta por cobrar&quot;);EXACT([.E80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222-0100</text:p>
                  </table:table-cell>
                  <table:table-cell table:style-name="Nivel6" office:value-type="string">
                    <text:p>Mejoras a edificios – Valores originales</text:p>
                  </table:table-cell>
                  <table:table-cell table:style-name="Datos" office:value-type="string">
                    <text:p>VO</text:p>
                  </table:table-cell>
                  <table:table-cell table:style-name="Datos" table:formula="of:=[.B80]" office:value-type="string" office:string-value="Mejoras a edificios">
                    <text:p>Mejoras a edifici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81];&quot;Vista&quot;);&quot;view&quot;;IF(EXACT([.E81];&quot;Efectivo&quot;);&quot;other&quot;;IF(EXACT([.E81];&quot;Activo&quot;);&quot;other&quot;;IF(EXACT([.E81];&quot;Cuenta por cobrar&quot;);&quot;receivable&quot;;IF(EXACT([.E81];&quot;Cuenta por pagar&quot;);&quot;payable&quot;;IF(EXACT([.E81];&quot;Ingreso&quot;);&quot;other&quot;;IF(EXACT([.E81];&quot;Gasto&quot;);&quot;other&quot;;IF(EXACT([.E81];&quot;Patrimonio&quot;);&quot;other&quot;;IF(EXACT([.E81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81];&quot;Efectivo&quot;);EXACT([.E81];&quot;Cuenta por cobrar&quot;);EXACT([.E81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3">
                    <table:table-cell table:style-name="Nivel7" office:value-type="string">
                      <text:p>1222-0101</text:p>
                    </table:table-cell>
                    <table:table-cell table:style-name="Nivel7" office:value-type="string">
                      <text:p>Edificio 1</text:p>
                    </table:table-cell>
                    <table:table-cell table:style-name="Datos" office:value-type="string">
                      <text:p>E1</text:p>
                    </table:table-cell>
                    <table:table-cell table:style-name="Datos" table:formula="of:=[.B81]" office:value-type="string" office:string-value="Mejoras a edificios – Valores originales">
                      <text:p>Mejoras a edificios – Valores original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82];&quot;Vista&quot;);&quot;view&quot;;IF(EXACT([.E82];&quot;Efectivo&quot;);&quot;other&quot;;IF(EXACT([.E82];&quot;Activo&quot;);&quot;other&quot;;IF(EXACT([.E82];&quot;Cuenta por cobrar&quot;);&quot;receivable&quot;;IF(EXACT([.E82];&quot;Cuenta por pagar&quot;);&quot;payable&quot;;IF(EXACT([.E82];&quot;Ingreso&quot;);&quot;other&quot;;IF(EXACT([.E82];&quot;Gasto&quot;);&quot;other&quot;;IF(EXACT([.E82];&quot;Patrimonio&quot;);&quot;other&quot;;IF(EXACT([.E82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82];&quot;Efectivo&quot;);EXACT([.E82];&quot;Cuenta por cobrar&quot;);EXACT([.E82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222-0102</text:p>
                    </table:table-cell>
                    <table:table-cell table:style-name="Nivel7" office:value-type="string">
                      <text:p>Edificio 2</text:p>
                    </table:table-cell>
                    <table:table-cell table:style-name="Datos" office:value-type="string">
                      <text:p>E2</text:p>
                    </table:table-cell>
                    <table:table-cell table:style-name="Datos" table:formula="of:=[.B81]" office:value-type="string" office:string-value="Mejoras a edificios – Valores originales">
                      <text:p>Mejoras a edificios – Valores original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83];&quot;Vista&quot;);&quot;view&quot;;IF(EXACT([.E83];&quot;Efectivo&quot;);&quot;other&quot;;IF(EXACT([.E83];&quot;Activo&quot;);&quot;other&quot;;IF(EXACT([.E83];&quot;Cuenta por cobrar&quot;);&quot;receivable&quot;;IF(EXACT([.E83];&quot;Cuenta por pagar&quot;);&quot;payable&quot;;IF(EXACT([.E83];&quot;Ingreso&quot;);&quot;other&quot;;IF(EXACT([.E83];&quot;Gasto&quot;);&quot;other&quot;;IF(EXACT([.E83];&quot;Patrimonio&quot;);&quot;other&quot;;IF(EXACT([.E83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83];&quot;Efectivo&quot;);EXACT([.E83];&quot;Cuenta por cobrar&quot;);EXACT([.E83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1222-0200</text:p>
                  </table:table-cell>
                  <table:table-cell table:style-name="Nivel6" office:value-type="string">
                    <text:p>Mejoras a edificios – Revaluaciones</text:p>
                  </table:table-cell>
                  <table:table-cell table:style-name="Datos" office:value-type="string">
                    <text:p>Rev</text:p>
                  </table:table-cell>
                  <table:table-cell table:style-name="Datos" table:formula="of:=[.B80]" office:value-type="string" office:string-value="Mejoras a edificios">
                    <text:p>Mejoras a edificios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84];&quot;Vista&quot;);&quot;view&quot;;IF(EXACT([.E84];&quot;Efectivo&quot;);&quot;other&quot;;IF(EXACT([.E84];&quot;Activo&quot;);&quot;other&quot;;IF(EXACT([.E84];&quot;Cuenta por cobrar&quot;);&quot;receivable&quot;;IF(EXACT([.E84];&quot;Cuenta por pagar&quot;);&quot;payable&quot;;IF(EXACT([.E84];&quot;Ingreso&quot;);&quot;other&quot;;IF(EXACT([.E84];&quot;Gasto&quot;);&quot;other&quot;;IF(EXACT([.E84];&quot;Patrimonio&quot;);&quot;other&quot;;IF(EXACT([.E84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84];&quot;Efectivo&quot;);EXACT([.E84];&quot;Cuenta por cobrar&quot;);EXACT([.E84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3">
                    <table:table-cell table:style-name="Nivel7" office:value-type="string">
                      <text:p>1222-0201</text:p>
                    </table:table-cell>
                    <table:table-cell table:style-name="Nivel7" office:value-type="string">
                      <text:p>Edificio 1</text:p>
                    </table:table-cell>
                    <table:table-cell table:style-name="Datos" office:value-type="string">
                      <text:p>E1</text:p>
                    </table:table-cell>
                    <table:table-cell table:style-name="Datos" table:formula="of:=[.B84]" office:value-type="string" office:string-value="Mejoras a edificios – Revaluaciones">
                      <text:p>Mejoras a edificios – Revaluacion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85];&quot;Vista&quot;);&quot;view&quot;;IF(EXACT([.E85];&quot;Efectivo&quot;);&quot;other&quot;;IF(EXACT([.E85];&quot;Activo&quot;);&quot;other&quot;;IF(EXACT([.E85];&quot;Cuenta por cobrar&quot;);&quot;receivable&quot;;IF(EXACT([.E85];&quot;Cuenta por pagar&quot;);&quot;payable&quot;;IF(EXACT([.E85];&quot;Ingreso&quot;);&quot;other&quot;;IF(EXACT([.E85];&quot;Gasto&quot;);&quot;other&quot;;IF(EXACT([.E85];&quot;Patrimonio&quot;);&quot;other&quot;;IF(EXACT([.E85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85];&quot;Efectivo&quot;);EXACT([.E85];&quot;Cuenta por cobrar&quot;);EXACT([.E85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1222-0202</text:p>
                    </table:table-cell>
                    <table:table-cell table:style-name="Nivel7" office:value-type="string">
                      <text:p>Edificio 2</text:p>
                    </table:table-cell>
                    <table:table-cell table:style-name="Datos" office:value-type="string">
                      <text:p>E2</text:p>
                    </table:table-cell>
                    <table:table-cell table:style-name="Datos" table:formula="of:=[.B84]" office:value-type="string" office:string-value="Mejoras a edificios – Revaluaciones">
                      <text:p>Mejoras a edificios – Revaluaciones</text:p>
                    </table:table-cell>
                    <table:table-cell table:style-name="Datos" office:value-type="string">
                      <text:p>Activ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86];&quot;Vista&quot;);&quot;view&quot;;IF(EXACT([.E86];&quot;Efectivo&quot;);&quot;other&quot;;IF(EXACT([.E86];&quot;Activo&quot;);&quot;other&quot;;IF(EXACT([.E86];&quot;Cuenta por cobrar&quot;);&quot;receivable&quot;;IF(EXACT([.E86];&quot;Cuenta por pagar&quot;);&quot;payable&quot;;IF(EXACT([.E86];&quot;Ingreso&quot;);&quot;other&quot;;IF(EXACT([.E86];&quot;Gasto&quot;);&quot;other&quot;;IF(EXACT([.E86];&quot;Patrimonio&quot;);&quot;other&quot;;IF(EXACT([.E86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86];&quot;Efectivo&quot;);EXACT([.E86];&quot;Cuenta por cobrar&quot;);EXACT([.E86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</table:table-row-group>
              <table:table-row table:style-name="ro2">
                <table:table-cell table:style-name="Nivel5" office:value-type="string">
                  <text:p>1223-0000</text:p>
                </table:table-cell>
                <table:table-cell table:style-name="Nivel5" office:value-type="string">
                  <text:p>Maquinaria y equipo de edificios</text:p>
                </table:table-cell>
                <table:table-cell table:style-name="Datos" office:value-type="string">
                  <text:p>MyE-Ed</text:p>
                </table:table-cell>
                <table:table-cell table:style-name="Datos" table:formula="of:=[.B72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87];&quot;Vista&quot;);&quot;view&quot;;IF(EXACT([.E87];&quot;Efectivo&quot;);&quot;other&quot;;IF(EXACT([.E87];&quot;Activo&quot;);&quot;other&quot;;IF(EXACT([.E87];&quot;Cuenta por cobrar&quot;);&quot;receivable&quot;;IF(EXACT([.E87];&quot;Cuenta por pagar&quot;);&quot;payable&quot;;IF(EXACT([.E87];&quot;Ingreso&quot;);&quot;other&quot;;IF(EXACT([.E87];&quot;Gasto&quot;);&quot;other&quot;;IF(EXACT([.E87];&quot;Patrimonio&quot;);&quot;other&quot;;IF(EXACT([.E87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87];&quot;Efectivo&quot;);EXACT([.E87];&quot;Cuenta por cobrar&quot;);EXACT([.E87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3">
                  <table:table-cell table:style-name="Nivel6" office:value-type="string">
                    <text:p>1223-0100</text:p>
                  </table:table-cell>
                  <table:table-cell table:style-name="Nivel6" office:value-type="string">
                    <text:p>Edificio 1</text:p>
                  </table:table-cell>
                  <table:table-cell table:style-name="Datos" office:value-type="string">
                    <text:p>E1</text:p>
                  </table:table-cell>
                  <table:table-cell table:style-name="Datos" table:formula="of:=[.B87]" office:value-type="string" office:string-value="Maquinaria y equipo de edificios">
                    <text:p>Maquinaria y equipo de edificios</text:p>
                  </table:table-cell>
                  <table:table-cell table:style-name="Datos" office:value-type="string">
                    <text:p>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88];&quot;Vista&quot;);&quot;view&quot;;IF(EXACT([.E88];&quot;Efectivo&quot;);&quot;other&quot;;IF(EXACT([.E88];&quot;Activo&quot;);&quot;other&quot;;IF(EXACT([.E88];&quot;Cuenta por cobrar&quot;);&quot;receivable&quot;;IF(EXACT([.E88];&quot;Cuenta por pagar&quot;);&quot;payable&quot;;IF(EXACT([.E88];&quot;Ingreso&quot;);&quot;other&quot;;IF(EXACT([.E88];&quot;Gasto&quot;);&quot;other&quot;;IF(EXACT([.E88];&quot;Patrimonio&quot;);&quot;other&quot;;IF(EXACT([.E88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88];&quot;Efectivo&quot;);EXACT([.E88];&quot;Cuenta por cobrar&quot;);EXACT([.E88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223-0200</text:p>
                  </table:table-cell>
                  <table:table-cell table:style-name="Nivel6" office:value-type="string">
                    <text:p>Edificio 2</text:p>
                  </table:table-cell>
                  <table:table-cell table:style-name="Datos" office:value-type="string">
                    <text:p>E2</text:p>
                  </table:table-cell>
                  <table:table-cell table:style-name="Datos" table:formula="of:=[.B87]" office:value-type="string" office:string-value="Maquinaria y equipo de edificios">
                    <text:p>Maquinaria y equipo de edificios</text:p>
                  </table:table-cell>
                  <table:table-cell table:style-name="Datos" office:value-type="string">
                    <text:p>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89];&quot;Vista&quot;);&quot;view&quot;;IF(EXACT([.E89];&quot;Efectivo&quot;);&quot;other&quot;;IF(EXACT([.E89];&quot;Activo&quot;);&quot;other&quot;;IF(EXACT([.E89];&quot;Cuenta por cobrar&quot;);&quot;receivable&quot;;IF(EXACT([.E89];&quot;Cuenta por pagar&quot;);&quot;payable&quot;;IF(EXACT([.E89];&quot;Ingreso&quot;);&quot;other&quot;;IF(EXACT([.E89];&quot;Gasto&quot;);&quot;other&quot;;IF(EXACT([.E89];&quot;Patrimonio&quot;);&quot;other&quot;;IF(EXACT([.E89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89];&quot;Efectivo&quot;);EXACT([.E89];&quot;Cuenta por cobrar&quot;);EXACT([.E89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1224-0000</text:p>
                </table:table-cell>
                <table:table-cell table:style-name="Nivel5" office:value-type="string">
                  <text:p>Herramientas mayores</text:p>
                </table:table-cell>
                <table:table-cell table:style-name="Datos" office:value-type="string">
                  <text:p>HM</text:p>
                </table:table-cell>
                <table:table-cell table:style-name="Datos" table:formula="of:=[.B72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A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90];&quot;Vista&quot;);&quot;view&quot;;IF(EXACT([.E90];&quot;Efectivo&quot;);&quot;other&quot;;IF(EXACT([.E90];&quot;Activo&quot;);&quot;other&quot;;IF(EXACT([.E90];&quot;Cuenta por cobrar&quot;);&quot;receivable&quot;;IF(EXACT([.E90];&quot;Cuenta por pagar&quot;);&quot;payable&quot;;IF(EXACT([.E90];&quot;Ingreso&quot;);&quot;other&quot;;IF(EXACT([.E90];&quot;Gasto&quot;);&quot;other&quot;;IF(EXACT([.E90];&quot;Patrimonio&quot;);&quot;other&quot;;IF(EXACT([.E90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90];&quot;Efectivo&quot;);EXACT([.E90];&quot;Cuenta por cobrar&quot;);EXACT([.E90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1225-0000</text:p>
                </table:table-cell>
                <table:table-cell table:style-name="Nivel5" office:value-type="string">
                  <text:p>Moibliario y equipo de oficina</text:p>
                </table:table-cell>
                <table:table-cell table:style-name="Datos" office:value-type="string">
                  <text:p>Mob</text:p>
                </table:table-cell>
                <table:table-cell table:style-name="Datos" table:formula="of:=[.B72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A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91];&quot;Vista&quot;);&quot;view&quot;;IF(EXACT([.E91];&quot;Efectivo&quot;);&quot;other&quot;;IF(EXACT([.E91];&quot;Activo&quot;);&quot;other&quot;;IF(EXACT([.E91];&quot;Cuenta por cobrar&quot;);&quot;receivable&quot;;IF(EXACT([.E91];&quot;Cuenta por pagar&quot;);&quot;payable&quot;;IF(EXACT([.E91];&quot;Ingreso&quot;);&quot;other&quot;;IF(EXACT([.E91];&quot;Gasto&quot;);&quot;other&quot;;IF(EXACT([.E91];&quot;Patrimonio&quot;);&quot;other&quot;;IF(EXACT([.E91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91];&quot;Efectivo&quot;);EXACT([.E91];&quot;Cuenta por cobrar&quot;);EXACT([.E91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1226-0000</text:p>
                </table:table-cell>
                <table:table-cell table:style-name="Nivel5" office:value-type="string">
                  <text:p>Equipo de cómputo</text:p>
                </table:table-cell>
                <table:table-cell table:style-name="Datos" office:value-type="string">
                  <text:p>Comp</text:p>
                </table:table-cell>
                <table:table-cell table:style-name="Datos" table:formula="of:=[.B72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A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92];&quot;Vista&quot;);&quot;view&quot;;IF(EXACT([.E92];&quot;Efectivo&quot;);&quot;other&quot;;IF(EXACT([.E92];&quot;Activo&quot;);&quot;other&quot;;IF(EXACT([.E92];&quot;Cuenta por cobrar&quot;);&quot;receivable&quot;;IF(EXACT([.E92];&quot;Cuenta por pagar&quot;);&quot;payable&quot;;IF(EXACT([.E92];&quot;Ingreso&quot;);&quot;other&quot;;IF(EXACT([.E92];&quot;Gasto&quot;);&quot;other&quot;;IF(EXACT([.E92];&quot;Patrimonio&quot;);&quot;other&quot;;IF(EXACT([.E92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92];&quot;Efectivo&quot;);EXACT([.E92];&quot;Cuenta por cobrar&quot;);EXACT([.E92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1227-0000</text:p>
                </table:table-cell>
                <table:table-cell table:style-name="Nivel5" office:value-type="string">
                  <text:p>Vehículos</text:p>
                </table:table-cell>
                <table:table-cell table:style-name="Datos" office:value-type="string">
                  <text:p>Veh</text:p>
                </table:table-cell>
                <table:table-cell table:style-name="Datos" table:formula="of:=[.B72]" office:value-type="string" office:string-value="Activo fijo depreciable">
                  <text:p>Activo fijo depreciable</text:p>
                </table:table-cell>
                <table:table-cell table:style-name="Datos" office:value-type="string">
                  <text:p>Activ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93];&quot;Vista&quot;);&quot;view&quot;;IF(EXACT([.E93];&quot;Efectivo&quot;);&quot;other&quot;;IF(EXACT([.E93];&quot;Activo&quot;);&quot;other&quot;;IF(EXACT([.E93];&quot;Cuenta por cobrar&quot;);&quot;receivable&quot;;IF(EXACT([.E93];&quot;Cuenta por pagar&quot;);&quot;payable&quot;;IF(EXACT([.E93];&quot;Ingreso&quot;);&quot;other&quot;;IF(EXACT([.E93];&quot;Gasto&quot;);&quot;other&quot;;IF(EXACT([.E93];&quot;Patrimonio&quot;);&quot;other&quot;;IF(EXACT([.E93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93];&quot;Efectivo&quot;);EXACT([.E93];&quot;Cuenta por cobrar&quot;);EXACT([.E93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</table:table-row-group>
          <table:table-row table:style-name="ro2">
            <table:table-cell table:style-name="Nivel3" office:value-type="string">
              <text:p>1300-0000</text:p>
            </table:table-cell>
            <table:table-cell table:style-name="Nivel3" office:value-type="string">
              <text:p>Depreciaciones acumuladas sobre activo fijo depreciable</text:p>
            </table:table-cell>
            <table:table-cell table:style-name="Datos" office:value-type="string">
              <text:p>Dep-Ac</text:p>
            </table:table-cell>
            <table:table-cell table:style-name="Datos" table:formula="of:=[.B3]" office:value-type="string" office:string-value="Activo">
              <text:p>Act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94];&quot;Vista&quot;);&quot;view&quot;;IF(EXACT([.E94];&quot;Efectivo&quot;);&quot;other&quot;;IF(EXACT([.E94];&quot;Activo&quot;);&quot;other&quot;;IF(EXACT([.E94];&quot;Cuenta por cobrar&quot;);&quot;receivable&quot;;IF(EXACT([.E94];&quot;Cuenta por pagar&quot;);&quot;payable&quot;;IF(EXACT([.E94];&quot;Ingreso&quot;);&quot;other&quot;;IF(EXACT([.E94];&quot;Gasto&quot;);&quot;other&quot;;IF(EXACT([.E94];&quot;Patrimonio&quot;);&quot;other&quot;;IF(EXACT([.E94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94];&quot;Efectivo&quot;);EXACT([.E94];&quot;Cuenta por cobrar&quot;);EXACT([.E94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1310-0000</text:p>
              </table:table-cell>
              <table:table-cell table:style-name="Nivel4" office:value-type="string">
                <text:p>Dep. ac. de edificios</text:p>
              </table:table-cell>
              <table:table-cell table:style-name="Datos" office:value-type="string">
                <text:p>Ed</text:p>
              </table:table-cell>
              <table:table-cell table:style-name="Datos" table:formula="of:=[.B94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95];&quot;Vista&quot;);&quot;view&quot;;IF(EXACT([.E95];&quot;Efectivo&quot;);&quot;other&quot;;IF(EXACT([.E95];&quot;Activo&quot;);&quot;other&quot;;IF(EXACT([.E95];&quot;Cuenta por cobrar&quot;);&quot;receivable&quot;;IF(EXACT([.E95];&quot;Cuenta por pagar&quot;);&quot;payable&quot;;IF(EXACT([.E95];&quot;Ingreso&quot;);&quot;other&quot;;IF(EXACT([.E95];&quot;Gasto&quot;);&quot;other&quot;;IF(EXACT([.E95];&quot;Patrimonio&quot;);&quot;other&quot;;IF(EXACT([.E95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95];&quot;Efectivo&quot;);EXACT([.E95];&quot;Cuenta por cobrar&quot;);EXACT([.E95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311-0000</text:p>
                </table:table-cell>
                <table:table-cell table:style-name="Nivel5" office:value-type="string">
                  <text:p>Dep. ac. de edificios – Valores originales</text:p>
                </table:table-cell>
                <table:table-cell table:style-name="Datos" office:value-type="string">
                  <text:p>VO</text:p>
                </table:table-cell>
                <table:table-cell table:style-name="Datos" table:formula="of:=[.B95]" office:value-type="string" office:string-value="Dep. ac. de edificios">
                  <text:p>Dep. ac. de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96];&quot;Vista&quot;);&quot;view&quot;;IF(EXACT([.E96];&quot;Efectivo&quot;);&quot;other&quot;;IF(EXACT([.E96];&quot;Activo&quot;);&quot;other&quot;;IF(EXACT([.E96];&quot;Cuenta por cobrar&quot;);&quot;receivable&quot;;IF(EXACT([.E96];&quot;Cuenta por pagar&quot;);&quot;payable&quot;;IF(EXACT([.E96];&quot;Ingreso&quot;);&quot;other&quot;;IF(EXACT([.E96];&quot;Gasto&quot;);&quot;other&quot;;IF(EXACT([.E96];&quot;Patrimonio&quot;);&quot;other&quot;;IF(EXACT([.E9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96];&quot;Efectivo&quot;);EXACT([.E96];&quot;Cuenta por cobrar&quot;);EXACT([.E96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3">
                  <table:table-cell table:style-name="Nivel6" office:value-type="string">
                    <text:p>1311-0100</text:p>
                  </table:table-cell>
                  <table:table-cell table:style-name="Nivel6" office:value-type="string">
                    <text:p>Edificio 1</text:p>
                  </table:table-cell>
                  <table:table-cell table:style-name="Datos" office:value-type="string">
                    <text:p>E1</text:p>
                  </table:table-cell>
                  <table:table-cell table:style-name="Datos" table:formula="of:=[.B96]" office:value-type="string" office:string-value="Dep. ac. de edificios – Valores originales">
                    <text:p>Dep. ac. de edificios – Valores originales</text:p>
                  </table:table-cell>
                  <table:table-cell table:style-name="Datos" office:value-type="string">
                    <text:p>Valuación de 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97];&quot;Vista&quot;);&quot;view&quot;;IF(EXACT([.E97];&quot;Efectivo&quot;);&quot;other&quot;;IF(EXACT([.E97];&quot;Activo&quot;);&quot;other&quot;;IF(EXACT([.E97];&quot;Cuenta por cobrar&quot;);&quot;receivable&quot;;IF(EXACT([.E97];&quot;Cuenta por pagar&quot;);&quot;payable&quot;;IF(EXACT([.E97];&quot;Ingreso&quot;);&quot;other&quot;;IF(EXACT([.E97];&quot;Gasto&quot;);&quot;other&quot;;IF(EXACT([.E97];&quot;Patrimonio&quot;);&quot;other&quot;;IF(EXACT([.E97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97];&quot;Efectivo&quot;);EXACT([.E97];&quot;Cuenta por cobrar&quot;);EXACT([.E97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311-0200</text:p>
                  </table:table-cell>
                  <table:table-cell table:style-name="Nivel6" office:value-type="string">
                    <text:p>Edificio 2</text:p>
                  </table:table-cell>
                  <table:table-cell table:style-name="Datos" office:value-type="string">
                    <text:p>E2</text:p>
                  </table:table-cell>
                  <table:table-cell table:style-name="Datos" table:formula="of:=[.B96]" office:value-type="string" office:string-value="Dep. ac. de edificios – Valores originales">
                    <text:p>Dep. ac. de edificios – Valores originales</text:p>
                  </table:table-cell>
                  <table:table-cell table:style-name="Datos" office:value-type="string">
                    <text:p>Valuación de 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98];&quot;Vista&quot;);&quot;view&quot;;IF(EXACT([.E98];&quot;Efectivo&quot;);&quot;other&quot;;IF(EXACT([.E98];&quot;Activo&quot;);&quot;other&quot;;IF(EXACT([.E98];&quot;Cuenta por cobrar&quot;);&quot;receivable&quot;;IF(EXACT([.E98];&quot;Cuenta por pagar&quot;);&quot;payable&quot;;IF(EXACT([.E98];&quot;Ingreso&quot;);&quot;other&quot;;IF(EXACT([.E98];&quot;Gasto&quot;);&quot;other&quot;;IF(EXACT([.E98];&quot;Patrimonio&quot;);&quot;other&quot;;IF(EXACT([.E98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98];&quot;Efectivo&quot;);EXACT([.E98];&quot;Cuenta por cobrar&quot;);EXACT([.E98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1312-0000</text:p>
                </table:table-cell>
                <table:table-cell table:style-name="Nivel5" office:value-type="string">
                  <text:p>Dep. ac. de edificios – Revaluaciones</text:p>
                </table:table-cell>
                <table:table-cell table:style-name="Datos" office:value-type="string">
                  <text:p>Rev</text:p>
                </table:table-cell>
                <table:table-cell table:style-name="Datos" table:formula="of:=[.B95]" office:value-type="string" office:string-value="Dep. ac. de edificios">
                  <text:p>Dep. ac. de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99];&quot;Vista&quot;);&quot;view&quot;;IF(EXACT([.E99];&quot;Efectivo&quot;);&quot;other&quot;;IF(EXACT([.E99];&quot;Activo&quot;);&quot;other&quot;;IF(EXACT([.E99];&quot;Cuenta por cobrar&quot;);&quot;receivable&quot;;IF(EXACT([.E99];&quot;Cuenta por pagar&quot;);&quot;payable&quot;;IF(EXACT([.E99];&quot;Ingreso&quot;);&quot;other&quot;;IF(EXACT([.E99];&quot;Gasto&quot;);&quot;other&quot;;IF(EXACT([.E99];&quot;Patrimonio&quot;);&quot;other&quot;;IF(EXACT([.E99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99];&quot;Efectivo&quot;);EXACT([.E99];&quot;Cuenta por cobrar&quot;);EXACT([.E99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3">
                  <table:table-cell table:style-name="Nivel6" office:value-type="string">
                    <text:p>1312-0100</text:p>
                  </table:table-cell>
                  <table:table-cell table:style-name="Nivel6" office:value-type="string">
                    <text:p>Edificio 1</text:p>
                  </table:table-cell>
                  <table:table-cell table:style-name="Datos" office:value-type="string">
                    <text:p>E1</text:p>
                  </table:table-cell>
                  <table:table-cell table:style-name="Datos" table:formula="of:=[.B99]" office:value-type="string" office:string-value="Dep. ac. de edificios – Revaluaciones">
                    <text:p>Dep. ac. de edificios – Revaluaciones</text:p>
                  </table:table-cell>
                  <table:table-cell table:style-name="Datos" office:value-type="string">
                    <text:p>Valuación de 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00];&quot;Vista&quot;);&quot;view&quot;;IF(EXACT([.E100];&quot;Efectivo&quot;);&quot;other&quot;;IF(EXACT([.E100];&quot;Activo&quot;);&quot;other&quot;;IF(EXACT([.E100];&quot;Cuenta por cobrar&quot;);&quot;receivable&quot;;IF(EXACT([.E100];&quot;Cuenta por pagar&quot;);&quot;payable&quot;;IF(EXACT([.E100];&quot;Ingreso&quot;);&quot;other&quot;;IF(EXACT([.E100];&quot;Gasto&quot;);&quot;other&quot;;IF(EXACT([.E100];&quot;Patrimonio&quot;);&quot;other&quot;;IF(EXACT([.E100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100];&quot;Efectivo&quot;);EXACT([.E100];&quot;Cuenta por cobrar&quot;);EXACT([.E100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312-0200</text:p>
                  </table:table-cell>
                  <table:table-cell table:style-name="Nivel6" office:value-type="string">
                    <text:p>Edificio 2</text:p>
                  </table:table-cell>
                  <table:table-cell table:style-name="Datos" office:value-type="string">
                    <text:p>E2</text:p>
                  </table:table-cell>
                  <table:table-cell table:style-name="Datos" table:formula="of:=[.B99]" office:value-type="string" office:string-value="Dep. ac. de edificios – Revaluaciones">
                    <text:p>Dep. ac. de edificios – Revaluaciones</text:p>
                  </table:table-cell>
                  <table:table-cell table:style-name="Datos" office:value-type="string">
                    <text:p>Valuación de 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01];&quot;Vista&quot;);&quot;view&quot;;IF(EXACT([.E101];&quot;Efectivo&quot;);&quot;other&quot;;IF(EXACT([.E101];&quot;Activo&quot;);&quot;other&quot;;IF(EXACT([.E101];&quot;Cuenta por cobrar&quot;);&quot;receivable&quot;;IF(EXACT([.E101];&quot;Cuenta por pagar&quot;);&quot;payable&quot;;IF(EXACT([.E101];&quot;Ingreso&quot;);&quot;other&quot;;IF(EXACT([.E101];&quot;Gasto&quot;);&quot;other&quot;;IF(EXACT([.E101];&quot;Patrimonio&quot;);&quot;other&quot;;IF(EXACT([.E101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101];&quot;Efectivo&quot;);EXACT([.E101];&quot;Cuenta por cobrar&quot;);EXACT([.E101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</table:table-row-group>
            <table:table-row table:style-name="ro2">
              <table:table-cell table:style-name="Nivel4" office:value-type="string">
                <text:p>1320-0000</text:p>
              </table:table-cell>
              <table:table-cell table:style-name="Nivel4" office:value-type="string">
                <text:p>Dep. ac. de mejoras a edificios</text:p>
              </table:table-cell>
              <table:table-cell table:style-name="Datos" office:value-type="string">
                <text:p>Mej-Ed</text:p>
              </table:table-cell>
              <table:table-cell table:style-name="Datos" table:formula="of:=[.B94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02];&quot;Vista&quot;);&quot;view&quot;;IF(EXACT([.E102];&quot;Efectivo&quot;);&quot;other&quot;;IF(EXACT([.E102];&quot;Activo&quot;);&quot;other&quot;;IF(EXACT([.E102];&quot;Cuenta por cobrar&quot;);&quot;receivable&quot;;IF(EXACT([.E102];&quot;Cuenta por pagar&quot;);&quot;payable&quot;;IF(EXACT([.E102];&quot;Ingreso&quot;);&quot;other&quot;;IF(EXACT([.E102];&quot;Gasto&quot;);&quot;other&quot;;IF(EXACT([.E102];&quot;Patrimonio&quot;);&quot;other&quot;;IF(EXACT([.E102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102];&quot;Efectivo&quot;);EXACT([.E102];&quot;Cuenta por cobrar&quot;);EXACT([.E102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321-0000</text:p>
                </table:table-cell>
                <table:table-cell table:style-name="Nivel5" office:value-type="string">
                  <text:p>Dep. ac. de mejoras a edificios – Valores originales</text:p>
                </table:table-cell>
                <table:table-cell table:style-name="Datos" office:value-type="string">
                  <text:p>VO</text:p>
                </table:table-cell>
                <table:table-cell table:style-name="Datos" table:formula="of:=[.B102]" office:value-type="string" office:string-value="Dep. ac. de mejoras a edificios">
                  <text:p>Dep. ac. de mejoras a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03];&quot;Vista&quot;);&quot;view&quot;;IF(EXACT([.E103];&quot;Efectivo&quot;);&quot;other&quot;;IF(EXACT([.E103];&quot;Activo&quot;);&quot;other&quot;;IF(EXACT([.E103];&quot;Cuenta por cobrar&quot;);&quot;receivable&quot;;IF(EXACT([.E103];&quot;Cuenta por pagar&quot;);&quot;payable&quot;;IF(EXACT([.E103];&quot;Ingreso&quot;);&quot;other&quot;;IF(EXACT([.E103];&quot;Gasto&quot;);&quot;other&quot;;IF(EXACT([.E103];&quot;Patrimonio&quot;);&quot;other&quot;;IF(EXACT([.E103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03];&quot;Efectivo&quot;);EXACT([.E103];&quot;Cuenta por cobrar&quot;);EXACT([.E103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3">
                  <table:table-cell table:style-name="Nivel6" office:value-type="string">
                    <text:p>1321-0101</text:p>
                  </table:table-cell>
                  <table:table-cell table:style-name="Nivel6" office:value-type="string">
                    <text:p>Edificio 1</text:p>
                  </table:table-cell>
                  <table:table-cell table:style-name="Datos" office:value-type="string">
                    <text:p>E1</text:p>
                  </table:table-cell>
                  <table:table-cell table:style-name="Datos" table:formula="of:=[.B103]" office:value-type="string" office:string-value="Dep. ac. de mejoras a edificios – Valores originales">
                    <text:p>Dep. ac. de mejoras a edificios – Valores originales</text:p>
                  </table:table-cell>
                  <table:table-cell table:style-name="Datos" office:value-type="string">
                    <text:p>Valuación de 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04];&quot;Vista&quot;);&quot;view&quot;;IF(EXACT([.E104];&quot;Efectivo&quot;);&quot;other&quot;;IF(EXACT([.E104];&quot;Activo&quot;);&quot;other&quot;;IF(EXACT([.E104];&quot;Cuenta por cobrar&quot;);&quot;receivable&quot;;IF(EXACT([.E104];&quot;Cuenta por pagar&quot;);&quot;payable&quot;;IF(EXACT([.E104];&quot;Ingreso&quot;);&quot;other&quot;;IF(EXACT([.E104];&quot;Gasto&quot;);&quot;other&quot;;IF(EXACT([.E104];&quot;Patrimonio&quot;);&quot;other&quot;;IF(EXACT([.E104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104];&quot;Efectivo&quot;);EXACT([.E104];&quot;Cuenta por cobrar&quot;);EXACT([.E104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321-0102</text:p>
                  </table:table-cell>
                  <table:table-cell table:style-name="Nivel6" office:value-type="string">
                    <text:p>Edificio 2</text:p>
                  </table:table-cell>
                  <table:table-cell table:style-name="Datos" office:value-type="string">
                    <text:p>E2</text:p>
                  </table:table-cell>
                  <table:table-cell table:style-name="Datos" table:formula="of:=[.B103]" office:value-type="string" office:string-value="Dep. ac. de mejoras a edificios – Valores originales">
                    <text:p>Dep. ac. de mejoras a edificios – Valores originales</text:p>
                  </table:table-cell>
                  <table:table-cell table:style-name="Datos" office:value-type="string">
                    <text:p>Valuación de 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05];&quot;Vista&quot;);&quot;view&quot;;IF(EXACT([.E105];&quot;Efectivo&quot;);&quot;other&quot;;IF(EXACT([.E105];&quot;Activo&quot;);&quot;other&quot;;IF(EXACT([.E105];&quot;Cuenta por cobrar&quot;);&quot;receivable&quot;;IF(EXACT([.E105];&quot;Cuenta por pagar&quot;);&quot;payable&quot;;IF(EXACT([.E105];&quot;Ingreso&quot;);&quot;other&quot;;IF(EXACT([.E105];&quot;Gasto&quot;);&quot;other&quot;;IF(EXACT([.E105];&quot;Patrimonio&quot;);&quot;other&quot;;IF(EXACT([.E105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105];&quot;Efectivo&quot;);EXACT([.E105];&quot;Cuenta por cobrar&quot;);EXACT([.E105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1322-0000</text:p>
                </table:table-cell>
                <table:table-cell table:style-name="Nivel5" office:value-type="string">
                  <text:p>Dep. ac. de mejoras a edificios – Revaluaciones</text:p>
                </table:table-cell>
                <table:table-cell table:style-name="Datos" office:value-type="string">
                  <text:p>Rev</text:p>
                </table:table-cell>
                <table:table-cell table:style-name="Datos" table:formula="of:=[.B102]" office:value-type="string" office:string-value="Dep. ac. de mejoras a edificios">
                  <text:p>Dep. ac. de mejoras a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06];&quot;Vista&quot;);&quot;view&quot;;IF(EXACT([.E106];&quot;Efectivo&quot;);&quot;other&quot;;IF(EXACT([.E106];&quot;Activo&quot;);&quot;other&quot;;IF(EXACT([.E106];&quot;Cuenta por cobrar&quot;);&quot;receivable&quot;;IF(EXACT([.E106];&quot;Cuenta por pagar&quot;);&quot;payable&quot;;IF(EXACT([.E106];&quot;Ingreso&quot;);&quot;other&quot;;IF(EXACT([.E106];&quot;Gasto&quot;);&quot;other&quot;;IF(EXACT([.E106];&quot;Patrimonio&quot;);&quot;other&quot;;IF(EXACT([.E10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06];&quot;Efectivo&quot;);EXACT([.E106];&quot;Cuenta por cobrar&quot;);EXACT([.E106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3">
                  <table:table-cell table:style-name="Nivel6" office:value-type="string">
                    <text:p>1322-0101</text:p>
                  </table:table-cell>
                  <table:table-cell table:style-name="Nivel6" office:value-type="string">
                    <text:p>Edificio 1</text:p>
                  </table:table-cell>
                  <table:table-cell table:style-name="Datos" office:value-type="string">
                    <text:p>E1</text:p>
                  </table:table-cell>
                  <table:table-cell table:style-name="Datos" table:formula="of:=[.B106]" office:value-type="string" office:string-value="Dep. ac. de mejoras a edificios – Revaluaciones">
                    <text:p>Dep. ac. de mejoras a edificios – Revaluaciones</text:p>
                  </table:table-cell>
                  <table:table-cell table:style-name="Datos" office:value-type="string">
                    <text:p>Valuación de 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07];&quot;Vista&quot;);&quot;view&quot;;IF(EXACT([.E107];&quot;Efectivo&quot;);&quot;other&quot;;IF(EXACT([.E107];&quot;Activo&quot;);&quot;other&quot;;IF(EXACT([.E107];&quot;Cuenta por cobrar&quot;);&quot;receivable&quot;;IF(EXACT([.E107];&quot;Cuenta por pagar&quot;);&quot;payable&quot;;IF(EXACT([.E107];&quot;Ingreso&quot;);&quot;other&quot;;IF(EXACT([.E107];&quot;Gasto&quot;);&quot;other&quot;;IF(EXACT([.E107];&quot;Patrimonio&quot;);&quot;other&quot;;IF(EXACT([.E107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107];&quot;Efectivo&quot;);EXACT([.E107];&quot;Cuenta por cobrar&quot;);EXACT([.E107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322-0102</text:p>
                  </table:table-cell>
                  <table:table-cell table:style-name="Nivel6" office:value-type="string">
                    <text:p>Edificio 2</text:p>
                  </table:table-cell>
                  <table:table-cell table:style-name="Datos" office:value-type="string">
                    <text:p>E2</text:p>
                  </table:table-cell>
                  <table:table-cell table:style-name="Datos" table:formula="of:=[.B106]" office:value-type="string" office:string-value="Dep. ac. de mejoras a edificios – Revaluaciones">
                    <text:p>Dep. ac. de mejoras a edificios – Revaluaciones</text:p>
                  </table:table-cell>
                  <table:table-cell table:style-name="Datos" office:value-type="string">
                    <text:p>Valuación de activ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08];&quot;Vista&quot;);&quot;view&quot;;IF(EXACT([.E108];&quot;Efectivo&quot;);&quot;other&quot;;IF(EXACT([.E108];&quot;Activo&quot;);&quot;other&quot;;IF(EXACT([.E108];&quot;Cuenta por cobrar&quot;);&quot;receivable&quot;;IF(EXACT([.E108];&quot;Cuenta por pagar&quot;);&quot;payable&quot;;IF(EXACT([.E108];&quot;Ingreso&quot;);&quot;other&quot;;IF(EXACT([.E108];&quot;Gasto&quot;);&quot;other&quot;;IF(EXACT([.E108];&quot;Patrimonio&quot;);&quot;other&quot;;IF(EXACT([.E108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108];&quot;Efectivo&quot;);EXACT([.E108];&quot;Cuenta por cobrar&quot;);EXACT([.E108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</table:table-row-group>
            <table:table-row table:style-name="ro2">
              <table:table-cell table:style-name="Nivel4" office:value-type="string">
                <text:p>1330-0000</text:p>
              </table:table-cell>
              <table:table-cell table:style-name="Nivel4" office:value-type="string">
                <text:p>Dep. ac. de maquinaria y equipo de edificios</text:p>
              </table:table-cell>
              <table:table-cell table:style-name="Datos" office:value-type="string">
                <text:p>MyE-Ed</text:p>
              </table:table-cell>
              <table:table-cell table:style-name="Datos" table:formula="of:=[.B94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09];&quot;Vista&quot;);&quot;view&quot;;IF(EXACT([.E109];&quot;Efectivo&quot;);&quot;other&quot;;IF(EXACT([.E109];&quot;Activo&quot;);&quot;other&quot;;IF(EXACT([.E109];&quot;Cuenta por cobrar&quot;);&quot;receivable&quot;;IF(EXACT([.E109];&quot;Cuenta por pagar&quot;);&quot;payable&quot;;IF(EXACT([.E109];&quot;Ingreso&quot;);&quot;other&quot;;IF(EXACT([.E109];&quot;Gasto&quot;);&quot;other&quot;;IF(EXACT([.E109];&quot;Patrimonio&quot;);&quot;other&quot;;IF(EXACT([.E109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09];&quot;Efectivo&quot;);EXACT([.E109];&quot;Cuenta por cobrar&quot;);EXACT([.E109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1340-0000</text:p>
              </table:table-cell>
              <table:table-cell table:style-name="Nivel4" office:value-type="string">
                <text:p>Dep. ac. de herramientas mayores</text:p>
              </table:table-cell>
              <table:table-cell table:style-name="Datos" office:value-type="string">
                <text:p>HM</text:p>
              </table:table-cell>
              <table:table-cell table:style-name="Datos" table:formula="of:=[.B94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10];&quot;Vista&quot;);&quot;view&quot;;IF(EXACT([.E110];&quot;Efectivo&quot;);&quot;other&quot;;IF(EXACT([.E110];&quot;Activo&quot;);&quot;other&quot;;IF(EXACT([.E110];&quot;Cuenta por cobrar&quot;);&quot;receivable&quot;;IF(EXACT([.E110];&quot;Cuenta por pagar&quot;);&quot;payable&quot;;IF(EXACT([.E110];&quot;Ingreso&quot;);&quot;other&quot;;IF(EXACT([.E110];&quot;Gasto&quot;);&quot;other&quot;;IF(EXACT([.E110];&quot;Patrimonio&quot;);&quot;other&quot;;IF(EXACT([.E110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10];&quot;Efectivo&quot;);EXACT([.E110];&quot;Cuenta por cobrar&quot;);EXACT([.E110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1350-0000</text:p>
              </table:table-cell>
              <table:table-cell table:style-name="Nivel4" office:value-type="string">
                <text:p>Dep. ac. de mobiliario y equipo de oficina</text:p>
              </table:table-cell>
              <table:table-cell table:style-name="Datos" office:value-type="string">
                <text:p>Mob</text:p>
              </table:table-cell>
              <table:table-cell table:style-name="Datos" table:formula="of:=[.B94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11];&quot;Vista&quot;);&quot;view&quot;;IF(EXACT([.E111];&quot;Efectivo&quot;);&quot;other&quot;;IF(EXACT([.E111];&quot;Activo&quot;);&quot;other&quot;;IF(EXACT([.E111];&quot;Cuenta por cobrar&quot;);&quot;receivable&quot;;IF(EXACT([.E111];&quot;Cuenta por pagar&quot;);&quot;payable&quot;;IF(EXACT([.E111];&quot;Ingreso&quot;);&quot;other&quot;;IF(EXACT([.E111];&quot;Gasto&quot;);&quot;other&quot;;IF(EXACT([.E111];&quot;Patrimonio&quot;);&quot;other&quot;;IF(EXACT([.E111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11];&quot;Efectivo&quot;);EXACT([.E111];&quot;Cuenta por cobrar&quot;);EXACT([.E111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1360-0000</text:p>
              </table:table-cell>
              <table:table-cell table:style-name="Nivel4" office:value-type="string">
                <text:p>Dep. ac. de equipo de cómputo</text:p>
              </table:table-cell>
              <table:table-cell table:style-name="Datos" office:value-type="string">
                <text:p>Comp</text:p>
              </table:table-cell>
              <table:table-cell table:style-name="Datos" table:formula="of:=[.B94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12];&quot;Vista&quot;);&quot;view&quot;;IF(EXACT([.E112];&quot;Efectivo&quot;);&quot;other&quot;;IF(EXACT([.E112];&quot;Activo&quot;);&quot;other&quot;;IF(EXACT([.E112];&quot;Cuenta por cobrar&quot;);&quot;receivable&quot;;IF(EXACT([.E112];&quot;Cuenta por pagar&quot;);&quot;payable&quot;;IF(EXACT([.E112];&quot;Ingreso&quot;);&quot;other&quot;;IF(EXACT([.E112];&quot;Gasto&quot;);&quot;other&quot;;IF(EXACT([.E112];&quot;Patrimonio&quot;);&quot;other&quot;;IF(EXACT([.E11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12];&quot;Efectivo&quot;);EXACT([.E112];&quot;Cuenta por cobrar&quot;);EXACT([.E112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1370-0000</text:p>
              </table:table-cell>
              <table:table-cell table:style-name="Nivel4" office:value-type="string">
                <text:p>Dep. ac. de vehículos</text:p>
              </table:table-cell>
              <table:table-cell table:style-name="Datos" office:value-type="string">
                <text:p>Veh</text:p>
              </table:table-cell>
              <table:table-cell table:style-name="Datos" table:formula="of:=[.B94]" office:value-type="string" office:string-value="Depreciaciones acumuladas sobre activo fijo depreciable">
                <text:p>Depreciaciones acumuladas sobre activo fijo depreciable</text:p>
              </table:table-cell>
              <table:table-cell table:style-name="Datos" office:value-type="string">
                <text:p>Valuación de activ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13];&quot;Vista&quot;);&quot;view&quot;;IF(EXACT([.E113];&quot;Efectivo&quot;);&quot;other&quot;;IF(EXACT([.E113];&quot;Activo&quot;);&quot;other&quot;;IF(EXACT([.E113];&quot;Cuenta por cobrar&quot;);&quot;receivable&quot;;IF(EXACT([.E113];&quot;Cuenta por pagar&quot;);&quot;payable&quot;;IF(EXACT([.E113];&quot;Ingreso&quot;);&quot;other&quot;;IF(EXACT([.E113];&quot;Gasto&quot;);&quot;other&quot;;IF(EXACT([.E113];&quot;Patrimonio&quot;);&quot;other&quot;;IF(EXACT([.E11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13];&quot;Efectivo&quot;);EXACT([.E113];&quot;Cuenta por cobrar&quot;);EXACT([.E113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  <table:table-row table:style-name="ro2">
            <table:table-cell table:style-name="Nivel3" office:value-type="string">
              <text:p>1900-0000</text:p>
            </table:table-cell>
            <table:table-cell table:style-name="Nivel3" office:value-type="string">
              <text:p>Otros activos</text:p>
            </table:table-cell>
            <table:table-cell table:style-name="Datos" office:value-type="string">
              <text:p>Ot</text:p>
            </table:table-cell>
            <table:table-cell table:style-name="Datos" table:formula="of:=[.B3]" office:value-type="string" office:string-value="Activo">
              <text:p>Act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14];&quot;Vista&quot;);&quot;view&quot;;IF(EXACT([.E114];&quot;Efectivo&quot;);&quot;other&quot;;IF(EXACT([.E114];&quot;Activo&quot;);&quot;other&quot;;IF(EXACT([.E114];&quot;Cuenta por cobrar&quot;);&quot;receivable&quot;;IF(EXACT([.E114];&quot;Cuenta por pagar&quot;);&quot;payable&quot;;IF(EXACT([.E114];&quot;Ingreso&quot;);&quot;other&quot;;IF(EXACT([.E114];&quot;Gasto&quot;);&quot;other&quot;;IF(EXACT([.E114];&quot;Patrimonio&quot;);&quot;other&quot;;IF(EXACT([.E114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14];&quot;Efectivo&quot;);EXACT([.E114];&quot;Cuenta por cobrar&quot;);EXACT([.E114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1910-0000</text:p>
              </table:table-cell>
              <table:table-cell table:style-name="Nivel4" office:value-type="string">
                <text:p>Gastos pagados por anticipado</text:p>
              </table:table-cell>
              <table:table-cell table:style-name="Datos" office:value-type="string">
                <text:p>Gas-Ant</text:p>
              </table:table-cell>
              <table:table-cell table:style-name="Datos" table:formula="of:=[.B114]" office:value-type="string" office:string-value="Otros activos">
                <text:p>Otros ac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15];&quot;Vista&quot;);&quot;view&quot;;IF(EXACT([.E115];&quot;Efectivo&quot;);&quot;other&quot;;IF(EXACT([.E115];&quot;Activo&quot;);&quot;other&quot;;IF(EXACT([.E115];&quot;Cuenta por cobrar&quot;);&quot;receivable&quot;;IF(EXACT([.E115];&quot;Cuenta por pagar&quot;);&quot;payable&quot;;IF(EXACT([.E115];&quot;Ingreso&quot;);&quot;other&quot;;IF(EXACT([.E115];&quot;Gasto&quot;);&quot;other&quot;;IF(EXACT([.E115];&quot;Patrimonio&quot;);&quot;other&quot;;IF(EXACT([.E115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115];&quot;Efectivo&quot;);EXACT([.E115];&quot;Cuenta por cobrar&quot;);EXACT([.E115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911-0000</text:p>
                </table:table-cell>
                <table:table-cell table:style-name="Nivel5" office:value-type="string">
                  <text:p>Pólizas de seguros prepagadas</text:p>
                </table:table-cell>
                <table:table-cell table:style-name="Datos" office:value-type="string">
                  <text:p>Pol</text:p>
                </table:table-cell>
                <table:table-cell table:style-name="Datos" table:formula="of:=[.B115]" office:value-type="string" office:string-value="Gastos pagados por anticipado">
                  <text:p>Gastos pagados por anticipado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16];&quot;Vista&quot;);&quot;view&quot;;IF(EXACT([.E116];&quot;Efectivo&quot;);&quot;other&quot;;IF(EXACT([.E116];&quot;Activo&quot;);&quot;other&quot;;IF(EXACT([.E116];&quot;Cuenta por cobrar&quot;);&quot;receivable&quot;;IF(EXACT([.E116];&quot;Cuenta por pagar&quot;);&quot;payable&quot;;IF(EXACT([.E116];&quot;Ingreso&quot;);&quot;other&quot;;IF(EXACT([.E116];&quot;Gasto&quot;);&quot;other&quot;;IF(EXACT([.E116];&quot;Patrimonio&quot;);&quot;other&quot;;IF(EXACT([.E11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16];&quot;Efectivo&quot;);EXACT([.E116];&quot;Cuenta por cobrar&quot;);EXACT([.E116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911-0100</text:p>
                  </table:table-cell>
                  <table:table-cell table:style-name="Nivel6" office:value-type="string">
                    <text:p>Riesgos del trabajo</text:p>
                  </table:table-cell>
                  <table:table-cell table:style-name="Datos" office:value-type="string">
                    <text:p>Ries</text:p>
                  </table:table-cell>
                  <table:table-cell table:style-name="Datos" table:formula="of:=[.B116]" office:value-type="string" office:string-value="Pólizas de seguros prepagadas">
                    <text:p>Pólizas de seguros prepagada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17];&quot;Vista&quot;);&quot;view&quot;;IF(EXACT([.E117];&quot;Efectivo&quot;);&quot;other&quot;;IF(EXACT([.E117];&quot;Activo&quot;);&quot;other&quot;;IF(EXACT([.E117];&quot;Cuenta por cobrar&quot;);&quot;receivable&quot;;IF(EXACT([.E117];&quot;Cuenta por pagar&quot;);&quot;payable&quot;;IF(EXACT([.E117];&quot;Ingreso&quot;);&quot;other&quot;;IF(EXACT([.E117];&quot;Gasto&quot;);&quot;other&quot;;IF(EXACT([.E117];&quot;Patrimonio&quot;);&quot;other&quot;;IF(EXACT([.E117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117];&quot;Efectivo&quot;);EXACT([.E117];&quot;Cuenta por cobrar&quot;);EXACT([.E117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</table:table-row-group>
            </table:table-row-group>
            <table:table-row table:style-name="ro2">
              <table:table-cell table:style-name="Nivel4" office:value-type="string">
                <text:p>1920-0000</text:p>
              </table:table-cell>
              <table:table-cell table:style-name="Nivel4" office:value-type="string">
                <text:p>Depósitos de garantía</text:p>
              </table:table-cell>
              <table:table-cell table:style-name="Datos" office:value-type="string">
                <text:p>Dep</text:p>
              </table:table-cell>
              <table:table-cell table:style-name="Datos" table:formula="of:=[.B114]" office:value-type="string" office:string-value="Otros activos">
                <text:p>Otros ac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18];&quot;Vista&quot;);&quot;view&quot;;IF(EXACT([.E118];&quot;Efectivo&quot;);&quot;other&quot;;IF(EXACT([.E118];&quot;Activo&quot;);&quot;other&quot;;IF(EXACT([.E118];&quot;Cuenta por cobrar&quot;);&quot;receivable&quot;;IF(EXACT([.E118];&quot;Cuenta por pagar&quot;);&quot;payable&quot;;IF(EXACT([.E118];&quot;Ingreso&quot;);&quot;other&quot;;IF(EXACT([.E118];&quot;Gasto&quot;);&quot;other&quot;;IF(EXACT([.E118];&quot;Patrimonio&quot;);&quot;other&quot;;IF(EXACT([.E118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118];&quot;Efectivo&quot;);EXACT([.E118];&quot;Cuenta por cobrar&quot;);EXACT([.E118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921-0000</text:p>
                </table:table-cell>
                <table:table-cell table:style-name="Nivel5" office:value-type="string">
                  <text:p>Depósitos sobre derechos telefónicos</text:p>
                </table:table-cell>
                <table:table-cell table:style-name="Datos" office:value-type="string">
                  <text:p>Tel</text:p>
                </table:table-cell>
                <table:table-cell table:style-name="Datos" table:formula="of:=[.B118]" office:value-type="string" office:string-value="Depósitos de garantía">
                  <text:p>Depósitos de garantía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19];&quot;Vista&quot;);&quot;view&quot;;IF(EXACT([.E119];&quot;Efectivo&quot;);&quot;other&quot;;IF(EXACT([.E119];&quot;Activo&quot;);&quot;other&quot;;IF(EXACT([.E119];&quot;Cuenta por cobrar&quot;);&quot;receivable&quot;;IF(EXACT([.E119];&quot;Cuenta por pagar&quot;);&quot;payable&quot;;IF(EXACT([.E119];&quot;Ingreso&quot;);&quot;other&quot;;IF(EXACT([.E119];&quot;Gasto&quot;);&quot;other&quot;;IF(EXACT([.E119];&quot;Patrimonio&quot;);&quot;other&quot;;IF(EXACT([.E119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19];&quot;Efectivo&quot;);EXACT([.E119];&quot;Cuenta por cobrar&quot;);EXACT([.E119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921-0100</text:p>
                  </table:table-cell>
                  <table:table-cell table:style-name="Nivel6" office:value-type="string">
                    <text:p>Teléfono 1</text:p>
                  </table:table-cell>
                  <table:table-cell table:style-name="Datos" office:value-type="string">
                    <text:p>T1</text:p>
                  </table:table-cell>
                  <table:table-cell table:style-name="Datos" table:formula="of:=[.B119]" office:value-type="string" office:string-value="Depósitos sobre derechos telefónicos">
                    <text:p>Depósitos sobre derechos telefónico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20];&quot;Vista&quot;);&quot;view&quot;;IF(EXACT([.E120];&quot;Efectivo&quot;);&quot;other&quot;;IF(EXACT([.E120];&quot;Activo&quot;);&quot;other&quot;;IF(EXACT([.E120];&quot;Cuenta por cobrar&quot;);&quot;receivable&quot;;IF(EXACT([.E120];&quot;Cuenta por pagar&quot;);&quot;payable&quot;;IF(EXACT([.E120];&quot;Ingreso&quot;);&quot;other&quot;;IF(EXACT([.E120];&quot;Gasto&quot;);&quot;other&quot;;IF(EXACT([.E120];&quot;Patrimonio&quot;);&quot;other&quot;;IF(EXACT([.E120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120];&quot;Efectivo&quot;);EXACT([.E120];&quot;Cuenta por cobrar&quot;);EXACT([.E120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921-0200</text:p>
                  </table:table-cell>
                  <table:table-cell table:style-name="Nivel6" office:value-type="string">
                    <text:p>Teléfono 2</text:p>
                  </table:table-cell>
                  <table:table-cell table:style-name="Datos" office:value-type="string">
                    <text:p>T2</text:p>
                  </table:table-cell>
                  <table:table-cell table:style-name="Datos" table:formula="of:=[.B119]" office:value-type="string" office:string-value="Depósitos sobre derechos telefónicos">
                    <text:p>Depósitos sobre derechos telefónicos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21];&quot;Vista&quot;);&quot;view&quot;;IF(EXACT([.E121];&quot;Efectivo&quot;);&quot;other&quot;;IF(EXACT([.E121];&quot;Activo&quot;);&quot;other&quot;;IF(EXACT([.E121];&quot;Cuenta por cobrar&quot;);&quot;receivable&quot;;IF(EXACT([.E121];&quot;Cuenta por pagar&quot;);&quot;payable&quot;;IF(EXACT([.E121];&quot;Ingreso&quot;);&quot;other&quot;;IF(EXACT([.E121];&quot;Gasto&quot;);&quot;other&quot;;IF(EXACT([.E121];&quot;Patrimonio&quot;);&quot;other&quot;;IF(EXACT([.E121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121];&quot;Efectivo&quot;);EXACT([.E121];&quot;Cuenta por cobrar&quot;);EXACT([.E121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1922-0000</text:p>
                </table:table-cell>
                <table:table-cell table:style-name="Nivel5" office:value-type="string">
                  <text:p>Depósitos sobre conexiones de Internet</text:p>
                </table:table-cell>
                <table:table-cell table:style-name="Datos" office:value-type="string">
                  <text:p>Int</text:p>
                </table:table-cell>
                <table:table-cell table:style-name="Datos" table:formula="of:=[.B118]" office:value-type="string" office:string-value="Depósitos de garantía">
                  <text:p>Depósitos de garantía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22];&quot;Vista&quot;);&quot;view&quot;;IF(EXACT([.E122];&quot;Efectivo&quot;);&quot;other&quot;;IF(EXACT([.E122];&quot;Activo&quot;);&quot;other&quot;;IF(EXACT([.E122];&quot;Cuenta por cobrar&quot;);&quot;receivable&quot;;IF(EXACT([.E122];&quot;Cuenta por pagar&quot;);&quot;payable&quot;;IF(EXACT([.E122];&quot;Ingreso&quot;);&quot;other&quot;;IF(EXACT([.E122];&quot;Gasto&quot;);&quot;other&quot;;IF(EXACT([.E122];&quot;Patrimonio&quot;);&quot;other&quot;;IF(EXACT([.E122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22];&quot;Efectivo&quot;);EXACT([.E122];&quot;Cuenta por cobrar&quot;);EXACT([.E122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922-0100</text:p>
                  </table:table-cell>
                  <table:table-cell table:style-name="Nivel6" office:value-type="string">
                    <text:p>Internet 1</text:p>
                  </table:table-cell>
                  <table:table-cell table:style-name="Datos" office:value-type="string">
                    <text:p>I1</text:p>
                  </table:table-cell>
                  <table:table-cell table:style-name="Datos" table:formula="of:=[.B122]" office:value-type="string" office:string-value="Depósitos sobre conexiones de Internet">
                    <text:p>Depósitos sobre conexiones de Internet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23];&quot;Vista&quot;);&quot;view&quot;;IF(EXACT([.E123];&quot;Efectivo&quot;);&quot;other&quot;;IF(EXACT([.E123];&quot;Activo&quot;);&quot;other&quot;;IF(EXACT([.E123];&quot;Cuenta por cobrar&quot;);&quot;receivable&quot;;IF(EXACT([.E123];&quot;Cuenta por pagar&quot;);&quot;payable&quot;;IF(EXACT([.E123];&quot;Ingreso&quot;);&quot;other&quot;;IF(EXACT([.E123];&quot;Gasto&quot;);&quot;other&quot;;IF(EXACT([.E123];&quot;Patrimonio&quot;);&quot;other&quot;;IF(EXACT([.E123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123];&quot;Efectivo&quot;);EXACT([.E123];&quot;Cuenta por cobrar&quot;);EXACT([.E123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922-0200</text:p>
                  </table:table-cell>
                  <table:table-cell table:style-name="Nivel6" office:value-type="string">
                    <text:p>Internet 2</text:p>
                  </table:table-cell>
                  <table:table-cell table:style-name="Datos" office:value-type="string">
                    <text:p>I2</text:p>
                  </table:table-cell>
                  <table:table-cell table:style-name="Datos" table:formula="of:=[.B122]" office:value-type="string" office:string-value="Depósitos sobre conexiones de Internet">
                    <text:p>Depósitos sobre conexiones de Internet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24];&quot;Vista&quot;);&quot;view&quot;;IF(EXACT([.E124];&quot;Efectivo&quot;);&quot;other&quot;;IF(EXACT([.E124];&quot;Activo&quot;);&quot;other&quot;;IF(EXACT([.E124];&quot;Cuenta por cobrar&quot;);&quot;receivable&quot;;IF(EXACT([.E124];&quot;Cuenta por pagar&quot;);&quot;payable&quot;;IF(EXACT([.E124];&quot;Ingreso&quot;);&quot;other&quot;;IF(EXACT([.E124];&quot;Gasto&quot;);&quot;other&quot;;IF(EXACT([.E124];&quot;Patrimonio&quot;);&quot;other&quot;;IF(EXACT([.E124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124];&quot;Efectivo&quot;);EXACT([.E124];&quot;Cuenta por cobrar&quot;);EXACT([.E124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1923-0000</text:p>
                </table:table-cell>
                <table:table-cell table:style-name="Nivel5" office:value-type="string">
                  <text:p>Depósitos sobre locales en alquiler</text:p>
                </table:table-cell>
                <table:table-cell table:style-name="Datos" office:value-type="string">
                  <text:p>Alq.</text:p>
                </table:table-cell>
                <table:table-cell table:style-name="Datos" table:formula="of:=[.B118]" office:value-type="string" office:string-value="Depósitos de garantía">
                  <text:p>Depósitos de garantía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25];&quot;Vista&quot;);&quot;view&quot;;IF(EXACT([.E125];&quot;Efectivo&quot;);&quot;other&quot;;IF(EXACT([.E125];&quot;Activo&quot;);&quot;other&quot;;IF(EXACT([.E125];&quot;Cuenta por cobrar&quot;);&quot;receivable&quot;;IF(EXACT([.E125];&quot;Cuenta por pagar&quot;);&quot;payable&quot;;IF(EXACT([.E125];&quot;Ingreso&quot;);&quot;other&quot;;IF(EXACT([.E125];&quot;Gasto&quot;);&quot;other&quot;;IF(EXACT([.E125];&quot;Patrimonio&quot;);&quot;other&quot;;IF(EXACT([.E125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25];&quot;Efectivo&quot;);EXACT([.E125];&quot;Cuenta por cobrar&quot;);EXACT([.E125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1923-0100</text:p>
                  </table:table-cell>
                  <table:table-cell table:style-name="Nivel6" office:value-type="string">
                    <text:p>Local 1</text:p>
                  </table:table-cell>
                  <table:table-cell table:style-name="Datos" office:value-type="string">
                    <text:p>L1</text:p>
                  </table:table-cell>
                  <table:table-cell table:style-name="Datos" table:formula="of:=[.B125]" office:value-type="string" office:string-value="Depósitos sobre locales en alquiler">
                    <text:p>Depósitos sobre locales en alquiler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26];&quot;Vista&quot;);&quot;view&quot;;IF(EXACT([.E126];&quot;Efectivo&quot;);&quot;other&quot;;IF(EXACT([.E126];&quot;Activo&quot;);&quot;other&quot;;IF(EXACT([.E126];&quot;Cuenta por cobrar&quot;);&quot;receivable&quot;;IF(EXACT([.E126];&quot;Cuenta por pagar&quot;);&quot;payable&quot;;IF(EXACT([.E126];&quot;Ingreso&quot;);&quot;other&quot;;IF(EXACT([.E126];&quot;Gasto&quot;);&quot;other&quot;;IF(EXACT([.E126];&quot;Patrimonio&quot;);&quot;other&quot;;IF(EXACT([.E126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126];&quot;Efectivo&quot;);EXACT([.E126];&quot;Cuenta por cobrar&quot;);EXACT([.E126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1923-0200</text:p>
                  </table:table-cell>
                  <table:table-cell table:style-name="Nivel6" office:value-type="string">
                    <text:p>Local 2</text:p>
                  </table:table-cell>
                  <table:table-cell table:style-name="Datos" office:value-type="string">
                    <text:p>L2</text:p>
                  </table:table-cell>
                  <table:table-cell table:style-name="Datos" table:formula="of:=[.B125]" office:value-type="string" office:string-value="Depósitos sobre locales en alquiler">
                    <text:p>Depósitos sobre locales en alquiler</text:p>
                  </table:table-cell>
                  <table:table-cell table:style-name="Datos" office:value-type="string">
                    <text:p>Cuenta por cobr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27];&quot;Vista&quot;);&quot;view&quot;;IF(EXACT([.E127];&quot;Efectivo&quot;);&quot;other&quot;;IF(EXACT([.E127];&quot;Activo&quot;);&quot;other&quot;;IF(EXACT([.E127];&quot;Cuenta por cobrar&quot;);&quot;receivable&quot;;IF(EXACT([.E127];&quot;Cuenta por pagar&quot;);&quot;payable&quot;;IF(EXACT([.E127];&quot;Ingreso&quot;);&quot;other&quot;;IF(EXACT([.E127];&quot;Gasto&quot;);&quot;other&quot;;IF(EXACT([.E127];&quot;Patrimonio&quot;);&quot;other&quot;;IF(EXACT([.E127];&quot;Valuación de activo&quot;);&quot;other&quot;;&quot;&quot;)))))))))" office:value-type="string" office:string-value="receivable">
                    <text:p>receivable</text:p>
                  </table:table-cell>
                  <table:table-cell table:style-name="Datos" table:formula="of:=IF(OR(EXACT([.E127];&quot;Efectivo&quot;);EXACT([.E127];&quot;Cuenta por cobrar&quot;);EXACT([.E127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</table:table-row-group>
            </table:table-row-group>
            <table:table-row table:style-name="ro2">
              <table:table-cell table:style-name="Nivel4" office:value-type="string">
                <text:p>1930-0000</text:p>
              </table:table-cell>
              <table:table-cell table:style-name="Nivel4" office:value-type="string">
                <text:p>Adelantos sobre impuesto de renta</text:p>
              </table:table-cell>
              <table:table-cell table:style-name="Datos" office:value-type="string">
                <text:p>Ren</text:p>
              </table:table-cell>
              <table:table-cell table:style-name="Datos" table:formula="of:=[.B114]" office:value-type="string" office:string-value="Otros activos">
                <text:p>Otros ac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28];&quot;Vista&quot;);&quot;view&quot;;IF(EXACT([.E128];&quot;Efectivo&quot;);&quot;other&quot;;IF(EXACT([.E128];&quot;Activo&quot;);&quot;other&quot;;IF(EXACT([.E128];&quot;Cuenta por cobrar&quot;);&quot;receivable&quot;;IF(EXACT([.E128];&quot;Cuenta por pagar&quot;);&quot;payable&quot;;IF(EXACT([.E128];&quot;Ingreso&quot;);&quot;other&quot;;IF(EXACT([.E128];&quot;Gasto&quot;);&quot;other&quot;;IF(EXACT([.E128];&quot;Patrimonio&quot;);&quot;other&quot;;IF(EXACT([.E128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128];&quot;Efectivo&quot;);EXACT([.E128];&quot;Cuenta por cobrar&quot;);EXACT([.E128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1931-0000</text:p>
                </table:table-cell>
                <table:table-cell table:style-name="Nivel5" office:value-type="string">
                  <text:p>Pagos parciales trimestrales</text:p>
                </table:table-cell>
                <table:table-cell table:style-name="Datos" office:value-type="string">
                  <text:p>Trim</text:p>
                </table:table-cell>
                <table:table-cell table:style-name="Datos" table:formula="of:=[.B128]" office:value-type="string" office:string-value="Adelantos sobre impuesto de renta">
                  <text:p>Adelantos sobre impuesto de renta</text:p>
                </table:table-cell>
                <table:table-cell table:style-name="Datos" office:value-type="string">
                  <text:p>Cuenta por cobr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29];&quot;Vista&quot;);&quot;view&quot;;IF(EXACT([.E129];&quot;Efectivo&quot;);&quot;other&quot;;IF(EXACT([.E129];&quot;Activo&quot;);&quot;other&quot;;IF(EXACT([.E129];&quot;Cuenta por cobrar&quot;);&quot;receivable&quot;;IF(EXACT([.E129];&quot;Cuenta por pagar&quot;);&quot;payable&quot;;IF(EXACT([.E129];&quot;Ingreso&quot;);&quot;other&quot;;IF(EXACT([.E129];&quot;Gasto&quot;);&quot;other&quot;;IF(EXACT([.E129];&quot;Patrimonio&quot;);&quot;other&quot;;IF(EXACT([.E129];&quot;Valuación de activo&quot;);&quot;other&quot;;&quot;&quot;)))))))))" office:value-type="string" office:string-value="receivable">
                  <text:p>receivable</text:p>
                </table:table-cell>
                <table:table-cell table:style-name="Datos" table:formula="of:=IF(OR(EXACT([.E129];&quot;Efectivo&quot;);EXACT([.E129];&quot;Cuenta por cobrar&quot;);EXACT([.E129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1932-0000</text:p>
                </table:table-cell>
                <table:table-cell table:style-name="Nivel5" office:value-type="string">
                  <text:p>Retenciones sobre cobros a entidades públicas</text:p>
                </table:table-cell>
                <table:table-cell table:style-name="Datos" office:value-type="string">
                  <text:p>Pub</text:p>
                </table:table-cell>
                <table:table-cell table:style-name="Datos" table:formula="of:=[.B128]" office:value-type="string" office:string-value="Adelantos sobre impuesto de renta">
                  <text:p>Adelantos sobre impuesto de renta</text:p>
                </table:table-cell>
                <table:table-cell table:style-name="Datos" office:value-type="string">
                  <text:p>Cuenta por cobr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30];&quot;Vista&quot;);&quot;view&quot;;IF(EXACT([.E130];&quot;Efectivo&quot;);&quot;other&quot;;IF(EXACT([.E130];&quot;Activo&quot;);&quot;other&quot;;IF(EXACT([.E130];&quot;Cuenta por cobrar&quot;);&quot;receivable&quot;;IF(EXACT([.E130];&quot;Cuenta por pagar&quot;);&quot;payable&quot;;IF(EXACT([.E130];&quot;Ingreso&quot;);&quot;other&quot;;IF(EXACT([.E130];&quot;Gasto&quot;);&quot;other&quot;;IF(EXACT([.E130];&quot;Patrimonio&quot;);&quot;other&quot;;IF(EXACT([.E130];&quot;Valuación de activo&quot;);&quot;other&quot;;&quot;&quot;)))))))))" office:value-type="string" office:string-value="receivable">
                  <text:p>receivable</text:p>
                </table:table-cell>
                <table:table-cell table:style-name="Datos" table:formula="of:=IF(OR(EXACT([.E130];&quot;Efectivo&quot;);EXACT([.E130];&quot;Cuenta por cobrar&quot;);EXACT([.E130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</table:table-row-group>
          </table:table-row-group>
        </table:table-row-group>
        <table:table-row table:style-name="ro2">
          <table:table-cell table:style-name="Nivel2" office:value-type="string">
            <text:p>2000-0000</text:p>
          </table:table-cell>
          <table:table-cell table:style-name="Nivel2" office:value-type="string">
            <text:p>Pasivo</text:p>
          </table:table-cell>
          <table:table-cell table:style-name="Datos" office:value-type="string">
            <text:p>Pa</text:p>
          </table:table-cell>
          <table:table-cell table:style-name="Datos" table:formula="of:=[.B2]" office:value-type="string" office:string-value="Cátalogo de Cuentas">
            <text:p>Cátalogo de Cuentas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E131];&quot;Vista&quot;);&quot;view&quot;;IF(EXACT([.E131];&quot;Efectivo&quot;);&quot;other&quot;;IF(EXACT([.E131];&quot;Activo&quot;);&quot;other&quot;;IF(EXACT([.E131];&quot;Cuenta por cobrar&quot;);&quot;receivable&quot;;IF(EXACT([.E131];&quot;Cuenta por pagar&quot;);&quot;payable&quot;;IF(EXACT([.E131];&quot;Ingreso&quot;);&quot;other&quot;;IF(EXACT([.E131];&quot;Gasto&quot;);&quot;other&quot;;IF(EXACT([.E131];&quot;Patrimonio&quot;);&quot;other&quot;;IF(EXACT([.E131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E131];&quot;Efectivo&quot;);EXACT([.E131];&quot;Cuenta por cobrar&quot;);EXACT([.E131];&quot;Cuenta por pagar&quot;));&quot;True&quot;;&quot;False&quot;)" office:value-type="string" office:string-value="False">
            <text:p>False</text:p>
          </table:table-cell>
          <table:table-cell table:number-columns-repeated="1007"/>
        </table:table-row>
        <table:table-row-group>
          <table:table-row table:style-name="ro2">
            <table:table-cell table:style-name="Nivel3" office:value-type="string">
              <text:p>2100-0000</text:p>
            </table:table-cell>
            <table:table-cell table:style-name="Nivel3" office:value-type="string">
              <text:p>Pasivo circulante</text:p>
            </table:table-cell>
            <table:table-cell table:style-name="Datos" office:value-type="string">
              <text:p>Cir</text:p>
            </table:table-cell>
            <table:table-cell table:style-name="Datos" table:formula="of:=[.B131]" office:value-type="string" office:string-value="Pasivo">
              <text:p>Pasiv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32];&quot;Vista&quot;);&quot;view&quot;;IF(EXACT([.E132];&quot;Efectivo&quot;);&quot;other&quot;;IF(EXACT([.E132];&quot;Activo&quot;);&quot;other&quot;;IF(EXACT([.E132];&quot;Cuenta por cobrar&quot;);&quot;receivable&quot;;IF(EXACT([.E132];&quot;Cuenta por pagar&quot;);&quot;payable&quot;;IF(EXACT([.E132];&quot;Ingreso&quot;);&quot;other&quot;;IF(EXACT([.E132];&quot;Gasto&quot;);&quot;other&quot;;IF(EXACT([.E132];&quot;Patrimonio&quot;);&quot;other&quot;;IF(EXACT([.E132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32];&quot;Efectivo&quot;);EXACT([.E132];&quot;Cuenta por cobrar&quot;);EXACT([.E132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2110-0000</text:p>
              </table:table-cell>
              <table:table-cell table:style-name="Nivel4" office:value-type="string">
                <text:p>Cuentas por pagar</text:p>
              </table:table-cell>
              <table:table-cell table:style-name="Datos" office:value-type="string">
                <text:p>CxP</text:p>
              </table:table-cell>
              <table:table-cell table:style-name="Datos" table:formula="of:=[.B132]" office:value-type="string" office:string-value="Pasivo circulante">
                <text:p>Pasivo circulante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33];&quot;Vista&quot;);&quot;view&quot;;IF(EXACT([.E133];&quot;Efectivo&quot;);&quot;other&quot;;IF(EXACT([.E133];&quot;Activo&quot;);&quot;other&quot;;IF(EXACT([.E133];&quot;Cuenta por cobrar&quot;);&quot;receivable&quot;;IF(EXACT([.E133];&quot;Cuenta por pagar&quot;);&quot;payable&quot;;IF(EXACT([.E133];&quot;Ingreso&quot;);&quot;other&quot;;IF(EXACT([.E133];&quot;Gasto&quot;);&quot;other&quot;;IF(EXACT([.E133];&quot;Patrimonio&quot;);&quot;other&quot;;IF(EXACT([.E133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133];&quot;Efectivo&quot;);EXACT([.E133];&quot;Cuenta por cobrar&quot;);EXACT([.E133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5" office:value-type="string">
                <text:p>2111-0000</text:p>
              </table:table-cell>
              <table:table-cell table:style-name="Nivel5" office:value-type="string">
                <text:p>Cuentas por pagar a proveedores</text:p>
              </table:table-cell>
              <table:table-cell table:style-name="Datos" office:value-type="string">
                <text:p>Prove</text:p>
              </table:table-cell>
              <table:table-cell table:style-name="Datos" table:formula="of:=[.B129]" office:value-type="string" office:string-value="Pagos parciales trimestrales">
                <text:p>Pagos parciales trimestrales</text:p>
              </table:table-cell>
              <table:table-cell table:style-name="Datos" office:value-type="string">
                <text:p>Cuenta por pagar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34];&quot;Vista&quot;);&quot;view&quot;;IF(EXACT([.E134];&quot;Efectivo&quot;);&quot;other&quot;;IF(EXACT([.E134];&quot;Activo&quot;);&quot;other&quot;;IF(EXACT([.E134];&quot;Cuenta por cobrar&quot;);&quot;receivable&quot;;IF(EXACT([.E134];&quot;Cuenta por pagar&quot;);&quot;payable&quot;;IF(EXACT([.E134];&quot;Ingreso&quot;);&quot;other&quot;;IF(EXACT([.E134];&quot;Gasto&quot;);&quot;other&quot;;IF(EXACT([.E134];&quot;Patrimonio&quot;);&quot;other&quot;;IF(EXACT([.E134];&quot;Valuación de activo&quot;);&quot;other&quot;;&quot;&quot;)))))))))" office:value-type="string" office:string-value="payable">
                <text:p>payable</text:p>
              </table:table-cell>
              <table:table-cell table:style-name="Datos" table:formula="of:=IF(OR(EXACT([.E134];&quot;Efectivo&quot;);EXACT([.E134];&quot;Cuenta por cobrar&quot;);EXACT([.E134];&quot;Cuenta por pagar&quot;));&quot;True&quot;;&quot;False&quot;)" office:value-type="string" office:string-value="True">
                <text:p>Tru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2112-0000</text:p>
                </table:table-cell>
                <table:table-cell table:style-name="Nivel5" office:value-type="string">
                  <text:p>Cuentas por pagar a empleados</text:p>
                </table:table-cell>
                <table:table-cell table:style-name="Datos" office:value-type="string">
                  <text:p>Emp</text:p>
                </table:table-cell>
                <table:table-cell table:style-name="Datos" table:formula="of:=[.B133]" office:value-type="string" office:string-value="Cuentas por pagar">
                  <text:p>Cuentas por pagar</text:p>
                </table:table-cell>
                <table:table-cell table:style-name="Datos" office:value-type="string">
                  <text:p>Cuenta por pag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35];&quot;Vista&quot;);&quot;view&quot;;IF(EXACT([.E135];&quot;Efectivo&quot;);&quot;other&quot;;IF(EXACT([.E135];&quot;Activo&quot;);&quot;other&quot;;IF(EXACT([.E135];&quot;Cuenta por cobrar&quot;);&quot;receivable&quot;;IF(EXACT([.E135];&quot;Cuenta por pagar&quot;);&quot;payable&quot;;IF(EXACT([.E135];&quot;Ingreso&quot;);&quot;other&quot;;IF(EXACT([.E135];&quot;Gasto&quot;);&quot;other&quot;;IF(EXACT([.E135];&quot;Patrimonio&quot;);&quot;other&quot;;IF(EXACT([.E135];&quot;Valuación de activo&quot;);&quot;other&quot;;&quot;&quot;)))))))))" office:value-type="string" office:string-value="payable">
                  <text:p>payable</text:p>
                </table:table-cell>
                <table:table-cell table:style-name="Datos" table:formula="of:=IF(OR(EXACT([.E135];&quot;Efectivo&quot;);EXACT([.E135];&quot;Cuenta por cobrar&quot;);EXACT([.E135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2113-0000</text:p>
                </table:table-cell>
                <table:table-cell table:style-name="Nivel5" office:value-type="string">
                  <text:p>Cuentas por pagar de provisiones</text:p>
                </table:table-cell>
                <table:table-cell table:style-name="Datos" office:value-type="string">
                  <text:p>Provi</text:p>
                </table:table-cell>
                <table:table-cell table:style-name="Datos" table:formula="of:=[.B133]" office:value-type="string" office:string-value="Cuentas por pagar">
                  <text:p>Cuentas por pagar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36];&quot;Vista&quot;);&quot;view&quot;;IF(EXACT([.E136];&quot;Efectivo&quot;);&quot;other&quot;;IF(EXACT([.E136];&quot;Activo&quot;);&quot;other&quot;;IF(EXACT([.E136];&quot;Cuenta por cobrar&quot;);&quot;receivable&quot;;IF(EXACT([.E136];&quot;Cuenta por pagar&quot;);&quot;payable&quot;;IF(EXACT([.E136];&quot;Ingreso&quot;);&quot;other&quot;;IF(EXACT([.E136];&quot;Gasto&quot;);&quot;other&quot;;IF(EXACT([.E136];&quot;Patrimonio&quot;);&quot;other&quot;;IF(EXACT([.E136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36];&quot;Efectivo&quot;);EXACT([.E136];&quot;Cuenta por cobrar&quot;);EXACT([.E136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2113-0100</text:p>
                  </table:table-cell>
                  <table:table-cell table:style-name="Nivel6" office:value-type="string">
                    <text:p>Previsión de aguinaldo</text:p>
                  </table:table-cell>
                  <table:table-cell table:style-name="Datos" office:value-type="string">
                    <text:p>Ag</text:p>
                  </table:table-cell>
                  <table:table-cell table:style-name="Datos" table:formula="of:=[.B136]" office:value-type="string" office:string-value="Cuentas por pagar de provisiones">
                    <text:p>Cuentas por pagar de provisiones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37];&quot;Vista&quot;);&quot;view&quot;;IF(EXACT([.E137];&quot;Efectivo&quot;);&quot;other&quot;;IF(EXACT([.E137];&quot;Activo&quot;);&quot;other&quot;;IF(EXACT([.E137];&quot;Cuenta por cobrar&quot;);&quot;receivable&quot;;IF(EXACT([.E137];&quot;Cuenta por pagar&quot;);&quot;payable&quot;;IF(EXACT([.E137];&quot;Ingreso&quot;);&quot;other&quot;;IF(EXACT([.E137];&quot;Gasto&quot;);&quot;other&quot;;IF(EXACT([.E137];&quot;Patrimonio&quot;);&quot;other&quot;;IF(EXACT([.E137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E137];&quot;Efectivo&quot;);EXACT([.E137];&quot;Cuenta por cobrar&quot;);EXACT([.E137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2114-0000</text:p>
                </table:table-cell>
                <table:table-cell table:style-name="Nivel5" office:value-type="string">
                  <text:p>Cuentas por pagar a compañías relacionadas</text:p>
                </table:table-cell>
                <table:table-cell table:style-name="Datos" office:value-type="string">
                  <text:p>Rel</text:p>
                </table:table-cell>
                <table:table-cell table:style-name="Datos" table:formula="of:=[.B133]" office:value-type="string" office:string-value="Cuentas por pagar">
                  <text:p>Cuentas por pagar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38];&quot;Vista&quot;);&quot;view&quot;;IF(EXACT([.E138];&quot;Efectivo&quot;);&quot;other&quot;;IF(EXACT([.E138];&quot;Activo&quot;);&quot;other&quot;;IF(EXACT([.E138];&quot;Cuenta por cobrar&quot;);&quot;receivable&quot;;IF(EXACT([.E138];&quot;Cuenta por pagar&quot;);&quot;payable&quot;;IF(EXACT([.E138];&quot;Ingreso&quot;);&quot;other&quot;;IF(EXACT([.E138];&quot;Gasto&quot;);&quot;other&quot;;IF(EXACT([.E138];&quot;Patrimonio&quot;);&quot;other&quot;;IF(EXACT([.E138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38];&quot;Efectivo&quot;);EXACT([.E138];&quot;Cuenta por cobrar&quot;);EXACT([.E138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6" office:value-type="string">
                  <text:p>2114-0100</text:p>
                </table:table-cell>
                <table:table-cell table:style-name="Nivel6" office:value-type="string">
                  <text:p>Cuentas por pagar a compañías administradoras</text:p>
                </table:table-cell>
                <table:table-cell table:style-name="Datos" office:value-type="string">
                  <text:p>Adm</text:p>
                </table:table-cell>
                <table:table-cell table:style-name="Datos" table:formula="of:=[.B138]" office:value-type="string" office:string-value="Cuentas por pagar a compañías relacionadas">
                  <text:p>Cuentas por pagar a compañías relacionada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39];&quot;Vista&quot;);&quot;view&quot;;IF(EXACT([.E139];&quot;Efectivo&quot;);&quot;other&quot;;IF(EXACT([.E139];&quot;Activo&quot;);&quot;other&quot;;IF(EXACT([.E139];&quot;Cuenta por cobrar&quot;);&quot;receivable&quot;;IF(EXACT([.E139];&quot;Cuenta por pagar&quot;);&quot;payable&quot;;IF(EXACT([.E139];&quot;Ingreso&quot;);&quot;other&quot;;IF(EXACT([.E139];&quot;Gasto&quot;);&quot;other&quot;;IF(EXACT([.E139];&quot;Patrimonio&quot;);&quot;other&quot;;IF(EXACT([.E139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39];&quot;Efectivo&quot;);EXACT([.E139];&quot;Cuenta por cobrar&quot;);EXACT([.E139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7" office:value-type="string">
                    <text:p>2114-0101</text:p>
                  </table:table-cell>
                  <table:table-cell table:style-name="Nivel7" office:value-type="string">
                    <text:p>Compañía 1</text:p>
                  </table:table-cell>
                  <table:table-cell table:style-name="Datos" office:value-type="string">
                    <text:p>C1</text:p>
                  </table:table-cell>
                  <table:table-cell table:style-name="Datos" table:formula="of:=[.B139]" office:value-type="string" office:string-value="Cuentas por pagar a compañías administradoras">
                    <text:p>Cuentas por pagar a compañías administradoras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40];&quot;Vista&quot;);&quot;view&quot;;IF(EXACT([.E140];&quot;Efectivo&quot;);&quot;other&quot;;IF(EXACT([.E140];&quot;Activo&quot;);&quot;other&quot;;IF(EXACT([.E140];&quot;Cuenta por cobrar&quot;);&quot;receivable&quot;;IF(EXACT([.E140];&quot;Cuenta por pagar&quot;);&quot;payable&quot;;IF(EXACT([.E140];&quot;Ingreso&quot;);&quot;other&quot;;IF(EXACT([.E140];&quot;Gasto&quot;);&quot;other&quot;;IF(EXACT([.E140];&quot;Patrimonio&quot;);&quot;other&quot;;IF(EXACT([.E140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E140];&quot;Efectivo&quot;);EXACT([.E140];&quot;Cuenta por cobrar&quot;);EXACT([.E140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  <table:table-row table:style-name="ro2">
                  <table:table-cell table:style-name="Nivel7" office:value-type="string">
                    <text:p>2114-0102</text:p>
                  </table:table-cell>
                  <table:table-cell table:style-name="Nivel7" office:value-type="string">
                    <text:p>Compañía 2</text:p>
                  </table:table-cell>
                  <table:table-cell table:style-name="Datos" office:value-type="string">
                    <text:p>C2</text:p>
                  </table:table-cell>
                  <table:table-cell table:style-name="Datos" table:formula="of:=[.B139]" office:value-type="string" office:string-value="Cuentas por pagar a compañías administradoras">
                    <text:p>Cuentas por pagar a compañías administradoras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41];&quot;Vista&quot;);&quot;view&quot;;IF(EXACT([.E141];&quot;Efectivo&quot;);&quot;other&quot;;IF(EXACT([.E141];&quot;Activo&quot;);&quot;other&quot;;IF(EXACT([.E141];&quot;Cuenta por cobrar&quot;);&quot;receivable&quot;;IF(EXACT([.E141];&quot;Cuenta por pagar&quot;);&quot;payable&quot;;IF(EXACT([.E141];&quot;Ingreso&quot;);&quot;other&quot;;IF(EXACT([.E141];&quot;Gasto&quot;);&quot;other&quot;;IF(EXACT([.E141];&quot;Patrimonio&quot;);&quot;other&quot;;IF(EXACT([.E141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E141];&quot;Efectivo&quot;);EXACT([.E141];&quot;Cuenta por cobrar&quot;);EXACT([.E141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6" office:value-type="string">
                  <text:p>2114-0200</text:p>
                </table:table-cell>
                <table:table-cell table:style-name="Nivel6" office:value-type="string">
                  <text:p>Cuentas por pagar a compañías del grupo</text:p>
                </table:table-cell>
                <table:table-cell table:style-name="Datos" office:value-type="string">
                  <text:p>Gru</text:p>
                </table:table-cell>
                <table:table-cell table:style-name="Datos" table:formula="of:=[.B138]" office:value-type="string" office:string-value="Cuentas por pagar a compañías relacionadas">
                  <text:p>Cuentas por pagar a compañías relacionada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42];&quot;Vista&quot;);&quot;view&quot;;IF(EXACT([.E142];&quot;Efectivo&quot;);&quot;other&quot;;IF(EXACT([.E142];&quot;Activo&quot;);&quot;other&quot;;IF(EXACT([.E142];&quot;Cuenta por cobrar&quot;);&quot;receivable&quot;;IF(EXACT([.E142];&quot;Cuenta por pagar&quot;);&quot;payable&quot;;IF(EXACT([.E142];&quot;Ingreso&quot;);&quot;other&quot;;IF(EXACT([.E142];&quot;Gasto&quot;);&quot;other&quot;;IF(EXACT([.E142];&quot;Patrimonio&quot;);&quot;other&quot;;IF(EXACT([.E142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42];&quot;Efectivo&quot;);EXACT([.E142];&quot;Cuenta por cobrar&quot;);EXACT([.E142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7" office:value-type="string">
                    <text:p>2114-0201</text:p>
                  </table:table-cell>
                  <table:table-cell table:style-name="Nivel7" office:value-type="string">
                    <text:p>Compañía 1</text:p>
                  </table:table-cell>
                  <table:table-cell table:style-name="Datos" office:value-type="string">
                    <text:p>C1</text:p>
                  </table:table-cell>
                  <table:table-cell table:style-name="Datos" table:formula="of:=[.B142]" office:value-type="string" office:string-value="Cuentas por pagar a compañías del grupo">
                    <text:p>Cuentas por pagar a compañías del grupo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43];&quot;Vista&quot;);&quot;view&quot;;IF(EXACT([.E143];&quot;Efectivo&quot;);&quot;other&quot;;IF(EXACT([.E143];&quot;Activo&quot;);&quot;other&quot;;IF(EXACT([.E143];&quot;Cuenta por cobrar&quot;);&quot;receivable&quot;;IF(EXACT([.E143];&quot;Cuenta por pagar&quot;);&quot;payable&quot;;IF(EXACT([.E143];&quot;Ingreso&quot;);&quot;other&quot;;IF(EXACT([.E143];&quot;Gasto&quot;);&quot;other&quot;;IF(EXACT([.E143];&quot;Patrimonio&quot;);&quot;other&quot;;IF(EXACT([.E143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E143];&quot;Efectivo&quot;);EXACT([.E143];&quot;Cuenta por cobrar&quot;);EXACT([.E143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  <table:table-row table:style-name="ro2">
                  <table:table-cell table:style-name="Nivel7" office:value-type="string">
                    <text:p>2114-0202</text:p>
                  </table:table-cell>
                  <table:table-cell table:style-name="Nivel7" office:value-type="string">
                    <text:p>Compañía 2</text:p>
                  </table:table-cell>
                  <table:table-cell table:style-name="Datos" office:value-type="string">
                    <text:p>C2</text:p>
                  </table:table-cell>
                  <table:table-cell table:style-name="Datos" table:formula="of:=[.B142]" office:value-type="string" office:string-value="Cuentas por pagar a compañías del grupo">
                    <text:p>Cuentas por pagar a compañías del grupo</text:p>
                  </table:table-cell>
                  <table:table-cell table:style-name="Datos" office:value-type="string">
                    <text:p>Cuenta por pagar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144];&quot;Vista&quot;);&quot;view&quot;;IF(EXACT([.E144];&quot;Efectivo&quot;);&quot;other&quot;;IF(EXACT([.E144];&quot;Activo&quot;);&quot;other&quot;;IF(EXACT([.E144];&quot;Cuenta por cobrar&quot;);&quot;receivable&quot;;IF(EXACT([.E144];&quot;Cuenta por pagar&quot;);&quot;payable&quot;;IF(EXACT([.E144];&quot;Ingreso&quot;);&quot;other&quot;;IF(EXACT([.E144];&quot;Gasto&quot;);&quot;other&quot;;IF(EXACT([.E144];&quot;Patrimonio&quot;);&quot;other&quot;;IF(EXACT([.E144];&quot;Valuación de activo&quot;);&quot;other&quot;;&quot;&quot;)))))))))" office:value-type="string" office:string-value="payable">
                    <text:p>payable</text:p>
                  </table:table-cell>
                  <table:table-cell table:style-name="Datos" table:formula="of:=IF(OR(EXACT([.E144];&quot;Efectivo&quot;);EXACT([.E144];&quot;Cuenta por cobrar&quot;);EXACT([.E144];&quot;Cuenta por pagar&quot;));&quot;True&quot;;&quot;False&quot;)" office:value-type="string" office:string-value="True">
                    <text:p>Tru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2115-0000</text:p>
                </table:table-cell>
                <table:table-cell table:style-name="Nivel5" office:value-type="string">
                  <text:p>Impuesto de ventas</text:p>
                </table:table-cell>
                <table:table-cell table:style-name="Datos" office:value-type="string">
                  <text:p>IV</text:p>
                </table:table-cell>
                <table:table-cell table:style-name="Datos" table:formula="of:=[.B133]" office:value-type="string" office:string-value="Cuentas por pagar">
                  <text:p>Cuentas por pagar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45];&quot;Vista&quot;);&quot;view&quot;;IF(EXACT([.E145];&quot;Efectivo&quot;);&quot;other&quot;;IF(EXACT([.E145];&quot;Activo&quot;);&quot;other&quot;;IF(EXACT([.E145];&quot;Cuenta por cobrar&quot;);&quot;receivable&quot;;IF(EXACT([.E145];&quot;Cuenta por pagar&quot;);&quot;payable&quot;;IF(EXACT([.E145];&quot;Ingreso&quot;);&quot;other&quot;;IF(EXACT([.E145];&quot;Gasto&quot;);&quot;other&quot;;IF(EXACT([.E145];&quot;Patrimonio&quot;);&quot;other&quot;;IF(EXACT([.E145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45];&quot;Efectivo&quot;);EXACT([.E145];&quot;Cuenta por cobrar&quot;);EXACT([.E145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6" office:value-type="string">
                  <text:p>2115-0100</text:p>
                </table:table-cell>
                <table:table-cell table:style-name="Nivel6" office:value-type="string">
                  <text:p>Impuesto de ventas por pagar</text:p>
                </table:table-cell>
                <table:table-cell table:style-name="Datos" office:value-type="string">
                  <text:p>IVxP</text:p>
                </table:table-cell>
                <table:table-cell table:style-name="Datos" table:formula="of:=[.B145]" office:value-type="string" office:string-value="Impuesto de ventas">
                  <text:p>Impuesto de ventas</text:p>
                </table:table-cell>
                <table:table-cell table:style-name="Datos" office:value-type="string">
                  <text:p>Cuenta por pag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46];&quot;Vista&quot;);&quot;view&quot;;IF(EXACT([.E146];&quot;Efectivo&quot;);&quot;other&quot;;IF(EXACT([.E146];&quot;Activo&quot;);&quot;other&quot;;IF(EXACT([.E146];&quot;Cuenta por cobrar&quot;);&quot;receivable&quot;;IF(EXACT([.E146];&quot;Cuenta por pagar&quot;);&quot;payable&quot;;IF(EXACT([.E146];&quot;Ingreso&quot;);&quot;other&quot;;IF(EXACT([.E146];&quot;Gasto&quot;);&quot;other&quot;;IF(EXACT([.E146];&quot;Patrimonio&quot;);&quot;other&quot;;IF(EXACT([.E146];&quot;Valuación de activo&quot;);&quot;other&quot;;&quot;&quot;)))))))))" office:value-type="string" office:string-value="payable">
                  <text:p>payable</text:p>
                </table:table-cell>
                <table:table-cell table:style-name="Datos" table:formula="of:=IF(OR(EXACT([.E146];&quot;Efectivo&quot;);EXACT([.E146];&quot;Cuenta por cobrar&quot;);EXACT([.E146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  <table:table-row table:style-name="ro2">
                <table:table-cell table:style-name="Nivel6" office:value-type="string">
                  <text:p>2115-0200</text:p>
                </table:table-cell>
                <table:table-cell table:style-name="Nivel6" office:value-type="string">
                  <text:p>Impuesto de ventas pagado</text:p>
                </table:table-cell>
                <table:table-cell table:style-name="Datos" office:value-type="string">
                  <text:p>IVPag</text:p>
                </table:table-cell>
                <table:table-cell table:style-name="Datos" table:formula="of:=[.B145]" office:value-type="string" office:string-value="Impuesto de ventas">
                  <text:p>Impuesto de ventas</text:p>
                </table:table-cell>
                <table:table-cell table:style-name="Datos" office:value-type="string">
                  <text:p>Cuenta por pag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47];&quot;Vista&quot;);&quot;view&quot;;IF(EXACT([.E147];&quot;Efectivo&quot;);&quot;other&quot;;IF(EXACT([.E147];&quot;Activo&quot;);&quot;other&quot;;IF(EXACT([.E147];&quot;Cuenta por cobrar&quot;);&quot;receivable&quot;;IF(EXACT([.E147];&quot;Cuenta por pagar&quot;);&quot;payable&quot;;IF(EXACT([.E147];&quot;Ingreso&quot;);&quot;other&quot;;IF(EXACT([.E147];&quot;Gasto&quot;);&quot;other&quot;;IF(EXACT([.E147];&quot;Patrimonio&quot;);&quot;other&quot;;IF(EXACT([.E147];&quot;Valuación de activo&quot;);&quot;other&quot;;&quot;&quot;)))))))))" office:value-type="string" office:string-value="payable">
                  <text:p>payable</text:p>
                </table:table-cell>
                <table:table-cell table:style-name="Datos" table:formula="of:=IF(OR(EXACT([.E147];&quot;Efectivo&quot;);EXACT([.E147];&quot;Cuenta por cobrar&quot;);EXACT([.E147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2116-0000</text:p>
                </table:table-cell>
                <table:table-cell table:style-name="Nivel5" office:value-type="string">
                  <text:p>Impuesto de renta</text:p>
                </table:table-cell>
                <table:table-cell table:style-name="Datos" office:value-type="string">
                  <text:p>IR</text:p>
                </table:table-cell>
                <table:table-cell table:style-name="Datos" table:formula="of:=[.B133]" office:value-type="string" office:string-value="Cuentas por pagar">
                  <text:p>Cuentas por pagar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48];&quot;Vista&quot;);&quot;view&quot;;IF(EXACT([.E148];&quot;Efectivo&quot;);&quot;other&quot;;IF(EXACT([.E148];&quot;Activo&quot;);&quot;other&quot;;IF(EXACT([.E148];&quot;Cuenta por cobrar&quot;);&quot;receivable&quot;;IF(EXACT([.E148];&quot;Cuenta por pagar&quot;);&quot;payable&quot;;IF(EXACT([.E148];&quot;Ingreso&quot;);&quot;other&quot;;IF(EXACT([.E148];&quot;Gasto&quot;);&quot;other&quot;;IF(EXACT([.E148];&quot;Patrimonio&quot;);&quot;other&quot;;IF(EXACT([.E148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48];&quot;Efectivo&quot;);EXACT([.E148];&quot;Cuenta por cobrar&quot;);EXACT([.E148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6" office:value-type="string">
                  <text:p>2116-0100</text:p>
                </table:table-cell>
                <table:table-cell table:style-name="Nivel6" office:value-type="string">
                  <text:p>Impuesto de renta por pagar</text:p>
                </table:table-cell>
                <table:table-cell table:style-name="Datos" office:value-type="string">
                  <text:p>IRxP</text:p>
                </table:table-cell>
                <table:table-cell table:style-name="Datos" table:formula="of:=[.B148]" office:value-type="string" office:string-value="Impuesto de renta">
                  <text:p>Impuesto de renta</text:p>
                </table:table-cell>
                <table:table-cell table:style-name="Datos" office:value-type="string">
                  <text:p>Cuenta por pag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49];&quot;Vista&quot;);&quot;view&quot;;IF(EXACT([.E149];&quot;Efectivo&quot;);&quot;other&quot;;IF(EXACT([.E149];&quot;Activo&quot;);&quot;other&quot;;IF(EXACT([.E149];&quot;Cuenta por cobrar&quot;);&quot;receivable&quot;;IF(EXACT([.E149];&quot;Cuenta por pagar&quot;);&quot;payable&quot;;IF(EXACT([.E149];&quot;Ingreso&quot;);&quot;other&quot;;IF(EXACT([.E149];&quot;Gasto&quot;);&quot;other&quot;;IF(EXACT([.E149];&quot;Patrimonio&quot;);&quot;other&quot;;IF(EXACT([.E149];&quot;Valuación de activo&quot;);&quot;other&quot;;&quot;&quot;)))))))))" office:value-type="string" office:string-value="payable">
                  <text:p>payable</text:p>
                </table:table-cell>
                <table:table-cell table:style-name="Datos" table:formula="of:=IF(OR(EXACT([.E149];&quot;Efectivo&quot;);EXACT([.E149];&quot;Cuenta por cobrar&quot;);EXACT([.E149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  <table:table-row table:style-name="ro2">
                <table:table-cell table:style-name="Nivel6" office:value-type="string">
                  <text:p>2116-0200</text:p>
                </table:table-cell>
                <table:table-cell table:style-name="Nivel6" office:value-type="string">
                  <text:p>Adelantos de impuesto de renta</text:p>
                </table:table-cell>
                <table:table-cell table:style-name="Datos" office:value-type="string">
                  <text:p>AdIR</text:p>
                </table:table-cell>
                <table:table-cell table:style-name="Datos" table:formula="of:=[.B148]" office:value-type="string" office:string-value="Impuesto de renta">
                  <text:p>Impuesto de renta</text:p>
                </table:table-cell>
                <table:table-cell table:style-name="Datos" office:value-type="string">
                  <text:p>Cuenta por pag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50];&quot;Vista&quot;);&quot;view&quot;;IF(EXACT([.E150];&quot;Efectivo&quot;);&quot;other&quot;;IF(EXACT([.E150];&quot;Activo&quot;);&quot;other&quot;;IF(EXACT([.E150];&quot;Cuenta por cobrar&quot;);&quot;receivable&quot;;IF(EXACT([.E150];&quot;Cuenta por pagar&quot;);&quot;payable&quot;;IF(EXACT([.E150];&quot;Ingreso&quot;);&quot;other&quot;;IF(EXACT([.E150];&quot;Gasto&quot;);&quot;other&quot;;IF(EXACT([.E150];&quot;Patrimonio&quot;);&quot;other&quot;;IF(EXACT([.E150];&quot;Valuación de activo&quot;);&quot;other&quot;;&quot;&quot;)))))))))" office:value-type="string" office:string-value="payable">
                  <text:p>payable</text:p>
                </table:table-cell>
                <table:table-cell table:style-name="Datos" table:formula="of:=IF(OR(EXACT([.E150];&quot;Efectivo&quot;);EXACT([.E150];&quot;Cuenta por cobrar&quot;);EXACT([.E150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  <table:table-row table:style-name="ro2">
                <table:table-cell table:style-name="Nivel6" office:value-type="string">
                  <text:p>2116-0300</text:p>
                </table:table-cell>
                <table:table-cell table:style-name="Nivel6" office:value-type="string">
                  <text:p>Retenciones de impuesto de renta</text:p>
                </table:table-cell>
                <table:table-cell table:style-name="Datos" office:value-type="string">
                  <text:p>RetIR</text:p>
                </table:table-cell>
                <table:table-cell table:style-name="Datos" table:formula="of:=[.B148]" office:value-type="string" office:string-value="Impuesto de renta">
                  <text:p>Impuesto de renta</text:p>
                </table:table-cell>
                <table:table-cell table:style-name="Datos" office:value-type="string">
                  <text:p>Cuenta por pagar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51];&quot;Vista&quot;);&quot;view&quot;;IF(EXACT([.E151];&quot;Efectivo&quot;);&quot;other&quot;;IF(EXACT([.E151];&quot;Activo&quot;);&quot;other&quot;;IF(EXACT([.E151];&quot;Cuenta por cobrar&quot;);&quot;receivable&quot;;IF(EXACT([.E151];&quot;Cuenta por pagar&quot;);&quot;payable&quot;;IF(EXACT([.E151];&quot;Ingreso&quot;);&quot;other&quot;;IF(EXACT([.E151];&quot;Gasto&quot;);&quot;other&quot;;IF(EXACT([.E151];&quot;Patrimonio&quot;);&quot;other&quot;;IF(EXACT([.E151];&quot;Valuación de activo&quot;);&quot;other&quot;;&quot;&quot;)))))))))" office:value-type="string" office:string-value="payable">
                  <text:p>payable</text:p>
                </table:table-cell>
                <table:table-cell table:style-name="Datos" table:formula="of:=IF(OR(EXACT([.E151];&quot;Efectivo&quot;);EXACT([.E151];&quot;Cuenta por cobrar&quot;);EXACT([.E151];&quot;Cuenta por pagar&quot;));&quot;True&quot;;&quot;False&quot;)" office:value-type="string" office:string-value="True">
                  <text:p>True</text:p>
                </table:table-cell>
                <table:table-cell table:number-columns-repeated="1007"/>
              </table:table-row>
            </table:table-row-group>
          </table:table-row-group>
        </table:table-row-group>
        <table:table-row table:style-name="ro2">
          <table:table-cell table:style-name="Nivel2" office:value-type="string">
            <text:p>3000-0000</text:p>
          </table:table-cell>
          <table:table-cell table:style-name="Nivel2" office:value-type="string">
            <text:p>Patrimonio</text:p>
          </table:table-cell>
          <table:table-cell table:style-name="Datos" office:value-type="string">
            <text:p>Pa</text:p>
          </table:table-cell>
          <table:table-cell table:style-name="Datos" table:formula="of:=[.B2]" office:value-type="string" office:string-value="Cátalogo de Cuentas">
            <text:p>Cátalogo de Cuentas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E152];&quot;Vista&quot;);&quot;view&quot;;IF(EXACT([.E152];&quot;Efectivo&quot;);&quot;other&quot;;IF(EXACT([.E152];&quot;Activo&quot;);&quot;other&quot;;IF(EXACT([.E152];&quot;Cuenta por cobrar&quot;);&quot;receivable&quot;;IF(EXACT([.E152];&quot;Cuenta por pagar&quot;);&quot;payable&quot;;IF(EXACT([.E152];&quot;Ingreso&quot;);&quot;other&quot;;IF(EXACT([.E152];&quot;Gasto&quot;);&quot;other&quot;;IF(EXACT([.E152];&quot;Patrimonio&quot;);&quot;other&quot;;IF(EXACT([.E152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E152];&quot;Efectivo&quot;);EXACT([.E152];&quot;Cuenta por cobrar&quot;);EXACT([.E152];&quot;Cuenta por pagar&quot;));&quot;True&quot;;&quot;False&quot;)" office:value-type="string" office:string-value="False">
            <text:p>False</text:p>
          </table:table-cell>
          <table:table-cell table:number-columns-repeated="1007"/>
        </table:table-row>
        <table:table-row-group>
          <table:table-row table:style-name="ro2">
            <table:table-cell table:style-name="Nivel3" office:value-type="string">
              <text:p>3100-0000</text:p>
            </table:table-cell>
            <table:table-cell table:style-name="Nivel3" office:value-type="string">
              <text:p>Capital social</text:p>
            </table:table-cell>
            <table:table-cell table:style-name="Datos" office:value-type="string">
              <text:p>CS</text:p>
            </table:table-cell>
            <table:table-cell table:style-name="Datos" table:formula="of:=[.B152]" office:value-type="string" office:string-value="Patrimonio">
              <text:p>Patrimoni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53];&quot;Vista&quot;);&quot;view&quot;;IF(EXACT([.E153];&quot;Efectivo&quot;);&quot;other&quot;;IF(EXACT([.E153];&quot;Activo&quot;);&quot;other&quot;;IF(EXACT([.E153];&quot;Cuenta por cobrar&quot;);&quot;receivable&quot;;IF(EXACT([.E153];&quot;Cuenta por pagar&quot;);&quot;payable&quot;;IF(EXACT([.E153];&quot;Ingreso&quot;);&quot;other&quot;;IF(EXACT([.E153];&quot;Gasto&quot;);&quot;other&quot;;IF(EXACT([.E153];&quot;Patrimonio&quot;);&quot;other&quot;;IF(EXACT([.E153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53];&quot;Efectivo&quot;);EXACT([.E153];&quot;Cuenta por cobrar&quot;);EXACT([.E153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3110-0000</text:p>
              </table:table-cell>
              <table:table-cell table:style-name="Nivel4" office:value-type="string">
                <text:p>Socio 1</text:p>
              </table:table-cell>
              <table:table-cell table:style-name="Datos" office:value-type="string">
                <text:p>CRVE</text:p>
              </table:table-cell>
              <table:table-cell table:style-name="Datos" table:formula="of:=[.B153]" office:value-type="string" office:string-value="Capital social">
                <text:p>Capital social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54];&quot;Vista&quot;);&quot;view&quot;;IF(EXACT([.E154];&quot;Efectivo&quot;);&quot;other&quot;;IF(EXACT([.E154];&quot;Activo&quot;);&quot;other&quot;;IF(EXACT([.E154];&quot;Cuenta por cobrar&quot;);&quot;receivable&quot;;IF(EXACT([.E154];&quot;Cuenta por pagar&quot;);&quot;payable&quot;;IF(EXACT([.E154];&quot;Ingreso&quot;);&quot;other&quot;;IF(EXACT([.E154];&quot;Gasto&quot;);&quot;other&quot;;IF(EXACT([.E154];&quot;Patrimonio&quot;);&quot;other&quot;;IF(EXACT([.E15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54];&quot;Efectivo&quot;);EXACT([.E154];&quot;Cuenta por cobrar&quot;);EXACT([.E154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3120-0000</text:p>
              </table:table-cell>
              <table:table-cell table:style-name="Nivel4" office:value-type="string">
                <text:p>Socio 2</text:p>
              </table:table-cell>
              <table:table-cell table:style-name="Datos" office:value-type="string">
                <text:p>CAVL</text:p>
              </table:table-cell>
              <table:table-cell table:style-name="Datos" table:formula="of:=[.B153]" office:value-type="string" office:string-value="Capital social">
                <text:p>Capital social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55];&quot;Vista&quot;);&quot;view&quot;;IF(EXACT([.E155];&quot;Efectivo&quot;);&quot;other&quot;;IF(EXACT([.E155];&quot;Activo&quot;);&quot;other&quot;;IF(EXACT([.E155];&quot;Cuenta por cobrar&quot;);&quot;receivable&quot;;IF(EXACT([.E155];&quot;Cuenta por pagar&quot;);&quot;payable&quot;;IF(EXACT([.E155];&quot;Ingreso&quot;);&quot;other&quot;;IF(EXACT([.E155];&quot;Gasto&quot;);&quot;other&quot;;IF(EXACT([.E155];&quot;Patrimonio&quot;);&quot;other&quot;;IF(EXACT([.E155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55];&quot;Efectivo&quot;);EXACT([.E155];&quot;Cuenta por cobrar&quot;);EXACT([.E155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  <table:table-row table:style-name="ro2">
            <table:table-cell table:style-name="Nivel3" office:value-type="string">
              <text:p>3200-0000</text:p>
            </table:table-cell>
            <table:table-cell table:style-name="Nivel3" office:value-type="string">
              <text:p>Reserva legal</text:p>
            </table:table-cell>
            <table:table-cell table:style-name="Datos" office:value-type="string">
              <text:p>RL</text:p>
            </table:table-cell>
            <table:table-cell table:style-name="Datos" table:formula="of:=[.B152]" office:value-type="string" office:string-value="Patrimonio">
              <text:p>Patrimonio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USD</text:p>
            </table:table-cell>
            <table:table-cell table:style-name="Datos" table:formula="of:=IF(EXACT([.E156];&quot;Vista&quot;);&quot;view&quot;;IF(EXACT([.E156];&quot;Efectivo&quot;);&quot;other&quot;;IF(EXACT([.E156];&quot;Activo&quot;);&quot;other&quot;;IF(EXACT([.E156];&quot;Cuenta por cobrar&quot;);&quot;receivable&quot;;IF(EXACT([.E156];&quot;Cuenta por pagar&quot;);&quot;payable&quot;;IF(EXACT([.E156];&quot;Ingreso&quot;);&quot;other&quot;;IF(EXACT([.E156];&quot;Gasto&quot;);&quot;other&quot;;IF(EXACT([.E156];&quot;Patrimonio&quot;);&quot;other&quot;;IF(EXACT([.E156];&quot;Valuación de activo&quot;);&quot;other&quot;;&quot;&quot;)))))))))" office:value-type="string" office:string-value="other">
              <text:p>other</text:p>
            </table:table-cell>
            <table:table-cell table:style-name="Datos" table:formula="of:=IF(OR(EXACT([.E156];&quot;Efectivo&quot;);EXACT([.E156];&quot;Cuenta por cobrar&quot;);EXACT([.E156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 table:style-name="ro2">
            <table:table-cell table:style-name="Nivel3" office:value-type="string">
              <text:p>3300-0000</text:p>
            </table:table-cell>
            <table:table-cell table:style-name="Nivel3" office:value-type="string">
              <text:p>Otras reservas</text:p>
            </table:table-cell>
            <table:table-cell table:style-name="Datos" office:value-type="string">
              <text:p>OR</text:p>
            </table:table-cell>
            <table:table-cell table:style-name="Datos" table:formula="of:=[.B152]" office:value-type="string" office:string-value="Patrimonio">
              <text:p>Patrimoni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57];&quot;Vista&quot;);&quot;view&quot;;IF(EXACT([.E157];&quot;Efectivo&quot;);&quot;other&quot;;IF(EXACT([.E157];&quot;Activo&quot;);&quot;other&quot;;IF(EXACT([.E157];&quot;Cuenta por cobrar&quot;);&quot;receivable&quot;;IF(EXACT([.E157];&quot;Cuenta por pagar&quot;);&quot;payable&quot;;IF(EXACT([.E157];&quot;Ingreso&quot;);&quot;other&quot;;IF(EXACT([.E157];&quot;Gasto&quot;);&quot;other&quot;;IF(EXACT([.E157];&quot;Patrimonio&quot;);&quot;other&quot;;IF(EXACT([.E157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57];&quot;Efectivo&quot;);EXACT([.E157];&quot;Cuenta por cobrar&quot;);EXACT([.E157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3310-0000</text:p>
              </table:table-cell>
              <table:table-cell table:style-name="Nivel4" office:value-type="string">
                <text:p>Reserva para mejoras</text:p>
              </table:table-cell>
              <table:table-cell table:style-name="Datos" office:value-type="string">
                <text:p>Mej</text:p>
              </table:table-cell>
              <table:table-cell table:style-name="Datos" table:formula="of:=[.B157]" office:value-type="string" office:string-value="Otras reservas">
                <text:p>Otras reservas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58];&quot;Vista&quot;);&quot;view&quot;;IF(EXACT([.E158];&quot;Efectivo&quot;);&quot;other&quot;;IF(EXACT([.E158];&quot;Activo&quot;);&quot;other&quot;;IF(EXACT([.E158];&quot;Cuenta por cobrar&quot;);&quot;receivable&quot;;IF(EXACT([.E158];&quot;Cuenta por pagar&quot;);&quot;payable&quot;;IF(EXACT([.E158];&quot;Ingreso&quot;);&quot;other&quot;;IF(EXACT([.E158];&quot;Gasto&quot;);&quot;other&quot;;IF(EXACT([.E158];&quot;Patrimonio&quot;);&quot;other&quot;;IF(EXACT([.E15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58];&quot;Efectivo&quot;);EXACT([.E158];&quot;Cuenta por cobrar&quot;);EXACT([.E158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3320-0000</text:p>
              </table:table-cell>
              <table:table-cell table:style-name="Nivel4" office:value-type="string">
                <text:p>Reserva para proyectos</text:p>
              </table:table-cell>
              <table:table-cell table:style-name="Datos" office:value-type="string">
                <text:p>Pro</text:p>
              </table:table-cell>
              <table:table-cell table:style-name="Datos" table:formula="of:=[.B157]" office:value-type="string" office:string-value="Otras reservas">
                <text:p>Otras reservas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59];&quot;Vista&quot;);&quot;view&quot;;IF(EXACT([.E159];&quot;Efectivo&quot;);&quot;other&quot;;IF(EXACT([.E159];&quot;Activo&quot;);&quot;other&quot;;IF(EXACT([.E159];&quot;Cuenta por cobrar&quot;);&quot;receivable&quot;;IF(EXACT([.E159];&quot;Cuenta por pagar&quot;);&quot;payable&quot;;IF(EXACT([.E159];&quot;Ingreso&quot;);&quot;other&quot;;IF(EXACT([.E159];&quot;Gasto&quot;);&quot;other&quot;;IF(EXACT([.E159];&quot;Patrimonio&quot;);&quot;other&quot;;IF(EXACT([.E159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59];&quot;Efectivo&quot;);EXACT([.E159];&quot;Cuenta por cobrar&quot;);EXACT([.E159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  <table:table-row table:style-name="ro2">
            <table:table-cell table:style-name="Nivel3" office:value-type="string">
              <text:p>3400-0000</text:p>
            </table:table-cell>
            <table:table-cell table:style-name="Nivel3" office:value-type="string">
              <text:p>Aportes de capital</text:p>
            </table:table-cell>
            <table:table-cell table:style-name="Datos" office:value-type="string">
              <text:p>AC</text:p>
            </table:table-cell>
            <table:table-cell table:style-name="Datos" table:formula="of:=[.B152]" office:value-type="string" office:string-value="Patrimonio">
              <text:p>Patrimonio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USD</text:p>
            </table:table-cell>
            <table:table-cell table:style-name="Datos" table:formula="of:=IF(EXACT([.E160];&quot;Vista&quot;);&quot;view&quot;;IF(EXACT([.E160];&quot;Efectivo&quot;);&quot;other&quot;;IF(EXACT([.E160];&quot;Activo&quot;);&quot;other&quot;;IF(EXACT([.E160];&quot;Cuenta por cobrar&quot;);&quot;receivable&quot;;IF(EXACT([.E160];&quot;Cuenta por pagar&quot;);&quot;payable&quot;;IF(EXACT([.E160];&quot;Ingreso&quot;);&quot;other&quot;;IF(EXACT([.E160];&quot;Gasto&quot;);&quot;other&quot;;IF(EXACT([.E160];&quot;Patrimonio&quot;);&quot;other&quot;;IF(EXACT([.E160];&quot;Valuación de activo&quot;);&quot;other&quot;;&quot;&quot;)))))))))" office:value-type="string" office:string-value="other">
              <text:p>other</text:p>
            </table:table-cell>
            <table:table-cell table:style-name="Datos" table:formula="of:=IF(OR(EXACT([.E160];&quot;Efectivo&quot;);EXACT([.E160];&quot;Cuenta por cobrar&quot;);EXACT([.E160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 table:style-name="ro2">
            <table:table-cell table:style-name="Nivel3" office:value-type="string">
              <text:p>3500-0000</text:p>
            </table:table-cell>
            <table:table-cell table:style-name="Nivel3" office:value-type="string">
              <text:p>Cuentas de superávit</text:p>
            </table:table-cell>
            <table:table-cell table:style-name="Datos" office:value-type="string">
              <text:p>Sup</text:p>
            </table:table-cell>
            <table:table-cell table:style-name="Datos" table:formula="of:=[.B152]" office:value-type="string" office:string-value="Patrimonio">
              <text:p>Patrimoni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61];&quot;Vista&quot;);&quot;view&quot;;IF(EXACT([.E161];&quot;Efectivo&quot;);&quot;other&quot;;IF(EXACT([.E161];&quot;Activo&quot;);&quot;other&quot;;IF(EXACT([.E161];&quot;Cuenta por cobrar&quot;);&quot;receivable&quot;;IF(EXACT([.E161];&quot;Cuenta por pagar&quot;);&quot;payable&quot;;IF(EXACT([.E161];&quot;Ingreso&quot;);&quot;other&quot;;IF(EXACT([.E161];&quot;Gasto&quot;);&quot;other&quot;;IF(EXACT([.E161];&quot;Patrimonio&quot;);&quot;other&quot;;IF(EXACT([.E161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61];&quot;Efectivo&quot;);EXACT([.E161];&quot;Cuenta por cobrar&quot;);EXACT([.E161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3510-0000</text:p>
              </table:table-cell>
              <table:table-cell table:style-name="Nivel4" office:value-type="string">
                <text:p>Superávit de capital</text:p>
              </table:table-cell>
              <table:table-cell table:style-name="Datos" office:value-type="string">
                <text:p>Cap</text:p>
              </table:table-cell>
              <table:table-cell table:style-name="Datos" table:formula="of:=[.B161]" office:value-type="string" office:string-value="Cuentas de superávit">
                <text:p>Cuentas de superávit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62];&quot;Vista&quot;);&quot;view&quot;;IF(EXACT([.E162];&quot;Efectivo&quot;);&quot;other&quot;;IF(EXACT([.E162];&quot;Activo&quot;);&quot;other&quot;;IF(EXACT([.E162];&quot;Cuenta por cobrar&quot;);&quot;receivable&quot;;IF(EXACT([.E162];&quot;Cuenta por pagar&quot;);&quot;payable&quot;;IF(EXACT([.E162];&quot;Ingreso&quot;);&quot;other&quot;;IF(EXACT([.E162];&quot;Gasto&quot;);&quot;other&quot;;IF(EXACT([.E162];&quot;Patrimonio&quot;);&quot;other&quot;;IF(EXACT([.E16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62];&quot;Efectivo&quot;);EXACT([.E162];&quot;Cuenta por cobrar&quot;);EXACT([.E162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3520-0000</text:p>
              </table:table-cell>
              <table:table-cell table:style-name="Nivel4" office:value-type="string">
                <text:p>Superavit por revaluación de activos</text:p>
              </table:table-cell>
              <table:table-cell table:style-name="Datos" office:value-type="string">
                <text:p>Rev</text:p>
              </table:table-cell>
              <table:table-cell table:style-name="Datos" table:formula="of:=[.B161]" office:value-type="string" office:string-value="Cuentas de superávit">
                <text:p>Cuentas de superávit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63];&quot;Vista&quot;);&quot;view&quot;;IF(EXACT([.E163];&quot;Efectivo&quot;);&quot;other&quot;;IF(EXACT([.E163];&quot;Activo&quot;);&quot;other&quot;;IF(EXACT([.E163];&quot;Cuenta por cobrar&quot;);&quot;receivable&quot;;IF(EXACT([.E163];&quot;Cuenta por pagar&quot;);&quot;payable&quot;;IF(EXACT([.E163];&quot;Ingreso&quot;);&quot;other&quot;;IF(EXACT([.E163];&quot;Gasto&quot;);&quot;other&quot;;IF(EXACT([.E163];&quot;Patrimonio&quot;);&quot;other&quot;;IF(EXACT([.E16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63];&quot;Efectivo&quot;);EXACT([.E163];&quot;Cuenta por cobrar&quot;);EXACT([.E163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3530-0000</text:p>
              </table:table-cell>
              <table:table-cell table:style-name="Nivel4" office:value-type="string">
                <text:p>Superavit ganado</text:p>
              </table:table-cell>
              <table:table-cell table:style-name="Datos" office:value-type="string">
                <text:p>Gan</text:p>
              </table:table-cell>
              <table:table-cell table:style-name="Datos" table:formula="of:=[.B161]" office:value-type="string" office:string-value="Cuentas de superávit">
                <text:p>Cuentas de superávit</text:p>
              </table:table-cell>
              <table:table-cell table:style-name="Datos" office:value-type="string">
                <text:p>Patrimoni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64];&quot;Vista&quot;);&quot;view&quot;;IF(EXACT([.E164];&quot;Efectivo&quot;);&quot;other&quot;;IF(EXACT([.E164];&quot;Activo&quot;);&quot;other&quot;;IF(EXACT([.E164];&quot;Cuenta por cobrar&quot;);&quot;receivable&quot;;IF(EXACT([.E164];&quot;Cuenta por pagar&quot;);&quot;payable&quot;;IF(EXACT([.E164];&quot;Ingreso&quot;);&quot;other&quot;;IF(EXACT([.E164];&quot;Gasto&quot;);&quot;other&quot;;IF(EXACT([.E164];&quot;Patrimonio&quot;);&quot;other&quot;;IF(EXACT([.E16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64];&quot;Efectivo&quot;);EXACT([.E164];&quot;Cuenta por cobrar&quot;);EXACT([.E164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  <table:table-row table:style-name="ro2">
            <table:table-cell table:style-name="Nivel3" office:value-type="string">
              <text:p>3600-0000</text:p>
            </table:table-cell>
            <table:table-cell table:style-name="Nivel3" office:value-type="string">
              <text:p>Utilidad o pérdida acumulada de periodos anteriores</text:p>
            </table:table-cell>
            <table:table-cell table:style-name="Datos" office:value-type="string">
              <text:p>Ut-Ac</text:p>
            </table:table-cell>
            <table:table-cell table:style-name="Datos" table:formula="of:=[.B152]" office:value-type="string" office:string-value="Patrimonio">
              <text:p>Patrimonio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65];&quot;Vista&quot;);&quot;view&quot;;IF(EXACT([.E165];&quot;Efectivo&quot;);&quot;other&quot;;IF(EXACT([.E165];&quot;Activo&quot;);&quot;other&quot;;IF(EXACT([.E165];&quot;Cuenta por cobrar&quot;);&quot;receivable&quot;;IF(EXACT([.E165];&quot;Cuenta por pagar&quot;);&quot;payable&quot;;IF(EXACT([.E165];&quot;Ingreso&quot;);&quot;other&quot;;IF(EXACT([.E165];&quot;Gasto&quot;);&quot;other&quot;;IF(EXACT([.E165];&quot;Patrimonio&quot;);&quot;other&quot;;IF(EXACT([.E165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65];&quot;Efectivo&quot;);EXACT([.E165];&quot;Cuenta por cobrar&quot;);EXACT([.E165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 table:style-name="ro2">
            <table:table-cell table:style-name="Nivel3" office:value-type="string">
              <text:p>3700-0000</text:p>
            </table:table-cell>
            <table:table-cell table:style-name="Nivel3" office:value-type="string">
              <text:p>Utilidad o pérdida del período actual</text:p>
            </table:table-cell>
            <table:table-cell table:style-name="Datos" office:value-type="string">
              <text:p>Ut-Per</text:p>
            </table:table-cell>
            <table:table-cell table:style-name="Datos" table:formula="of:=[.B152]" office:value-type="string" office:string-value="Patrimonio">
              <text:p>Patrimonio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USD</text:p>
            </table:table-cell>
            <table:table-cell table:style-name="Datos" table:formula="of:=IF(EXACT([.E166];&quot;Vista&quot;);&quot;view&quot;;IF(EXACT([.E166];&quot;Efectivo&quot;);&quot;other&quot;;IF(EXACT([.E166];&quot;Activo&quot;);&quot;other&quot;;IF(EXACT([.E166];&quot;Cuenta por cobrar&quot;);&quot;receivable&quot;;IF(EXACT([.E166];&quot;Cuenta por pagar&quot;);&quot;payable&quot;;IF(EXACT([.E166];&quot;Ingreso&quot;);&quot;other&quot;;IF(EXACT([.E166];&quot;Gasto&quot;);&quot;other&quot;;IF(EXACT([.E166];&quot;Patrimonio&quot;);&quot;other&quot;;IF(EXACT([.E166];&quot;Valuación de activo&quot;);&quot;other&quot;;&quot;&quot;)))))))))" office:value-type="string" office:string-value="other">
              <text:p>other</text:p>
            </table:table-cell>
            <table:table-cell table:style-name="Datos" table:formula="of:=IF(OR(EXACT([.E166];&quot;Efectivo&quot;);EXACT([.E166];&quot;Cuenta por cobrar&quot;);EXACT([.E166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</table:table-row-group>
        <table:table-row table:style-name="ro2">
          <table:table-cell table:style-name="Nivel2" office:value-type="string">
            <text:p>4000-0000</text:p>
          </table:table-cell>
          <table:table-cell table:style-name="Nivel2" office:value-type="string">
            <text:p>Ingresos</text:p>
          </table:table-cell>
          <table:table-cell table:style-name="Datos" office:value-type="string">
            <text:p>In</text:p>
          </table:table-cell>
          <table:table-cell table:style-name="Datos" table:formula="of:=[.B2]" office:value-type="string" office:string-value="Cátalogo de Cuentas">
            <text:p>Cátalogo de Cuentas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E167];&quot;Vista&quot;);&quot;view&quot;;IF(EXACT([.E167];&quot;Efectivo&quot;);&quot;other&quot;;IF(EXACT([.E167];&quot;Activo&quot;);&quot;other&quot;;IF(EXACT([.E167];&quot;Cuenta por cobrar&quot;);&quot;receivable&quot;;IF(EXACT([.E167];&quot;Cuenta por pagar&quot;);&quot;payable&quot;;IF(EXACT([.E167];&quot;Ingreso&quot;);&quot;other&quot;;IF(EXACT([.E167];&quot;Gasto&quot;);&quot;other&quot;;IF(EXACT([.E167];&quot;Patrimonio&quot;);&quot;other&quot;;IF(EXACT([.E167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E167];&quot;Efectivo&quot;);EXACT([.E167];&quot;Cuenta por cobrar&quot;);EXACT([.E167];&quot;Cuenta por pagar&quot;));&quot;True&quot;;&quot;False&quot;)" office:value-type="string" office:string-value="False">
            <text:p>False</text:p>
          </table:table-cell>
          <table:table-cell table:number-columns-repeated="1007"/>
        </table:table-row>
        <table:table-row-group>
          <table:table-row table:style-name="ro2">
            <table:table-cell table:style-name="Nivel3" office:value-type="string">
              <text:p>4100-0000</text:p>
            </table:table-cell>
            <table:table-cell table:style-name="Nivel3" office:value-type="string">
              <text:p>Ingresos por ventas</text:p>
            </table:table-cell>
            <table:table-cell table:style-name="Datos" office:value-type="string">
              <text:p>Op</text:p>
            </table:table-cell>
            <table:table-cell table:style-name="Datos" table:formula="of:=[.B16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68];&quot;Vista&quot;);&quot;view&quot;;IF(EXACT([.E168];&quot;Efectivo&quot;);&quot;other&quot;;IF(EXACT([.E168];&quot;Activo&quot;);&quot;other&quot;;IF(EXACT([.E168];&quot;Cuenta por cobrar&quot;);&quot;receivable&quot;;IF(EXACT([.E168];&quot;Cuenta por pagar&quot;);&quot;payable&quot;;IF(EXACT([.E168];&quot;Ingreso&quot;);&quot;other&quot;;IF(EXACT([.E168];&quot;Gasto&quot;);&quot;other&quot;;IF(EXACT([.E168];&quot;Patrimonio&quot;);&quot;other&quot;;IF(EXACT([.E168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68];&quot;Efectivo&quot;);EXACT([.E168];&quot;Cuenta por cobrar&quot;);EXACT([.E168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4110-0000</text:p>
              </table:table-cell>
              <table:table-cell table:style-name="Nivel4" office:value-type="string">
                <text:p>Productos</text:p>
              </table:table-cell>
              <table:table-cell table:style-name="Datos" office:value-type="string">
                <text:p>Prod</text:p>
              </table:table-cell>
              <table:table-cell table:style-name="Datos" table:formula="of:=[.B168]" office:value-type="string" office:string-value="Ingresos por ventas">
                <text:p>Ingresos por venta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69];&quot;Vista&quot;);&quot;view&quot;;IF(EXACT([.E169];&quot;Efectivo&quot;);&quot;other&quot;;IF(EXACT([.E169];&quot;Activo&quot;);&quot;other&quot;;IF(EXACT([.E169];&quot;Cuenta por cobrar&quot;);&quot;receivable&quot;;IF(EXACT([.E169];&quot;Cuenta por pagar&quot;);&quot;payable&quot;;IF(EXACT([.E169];&quot;Ingreso&quot;);&quot;other&quot;;IF(EXACT([.E169];&quot;Gasto&quot;);&quot;other&quot;;IF(EXACT([.E169];&quot;Patrimonio&quot;);&quot;other&quot;;IF(EXACT([.E169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169];&quot;Efectivo&quot;);EXACT([.E169];&quot;Cuenta por cobrar&quot;);EXACT([.E169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4111-0000</text:p>
                </table:table-cell>
                <table:table-cell table:style-name="Nivel5" office:value-type="string">
                  <text:p>Categoría de producto 1</text:p>
                </table:table-cell>
                <table:table-cell table:style-name="Datos" office:value-type="string">
                  <text:p>CP1</text:p>
                </table:table-cell>
                <table:table-cell table:style-name="Datos" table:formula="of:=[.B169]" office:value-type="string" office:string-value="Productos">
                  <text:p>Productos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70];&quot;Vista&quot;);&quot;view&quot;;IF(EXACT([.E170];&quot;Efectivo&quot;);&quot;other&quot;;IF(EXACT([.E170];&quot;Activo&quot;);&quot;other&quot;;IF(EXACT([.E170];&quot;Cuenta por cobrar&quot;);&quot;receivable&quot;;IF(EXACT([.E170];&quot;Cuenta por pagar&quot;);&quot;payable&quot;;IF(EXACT([.E170];&quot;Ingreso&quot;);&quot;other&quot;;IF(EXACT([.E170];&quot;Gasto&quot;);&quot;other&quot;;IF(EXACT([.E170];&quot;Patrimonio&quot;);&quot;other&quot;;IF(EXACT([.E170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170];&quot;Efectivo&quot;);EXACT([.E170];&quot;Cuenta por cobrar&quot;);EXACT([.E170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4112-0000</text:p>
                </table:table-cell>
                <table:table-cell table:style-name="Nivel5" office:value-type="string">
                  <text:p>Categoría de producto 2</text:p>
                </table:table-cell>
                <table:table-cell table:style-name="Datos" office:value-type="string">
                  <text:p>CP2</text:p>
                </table:table-cell>
                <table:table-cell table:style-name="Datos" table:formula="of:=[.B169]" office:value-type="string" office:string-value="Productos">
                  <text:p>Productos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71];&quot;Vista&quot;);&quot;view&quot;;IF(EXACT([.E171];&quot;Efectivo&quot;);&quot;other&quot;;IF(EXACT([.E171];&quot;Activo&quot;);&quot;other&quot;;IF(EXACT([.E171];&quot;Cuenta por cobrar&quot;);&quot;receivable&quot;;IF(EXACT([.E171];&quot;Cuenta por pagar&quot;);&quot;payable&quot;;IF(EXACT([.E171];&quot;Ingreso&quot;);&quot;other&quot;;IF(EXACT([.E171];&quot;Gasto&quot;);&quot;other&quot;;IF(EXACT([.E171];&quot;Patrimonio&quot;);&quot;other&quot;;IF(EXACT([.E171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171];&quot;Efectivo&quot;);EXACT([.E171];&quot;Cuenta por cobrar&quot;);EXACT([.E171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  <table:table-row table:style-name="ro2">
              <table:table-cell table:style-name="Nivel4" office:value-type="string">
                <text:p>4120-0000</text:p>
              </table:table-cell>
              <table:table-cell table:style-name="Nivel4" office:value-type="string">
                <text:p>Servicios</text:p>
              </table:table-cell>
              <table:table-cell table:style-name="Datos" office:value-type="string">
                <text:p>Ser</text:p>
              </table:table-cell>
              <table:table-cell table:style-name="Datos" table:formula="of:=[.B168]" office:value-type="string" office:string-value="Ingresos por ventas">
                <text:p>Ingresos por venta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72];&quot;Vista&quot;);&quot;view&quot;;IF(EXACT([.E172];&quot;Efectivo&quot;);&quot;other&quot;;IF(EXACT([.E172];&quot;Activo&quot;);&quot;other&quot;;IF(EXACT([.E172];&quot;Cuenta por cobrar&quot;);&quot;receivable&quot;;IF(EXACT([.E172];&quot;Cuenta por pagar&quot;);&quot;payable&quot;;IF(EXACT([.E172];&quot;Ingreso&quot;);&quot;other&quot;;IF(EXACT([.E172];&quot;Gasto&quot;);&quot;other&quot;;IF(EXACT([.E172];&quot;Patrimonio&quot;);&quot;other&quot;;IF(EXACT([.E172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172];&quot;Efectivo&quot;);EXACT([.E172];&quot;Cuenta por cobrar&quot;);EXACT([.E172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4121-0000</text:p>
                </table:table-cell>
                <table:table-cell table:style-name="Nivel5" office:value-type="string">
                  <text:p>Categoría de servicio 1</text:p>
                </table:table-cell>
                <table:table-cell table:style-name="Datos" office:value-type="string">
                  <text:p>CS1</text:p>
                </table:table-cell>
                <table:table-cell table:style-name="Datos" table:formula="of:=[.B172]" office:value-type="string" office:string-value="Servicios">
                  <text:p>Servicios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73];&quot;Vista&quot;);&quot;view&quot;;IF(EXACT([.E173];&quot;Efectivo&quot;);&quot;other&quot;;IF(EXACT([.E173];&quot;Activo&quot;);&quot;other&quot;;IF(EXACT([.E173];&quot;Cuenta por cobrar&quot;);&quot;receivable&quot;;IF(EXACT([.E173];&quot;Cuenta por pagar&quot;);&quot;payable&quot;;IF(EXACT([.E173];&quot;Ingreso&quot;);&quot;other&quot;;IF(EXACT([.E173];&quot;Gasto&quot;);&quot;other&quot;;IF(EXACT([.E173];&quot;Patrimonio&quot;);&quot;other&quot;;IF(EXACT([.E173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173];&quot;Efectivo&quot;);EXACT([.E173];&quot;Cuenta por cobrar&quot;);EXACT([.E173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4122-0000</text:p>
                </table:table-cell>
                <table:table-cell table:style-name="Nivel5" office:value-type="string">
                  <text:p>Categoría de servicio 2</text:p>
                </table:table-cell>
                <table:table-cell table:style-name="Datos" office:value-type="string">
                  <text:p>CS2</text:p>
                </table:table-cell>
                <table:table-cell table:style-name="Datos" table:formula="of:=[.B172]" office:value-type="string" office:string-value="Servicios">
                  <text:p>Servicios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74];&quot;Vista&quot;);&quot;view&quot;;IF(EXACT([.E174];&quot;Efectivo&quot;);&quot;other&quot;;IF(EXACT([.E174];&quot;Activo&quot;);&quot;other&quot;;IF(EXACT([.E174];&quot;Cuenta por cobrar&quot;);&quot;receivable&quot;;IF(EXACT([.E174];&quot;Cuenta por pagar&quot;);&quot;payable&quot;;IF(EXACT([.E174];&quot;Ingreso&quot;);&quot;other&quot;;IF(EXACT([.E174];&quot;Gasto&quot;);&quot;other&quot;;IF(EXACT([.E174];&quot;Patrimonio&quot;);&quot;other&quot;;IF(EXACT([.E174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174];&quot;Efectivo&quot;);EXACT([.E174];&quot;Cuenta por cobrar&quot;);EXACT([.E174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</table:table-row-group>
          <table:table-row table:style-name="ro2">
            <table:table-cell table:style-name="Nivel3" office:value-type="string">
              <text:p>4200-0000</text:p>
            </table:table-cell>
            <table:table-cell table:style-name="Nivel3" office:value-type="string">
              <text:p>Ingresos por administración</text:p>
            </table:table-cell>
            <table:table-cell table:style-name="Datos" office:value-type="string">
              <text:p>CCorp</text:p>
            </table:table-cell>
            <table:table-cell table:style-name="Datos" table:formula="of:=[.B16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75];&quot;Vista&quot;);&quot;view&quot;;IF(EXACT([.E175];&quot;Efectivo&quot;);&quot;other&quot;;IF(EXACT([.E175];&quot;Activo&quot;);&quot;other&quot;;IF(EXACT([.E175];&quot;Cuenta por cobrar&quot;);&quot;receivable&quot;;IF(EXACT([.E175];&quot;Cuenta por pagar&quot;);&quot;payable&quot;;IF(EXACT([.E175];&quot;Ingreso&quot;);&quot;other&quot;;IF(EXACT([.E175];&quot;Gasto&quot;);&quot;other&quot;;IF(EXACT([.E175];&quot;Patrimonio&quot;);&quot;other&quot;;IF(EXACT([.E175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75];&quot;Efectivo&quot;);EXACT([.E175];&quot;Cuenta por cobrar&quot;);EXACT([.E175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4210-0000</text:p>
              </table:table-cell>
              <table:table-cell table:style-name="Nivel4" office:value-type="string">
                <text:p>Cuota por administración</text:p>
              </table:table-cell>
              <table:table-cell table:style-name="Datos" office:value-type="string">
                <text:p>CA</text:p>
              </table:table-cell>
              <table:table-cell table:style-name="Datos" table:formula="of:=[.B175]" office:value-type="string" office:string-value="Ingresos por administración">
                <text:p>Ingresos por administración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76];&quot;Vista&quot;);&quot;view&quot;;IF(EXACT([.E176];&quot;Efectivo&quot;);&quot;other&quot;;IF(EXACT([.E176];&quot;Activo&quot;);&quot;other&quot;;IF(EXACT([.E176];&quot;Cuenta por cobrar&quot;);&quot;receivable&quot;;IF(EXACT([.E176];&quot;Cuenta por pagar&quot;);&quot;payable&quot;;IF(EXACT([.E176];&quot;Ingreso&quot;);&quot;other&quot;;IF(EXACT([.E176];&quot;Gasto&quot;);&quot;other&quot;;IF(EXACT([.E176];&quot;Patrimonio&quot;);&quot;other&quot;;IF(EXACT([.E176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176];&quot;Efectivo&quot;);EXACT([.E176];&quot;Cuenta por cobrar&quot;);EXACT([.E176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4211-0000</text:p>
                </table:table-cell>
                <table:table-cell table:style-name="Nivel5" office:value-type="string">
                  <text:p>Compañía 1</text:p>
                </table:table-cell>
                <table:table-cell table:style-name="Datos" office:value-type="string">
                  <text:p>C1</text:p>
                </table:table-cell>
                <table:table-cell table:style-name="Datos" table:formula="of:=[.B176]" office:value-type="string" office:string-value="Cuota por administración">
                  <text:p>Cuota por administración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77];&quot;Vista&quot;);&quot;view&quot;;IF(EXACT([.E177];&quot;Efectivo&quot;);&quot;other&quot;;IF(EXACT([.E177];&quot;Activo&quot;);&quot;other&quot;;IF(EXACT([.E177];&quot;Cuenta por cobrar&quot;);&quot;receivable&quot;;IF(EXACT([.E177];&quot;Cuenta por pagar&quot;);&quot;payable&quot;;IF(EXACT([.E177];&quot;Ingreso&quot;);&quot;other&quot;;IF(EXACT([.E177];&quot;Gasto&quot;);&quot;other&quot;;IF(EXACT([.E177];&quot;Patrimonio&quot;);&quot;other&quot;;IF(EXACT([.E177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77];&quot;Efectivo&quot;);EXACT([.E177];&quot;Cuenta por cobrar&quot;);EXACT([.E177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4212-0000</text:p>
                </table:table-cell>
                <table:table-cell table:style-name="Nivel5" office:value-type="string">
                  <text:p>Compañía 2</text:p>
                </table:table-cell>
                <table:table-cell table:style-name="Datos" office:value-type="string">
                  <text:p>C2</text:p>
                </table:table-cell>
                <table:table-cell table:style-name="Datos" table:formula="of:=[.B176]" office:value-type="string" office:string-value="Cuota por administración">
                  <text:p>Cuota por administración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78];&quot;Vista&quot;);&quot;view&quot;;IF(EXACT([.E178];&quot;Efectivo&quot;);&quot;other&quot;;IF(EXACT([.E178];&quot;Activo&quot;);&quot;other&quot;;IF(EXACT([.E178];&quot;Cuenta por cobrar&quot;);&quot;receivable&quot;;IF(EXACT([.E178];&quot;Cuenta por pagar&quot;);&quot;payable&quot;;IF(EXACT([.E178];&quot;Ingreso&quot;);&quot;other&quot;;IF(EXACT([.E178];&quot;Gasto&quot;);&quot;other&quot;;IF(EXACT([.E178];&quot;Patrimonio&quot;);&quot;other&quot;;IF(EXACT([.E178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178];&quot;Efectivo&quot;);EXACT([.E178];&quot;Cuenta por cobrar&quot;);EXACT([.E178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</table:table-row-group>
          <table:table-row table:style-name="ro2">
            <table:table-cell table:style-name="Nivel3" office:value-type="string">
              <text:p>4300-0000</text:p>
            </table:table-cell>
            <table:table-cell table:style-name="Nivel3" office:value-type="string">
              <text:p>Ingresos financieros</text:p>
            </table:table-cell>
            <table:table-cell table:style-name="Datos" office:value-type="string">
              <text:p>Fi</text:p>
            </table:table-cell>
            <table:table-cell table:style-name="Datos" table:formula="of:=[.B16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79];&quot;Vista&quot;);&quot;view&quot;;IF(EXACT([.E179];&quot;Efectivo&quot;);&quot;other&quot;;IF(EXACT([.E179];&quot;Activo&quot;);&quot;other&quot;;IF(EXACT([.E179];&quot;Cuenta por cobrar&quot;);&quot;receivable&quot;;IF(EXACT([.E179];&quot;Cuenta por pagar&quot;);&quot;payable&quot;;IF(EXACT([.E179];&quot;Ingreso&quot;);&quot;other&quot;;IF(EXACT([.E179];&quot;Gasto&quot;);&quot;other&quot;;IF(EXACT([.E179];&quot;Patrimonio&quot;);&quot;other&quot;;IF(EXACT([.E179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79];&quot;Efectivo&quot;);EXACT([.E179];&quot;Cuenta por cobrar&quot;);EXACT([.E179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4310-0000</text:p>
              </table:table-cell>
              <table:table-cell table:style-name="Nivel4" office:value-type="string">
                <text:p>Intereses ganados sobre cuentas corrientes</text:p>
              </table:table-cell>
              <table:table-cell table:style-name="Datos" office:value-type="string">
                <text:p>Int</text:p>
              </table:table-cell>
              <table:table-cell table:style-name="Datos" table:formula="of:=[.B179]" office:value-type="string" office:string-value="Ingresos financieros">
                <text:p>Ingresos financier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80];&quot;Vista&quot;);&quot;view&quot;;IF(EXACT([.E180];&quot;Efectivo&quot;);&quot;other&quot;;IF(EXACT([.E180];&quot;Activo&quot;);&quot;other&quot;;IF(EXACT([.E180];&quot;Cuenta por cobrar&quot;);&quot;receivable&quot;;IF(EXACT([.E180];&quot;Cuenta por pagar&quot;);&quot;payable&quot;;IF(EXACT([.E180];&quot;Ingreso&quot;);&quot;other&quot;;IF(EXACT([.E180];&quot;Gasto&quot;);&quot;other&quot;;IF(EXACT([.E180];&quot;Patrimonio&quot;);&quot;other&quot;;IF(EXACT([.E180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180];&quot;Efectivo&quot;);EXACT([.E180];&quot;Cuenta por cobrar&quot;);EXACT([.E180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4311-0000</text:p>
                </table:table-cell>
                <table:table-cell table:style-name="Nivel5" office:value-type="string">
                  <text:p>Cuenta 1</text:p>
                </table:table-cell>
                <table:table-cell table:style-name="Datos" office:value-type="string">
                  <text:p>C1</text:p>
                </table:table-cell>
                <table:table-cell table:style-name="Datos" table:formula="of:=[.B180]" office:value-type="string" office:string-value="Intereses ganados sobre cuentas corrientes">
                  <text:p>Intereses ganados sobre cuentas corrientes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81];&quot;Vista&quot;);&quot;view&quot;;IF(EXACT([.E181];&quot;Efectivo&quot;);&quot;other&quot;;IF(EXACT([.E181];&quot;Activo&quot;);&quot;other&quot;;IF(EXACT([.E181];&quot;Cuenta por cobrar&quot;);&quot;receivable&quot;;IF(EXACT([.E181];&quot;Cuenta por pagar&quot;);&quot;payable&quot;;IF(EXACT([.E181];&quot;Ingreso&quot;);&quot;other&quot;;IF(EXACT([.E181];&quot;Gasto&quot;);&quot;other&quot;;IF(EXACT([.E181];&quot;Patrimonio&quot;);&quot;other&quot;;IF(EXACT([.E181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181];&quot;Efectivo&quot;);EXACT([.E181];&quot;Cuenta por cobrar&quot;);EXACT([.E181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4312-0000</text:p>
                </table:table-cell>
                <table:table-cell table:style-name="Nivel5" office:value-type="string">
                  <text:p>Cuenta 2</text:p>
                </table:table-cell>
                <table:table-cell table:style-name="Datos" office:value-type="string">
                  <text:p>C2</text:p>
                </table:table-cell>
                <table:table-cell table:style-name="Datos" table:formula="of:=[.B180]" office:value-type="string" office:string-value="Intereses ganados sobre cuentas corrientes">
                  <text:p>Intereses ganados sobre cuentas corrientes</text:p>
                </table:table-cell>
                <table:table-cell table:style-name="Datos" office:value-type="string">
                  <text:p>Ingres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182];&quot;Vista&quot;);&quot;view&quot;;IF(EXACT([.E182];&quot;Efectivo&quot;);&quot;other&quot;;IF(EXACT([.E182];&quot;Activo&quot;);&quot;other&quot;;IF(EXACT([.E182];&quot;Cuenta por cobrar&quot;);&quot;receivable&quot;;IF(EXACT([.E182];&quot;Cuenta por pagar&quot;);&quot;payable&quot;;IF(EXACT([.E182];&quot;Ingreso&quot;);&quot;other&quot;;IF(EXACT([.E182];&quot;Gasto&quot;);&quot;other&quot;;IF(EXACT([.E182];&quot;Patrimonio&quot;);&quot;other&quot;;IF(EXACT([.E182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182];&quot;Efectivo&quot;);EXACT([.E182];&quot;Cuenta por cobrar&quot;);EXACT([.E182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</table:table-row-group>
          <table:table-row table:style-name="ro2">
            <table:table-cell table:style-name="Nivel3" office:value-type="string">
              <text:p>4400-0000</text:p>
            </table:table-cell>
            <table:table-cell table:style-name="Nivel3" office:value-type="string">
              <text:p>Otros ingresos</text:p>
            </table:table-cell>
            <table:table-cell table:style-name="Datos" office:value-type="string">
              <text:p>OI</text:p>
            </table:table-cell>
            <table:table-cell table:style-name="Datos" table:formula="of:=[.B16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83];&quot;Vista&quot;);&quot;view&quot;;IF(EXACT([.E183];&quot;Efectivo&quot;);&quot;other&quot;;IF(EXACT([.E183];&quot;Activo&quot;);&quot;other&quot;;IF(EXACT([.E183];&quot;Cuenta por cobrar&quot;);&quot;receivable&quot;;IF(EXACT([.E183];&quot;Cuenta por pagar&quot;);&quot;payable&quot;;IF(EXACT([.E183];&quot;Ingreso&quot;);&quot;other&quot;;IF(EXACT([.E183];&quot;Gasto&quot;);&quot;other&quot;;IF(EXACT([.E183];&quot;Patrimonio&quot;);&quot;other&quot;;IF(EXACT([.E183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83];&quot;Efectivo&quot;);EXACT([.E183];&quot;Cuenta por cobrar&quot;);EXACT([.E183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4410-0000</text:p>
              </table:table-cell>
              <table:table-cell table:style-name="Nivel4" office:value-type="string">
                <text:p>Ajustes</text:p>
              </table:table-cell>
              <table:table-cell table:style-name="Datos" office:value-type="string">
                <text:p>Aj</text:p>
              </table:table-cell>
              <table:table-cell table:style-name="Datos" table:formula="of:=[.B183]" office:value-type="string" office:string-value="Otros ingresos">
                <text:p>Otros ingreso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84];&quot;Vista&quot;);&quot;view&quot;;IF(EXACT([.E184];&quot;Efectivo&quot;);&quot;other&quot;;IF(EXACT([.E184];&quot;Activo&quot;);&quot;other&quot;;IF(EXACT([.E184];&quot;Cuenta por cobrar&quot;);&quot;receivable&quot;;IF(EXACT([.E184];&quot;Cuenta por pagar&quot;);&quot;payable&quot;;IF(EXACT([.E184];&quot;Ingreso&quot;);&quot;other&quot;;IF(EXACT([.E184];&quot;Gasto&quot;);&quot;other&quot;;IF(EXACT([.E184];&quot;Patrimonio&quot;);&quot;other&quot;;IF(EXACT([.E18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84];&quot;Efectivo&quot;);EXACT([.E184];&quot;Cuenta por cobrar&quot;);EXACT([.E184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4420-0000</text:p>
              </table:table-cell>
              <table:table-cell table:style-name="Nivel4" office:value-type="string">
                <text:p>Donaciones</text:p>
              </table:table-cell>
              <table:table-cell table:style-name="Datos" office:value-type="string">
                <text:p>Don</text:p>
              </table:table-cell>
              <table:table-cell table:style-name="Datos" table:formula="of:=[.B183]" office:value-type="string" office:string-value="Otros ingresos">
                <text:p>Otros ingreso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85];&quot;Vista&quot;);&quot;view&quot;;IF(EXACT([.E185];&quot;Efectivo&quot;);&quot;other&quot;;IF(EXACT([.E185];&quot;Activo&quot;);&quot;other&quot;;IF(EXACT([.E185];&quot;Cuenta por cobrar&quot;);&quot;receivable&quot;;IF(EXACT([.E185];&quot;Cuenta por pagar&quot;);&quot;payable&quot;;IF(EXACT([.E185];&quot;Ingreso&quot;);&quot;other&quot;;IF(EXACT([.E185];&quot;Gasto&quot;);&quot;other&quot;;IF(EXACT([.E185];&quot;Patrimonio&quot;);&quot;other&quot;;IF(EXACT([.E185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85];&quot;Efectivo&quot;);EXACT([.E185];&quot;Cuenta por cobrar&quot;);EXACT([.E185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  <table:table-row table:style-name="ro2">
            <table:table-cell table:style-name="Nivel3" office:value-type="string">
              <text:p>4500-0000</text:p>
            </table:table-cell>
            <table:table-cell table:style-name="Nivel3" office:value-type="string">
              <text:p>Ingresos no gravables</text:p>
            </table:table-cell>
            <table:table-cell table:style-name="Datos" office:value-type="string">
              <text:p>NG</text:p>
            </table:table-cell>
            <table:table-cell table:style-name="Datos" table:formula="of:=[.B167]" office:value-type="string" office:string-value="Ingresos">
              <text:p>Ingres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86];&quot;Vista&quot;);&quot;view&quot;;IF(EXACT([.E186];&quot;Efectivo&quot;);&quot;other&quot;;IF(EXACT([.E186];&quot;Activo&quot;);&quot;other&quot;;IF(EXACT([.E186];&quot;Cuenta por cobrar&quot;);&quot;receivable&quot;;IF(EXACT([.E186];&quot;Cuenta por pagar&quot;);&quot;payable&quot;;IF(EXACT([.E186];&quot;Ingreso&quot;);&quot;other&quot;;IF(EXACT([.E186];&quot;Gasto&quot;);&quot;other&quot;;IF(EXACT([.E186];&quot;Patrimonio&quot;);&quot;other&quot;;IF(EXACT([.E186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86];&quot;Efectivo&quot;);EXACT([.E186];&quot;Cuenta por cobrar&quot;);EXACT([.E186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4510-0000</text:p>
              </table:table-cell>
              <table:table-cell table:style-name="Nivel4" office:value-type="string">
                <text:p>Diferencial cambiario</text:p>
              </table:table-cell>
              <table:table-cell table:style-name="Datos" office:value-type="string">
                <text:p>Dif</text:p>
              </table:table-cell>
              <table:table-cell table:style-name="Datos" table:formula="of:=[.B186]" office:value-type="string" office:string-value="Ingresos no gravables">
                <text:p>Ingresos no gravables</text:p>
              </table:table-cell>
              <table:table-cell table:style-name="Datos" office:value-type="string">
                <text:p>Ingres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87];&quot;Vista&quot;);&quot;view&quot;;IF(EXACT([.E187];&quot;Efectivo&quot;);&quot;other&quot;;IF(EXACT([.E187];&quot;Activo&quot;);&quot;other&quot;;IF(EXACT([.E187];&quot;Cuenta por cobrar&quot;);&quot;receivable&quot;;IF(EXACT([.E187];&quot;Cuenta por pagar&quot;);&quot;payable&quot;;IF(EXACT([.E187];&quot;Ingreso&quot;);&quot;other&quot;;IF(EXACT([.E187];&quot;Gasto&quot;);&quot;other&quot;;IF(EXACT([.E187];&quot;Patrimonio&quot;);&quot;other&quot;;IF(EXACT([.E187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87];&quot;Efectivo&quot;);EXACT([.E187];&quot;Cuenta por cobrar&quot;);EXACT([.E187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</table:table-row-group>
        <table:table-row table:style-name="ro2">
          <table:table-cell table:style-name="Nivel2" office:value-type="string">
            <text:p>6000-0000</text:p>
          </table:table-cell>
          <table:table-cell table:style-name="Nivel2" office:value-type="string">
            <text:p>Gastos</text:p>
          </table:table-cell>
          <table:table-cell table:style-name="Datos" office:value-type="string">
            <text:p>Ga</text:p>
          </table:table-cell>
          <table:table-cell table:style-name="Datos" table:formula="of:=[.B2]" office:value-type="string" office:string-value="Cátalogo de Cuentas">
            <text:p>Cátalogo de Cuentas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USD</text:p>
          </table:table-cell>
          <table:table-cell table:style-name="Datos" table:formula="of:=IF(EXACT([.E188];&quot;Vista&quot;);&quot;view&quot;;IF(EXACT([.E188];&quot;Efectivo&quot;);&quot;other&quot;;IF(EXACT([.E188];&quot;Activo&quot;);&quot;other&quot;;IF(EXACT([.E188];&quot;Cuenta por cobrar&quot;);&quot;receivable&quot;;IF(EXACT([.E188];&quot;Cuenta por pagar&quot;);&quot;payable&quot;;IF(EXACT([.E188];&quot;Ingreso&quot;);&quot;other&quot;;IF(EXACT([.E188];&quot;Gasto&quot;);&quot;other&quot;;IF(EXACT([.E188];&quot;Patrimonio&quot;);&quot;other&quot;;IF(EXACT([.E188];&quot;Valuación de activo&quot;);&quot;other&quot;;&quot;&quot;)))))))))" office:value-type="string" office:string-value="view">
            <text:p>view</text:p>
          </table:table-cell>
          <table:table-cell table:style-name="Datos" table:formula="of:=IF(OR(EXACT([.E188];&quot;Efectivo&quot;);EXACT([.E188];&quot;Cuenta por cobrar&quot;);EXACT([.E188];&quot;Cuenta por pagar&quot;));&quot;True&quot;;&quot;False&quot;)" office:value-type="string" office:string-value="False">
            <text:p>False</text:p>
          </table:table-cell>
          <table:table-cell table:number-columns-repeated="1007"/>
        </table:table-row>
        <table:table-row-group>
          <table:table-row table:style-name="ro2">
            <table:table-cell table:style-name="Nivel3" office:value-type="string">
              <text:p>6100-0000</text:p>
            </table:table-cell>
            <table:table-cell table:style-name="Nivel3" office:value-type="string">
              <text:p>Gastos de personal</text:p>
            </table:table-cell>
            <table:table-cell table:style-name="Datos" office:value-type="string">
              <text:p>GP</text:p>
            </table:table-cell>
            <table:table-cell table:style-name="Datos" table:formula="of:=[.B188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89];&quot;Vista&quot;);&quot;view&quot;;IF(EXACT([.E189];&quot;Efectivo&quot;);&quot;other&quot;;IF(EXACT([.E189];&quot;Activo&quot;);&quot;other&quot;;IF(EXACT([.E189];&quot;Cuenta por cobrar&quot;);&quot;receivable&quot;;IF(EXACT([.E189];&quot;Cuenta por pagar&quot;);&quot;payable&quot;;IF(EXACT([.E189];&quot;Ingreso&quot;);&quot;other&quot;;IF(EXACT([.E189];&quot;Gasto&quot;);&quot;other&quot;;IF(EXACT([.E189];&quot;Patrimonio&quot;);&quot;other&quot;;IF(EXACT([.E189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89];&quot;Efectivo&quot;);EXACT([.E189];&quot;Cuenta por cobrar&quot;);EXACT([.E189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6110-0000</text:p>
              </table:table-cell>
              <table:table-cell table:style-name="Nivel4" office:value-type="string">
                <text:p>Honorarios</text:p>
              </table:table-cell>
              <table:table-cell table:style-name="Datos" office:value-type="string">
                <text:p>Hon</text:p>
              </table:table-cell>
              <table:table-cell table:style-name="Datos" table:formula="of:=[.B189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90];&quot;Vista&quot;);&quot;view&quot;;IF(EXACT([.E190];&quot;Efectivo&quot;);&quot;other&quot;;IF(EXACT([.E190];&quot;Activo&quot;);&quot;other&quot;;IF(EXACT([.E190];&quot;Cuenta por cobrar&quot;);&quot;receivable&quot;;IF(EXACT([.E190];&quot;Cuenta por pagar&quot;);&quot;payable&quot;;IF(EXACT([.E190];&quot;Ingreso&quot;);&quot;other&quot;;IF(EXACT([.E190];&quot;Gasto&quot;);&quot;other&quot;;IF(EXACT([.E190];&quot;Patrimonio&quot;);&quot;other&quot;;IF(EXACT([.E190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90];&quot;Efectivo&quot;);EXACT([.E190];&quot;Cuenta por cobrar&quot;);EXACT([.E190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120-0000</text:p>
              </table:table-cell>
              <table:table-cell table:style-name="Nivel4" office:value-type="string">
                <text:p>Salarios</text:p>
              </table:table-cell>
              <table:table-cell table:style-name="Datos" office:value-type="string">
                <text:p>Sal</text:p>
              </table:table-cell>
              <table:table-cell table:style-name="Datos" table:formula="of:=[.B189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91];&quot;Vista&quot;);&quot;view&quot;;IF(EXACT([.E191];&quot;Efectivo&quot;);&quot;other&quot;;IF(EXACT([.E191];&quot;Activo&quot;);&quot;other&quot;;IF(EXACT([.E191];&quot;Cuenta por cobrar&quot;);&quot;receivable&quot;;IF(EXACT([.E191];&quot;Cuenta por pagar&quot;);&quot;payable&quot;;IF(EXACT([.E191];&quot;Ingreso&quot;);&quot;other&quot;;IF(EXACT([.E191];&quot;Gasto&quot;);&quot;other&quot;;IF(EXACT([.E191];&quot;Patrimonio&quot;);&quot;other&quot;;IF(EXACT([.E191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91];&quot;Efectivo&quot;);EXACT([.E191];&quot;Cuenta por cobrar&quot;);EXACT([.E191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130-0000</text:p>
              </table:table-cell>
              <table:table-cell table:style-name="Nivel4" office:value-type="string">
                <text:p>Bonificaciones por rendimiento</text:p>
              </table:table-cell>
              <table:table-cell table:style-name="Datos" office:value-type="string">
                <text:p>Rend</text:p>
              </table:table-cell>
              <table:table-cell table:style-name="Datos" table:formula="of:=[.B189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92];&quot;Vista&quot;);&quot;view&quot;;IF(EXACT([.E192];&quot;Efectivo&quot;);&quot;other&quot;;IF(EXACT([.E192];&quot;Activo&quot;);&quot;other&quot;;IF(EXACT([.E192];&quot;Cuenta por cobrar&quot;);&quot;receivable&quot;;IF(EXACT([.E192];&quot;Cuenta por pagar&quot;);&quot;payable&quot;;IF(EXACT([.E192];&quot;Ingreso&quot;);&quot;other&quot;;IF(EXACT([.E192];&quot;Gasto&quot;);&quot;other&quot;;IF(EXACT([.E192];&quot;Patrimonio&quot;);&quot;other&quot;;IF(EXACT([.E19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92];&quot;Efectivo&quot;);EXACT([.E192];&quot;Cuenta por cobrar&quot;);EXACT([.E192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140-0000</text:p>
              </table:table-cell>
              <table:table-cell table:style-name="Nivel4" office:value-type="string">
                <text:p>Bonificaciones especiales</text:p>
              </table:table-cell>
              <table:table-cell table:style-name="Datos" office:value-type="string">
                <text:p>Esp</text:p>
              </table:table-cell>
              <table:table-cell table:style-name="Datos" table:formula="of:=[.B189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93];&quot;Vista&quot;);&quot;view&quot;;IF(EXACT([.E193];&quot;Efectivo&quot;);&quot;other&quot;;IF(EXACT([.E193];&quot;Activo&quot;);&quot;other&quot;;IF(EXACT([.E193];&quot;Cuenta por cobrar&quot;);&quot;receivable&quot;;IF(EXACT([.E193];&quot;Cuenta por pagar&quot;);&quot;payable&quot;;IF(EXACT([.E193];&quot;Ingreso&quot;);&quot;other&quot;;IF(EXACT([.E193];&quot;Gasto&quot;);&quot;other&quot;;IF(EXACT([.E193];&quot;Patrimonio&quot;);&quot;other&quot;;IF(EXACT([.E19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93];&quot;Efectivo&quot;);EXACT([.E193];&quot;Cuenta por cobrar&quot;);EXACT([.E193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150-0000</text:p>
              </table:table-cell>
              <table:table-cell table:style-name="Nivel4" office:value-type="string">
                <text:p>C.C.S.S. y Banco Popular</text:p>
              </table:table-cell>
              <table:table-cell table:style-name="Datos" office:value-type="string">
                <text:p>CS</text:p>
              </table:table-cell>
              <table:table-cell table:style-name="Datos" table:formula="of:=[.B189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94];&quot;Vista&quot;);&quot;view&quot;;IF(EXACT([.E194];&quot;Efectivo&quot;);&quot;other&quot;;IF(EXACT([.E194];&quot;Activo&quot;);&quot;other&quot;;IF(EXACT([.E194];&quot;Cuenta por cobrar&quot;);&quot;receivable&quot;;IF(EXACT([.E194];&quot;Cuenta por pagar&quot;);&quot;payable&quot;;IF(EXACT([.E194];&quot;Ingreso&quot;);&quot;other&quot;;IF(EXACT([.E194];&quot;Gasto&quot;);&quot;other&quot;;IF(EXACT([.E194];&quot;Patrimonio&quot;);&quot;other&quot;;IF(EXACT([.E194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94];&quot;Efectivo&quot;);EXACT([.E194];&quot;Cuenta por cobrar&quot;);EXACT([.E194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160-0000</text:p>
              </table:table-cell>
              <table:table-cell table:style-name="Nivel4" office:value-type="string">
                <text:p>Cargas sociales patronales</text:p>
              </table:table-cell>
              <table:table-cell table:style-name="Datos" office:value-type="string">
                <text:p>CSP</text:p>
              </table:table-cell>
              <table:table-cell table:style-name="Datos" table:formula="of:=[.B189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95];&quot;Vista&quot;);&quot;view&quot;;IF(EXACT([.E195];&quot;Efectivo&quot;);&quot;other&quot;;IF(EXACT([.E195];&quot;Activo&quot;);&quot;other&quot;;IF(EXACT([.E195];&quot;Cuenta por cobrar&quot;);&quot;receivable&quot;;IF(EXACT([.E195];&quot;Cuenta por pagar&quot;);&quot;payable&quot;;IF(EXACT([.E195];&quot;Ingreso&quot;);&quot;other&quot;;IF(EXACT([.E195];&quot;Gasto&quot;);&quot;other&quot;;IF(EXACT([.E195];&quot;Patrimonio&quot;);&quot;other&quot;;IF(EXACT([.E195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95];&quot;Efectivo&quot;);EXACT([.E195];&quot;Cuenta por cobrar&quot;);EXACT([.E195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170-0000</text:p>
              </table:table-cell>
              <table:table-cell table:style-name="Nivel4" office:value-type="string">
                <text:p>Aguinaldo</text:p>
              </table:table-cell>
              <table:table-cell table:style-name="Datos" office:value-type="string">
                <text:p>Agui</text:p>
              </table:table-cell>
              <table:table-cell table:style-name="Datos" table:formula="of:=[.B189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96];&quot;Vista&quot;);&quot;view&quot;;IF(EXACT([.E196];&quot;Efectivo&quot;);&quot;other&quot;;IF(EXACT([.E196];&quot;Activo&quot;);&quot;other&quot;;IF(EXACT([.E196];&quot;Cuenta por cobrar&quot;);&quot;receivable&quot;;IF(EXACT([.E196];&quot;Cuenta por pagar&quot;);&quot;payable&quot;;IF(EXACT([.E196];&quot;Ingreso&quot;);&quot;other&quot;;IF(EXACT([.E196];&quot;Gasto&quot;);&quot;other&quot;;IF(EXACT([.E196];&quot;Patrimonio&quot;);&quot;other&quot;;IF(EXACT([.E196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96];&quot;Efectivo&quot;);EXACT([.E196];&quot;Cuenta por cobrar&quot;);EXACT([.E196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180-0000</text:p>
              </table:table-cell>
              <table:table-cell table:style-name="Nivel4" office:value-type="string">
                <text:p>Preaviso</text:p>
              </table:table-cell>
              <table:table-cell table:style-name="Datos" office:value-type="string">
                <text:p>Pre</text:p>
              </table:table-cell>
              <table:table-cell table:style-name="Datos" table:formula="of:=[.B189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97];&quot;Vista&quot;);&quot;view&quot;;IF(EXACT([.E197];&quot;Efectivo&quot;);&quot;other&quot;;IF(EXACT([.E197];&quot;Activo&quot;);&quot;other&quot;;IF(EXACT([.E197];&quot;Cuenta por cobrar&quot;);&quot;receivable&quot;;IF(EXACT([.E197];&quot;Cuenta por pagar&quot;);&quot;payable&quot;;IF(EXACT([.E197];&quot;Ingreso&quot;);&quot;other&quot;;IF(EXACT([.E197];&quot;Gasto&quot;);&quot;other&quot;;IF(EXACT([.E197];&quot;Patrimonio&quot;);&quot;other&quot;;IF(EXACT([.E197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97];&quot;Efectivo&quot;);EXACT([.E197];&quot;Cuenta por cobrar&quot;);EXACT([.E197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190-0000</text:p>
              </table:table-cell>
              <table:table-cell table:style-name="Nivel4" office:value-type="string">
                <text:p>Cesantía</text:p>
              </table:table-cell>
              <table:table-cell table:style-name="Datos" office:value-type="string">
                <text:p>Ces</text:p>
              </table:table-cell>
              <table:table-cell table:style-name="Datos" table:formula="of:=[.B189]" office:value-type="string" office:string-value="Gastos de personal">
                <text:p>Gastos de personal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198];&quot;Vista&quot;);&quot;view&quot;;IF(EXACT([.E198];&quot;Efectivo&quot;);&quot;other&quot;;IF(EXACT([.E198];&quot;Activo&quot;);&quot;other&quot;;IF(EXACT([.E198];&quot;Cuenta por cobrar&quot;);&quot;receivable&quot;;IF(EXACT([.E198];&quot;Cuenta por pagar&quot;);&quot;payable&quot;;IF(EXACT([.E198];&quot;Ingreso&quot;);&quot;other&quot;;IF(EXACT([.E198];&quot;Gasto&quot;);&quot;other&quot;;IF(EXACT([.E198];&quot;Patrimonio&quot;);&quot;other&quot;;IF(EXACT([.E19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198];&quot;Efectivo&quot;);EXACT([.E198];&quot;Cuenta por cobrar&quot;);EXACT([.E198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  <table:table-row table:style-name="ro2">
            <table:table-cell table:style-name="Nivel3" office:value-type="string">
              <text:p>6200-0000</text:p>
            </table:table-cell>
            <table:table-cell table:style-name="Nivel3" office:value-type="string">
              <text:p>Gastos <text:s/>operativos</text:p>
            </table:table-cell>
            <table:table-cell table:style-name="Datos" office:value-type="string">
              <text:p>GO</text:p>
            </table:table-cell>
            <table:table-cell table:style-name="Datos" table:formula="of:=[.B188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199];&quot;Vista&quot;);&quot;view&quot;;IF(EXACT([.E199];&quot;Efectivo&quot;);&quot;other&quot;;IF(EXACT([.E199];&quot;Activo&quot;);&quot;other&quot;;IF(EXACT([.E199];&quot;Cuenta por cobrar&quot;);&quot;receivable&quot;;IF(EXACT([.E199];&quot;Cuenta por pagar&quot;);&quot;payable&quot;;IF(EXACT([.E199];&quot;Ingreso&quot;);&quot;other&quot;;IF(EXACT([.E199];&quot;Gasto&quot;);&quot;other&quot;;IF(EXACT([.E199];&quot;Patrimonio&quot;);&quot;other&quot;;IF(EXACT([.E199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199];&quot;Efectivo&quot;);EXACT([.E199];&quot;Cuenta por cobrar&quot;);EXACT([.E199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 table:style-name="ro2">
            <table:table-cell table:style-name="Nivel4" office:value-type="string">
              <text:p>6210-0000</text:p>
            </table:table-cell>
            <table:table-cell table:style-name="Nivel4" office:value-type="string">
              <text:p>Costo de producto</text:p>
            </table:table-cell>
            <table:table-cell table:style-name="Datos" office:value-type="string">
              <text:p>Prod</text:p>
            </table:table-cell>
            <table:table-cell table:style-name="Datos" table:formula="of:=[.B195]" office:value-type="string" office:string-value="Cargas sociales patronales">
              <text:p>Cargas sociales patronale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200];&quot;Vista&quot;);&quot;view&quot;;IF(EXACT([.E200];&quot;Efectivo&quot;);&quot;other&quot;;IF(EXACT([.E200];&quot;Activo&quot;);&quot;other&quot;;IF(EXACT([.E200];&quot;Cuenta por cobrar&quot;);&quot;receivable&quot;;IF(EXACT([.E200];&quot;Cuenta por pagar&quot;);&quot;payable&quot;;IF(EXACT([.E200];&quot;Ingreso&quot;);&quot;other&quot;;IF(EXACT([.E200];&quot;Gasto&quot;);&quot;other&quot;;IF(EXACT([.E200];&quot;Patrimonio&quot;);&quot;other&quot;;IF(EXACT([.E200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200];&quot;Efectivo&quot;);EXACT([.E200];&quot;Cuenta por cobrar&quot;);EXACT([.E200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 table:style-name="ro2">
            <table:table-cell table:style-name="Nivel5" office:value-type="string">
              <text:p>6211-0000</text:p>
            </table:table-cell>
            <table:table-cell table:style-name="ce1" office:value-type="string">
              <text:p>Línea de producto 1</text:p>
            </table:table-cell>
            <table:table-cell table:style-name="Datos" office:value-type="string">
              <text:p>LP1</text:p>
            </table:table-cell>
            <table:table-cell table:style-name="Datos" table:formula="of:=[.B200]" office:value-type="string" office:string-value="Costo de producto">
              <text:p>Costo de producto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USD</text:p>
            </table:table-cell>
            <table:table-cell table:style-name="Datos" table:formula="of:=IF(EXACT([.E201];&quot;Vista&quot;);&quot;view&quot;;IF(EXACT([.E201];&quot;Efectivo&quot;);&quot;other&quot;;IF(EXACT([.E201];&quot;Activo&quot;);&quot;other&quot;;IF(EXACT([.E201];&quot;Cuenta por cobrar&quot;);&quot;receivable&quot;;IF(EXACT([.E201];&quot;Cuenta por pagar&quot;);&quot;payable&quot;;IF(EXACT([.E201];&quot;Ingreso&quot;);&quot;other&quot;;IF(EXACT([.E201];&quot;Gasto&quot;);&quot;other&quot;;IF(EXACT([.E201];&quot;Patrimonio&quot;);&quot;other&quot;;IF(EXACT([.E201];&quot;Valuación de activo&quot;);&quot;other&quot;;&quot;&quot;)))))))))" office:value-type="string" office:string-value="other">
              <text:p>other</text:p>
            </table:table-cell>
            <table:table-cell table:style-name="Datos" table:formula="of:=IF(OR(EXACT([.E201];&quot;Efectivo&quot;);EXACT([.E201];&quot;Cuenta por cobrar&quot;);EXACT([.E201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 table:style-name="ro2">
            <table:table-cell table:style-name="Nivel5" office:value-type="string">
              <text:p>6212-0000</text:p>
            </table:table-cell>
            <table:table-cell table:style-name="Nivel5" office:value-type="string">
              <text:p>Línea de producto 2</text:p>
            </table:table-cell>
            <table:table-cell table:style-name="Datos" office:value-type="string">
              <text:p>LP2</text:p>
            </table:table-cell>
            <table:table-cell table:style-name="Datos" table:formula="of:=[.B200]" office:value-type="string" office:string-value="Costo de producto">
              <text:p>Costo de producto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USD</text:p>
            </table:table-cell>
            <table:table-cell table:style-name="Datos" table:formula="of:=IF(EXACT([.E202];&quot;Vista&quot;);&quot;view&quot;;IF(EXACT([.E202];&quot;Efectivo&quot;);&quot;other&quot;;IF(EXACT([.E202];&quot;Activo&quot;);&quot;other&quot;;IF(EXACT([.E202];&quot;Cuenta por cobrar&quot;);&quot;receivable&quot;;IF(EXACT([.E202];&quot;Cuenta por pagar&quot;);&quot;payable&quot;;IF(EXACT([.E202];&quot;Ingreso&quot;);&quot;other&quot;;IF(EXACT([.E202];&quot;Gasto&quot;);&quot;other&quot;;IF(EXACT([.E202];&quot;Patrimonio&quot;);&quot;other&quot;;IF(EXACT([.E202];&quot;Valuación de activo&quot;);&quot;other&quot;;&quot;&quot;)))))))))" office:value-type="string" office:string-value="other">
              <text:p>other</text:p>
            </table:table-cell>
            <table:table-cell table:style-name="Datos" table:formula="of:=IF(OR(EXACT([.E202];&quot;Efectivo&quot;);EXACT([.E202];&quot;Cuenta por cobrar&quot;);EXACT([.E202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6220-0000</text:p>
              </table:table-cell>
              <table:table-cell table:style-name="Nivel4" office:value-type="string">
                <text:p>Gastos <text:s/>de producción</text:p>
              </table:table-cell>
              <table:table-cell table:style-name="Datos" office:value-type="string">
                <text:p>Prod</text:p>
              </table:table-cell>
              <table:table-cell table:style-name="Datos" table:formula="of:=[.B199]" office:value-type="string" office:string-value="Gastos  operativos">
                <text:p>Gastos <text:s/>ope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03];&quot;Vista&quot;);&quot;view&quot;;IF(EXACT([.E203];&quot;Efectivo&quot;);&quot;other&quot;;IF(EXACT([.E203];&quot;Activo&quot;);&quot;other&quot;;IF(EXACT([.E203];&quot;Cuenta por cobrar&quot;);&quot;receivable&quot;;IF(EXACT([.E203];&quot;Cuenta por pagar&quot;);&quot;payable&quot;;IF(EXACT([.E203];&quot;Ingreso&quot;);&quot;other&quot;;IF(EXACT([.E203];&quot;Gasto&quot;);&quot;other&quot;;IF(EXACT([.E203];&quot;Patrimonio&quot;);&quot;other&quot;;IF(EXACT([.E203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03];&quot;Efectivo&quot;);EXACT([.E203];&quot;Cuenta por cobrar&quot;);EXACT([.E203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221-0000</text:p>
                </table:table-cell>
                <table:table-cell table:style-name="Nivel5" office:value-type="string">
                  <text:p>Centro de producción 1</text:p>
                </table:table-cell>
                <table:table-cell table:style-name="Datos" office:value-type="string">
                  <text:p>CP1</text:p>
                </table:table-cell>
                <table:table-cell table:style-name="Datos" table:formula="of:=[.B203]" office:value-type="string" office:string-value="Gastos  de producción">
                  <text:p>Gastos <text:s/>de producción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04];&quot;Vista&quot;);&quot;view&quot;;IF(EXACT([.E204];&quot;Efectivo&quot;);&quot;other&quot;;IF(EXACT([.E204];&quot;Activo&quot;);&quot;other&quot;;IF(EXACT([.E204];&quot;Cuenta por cobrar&quot;);&quot;receivable&quot;;IF(EXACT([.E204];&quot;Cuenta por pagar&quot;);&quot;payable&quot;;IF(EXACT([.E204];&quot;Ingreso&quot;);&quot;other&quot;;IF(EXACT([.E204];&quot;Gasto&quot;);&quot;other&quot;;IF(EXACT([.E204];&quot;Patrimonio&quot;);&quot;other&quot;;IF(EXACT([.E204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04];&quot;Efectivo&quot;);EXACT([.E204];&quot;Cuenta por cobrar&quot;);EXACT([.E204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6222-0000</text:p>
                </table:table-cell>
                <table:table-cell table:style-name="Nivel5" office:value-type="string">
                  <text:p>Centro de producción 2</text:p>
                </table:table-cell>
                <table:table-cell table:style-name="Datos" office:value-type="string">
                  <text:p>CP2</text:p>
                </table:table-cell>
                <table:table-cell table:style-name="Datos" table:formula="of:=[.B203]" office:value-type="string" office:string-value="Gastos  de producción">
                  <text:p>Gastos <text:s/>de producción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05];&quot;Vista&quot;);&quot;view&quot;;IF(EXACT([.E205];&quot;Efectivo&quot;);&quot;other&quot;;IF(EXACT([.E205];&quot;Activo&quot;);&quot;other&quot;;IF(EXACT([.E205];&quot;Cuenta por cobrar&quot;);&quot;receivable&quot;;IF(EXACT([.E205];&quot;Cuenta por pagar&quot;);&quot;payable&quot;;IF(EXACT([.E205];&quot;Ingreso&quot;);&quot;other&quot;;IF(EXACT([.E205];&quot;Gasto&quot;);&quot;other&quot;;IF(EXACT([.E205];&quot;Patrimonio&quot;);&quot;other&quot;;IF(EXACT([.E205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05];&quot;Efectivo&quot;);EXACT([.E205];&quot;Cuenta por cobrar&quot;);EXACT([.E205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  <table:table-row table:style-name="ro2">
              <table:table-cell table:style-name="Nivel4" office:value-type="string">
                <text:p>6230-0000</text:p>
              </table:table-cell>
              <table:table-cell table:style-name="Nivel4" office:value-type="string">
                <text:p>Gastos <text:s/>almacenamiento</text:p>
              </table:table-cell>
              <table:table-cell table:style-name="Datos" office:value-type="string">
                <text:p>Alm</text:p>
              </table:table-cell>
              <table:table-cell table:style-name="Datos" table:formula="of:=[.B199]" office:value-type="string" office:string-value="Gastos  operativos">
                <text:p>Gastos <text:s/>ope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06];&quot;Vista&quot;);&quot;view&quot;;IF(EXACT([.E206];&quot;Efectivo&quot;);&quot;other&quot;;IF(EXACT([.E206];&quot;Activo&quot;);&quot;other&quot;;IF(EXACT([.E206];&quot;Cuenta por cobrar&quot;);&quot;receivable&quot;;IF(EXACT([.E206];&quot;Cuenta por pagar&quot;);&quot;payable&quot;;IF(EXACT([.E206];&quot;Ingreso&quot;);&quot;other&quot;;IF(EXACT([.E206];&quot;Gasto&quot;);&quot;other&quot;;IF(EXACT([.E206];&quot;Patrimonio&quot;);&quot;other&quot;;IF(EXACT([.E206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06];&quot;Efectivo&quot;);EXACT([.E206];&quot;Cuenta por cobrar&quot;);EXACT([.E206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231-0000</text:p>
                </table:table-cell>
                <table:table-cell table:style-name="Nivel5" office:value-type="string">
                  <text:p>Bodega 1</text:p>
                </table:table-cell>
                <table:table-cell table:style-name="Datos" office:value-type="string">
                  <text:p>B1</text:p>
                </table:table-cell>
                <table:table-cell table:style-name="Datos" table:formula="of:=[.B206]" office:value-type="string" office:string-value="Gastos  almacenamiento">
                  <text:p>Gastos <text:s/>almacenamiento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07];&quot;Vista&quot;);&quot;view&quot;;IF(EXACT([.E207];&quot;Efectivo&quot;);&quot;other&quot;;IF(EXACT([.E207];&quot;Activo&quot;);&quot;other&quot;;IF(EXACT([.E207];&quot;Cuenta por cobrar&quot;);&quot;receivable&quot;;IF(EXACT([.E207];&quot;Cuenta por pagar&quot;);&quot;payable&quot;;IF(EXACT([.E207];&quot;Ingreso&quot;);&quot;other&quot;;IF(EXACT([.E207];&quot;Gasto&quot;);&quot;other&quot;;IF(EXACT([.E207];&quot;Patrimonio&quot;);&quot;other&quot;;IF(EXACT([.E207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07];&quot;Efectivo&quot;);EXACT([.E207];&quot;Cuenta por cobrar&quot;);EXACT([.E207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6232-0000</text:p>
                </table:table-cell>
                <table:table-cell table:style-name="Nivel5" office:value-type="string">
                  <text:p>Bodega 2</text:p>
                </table:table-cell>
                <table:table-cell table:style-name="Datos" office:value-type="string">
                  <text:p>B2</text:p>
                </table:table-cell>
                <table:table-cell table:style-name="Datos" table:formula="of:=[.B206]" office:value-type="string" office:string-value="Gastos  almacenamiento">
                  <text:p>Gastos <text:s/>almacenamiento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08];&quot;Vista&quot;);&quot;view&quot;;IF(EXACT([.E208];&quot;Efectivo&quot;);&quot;other&quot;;IF(EXACT([.E208];&quot;Activo&quot;);&quot;other&quot;;IF(EXACT([.E208];&quot;Cuenta por cobrar&quot;);&quot;receivable&quot;;IF(EXACT([.E208];&quot;Cuenta por pagar&quot;);&quot;payable&quot;;IF(EXACT([.E208];&quot;Ingreso&quot;);&quot;other&quot;;IF(EXACT([.E208];&quot;Gasto&quot;);&quot;other&quot;;IF(EXACT([.E208];&quot;Patrimonio&quot;);&quot;other&quot;;IF(EXACT([.E208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08];&quot;Efectivo&quot;);EXACT([.E208];&quot;Cuenta por cobrar&quot;);EXACT([.E208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  <table:table-row table:style-name="ro2">
              <table:table-cell table:style-name="Nivel4" office:value-type="string">
                <text:p>6240-0000</text:p>
              </table:table-cell>
              <table:table-cell table:style-name="Nivel4" office:value-type="string">
                <text:p>Gastos de distribución</text:p>
              </table:table-cell>
              <table:table-cell table:style-name="Datos" office:value-type="string">
                <text:p>Dist</text:p>
              </table:table-cell>
              <table:table-cell table:style-name="Datos" table:formula="of:=[.B199]" office:value-type="string" office:string-value="Gastos  operativos">
                <text:p>Gastos <text:s/>ope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09];&quot;Vista&quot;);&quot;view&quot;;IF(EXACT([.E209];&quot;Efectivo&quot;);&quot;other&quot;;IF(EXACT([.E209];&quot;Activo&quot;);&quot;other&quot;;IF(EXACT([.E209];&quot;Cuenta por cobrar&quot;);&quot;receivable&quot;;IF(EXACT([.E209];&quot;Cuenta por pagar&quot;);&quot;payable&quot;;IF(EXACT([.E209];&quot;Ingreso&quot;);&quot;other&quot;;IF(EXACT([.E209];&quot;Gasto&quot;);&quot;other&quot;;IF(EXACT([.E209];&quot;Patrimonio&quot;);&quot;other&quot;;IF(EXACT([.E209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09];&quot;Efectivo&quot;);EXACT([.E209];&quot;Cuenta por cobrar&quot;);EXACT([.E209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241-0000</text:p>
                </table:table-cell>
                <table:table-cell table:style-name="Nivel5" office:value-type="string">
                  <text:p>Línea de distribución 1</text:p>
                </table:table-cell>
                <table:table-cell table:style-name="Datos" office:value-type="string">
                  <text:p>LD1</text:p>
                </table:table-cell>
                <table:table-cell table:style-name="Datos" table:formula="of:=[.B209]" office:value-type="string" office:string-value="Gastos de distribución">
                  <text:p>Gastos de distribución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10];&quot;Vista&quot;);&quot;view&quot;;IF(EXACT([.E210];&quot;Efectivo&quot;);&quot;other&quot;;IF(EXACT([.E210];&quot;Activo&quot;);&quot;other&quot;;IF(EXACT([.E210];&quot;Cuenta por cobrar&quot;);&quot;receivable&quot;;IF(EXACT([.E210];&quot;Cuenta por pagar&quot;);&quot;payable&quot;;IF(EXACT([.E210];&quot;Ingreso&quot;);&quot;other&quot;;IF(EXACT([.E210];&quot;Gasto&quot;);&quot;other&quot;;IF(EXACT([.E210];&quot;Patrimonio&quot;);&quot;other&quot;;IF(EXACT([.E210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10];&quot;Efectivo&quot;);EXACT([.E210];&quot;Cuenta por cobrar&quot;);EXACT([.E210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6242-0000</text:p>
                </table:table-cell>
                <table:table-cell table:style-name="Nivel5" office:value-type="string">
                  <text:p>Línea de distribución 2</text:p>
                </table:table-cell>
                <table:table-cell table:style-name="Datos" office:value-type="string">
                  <text:p>LD2</text:p>
                </table:table-cell>
                <table:table-cell table:style-name="Datos" table:formula="of:=[.B209]" office:value-type="string" office:string-value="Gastos de distribución">
                  <text:p>Gastos de distribución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11];&quot;Vista&quot;);&quot;view&quot;;IF(EXACT([.E211];&quot;Efectivo&quot;);&quot;other&quot;;IF(EXACT([.E211];&quot;Activo&quot;);&quot;other&quot;;IF(EXACT([.E211];&quot;Cuenta por cobrar&quot;);&quot;receivable&quot;;IF(EXACT([.E211];&quot;Cuenta por pagar&quot;);&quot;payable&quot;;IF(EXACT([.E211];&quot;Ingreso&quot;);&quot;other&quot;;IF(EXACT([.E211];&quot;Gasto&quot;);&quot;other&quot;;IF(EXACT([.E211];&quot;Patrimonio&quot;);&quot;other&quot;;IF(EXACT([.E211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11];&quot;Efectivo&quot;);EXACT([.E211];&quot;Cuenta por cobrar&quot;);EXACT([.E211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  <table:table-row table:style-name="ro2">
              <table:table-cell table:style-name="Nivel4" office:value-type="string">
                <text:p>6250-0000</text:p>
              </table:table-cell>
              <table:table-cell table:style-name="Nivel4" office:value-type="string">
                <text:p>Gastos por servicios</text:p>
              </table:table-cell>
              <table:table-cell table:style-name="Datos" office:value-type="string">
                <text:p>GServ</text:p>
              </table:table-cell>
              <table:table-cell table:style-name="Datos" table:formula="of:=[.B199]" office:value-type="string" office:string-value="Gastos  operativos">
                <text:p>Gastos <text:s/>ope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12];&quot;Vista&quot;);&quot;view&quot;;IF(EXACT([.E212];&quot;Efectivo&quot;);&quot;other&quot;;IF(EXACT([.E212];&quot;Activo&quot;);&quot;other&quot;;IF(EXACT([.E212];&quot;Cuenta por cobrar&quot;);&quot;receivable&quot;;IF(EXACT([.E212];&quot;Cuenta por pagar&quot;);&quot;payable&quot;;IF(EXACT([.E212];&quot;Ingreso&quot;);&quot;other&quot;;IF(EXACT([.E212];&quot;Gasto&quot;);&quot;other&quot;;IF(EXACT([.E212];&quot;Patrimonio&quot;);&quot;other&quot;;IF(EXACT([.E212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12];&quot;Efectivo&quot;);EXACT([.E212];&quot;Cuenta por cobrar&quot;);EXACT([.E212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251-0000</text:p>
                </table:table-cell>
                <table:table-cell table:style-name="Nivel5" office:value-type="string">
                  <text:p>Centro de servicio 1</text:p>
                </table:table-cell>
                <table:table-cell table:style-name="Datos" office:value-type="string">
                  <text:p>CS1</text:p>
                </table:table-cell>
                <table:table-cell table:style-name="Datos" table:formula="of:=[.B212]" office:value-type="string" office:string-value="Gastos por servicios">
                  <text:p>Gastos por servicios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13];&quot;Vista&quot;);&quot;view&quot;;IF(EXACT([.E213];&quot;Efectivo&quot;);&quot;other&quot;;IF(EXACT([.E213];&quot;Activo&quot;);&quot;other&quot;;IF(EXACT([.E213];&quot;Cuenta por cobrar&quot;);&quot;receivable&quot;;IF(EXACT([.E213];&quot;Cuenta por pagar&quot;);&quot;payable&quot;;IF(EXACT([.E213];&quot;Ingreso&quot;);&quot;other&quot;;IF(EXACT([.E213];&quot;Gasto&quot;);&quot;other&quot;;IF(EXACT([.E213];&quot;Patrimonio&quot;);&quot;other&quot;;IF(EXACT([.E213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13];&quot;Efectivo&quot;);EXACT([.E213];&quot;Cuenta por cobrar&quot;);EXACT([.E213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6252-0000</text:p>
                </table:table-cell>
                <table:table-cell table:style-name="Nivel5" office:value-type="string">
                  <text:p>Centro de servicio 2</text:p>
                </table:table-cell>
                <table:table-cell table:style-name="Datos" office:value-type="string">
                  <text:p>CS2</text:p>
                </table:table-cell>
                <table:table-cell table:style-name="Datos" table:formula="of:=[.B212]" office:value-type="string" office:string-value="Gastos por servicios">
                  <text:p>Gastos por servicios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14];&quot;Vista&quot;);&quot;view&quot;;IF(EXACT([.E214];&quot;Efectivo&quot;);&quot;other&quot;;IF(EXACT([.E214];&quot;Activo&quot;);&quot;other&quot;;IF(EXACT([.E214];&quot;Cuenta por cobrar&quot;);&quot;receivable&quot;;IF(EXACT([.E214];&quot;Cuenta por pagar&quot;);&quot;payable&quot;;IF(EXACT([.E214];&quot;Ingreso&quot;);&quot;other&quot;;IF(EXACT([.E214];&quot;Gasto&quot;);&quot;other&quot;;IF(EXACT([.E214];&quot;Patrimonio&quot;);&quot;other&quot;;IF(EXACT([.E214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14];&quot;Efectivo&quot;);EXACT([.E214];&quot;Cuenta por cobrar&quot;);EXACT([.E214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</table:table-row-group>
          <table:table-row table:style-name="ro2">
            <table:table-cell table:style-name="Nivel3" office:value-type="string">
              <text:p>6300-0000</text:p>
            </table:table-cell>
            <table:table-cell table:style-name="Nivel3" office:value-type="string">
              <text:p>Gastos administrativos</text:p>
            </table:table-cell>
            <table:table-cell table:style-name="Datos" office:value-type="string">
              <text:p>GA</text:p>
            </table:table-cell>
            <table:table-cell table:style-name="Datos" table:formula="of:=[.B188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215];&quot;Vista&quot;);&quot;view&quot;;IF(EXACT([.E215];&quot;Efectivo&quot;);&quot;other&quot;;IF(EXACT([.E215];&quot;Activo&quot;);&quot;other&quot;;IF(EXACT([.E215];&quot;Cuenta por cobrar&quot;);&quot;receivable&quot;;IF(EXACT([.E215];&quot;Cuenta por pagar&quot;);&quot;payable&quot;;IF(EXACT([.E215];&quot;Ingreso&quot;);&quot;other&quot;;IF(EXACT([.E215];&quot;Gasto&quot;);&quot;other&quot;;IF(EXACT([.E215];&quot;Patrimonio&quot;);&quot;other&quot;;IF(EXACT([.E215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215];&quot;Efectivo&quot;);EXACT([.E215];&quot;Cuenta por cobrar&quot;);EXACT([.E215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6310-0000</text:p>
              </table:table-cell>
              <table:table-cell table:style-name="Nivel4" office:value-type="string">
                <text:p>Cuota por administración</text:p>
              </table:table-cell>
              <table:table-cell table:style-name="Datos" office:value-type="string">
                <text:p>CAd</text:p>
              </table:table-cell>
              <table:table-cell table:style-name="Datos" table:formula="of:=[.B215]" office:value-type="string" office:string-value="Gastos administrativos">
                <text:p>Gastos administ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16];&quot;Vista&quot;);&quot;view&quot;;IF(EXACT([.E216];&quot;Efectivo&quot;);&quot;other&quot;;IF(EXACT([.E216];&quot;Activo&quot;);&quot;other&quot;;IF(EXACT([.E216];&quot;Cuenta por cobrar&quot;);&quot;receivable&quot;;IF(EXACT([.E216];&quot;Cuenta por pagar&quot;);&quot;payable&quot;;IF(EXACT([.E216];&quot;Ingreso&quot;);&quot;other&quot;;IF(EXACT([.E216];&quot;Gasto&quot;);&quot;other&quot;;IF(EXACT([.E216];&quot;Patrimonio&quot;);&quot;other&quot;;IF(EXACT([.E216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16];&quot;Efectivo&quot;);EXACT([.E216];&quot;Cuenta por cobrar&quot;);EXACT([.E216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320-0000</text:p>
              </table:table-cell>
              <table:table-cell table:style-name="Nivel4" office:value-type="string">
                <text:p>Alquiler</text:p>
              </table:table-cell>
              <table:table-cell table:style-name="Datos" office:value-type="string">
                <text:p>Alq</text:p>
              </table:table-cell>
              <table:table-cell table:style-name="Datos" table:formula="of:=[.B215]" office:value-type="string" office:string-value="Gastos administrativos">
                <text:p>Gastos administ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17];&quot;Vista&quot;);&quot;view&quot;;IF(EXACT([.E217];&quot;Efectivo&quot;);&quot;other&quot;;IF(EXACT([.E217];&quot;Activo&quot;);&quot;other&quot;;IF(EXACT([.E217];&quot;Cuenta por cobrar&quot;);&quot;receivable&quot;;IF(EXACT([.E217];&quot;Cuenta por pagar&quot;);&quot;payable&quot;;IF(EXACT([.E217];&quot;Ingreso&quot;);&quot;other&quot;;IF(EXACT([.E217];&quot;Gasto&quot;);&quot;other&quot;;IF(EXACT([.E217];&quot;Patrimonio&quot;);&quot;other&quot;;IF(EXACT([.E217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17];&quot;Efectivo&quot;);EXACT([.E217];&quot;Cuenta por cobrar&quot;);EXACT([.E217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321-0000</text:p>
                </table:table-cell>
                <table:table-cell table:style-name="Nivel5" office:value-type="string">
                  <text:p>Local 1</text:p>
                </table:table-cell>
                <table:table-cell table:style-name="Datos" office:value-type="string">
                  <text:p>L1</text:p>
                </table:table-cell>
                <table:table-cell table:style-name="Datos" table:formula="of:=[.B217]" office:value-type="string" office:string-value="Alquiler">
                  <text:p>Alquiler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18];&quot;Vista&quot;);&quot;view&quot;;IF(EXACT([.E218];&quot;Efectivo&quot;);&quot;other&quot;;IF(EXACT([.E218];&quot;Activo&quot;);&quot;other&quot;;IF(EXACT([.E218];&quot;Cuenta por cobrar&quot;);&quot;receivable&quot;;IF(EXACT([.E218];&quot;Cuenta por pagar&quot;);&quot;payable&quot;;IF(EXACT([.E218];&quot;Ingreso&quot;);&quot;other&quot;;IF(EXACT([.E218];&quot;Gasto&quot;);&quot;other&quot;;IF(EXACT([.E218];&quot;Patrimonio&quot;);&quot;other&quot;;IF(EXACT([.E218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18];&quot;Efectivo&quot;);EXACT([.E218];&quot;Cuenta por cobrar&quot;);EXACT([.E218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6322-0000</text:p>
                </table:table-cell>
                <table:table-cell table:style-name="Nivel5" office:value-type="string">
                  <text:p>Local 2</text:p>
                </table:table-cell>
                <table:table-cell table:style-name="Datos" office:value-type="string">
                  <text:p>L2</text:p>
                </table:table-cell>
                <table:table-cell table:style-name="Datos" table:formula="of:=[.B217]" office:value-type="string" office:string-value="Alquiler">
                  <text:p>Alquiler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19];&quot;Vista&quot;);&quot;view&quot;;IF(EXACT([.E219];&quot;Efectivo&quot;);&quot;other&quot;;IF(EXACT([.E219];&quot;Activo&quot;);&quot;other&quot;;IF(EXACT([.E219];&quot;Cuenta por cobrar&quot;);&quot;receivable&quot;;IF(EXACT([.E219];&quot;Cuenta por pagar&quot;);&quot;payable&quot;;IF(EXACT([.E219];&quot;Ingreso&quot;);&quot;other&quot;;IF(EXACT([.E219];&quot;Gasto&quot;);&quot;other&quot;;IF(EXACT([.E219];&quot;Patrimonio&quot;);&quot;other&quot;;IF(EXACT([.E219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19];&quot;Efectivo&quot;);EXACT([.E219];&quot;Cuenta por cobrar&quot;);EXACT([.E219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  <table:table-row table:style-name="ro2">
              <table:table-cell table:style-name="Nivel4" office:value-type="string">
                <text:p>6330-0000</text:p>
              </table:table-cell>
              <table:table-cell table:style-name="Nivel4" office:value-type="string">
                <text:p>Servicios públicos</text:p>
              </table:table-cell>
              <table:table-cell table:style-name="Datos" office:value-type="string">
                <text:p>SP</text:p>
              </table:table-cell>
              <table:table-cell table:style-name="Datos" table:formula="of:=[.B215]" office:value-type="string" office:string-value="Gastos administrativos">
                <text:p>Gastos administrativ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20];&quot;Vista&quot;);&quot;view&quot;;IF(EXACT([.E220];&quot;Efectivo&quot;);&quot;other&quot;;IF(EXACT([.E220];&quot;Activo&quot;);&quot;other&quot;;IF(EXACT([.E220];&quot;Cuenta por cobrar&quot;);&quot;receivable&quot;;IF(EXACT([.E220];&quot;Cuenta por pagar&quot;);&quot;payable&quot;;IF(EXACT([.E220];&quot;Ingreso&quot;);&quot;other&quot;;IF(EXACT([.E220];&quot;Gasto&quot;);&quot;other&quot;;IF(EXACT([.E220];&quot;Patrimonio&quot;);&quot;other&quot;;IF(EXACT([.E220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20];&quot;Efectivo&quot;);EXACT([.E220];&quot;Cuenta por cobrar&quot;);EXACT([.E220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331-0000</text:p>
                </table:table-cell>
                <table:table-cell table:style-name="Nivel5" office:value-type="string">
                  <text:p>Agua</text:p>
                </table:table-cell>
                <table:table-cell table:style-name="Datos" office:value-type="string">
                  <text:p>Ag</text:p>
                </table:table-cell>
                <table:table-cell table:style-name="Datos" table:formula="of:=[.B220]" office:value-type="string" office:string-value="Servicios públicos">
                  <text:p>Servicios públic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21];&quot;Vista&quot;);&quot;view&quot;;IF(EXACT([.E221];&quot;Efectivo&quot;);&quot;other&quot;;IF(EXACT([.E221];&quot;Activo&quot;);&quot;other&quot;;IF(EXACT([.E221];&quot;Cuenta por cobrar&quot;);&quot;receivable&quot;;IF(EXACT([.E221];&quot;Cuenta por pagar&quot;);&quot;payable&quot;;IF(EXACT([.E221];&quot;Ingreso&quot;);&quot;other&quot;;IF(EXACT([.E221];&quot;Gasto&quot;);&quot;other&quot;;IF(EXACT([.E221];&quot;Patrimonio&quot;);&quot;other&quot;;IF(EXACT([.E221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221];&quot;Efectivo&quot;);EXACT([.E221];&quot;Cuenta por cobrar&quot;);EXACT([.E221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6331-0100</text:p>
                  </table:table-cell>
                  <table:table-cell table:style-name="Nivel6" office:value-type="string">
                    <text:p>Local 1</text:p>
                  </table:table-cell>
                  <table:table-cell table:style-name="Datos" office:value-type="string">
                    <text:p>L1</text:p>
                  </table:table-cell>
                  <table:table-cell table:style-name="Datos" table:formula="of:=[.B221]" office:value-type="string" office:string-value="Agua">
                    <text:p>Agua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22];&quot;Vista&quot;);&quot;view&quot;;IF(EXACT([.E222];&quot;Efectivo&quot;);&quot;other&quot;;IF(EXACT([.E222];&quot;Activo&quot;);&quot;other&quot;;IF(EXACT([.E222];&quot;Cuenta por cobrar&quot;);&quot;receivable&quot;;IF(EXACT([.E222];&quot;Cuenta por pagar&quot;);&quot;payable&quot;;IF(EXACT([.E222];&quot;Ingreso&quot;);&quot;other&quot;;IF(EXACT([.E222];&quot;Gasto&quot;);&quot;other&quot;;IF(EXACT([.E222];&quot;Patrimonio&quot;);&quot;other&quot;;IF(EXACT([.E222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22];&quot;Efectivo&quot;);EXACT([.E222];&quot;Cuenta por cobrar&quot;);EXACT([.E222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6331-0200</text:p>
                  </table:table-cell>
                  <table:table-cell table:style-name="Nivel6" office:value-type="string">
                    <text:p>Local 2</text:p>
                  </table:table-cell>
                  <table:table-cell table:style-name="Datos" office:value-type="string">
                    <text:p>L2</text:p>
                  </table:table-cell>
                  <table:table-cell table:style-name="Datos" table:formula="of:=[.B221]" office:value-type="string" office:string-value="Agua">
                    <text:p>Agua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23];&quot;Vista&quot;);&quot;view&quot;;IF(EXACT([.E223];&quot;Efectivo&quot;);&quot;other&quot;;IF(EXACT([.E223];&quot;Activo&quot;);&quot;other&quot;;IF(EXACT([.E223];&quot;Cuenta por cobrar&quot;);&quot;receivable&quot;;IF(EXACT([.E223];&quot;Cuenta por pagar&quot;);&quot;payable&quot;;IF(EXACT([.E223];&quot;Ingreso&quot;);&quot;other&quot;;IF(EXACT([.E223];&quot;Gasto&quot;);&quot;other&quot;;IF(EXACT([.E223];&quot;Patrimonio&quot;);&quot;other&quot;;IF(EXACT([.E223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23];&quot;Efectivo&quot;);EXACT([.E223];&quot;Cuenta por cobrar&quot;);EXACT([.E223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6332-0000</text:p>
                </table:table-cell>
                <table:table-cell table:style-name="Nivel5" office:value-type="string">
                  <text:p>Luz</text:p>
                </table:table-cell>
                <table:table-cell table:style-name="Datos" office:value-type="string">
                  <text:p>Luz</text:p>
                </table:table-cell>
                <table:table-cell table:style-name="Datos" table:formula="of:=[.B220]" office:value-type="string" office:string-value="Servicios públicos">
                  <text:p>Servicios públic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24];&quot;Vista&quot;);&quot;view&quot;;IF(EXACT([.E224];&quot;Efectivo&quot;);&quot;other&quot;;IF(EXACT([.E224];&quot;Activo&quot;);&quot;other&quot;;IF(EXACT([.E224];&quot;Cuenta por cobrar&quot;);&quot;receivable&quot;;IF(EXACT([.E224];&quot;Cuenta por pagar&quot;);&quot;payable&quot;;IF(EXACT([.E224];&quot;Ingreso&quot;);&quot;other&quot;;IF(EXACT([.E224];&quot;Gasto&quot;);&quot;other&quot;;IF(EXACT([.E224];&quot;Patrimonio&quot;);&quot;other&quot;;IF(EXACT([.E22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224];&quot;Efectivo&quot;);EXACT([.E224];&quot;Cuenta por cobrar&quot;);EXACT([.E224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6332-0100</text:p>
                  </table:table-cell>
                  <table:table-cell table:style-name="Nivel6" office:value-type="string">
                    <text:p>Local 1</text:p>
                  </table:table-cell>
                  <table:table-cell table:style-name="Datos" office:value-type="string">
                    <text:p>L1</text:p>
                  </table:table-cell>
                  <table:table-cell table:style-name="Datos" table:formula="of:=[.B224]" office:value-type="string" office:string-value="Luz">
                    <text:p>Luz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25];&quot;Vista&quot;);&quot;view&quot;;IF(EXACT([.E225];&quot;Efectivo&quot;);&quot;other&quot;;IF(EXACT([.E225];&quot;Activo&quot;);&quot;other&quot;;IF(EXACT([.E225];&quot;Cuenta por cobrar&quot;);&quot;receivable&quot;;IF(EXACT([.E225];&quot;Cuenta por pagar&quot;);&quot;payable&quot;;IF(EXACT([.E225];&quot;Ingreso&quot;);&quot;other&quot;;IF(EXACT([.E225];&quot;Gasto&quot;);&quot;other&quot;;IF(EXACT([.E225];&quot;Patrimonio&quot;);&quot;other&quot;;IF(EXACT([.E225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25];&quot;Efectivo&quot;);EXACT([.E225];&quot;Cuenta por cobrar&quot;);EXACT([.E225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6332-0200</text:p>
                  </table:table-cell>
                  <table:table-cell table:style-name="Nivel6" office:value-type="string">
                    <text:p>Local 2</text:p>
                  </table:table-cell>
                  <table:table-cell table:style-name="Datos" office:value-type="string">
                    <text:p>L2</text:p>
                  </table:table-cell>
                  <table:table-cell table:style-name="Datos" table:formula="of:=[.B224]" office:value-type="string" office:string-value="Luz">
                    <text:p>Luz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26];&quot;Vista&quot;);&quot;view&quot;;IF(EXACT([.E226];&quot;Efectivo&quot;);&quot;other&quot;;IF(EXACT([.E226];&quot;Activo&quot;);&quot;other&quot;;IF(EXACT([.E226];&quot;Cuenta por cobrar&quot;);&quot;receivable&quot;;IF(EXACT([.E226];&quot;Cuenta por pagar&quot;);&quot;payable&quot;;IF(EXACT([.E226];&quot;Ingreso&quot;);&quot;other&quot;;IF(EXACT([.E226];&quot;Gasto&quot;);&quot;other&quot;;IF(EXACT([.E226];&quot;Patrimonio&quot;);&quot;other&quot;;IF(EXACT([.E226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26];&quot;Efectivo&quot;);EXACT([.E226];&quot;Cuenta por cobrar&quot;);EXACT([.E226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6333-0000</text:p>
                </table:table-cell>
                <table:table-cell table:style-name="Nivel5" office:value-type="string">
                  <text:p>Teléfono</text:p>
                </table:table-cell>
                <table:table-cell table:style-name="Datos" office:value-type="string">
                  <text:p>Tel</text:p>
                </table:table-cell>
                <table:table-cell table:style-name="Datos" table:formula="of:=[.B220]" office:value-type="string" office:string-value="Servicios públicos">
                  <text:p>Servicios públic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27];&quot;Vista&quot;);&quot;view&quot;;IF(EXACT([.E227];&quot;Efectivo&quot;);&quot;other&quot;;IF(EXACT([.E227];&quot;Activo&quot;);&quot;other&quot;;IF(EXACT([.E227];&quot;Cuenta por cobrar&quot;);&quot;receivable&quot;;IF(EXACT([.E227];&quot;Cuenta por pagar&quot;);&quot;payable&quot;;IF(EXACT([.E227];&quot;Ingreso&quot;);&quot;other&quot;;IF(EXACT([.E227];&quot;Gasto&quot;);&quot;other&quot;;IF(EXACT([.E227];&quot;Patrimonio&quot;);&quot;other&quot;;IF(EXACT([.E227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227];&quot;Efectivo&quot;);EXACT([.E227];&quot;Cuenta por cobrar&quot;);EXACT([.E227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6333-0100</text:p>
                  </table:table-cell>
                  <table:table-cell table:style-name="Nivel6" office:value-type="string">
                    <text:p>Línea 1</text:p>
                  </table:table-cell>
                  <table:table-cell table:style-name="Datos" office:value-type="string">
                    <text:p>L1</text:p>
                  </table:table-cell>
                  <table:table-cell table:style-name="Datos" table:formula="of:=[.B227]" office:value-type="string" office:string-value="Teléfono">
                    <text:p>Teléfono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28];&quot;Vista&quot;);&quot;view&quot;;IF(EXACT([.E228];&quot;Efectivo&quot;);&quot;other&quot;;IF(EXACT([.E228];&quot;Activo&quot;);&quot;other&quot;;IF(EXACT([.E228];&quot;Cuenta por cobrar&quot;);&quot;receivable&quot;;IF(EXACT([.E228];&quot;Cuenta por pagar&quot;);&quot;payable&quot;;IF(EXACT([.E228];&quot;Ingreso&quot;);&quot;other&quot;;IF(EXACT([.E228];&quot;Gasto&quot;);&quot;other&quot;;IF(EXACT([.E228];&quot;Patrimonio&quot;);&quot;other&quot;;IF(EXACT([.E228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28];&quot;Efectivo&quot;);EXACT([.E228];&quot;Cuenta por cobrar&quot;);EXACT([.E228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6333-0200</text:p>
                  </table:table-cell>
                  <table:table-cell table:style-name="Nivel6" office:value-type="string">
                    <text:p>Línea 2</text:p>
                  </table:table-cell>
                  <table:table-cell table:style-name="Datos" office:value-type="string">
                    <text:p>L2</text:p>
                  </table:table-cell>
                  <table:table-cell table:style-name="Datos" table:formula="of:=[.B227]" office:value-type="string" office:string-value="Teléfono">
                    <text:p>Teléfono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29];&quot;Vista&quot;);&quot;view&quot;;IF(EXACT([.E229];&quot;Efectivo&quot;);&quot;other&quot;;IF(EXACT([.E229];&quot;Activo&quot;);&quot;other&quot;;IF(EXACT([.E229];&quot;Cuenta por cobrar&quot;);&quot;receivable&quot;;IF(EXACT([.E229];&quot;Cuenta por pagar&quot;);&quot;payable&quot;;IF(EXACT([.E229];&quot;Ingreso&quot;);&quot;other&quot;;IF(EXACT([.E229];&quot;Gasto&quot;);&quot;other&quot;;IF(EXACT([.E229];&quot;Patrimonio&quot;);&quot;other&quot;;IF(EXACT([.E229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29];&quot;Efectivo&quot;);EXACT([.E229];&quot;Cuenta por cobrar&quot;);EXACT([.E229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6334-0000</text:p>
                </table:table-cell>
                <table:table-cell table:style-name="Nivel5" office:value-type="string">
                  <text:p>Internet</text:p>
                </table:table-cell>
                <table:table-cell table:style-name="Datos" office:value-type="string">
                  <text:p>Int</text:p>
                </table:table-cell>
                <table:table-cell table:style-name="Datos" table:formula="of:=[.B220]" office:value-type="string" office:string-value="Servicios públicos">
                  <text:p>Servicios públic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30];&quot;Vista&quot;);&quot;view&quot;;IF(EXACT([.E230];&quot;Efectivo&quot;);&quot;other&quot;;IF(EXACT([.E230];&quot;Activo&quot;);&quot;other&quot;;IF(EXACT([.E230];&quot;Cuenta por cobrar&quot;);&quot;receivable&quot;;IF(EXACT([.E230];&quot;Cuenta por pagar&quot;);&quot;payable&quot;;IF(EXACT([.E230];&quot;Ingreso&quot;);&quot;other&quot;;IF(EXACT([.E230];&quot;Gasto&quot;);&quot;other&quot;;IF(EXACT([.E230];&quot;Patrimonio&quot;);&quot;other&quot;;IF(EXACT([.E230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230];&quot;Efectivo&quot;);EXACT([.E230];&quot;Cuenta por cobrar&quot;);EXACT([.E230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6334-0100</text:p>
                  </table:table-cell>
                  <table:table-cell table:style-name="Nivel6" office:value-type="string">
                    <text:p>Local 1</text:p>
                  </table:table-cell>
                  <table:table-cell table:style-name="Datos" office:value-type="string">
                    <text:p>L1</text:p>
                  </table:table-cell>
                  <table:table-cell table:style-name="Datos" table:formula="of:=[.B230]" office:value-type="string" office:string-value="Internet">
                    <text:p>Internet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31];&quot;Vista&quot;);&quot;view&quot;;IF(EXACT([.E231];&quot;Efectivo&quot;);&quot;other&quot;;IF(EXACT([.E231];&quot;Activo&quot;);&quot;other&quot;;IF(EXACT([.E231];&quot;Cuenta por cobrar&quot;);&quot;receivable&quot;;IF(EXACT([.E231];&quot;Cuenta por pagar&quot;);&quot;payable&quot;;IF(EXACT([.E231];&quot;Ingreso&quot;);&quot;other&quot;;IF(EXACT([.E231];&quot;Gasto&quot;);&quot;other&quot;;IF(EXACT([.E231];&quot;Patrimonio&quot;);&quot;other&quot;;IF(EXACT([.E231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231];&quot;Efectivo&quot;);EXACT([.E231];&quot;Cuenta por cobrar&quot;);EXACT([.E231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6334-0101</text:p>
                    </table:table-cell>
                    <table:table-cell table:style-name="Nivel7" office:value-type="string">
                      <text:p>Internet 1</text:p>
                    </table:table-cell>
                    <table:table-cell table:style-name="Datos" office:value-type="string">
                      <text:p>I1</text:p>
                    </table:table-cell>
                    <table:table-cell table:style-name="Datos" table:formula="of:=[.B231]" office:value-type="string" office:string-value="Local 1">
                      <text:p>Local 1</text:p>
                    </table:table-cell>
                    <table:table-cell table:style-name="Datos" office:value-type="string">
                      <text:p>Gast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232];&quot;Vista&quot;);&quot;view&quot;;IF(EXACT([.E232];&quot;Efectivo&quot;);&quot;other&quot;;IF(EXACT([.E232];&quot;Activo&quot;);&quot;other&quot;;IF(EXACT([.E232];&quot;Cuenta por cobrar&quot;);&quot;receivable&quot;;IF(EXACT([.E232];&quot;Cuenta por pagar&quot;);&quot;payable&quot;;IF(EXACT([.E232];&quot;Ingreso&quot;);&quot;other&quot;;IF(EXACT([.E232];&quot;Gasto&quot;);&quot;other&quot;;IF(EXACT([.E232];&quot;Patrimonio&quot;);&quot;other&quot;;IF(EXACT([.E232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232];&quot;Efectivo&quot;);EXACT([.E232];&quot;Cuenta por cobrar&quot;);EXACT([.E232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6334-0102</text:p>
                    </table:table-cell>
                    <table:table-cell table:style-name="Nivel7" office:value-type="string">
                      <text:p>Internet 2</text:p>
                    </table:table-cell>
                    <table:table-cell table:style-name="Datos" office:value-type="string">
                      <text:p>I2</text:p>
                    </table:table-cell>
                    <table:table-cell table:style-name="Datos" table:formula="of:=[.B231]" office:value-type="string" office:string-value="Local 1">
                      <text:p>Local 1</text:p>
                    </table:table-cell>
                    <table:table-cell table:style-name="Datos" office:value-type="string">
                      <text:p>Gast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233];&quot;Vista&quot;);&quot;view&quot;;IF(EXACT([.E233];&quot;Efectivo&quot;);&quot;other&quot;;IF(EXACT([.E233];&quot;Activo&quot;);&quot;other&quot;;IF(EXACT([.E233];&quot;Cuenta por cobrar&quot;);&quot;receivable&quot;;IF(EXACT([.E233];&quot;Cuenta por pagar&quot;);&quot;payable&quot;;IF(EXACT([.E233];&quot;Ingreso&quot;);&quot;other&quot;;IF(EXACT([.E233];&quot;Gasto&quot;);&quot;other&quot;;IF(EXACT([.E233];&quot;Patrimonio&quot;);&quot;other&quot;;IF(EXACT([.E233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233];&quot;Efectivo&quot;);EXACT([.E233];&quot;Cuenta por cobrar&quot;);EXACT([.E233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  <table:table-row table:style-name="ro2">
                  <table:table-cell table:style-name="Nivel6" office:value-type="string">
                    <text:p>6334-0200</text:p>
                  </table:table-cell>
                  <table:table-cell table:style-name="Nivel6" office:value-type="string">
                    <text:p>Local 2</text:p>
                  </table:table-cell>
                  <table:table-cell table:style-name="Datos" office:value-type="string">
                    <text:p>L2</text:p>
                  </table:table-cell>
                  <table:table-cell table:style-name="Datos" table:formula="of:=[.B230]" office:value-type="string" office:string-value="Internet">
                    <text:p>Internet</text:p>
                  </table:table-cell>
                  <table:table-cell table:style-name="Datos" office:value-type="string">
                    <text:p>Vista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34];&quot;Vista&quot;);&quot;view&quot;;IF(EXACT([.E234];&quot;Efectivo&quot;);&quot;other&quot;;IF(EXACT([.E234];&quot;Activo&quot;);&quot;other&quot;;IF(EXACT([.E234];&quot;Cuenta por cobrar&quot;);&quot;receivable&quot;;IF(EXACT([.E234];&quot;Cuenta por pagar&quot;);&quot;payable&quot;;IF(EXACT([.E234];&quot;Ingreso&quot;);&quot;other&quot;;IF(EXACT([.E234];&quot;Gasto&quot;);&quot;other&quot;;IF(EXACT([.E234];&quot;Patrimonio&quot;);&quot;other&quot;;IF(EXACT([.E234];&quot;Valuación de activo&quot;);&quot;other&quot;;&quot;&quot;)))))))))" office:value-type="string" office:string-value="view">
                    <text:p>view</text:p>
                  </table:table-cell>
                  <table:table-cell table:style-name="Datos" table:formula="of:=IF(OR(EXACT([.E234];&quot;Efectivo&quot;);EXACT([.E234];&quot;Cuenta por cobrar&quot;);EXACT([.E234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-group>
                  <table:table-row table:style-name="ro2">
                    <table:table-cell table:style-name="Nivel7" office:value-type="string">
                      <text:p>6334-0201</text:p>
                    </table:table-cell>
                    <table:table-cell table:style-name="Nivel7" office:value-type="string">
                      <text:p>Internet 1</text:p>
                    </table:table-cell>
                    <table:table-cell table:style-name="Datos" office:value-type="string">
                      <text:p>I1</text:p>
                    </table:table-cell>
                    <table:table-cell table:style-name="Datos" table:formula="of:=[.B234]" office:value-type="string" office:string-value="Local 2">
                      <text:p>Local 2</text:p>
                    </table:table-cell>
                    <table:table-cell table:style-name="Datos" office:value-type="string">
                      <text:p>Gast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235];&quot;Vista&quot;);&quot;view&quot;;IF(EXACT([.E235];&quot;Efectivo&quot;);&quot;other&quot;;IF(EXACT([.E235];&quot;Activo&quot;);&quot;other&quot;;IF(EXACT([.E235];&quot;Cuenta por cobrar&quot;);&quot;receivable&quot;;IF(EXACT([.E235];&quot;Cuenta por pagar&quot;);&quot;payable&quot;;IF(EXACT([.E235];&quot;Ingreso&quot;);&quot;other&quot;;IF(EXACT([.E235];&quot;Gasto&quot;);&quot;other&quot;;IF(EXACT([.E235];&quot;Patrimonio&quot;);&quot;other&quot;;IF(EXACT([.E235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235];&quot;Efectivo&quot;);EXACT([.E235];&quot;Cuenta por cobrar&quot;);EXACT([.E235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  <table:table-row table:style-name="ro2">
                    <table:table-cell table:style-name="Nivel7" office:value-type="string">
                      <text:p>6334-0202</text:p>
                    </table:table-cell>
                    <table:table-cell table:style-name="Nivel7" office:value-type="string">
                      <text:p>Internet 2</text:p>
                    </table:table-cell>
                    <table:table-cell table:style-name="Datos" office:value-type="string">
                      <text:p>I2</text:p>
                    </table:table-cell>
                    <table:table-cell table:style-name="Datos" table:formula="of:=[.B234]" office:value-type="string" office:string-value="Local 2">
                      <text:p>Local 2</text:p>
                    </table:table-cell>
                    <table:table-cell table:style-name="Datos" office:value-type="string">
                      <text:p>Gasto</text:p>
                    </table:table-cell>
                    <table:table-cell table:style-name="Datos" office:value-type="string">
                      <text:p>USD</text:p>
                    </table:table-cell>
                    <table:table-cell table:style-name="Datos" table:formula="of:=IF(EXACT([.E236];&quot;Vista&quot;);&quot;view&quot;;IF(EXACT([.E236];&quot;Efectivo&quot;);&quot;other&quot;;IF(EXACT([.E236];&quot;Activo&quot;);&quot;other&quot;;IF(EXACT([.E236];&quot;Cuenta por cobrar&quot;);&quot;receivable&quot;;IF(EXACT([.E236];&quot;Cuenta por pagar&quot;);&quot;payable&quot;;IF(EXACT([.E236];&quot;Ingreso&quot;);&quot;other&quot;;IF(EXACT([.E236];&quot;Gasto&quot;);&quot;other&quot;;IF(EXACT([.E236];&quot;Patrimonio&quot;);&quot;other&quot;;IF(EXACT([.E236];&quot;Valuación de activo&quot;);&quot;other&quot;;&quot;&quot;)))))))))" office:value-type="string" office:string-value="other">
                      <text:p>other</text:p>
                    </table:table-cell>
                    <table:table-cell table:style-name="Datos" table:formula="of:=IF(OR(EXACT([.E236];&quot;Efectivo&quot;);EXACT([.E236];&quot;Cuenta por cobrar&quot;);EXACT([.E236];&quot;Cuenta por pagar&quot;));&quot;True&quot;;&quot;False&quot;)" office:value-type="string" office:string-value="False">
                      <text:p>False</text:p>
                    </table:table-cell>
                    <table:table-cell table:number-columns-repeated="1007"/>
                  </table:table-row>
                </table:table-row-group>
              </table:table-row-group>
            </table:table-row-group>
            <table:table-row table:style-name="ro2">
              <table:table-cell table:style-name="Nivel4" office:value-type="string">
                <text:p>6340-0000</text:p>
              </table:table-cell>
              <table:table-cell table:style-name="Nivel4" office:value-type="string">
                <text:p>Insumos de oficina</text:p>
              </table:table-cell>
              <table:table-cell table:style-name="Datos" office:value-type="string">
                <text:p>IO</text:p>
              </table:table-cell>
              <table:table-cell table:style-name="Datos" table:formula="of:=[.B215]" office:value-type="string" office:string-value="Gastos administrativos">
                <text:p>Gastos administ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37];&quot;Vista&quot;);&quot;view&quot;;IF(EXACT([.E237];&quot;Efectivo&quot;);&quot;other&quot;;IF(EXACT([.E237];&quot;Activo&quot;);&quot;other&quot;;IF(EXACT([.E237];&quot;Cuenta por cobrar&quot;);&quot;receivable&quot;;IF(EXACT([.E237];&quot;Cuenta por pagar&quot;);&quot;payable&quot;;IF(EXACT([.E237];&quot;Ingreso&quot;);&quot;other&quot;;IF(EXACT([.E237];&quot;Gasto&quot;);&quot;other&quot;;IF(EXACT([.E237];&quot;Patrimonio&quot;);&quot;other&quot;;IF(EXACT([.E237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37];&quot;Efectivo&quot;);EXACT([.E237];&quot;Cuenta por cobrar&quot;);EXACT([.E237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350-0000</text:p>
              </table:table-cell>
              <table:table-cell table:style-name="Nivel4" office:value-type="string">
                <text:p>Accesorios de equipo de cómputo</text:p>
              </table:table-cell>
              <table:table-cell table:style-name="Datos" office:value-type="string">
                <text:p>AccEqCom</text:p>
              </table:table-cell>
              <table:table-cell table:style-name="Datos" table:formula="of:=[.B215]" office:value-type="string" office:string-value="Gastos administrativos">
                <text:p>Gastos administrativ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38];&quot;Vista&quot;);&quot;view&quot;;IF(EXACT([.E238];&quot;Efectivo&quot;);&quot;other&quot;;IF(EXACT([.E238];&quot;Activo&quot;);&quot;other&quot;;IF(EXACT([.E238];&quot;Cuenta por cobrar&quot;);&quot;receivable&quot;;IF(EXACT([.E238];&quot;Cuenta por pagar&quot;);&quot;payable&quot;;IF(EXACT([.E238];&quot;Ingreso&quot;);&quot;other&quot;;IF(EXACT([.E238];&quot;Gasto&quot;);&quot;other&quot;;IF(EXACT([.E238];&quot;Patrimonio&quot;);&quot;other&quot;;IF(EXACT([.E23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38];&quot;Efectivo&quot;);EXACT([.E238];&quot;Cuenta por cobrar&quot;);EXACT([.E238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  <table:table-row table:style-name="ro2">
            <table:table-cell table:style-name="Nivel3" office:value-type="string">
              <text:p>6400-0000</text:p>
            </table:table-cell>
            <table:table-cell table:style-name="Nivel3" office:value-type="string">
              <text:p>Depreciación de activo fijo</text:p>
            </table:table-cell>
            <table:table-cell table:style-name="Datos" office:value-type="string">
              <text:p>Dep.AF</text:p>
            </table:table-cell>
            <table:table-cell table:style-name="Datos" table:formula="of:=[.B188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239];&quot;Vista&quot;);&quot;view&quot;;IF(EXACT([.E239];&quot;Efectivo&quot;);&quot;other&quot;;IF(EXACT([.E239];&quot;Activo&quot;);&quot;other&quot;;IF(EXACT([.E239];&quot;Cuenta por cobrar&quot;);&quot;receivable&quot;;IF(EXACT([.E239];&quot;Cuenta por pagar&quot;);&quot;payable&quot;;IF(EXACT([.E239];&quot;Ingreso&quot;);&quot;other&quot;;IF(EXACT([.E239];&quot;Gasto&quot;);&quot;other&quot;;IF(EXACT([.E239];&quot;Patrimonio&quot;);&quot;other&quot;;IF(EXACT([.E239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239];&quot;Efectivo&quot;);EXACT([.E239];&quot;Cuenta por cobrar&quot;);EXACT([.E239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6410-0000</text:p>
              </table:table-cell>
              <table:table-cell table:style-name="Nivel4" office:value-type="string">
                <text:p>Edificios</text:p>
              </table:table-cell>
              <table:table-cell table:style-name="Datos" office:value-type="string">
                <text:p>Ed</text:p>
              </table:table-cell>
              <table:table-cell table:style-name="Datos" table:formula="of:=[.B239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40];&quot;Vista&quot;);&quot;view&quot;;IF(EXACT([.E240];&quot;Efectivo&quot;);&quot;other&quot;;IF(EXACT([.E240];&quot;Activo&quot;);&quot;other&quot;;IF(EXACT([.E240];&quot;Cuenta por cobrar&quot;);&quot;receivable&quot;;IF(EXACT([.E240];&quot;Cuenta por pagar&quot;);&quot;payable&quot;;IF(EXACT([.E240];&quot;Ingreso&quot;);&quot;other&quot;;IF(EXACT([.E240];&quot;Gasto&quot;);&quot;other&quot;;IF(EXACT([.E240];&quot;Patrimonio&quot;);&quot;other&quot;;IF(EXACT([.E240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40];&quot;Efectivo&quot;);EXACT([.E240];&quot;Cuenta por cobrar&quot;);EXACT([.E240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411-0000</text:p>
                </table:table-cell>
                <table:table-cell table:style-name="Nivel5" office:value-type="string">
                  <text:p>Edificios – Valores originales</text:p>
                </table:table-cell>
                <table:table-cell table:style-name="Datos" office:value-type="string">
                  <text:p>VO</text:p>
                </table:table-cell>
                <table:table-cell table:style-name="Datos" table:formula="of:=[.B240]" office:value-type="string" office:string-value="Edificios">
                  <text:p>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41];&quot;Vista&quot;);&quot;view&quot;;IF(EXACT([.E241];&quot;Efectivo&quot;);&quot;other&quot;;IF(EXACT([.E241];&quot;Activo&quot;);&quot;other&quot;;IF(EXACT([.E241];&quot;Cuenta por cobrar&quot;);&quot;receivable&quot;;IF(EXACT([.E241];&quot;Cuenta por pagar&quot;);&quot;payable&quot;;IF(EXACT([.E241];&quot;Ingreso&quot;);&quot;other&quot;;IF(EXACT([.E241];&quot;Gasto&quot;);&quot;other&quot;;IF(EXACT([.E241];&quot;Patrimonio&quot;);&quot;other&quot;;IF(EXACT([.E241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241];&quot;Efectivo&quot;);EXACT([.E241];&quot;Cuenta por cobrar&quot;);EXACT([.E241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6411-0100</text:p>
                  </table:table-cell>
                  <table:table-cell table:style-name="Nivel6" office:value-type="string">
                    <text:p>Edificio 1</text:p>
                  </table:table-cell>
                  <table:table-cell table:style-name="Datos" office:value-type="string">
                    <text:p>E1</text:p>
                  </table:table-cell>
                  <table:table-cell table:style-name="Datos" table:formula="of:=[.B241]" office:value-type="string" office:string-value="Edificios – Valores originales">
                    <text:p>Edificios – Valores original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42];&quot;Vista&quot;);&quot;view&quot;;IF(EXACT([.E242];&quot;Efectivo&quot;);&quot;other&quot;;IF(EXACT([.E242];&quot;Activo&quot;);&quot;other&quot;;IF(EXACT([.E242];&quot;Cuenta por cobrar&quot;);&quot;receivable&quot;;IF(EXACT([.E242];&quot;Cuenta por pagar&quot;);&quot;payable&quot;;IF(EXACT([.E242];&quot;Ingreso&quot;);&quot;other&quot;;IF(EXACT([.E242];&quot;Gasto&quot;);&quot;other&quot;;IF(EXACT([.E242];&quot;Patrimonio&quot;);&quot;other&quot;;IF(EXACT([.E242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42];&quot;Efectivo&quot;);EXACT([.E242];&quot;Cuenta por cobrar&quot;);EXACT([.E242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6411-0200</text:p>
                  </table:table-cell>
                  <table:table-cell table:style-name="Nivel6" office:value-type="string">
                    <text:p>Edificio 2</text:p>
                  </table:table-cell>
                  <table:table-cell table:style-name="Datos" office:value-type="string">
                    <text:p>E2</text:p>
                  </table:table-cell>
                  <table:table-cell table:style-name="Datos" table:formula="of:=[.B241]" office:value-type="string" office:string-value="Edificios – Valores originales">
                    <text:p>Edificios – Valores original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43];&quot;Vista&quot;);&quot;view&quot;;IF(EXACT([.E243];&quot;Efectivo&quot;);&quot;other&quot;;IF(EXACT([.E243];&quot;Activo&quot;);&quot;other&quot;;IF(EXACT([.E243];&quot;Cuenta por cobrar&quot;);&quot;receivable&quot;;IF(EXACT([.E243];&quot;Cuenta por pagar&quot;);&quot;payable&quot;;IF(EXACT([.E243];&quot;Ingreso&quot;);&quot;other&quot;;IF(EXACT([.E243];&quot;Gasto&quot;);&quot;other&quot;;IF(EXACT([.E243];&quot;Patrimonio&quot;);&quot;other&quot;;IF(EXACT([.E243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43];&quot;Efectivo&quot;);EXACT([.E243];&quot;Cuenta por cobrar&quot;);EXACT([.E243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6412-0000</text:p>
                </table:table-cell>
                <table:table-cell table:style-name="Nivel5" office:value-type="string">
                  <text:p>Edificios – Revaluaciones</text:p>
                </table:table-cell>
                <table:table-cell table:style-name="Datos" office:value-type="string">
                  <text:p>Rev</text:p>
                </table:table-cell>
                <table:table-cell table:style-name="Datos" table:formula="of:=[.B240]" office:value-type="string" office:string-value="Edificios">
                  <text:p>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44];&quot;Vista&quot;);&quot;view&quot;;IF(EXACT([.E244];&quot;Efectivo&quot;);&quot;other&quot;;IF(EXACT([.E244];&quot;Activo&quot;);&quot;other&quot;;IF(EXACT([.E244];&quot;Cuenta por cobrar&quot;);&quot;receivable&quot;;IF(EXACT([.E244];&quot;Cuenta por pagar&quot;);&quot;payable&quot;;IF(EXACT([.E244];&quot;Ingreso&quot;);&quot;other&quot;;IF(EXACT([.E244];&quot;Gasto&quot;);&quot;other&quot;;IF(EXACT([.E244];&quot;Patrimonio&quot;);&quot;other&quot;;IF(EXACT([.E244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244];&quot;Efectivo&quot;);EXACT([.E244];&quot;Cuenta por cobrar&quot;);EXACT([.E244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6412-0100</text:p>
                  </table:table-cell>
                  <table:table-cell table:style-name="Nivel6" office:value-type="string">
                    <text:p>Edificio 1</text:p>
                  </table:table-cell>
                  <table:table-cell table:style-name="Datos" office:value-type="string">
                    <text:p>E1</text:p>
                  </table:table-cell>
                  <table:table-cell table:style-name="Datos" table:formula="of:=[.B244]" office:value-type="string" office:string-value="Edificios – Revaluaciones">
                    <text:p>Edificios – Revaluacion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45];&quot;Vista&quot;);&quot;view&quot;;IF(EXACT([.E245];&quot;Efectivo&quot;);&quot;other&quot;;IF(EXACT([.E245];&quot;Activo&quot;);&quot;other&quot;;IF(EXACT([.E245];&quot;Cuenta por cobrar&quot;);&quot;receivable&quot;;IF(EXACT([.E245];&quot;Cuenta por pagar&quot;);&quot;payable&quot;;IF(EXACT([.E245];&quot;Ingreso&quot;);&quot;other&quot;;IF(EXACT([.E245];&quot;Gasto&quot;);&quot;other&quot;;IF(EXACT([.E245];&quot;Patrimonio&quot;);&quot;other&quot;;IF(EXACT([.E245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45];&quot;Efectivo&quot;);EXACT([.E245];&quot;Cuenta por cobrar&quot;);EXACT([.E245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6412-0200</text:p>
                  </table:table-cell>
                  <table:table-cell table:style-name="Nivel6" office:value-type="string">
                    <text:p>Edificio 2</text:p>
                  </table:table-cell>
                  <table:table-cell table:style-name="Datos" office:value-type="string">
                    <text:p>E2</text:p>
                  </table:table-cell>
                  <table:table-cell table:style-name="Datos" table:formula="of:=[.B244]" office:value-type="string" office:string-value="Edificios – Revaluaciones">
                    <text:p>Edificios – Revaluacion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46];&quot;Vista&quot;);&quot;view&quot;;IF(EXACT([.E246];&quot;Efectivo&quot;);&quot;other&quot;;IF(EXACT([.E246];&quot;Activo&quot;);&quot;other&quot;;IF(EXACT([.E246];&quot;Cuenta por cobrar&quot;);&quot;receivable&quot;;IF(EXACT([.E246];&quot;Cuenta por pagar&quot;);&quot;payable&quot;;IF(EXACT([.E246];&quot;Ingreso&quot;);&quot;other&quot;;IF(EXACT([.E246];&quot;Gasto&quot;);&quot;other&quot;;IF(EXACT([.E246];&quot;Patrimonio&quot;);&quot;other&quot;;IF(EXACT([.E246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46];&quot;Efectivo&quot;);EXACT([.E246];&quot;Cuenta por cobrar&quot;);EXACT([.E246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</table:table-row-group>
            <table:table-row table:style-name="ro2">
              <table:table-cell table:style-name="Nivel4" office:value-type="string">
                <text:p>6420-0000</text:p>
              </table:table-cell>
              <table:table-cell table:style-name="Nivel4" office:value-type="string">
                <text:p>Mejoras a edificios</text:p>
              </table:table-cell>
              <table:table-cell table:style-name="Datos" office:value-type="string">
                <text:p>Mej-Ed</text:p>
              </table:table-cell>
              <table:table-cell table:style-name="Datos" table:formula="of:=[.B239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47];&quot;Vista&quot;);&quot;view&quot;;IF(EXACT([.E247];&quot;Efectivo&quot;);&quot;other&quot;;IF(EXACT([.E247];&quot;Activo&quot;);&quot;other&quot;;IF(EXACT([.E247];&quot;Cuenta por cobrar&quot;);&quot;receivable&quot;;IF(EXACT([.E247];&quot;Cuenta por pagar&quot;);&quot;payable&quot;;IF(EXACT([.E247];&quot;Ingreso&quot;);&quot;other&quot;;IF(EXACT([.E247];&quot;Gasto&quot;);&quot;other&quot;;IF(EXACT([.E247];&quot;Patrimonio&quot;);&quot;other&quot;;IF(EXACT([.E247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47];&quot;Efectivo&quot;);EXACT([.E247];&quot;Cuenta por cobrar&quot;);EXACT([.E247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421-0000</text:p>
                </table:table-cell>
                <table:table-cell table:style-name="Nivel5" office:value-type="string">
                  <text:p>Mejoras a edificios – Valores originales</text:p>
                </table:table-cell>
                <table:table-cell table:style-name="Datos" office:value-type="string">
                  <text:p>VO</text:p>
                </table:table-cell>
                <table:table-cell table:style-name="Datos" table:formula="of:=[.B247]" office:value-type="string" office:string-value="Mejoras a edificios">
                  <text:p>Mejoras a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48];&quot;Vista&quot;);&quot;view&quot;;IF(EXACT([.E248];&quot;Efectivo&quot;);&quot;other&quot;;IF(EXACT([.E248];&quot;Activo&quot;);&quot;other&quot;;IF(EXACT([.E248];&quot;Cuenta por cobrar&quot;);&quot;receivable&quot;;IF(EXACT([.E248];&quot;Cuenta por pagar&quot;);&quot;payable&quot;;IF(EXACT([.E248];&quot;Ingreso&quot;);&quot;other&quot;;IF(EXACT([.E248];&quot;Gasto&quot;);&quot;other&quot;;IF(EXACT([.E248];&quot;Patrimonio&quot;);&quot;other&quot;;IF(EXACT([.E248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248];&quot;Efectivo&quot;);EXACT([.E248];&quot;Cuenta por cobrar&quot;);EXACT([.E248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6421-0100</text:p>
                  </table:table-cell>
                  <table:table-cell table:style-name="Nivel6" office:value-type="string">
                    <text:p>Edificio 1</text:p>
                  </table:table-cell>
                  <table:table-cell table:style-name="Datos" office:value-type="string">
                    <text:p>E1</text:p>
                  </table:table-cell>
                  <table:table-cell table:style-name="Datos" table:formula="of:=[.B248]" office:value-type="string" office:string-value="Mejoras a edificios – Valores originales">
                    <text:p>Mejoras a edificios – Valores original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49];&quot;Vista&quot;);&quot;view&quot;;IF(EXACT([.E249];&quot;Efectivo&quot;);&quot;other&quot;;IF(EXACT([.E249];&quot;Activo&quot;);&quot;other&quot;;IF(EXACT([.E249];&quot;Cuenta por cobrar&quot;);&quot;receivable&quot;;IF(EXACT([.E249];&quot;Cuenta por pagar&quot;);&quot;payable&quot;;IF(EXACT([.E249];&quot;Ingreso&quot;);&quot;other&quot;;IF(EXACT([.E249];&quot;Gasto&quot;);&quot;other&quot;;IF(EXACT([.E249];&quot;Patrimonio&quot;);&quot;other&quot;;IF(EXACT([.E249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49];&quot;Efectivo&quot;);EXACT([.E249];&quot;Cuenta por cobrar&quot;);EXACT([.E249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6421-0200</text:p>
                  </table:table-cell>
                  <table:table-cell table:style-name="Nivel6" office:value-type="string">
                    <text:p>Edificio 2</text:p>
                  </table:table-cell>
                  <table:table-cell table:style-name="Datos" office:value-type="string">
                    <text:p>E2</text:p>
                  </table:table-cell>
                  <table:table-cell table:style-name="Datos" table:formula="of:=[.B248]" office:value-type="string" office:string-value="Mejoras a edificios – Valores originales">
                    <text:p>Mejoras a edificios – Valores original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50];&quot;Vista&quot;);&quot;view&quot;;IF(EXACT([.E250];&quot;Efectivo&quot;);&quot;other&quot;;IF(EXACT([.E250];&quot;Activo&quot;);&quot;other&quot;;IF(EXACT([.E250];&quot;Cuenta por cobrar&quot;);&quot;receivable&quot;;IF(EXACT([.E250];&quot;Cuenta por pagar&quot;);&quot;payable&quot;;IF(EXACT([.E250];&quot;Ingreso&quot;);&quot;other&quot;;IF(EXACT([.E250];&quot;Gasto&quot;);&quot;other&quot;;IF(EXACT([.E250];&quot;Patrimonio&quot;);&quot;other&quot;;IF(EXACT([.E250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50];&quot;Efectivo&quot;);EXACT([.E250];&quot;Cuenta por cobrar&quot;);EXACT([.E250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  <table:table-row table:style-name="ro2">
                <table:table-cell table:style-name="Nivel5" office:value-type="string">
                  <text:p>6422-0000</text:p>
                </table:table-cell>
                <table:table-cell table:style-name="Nivel5" office:value-type="string">
                  <text:p>Mejoras a edificios – Revaluaciones</text:p>
                </table:table-cell>
                <table:table-cell table:style-name="Datos" office:value-type="string">
                  <text:p>Rev</text:p>
                </table:table-cell>
                <table:table-cell table:style-name="Datos" table:formula="of:=[.B247]" office:value-type="string" office:string-value="Mejoras a edificios">
                  <text:p>Mejoras a edificios</text:p>
                </table:table-cell>
                <table:table-cell table:style-name="Datos" office:value-type="string">
                  <text:p>Vista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51];&quot;Vista&quot;);&quot;view&quot;;IF(EXACT([.E251];&quot;Efectivo&quot;);&quot;other&quot;;IF(EXACT([.E251];&quot;Activo&quot;);&quot;other&quot;;IF(EXACT([.E251];&quot;Cuenta por cobrar&quot;);&quot;receivable&quot;;IF(EXACT([.E251];&quot;Cuenta por pagar&quot;);&quot;payable&quot;;IF(EXACT([.E251];&quot;Ingreso&quot;);&quot;other&quot;;IF(EXACT([.E251];&quot;Gasto&quot;);&quot;other&quot;;IF(EXACT([.E251];&quot;Patrimonio&quot;);&quot;other&quot;;IF(EXACT([.E251];&quot;Valuación de activo&quot;);&quot;other&quot;;&quot;&quot;)))))))))" office:value-type="string" office:string-value="view">
                  <text:p>view</text:p>
                </table:table-cell>
                <table:table-cell table:style-name="Datos" table:formula="of:=IF(OR(EXACT([.E251];&quot;Efectivo&quot;);EXACT([.E251];&quot;Cuenta por cobrar&quot;);EXACT([.E251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-group>
                <table:table-row table:style-name="ro2">
                  <table:table-cell table:style-name="Nivel6" office:value-type="string">
                    <text:p>6422-0100</text:p>
                  </table:table-cell>
                  <table:table-cell table:style-name="Nivel6" office:value-type="string">
                    <text:p>Edificio 1</text:p>
                  </table:table-cell>
                  <table:table-cell table:style-name="Datos" office:value-type="string">
                    <text:p>E1</text:p>
                  </table:table-cell>
                  <table:table-cell table:style-name="Datos" table:formula="of:=[.B251]" office:value-type="string" office:string-value="Mejoras a edificios – Revaluaciones">
                    <text:p>Mejoras a edificios – Revaluacion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52];&quot;Vista&quot;);&quot;view&quot;;IF(EXACT([.E252];&quot;Efectivo&quot;);&quot;other&quot;;IF(EXACT([.E252];&quot;Activo&quot;);&quot;other&quot;;IF(EXACT([.E252];&quot;Cuenta por cobrar&quot;);&quot;receivable&quot;;IF(EXACT([.E252];&quot;Cuenta por pagar&quot;);&quot;payable&quot;;IF(EXACT([.E252];&quot;Ingreso&quot;);&quot;other&quot;;IF(EXACT([.E252];&quot;Gasto&quot;);&quot;other&quot;;IF(EXACT([.E252];&quot;Patrimonio&quot;);&quot;other&quot;;IF(EXACT([.E252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52];&quot;Efectivo&quot;);EXACT([.E252];&quot;Cuenta por cobrar&quot;);EXACT([.E252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  <table:table-row table:style-name="ro2">
                  <table:table-cell table:style-name="Nivel6" office:value-type="string">
                    <text:p>6422-0200</text:p>
                  </table:table-cell>
                  <table:table-cell table:style-name="Nivel6" office:value-type="string">
                    <text:p>Edificio 2</text:p>
                  </table:table-cell>
                  <table:table-cell table:style-name="Datos" office:value-type="string">
                    <text:p>E2</text:p>
                  </table:table-cell>
                  <table:table-cell table:style-name="Datos" table:formula="of:=[.B251]" office:value-type="string" office:string-value="Mejoras a edificios – Revaluaciones">
                    <text:p>Mejoras a edificios – Revaluaciones</text:p>
                  </table:table-cell>
                  <table:table-cell table:style-name="Datos" office:value-type="string">
                    <text:p>Gasto</text:p>
                  </table:table-cell>
                  <table:table-cell table:style-name="Datos" office:value-type="string">
                    <text:p>USD</text:p>
                  </table:table-cell>
                  <table:table-cell table:style-name="Datos" table:formula="of:=IF(EXACT([.E253];&quot;Vista&quot;);&quot;view&quot;;IF(EXACT([.E253];&quot;Efectivo&quot;);&quot;other&quot;;IF(EXACT([.E253];&quot;Activo&quot;);&quot;other&quot;;IF(EXACT([.E253];&quot;Cuenta por cobrar&quot;);&quot;receivable&quot;;IF(EXACT([.E253];&quot;Cuenta por pagar&quot;);&quot;payable&quot;;IF(EXACT([.E253];&quot;Ingreso&quot;);&quot;other&quot;;IF(EXACT([.E253];&quot;Gasto&quot;);&quot;other&quot;;IF(EXACT([.E253];&quot;Patrimonio&quot;);&quot;other&quot;;IF(EXACT([.E253];&quot;Valuación de activo&quot;);&quot;other&quot;;&quot;&quot;)))))))))" office:value-type="string" office:string-value="other">
                    <text:p>other</text:p>
                  </table:table-cell>
                  <table:table-cell table:style-name="Datos" table:formula="of:=IF(OR(EXACT([.E253];&quot;Efectivo&quot;);EXACT([.E253];&quot;Cuenta por cobrar&quot;);EXACT([.E253];&quot;Cuenta por pagar&quot;));&quot;True&quot;;&quot;False&quot;)" office:value-type="string" office:string-value="False">
                    <text:p>False</text:p>
                  </table:table-cell>
                  <table:table-cell table:number-columns-repeated="1007"/>
                </table:table-row>
              </table:table-row-group>
            </table:table-row-group>
            <table:table-row table:style-name="ro2">
              <table:table-cell table:style-name="Nivel4" office:value-type="string">
                <text:p>6430-0000</text:p>
              </table:table-cell>
              <table:table-cell table:style-name="Nivel4" office:value-type="string">
                <text:p>Maquinaria y equipo de edificios</text:p>
              </table:table-cell>
              <table:table-cell table:style-name="Datos" office:value-type="string">
                <text:p>MyE-Ed</text:p>
              </table:table-cell>
              <table:table-cell table:style-name="Datos" table:formula="of:=[.B239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54];&quot;Vista&quot;);&quot;view&quot;;IF(EXACT([.E254];&quot;Efectivo&quot;);&quot;other&quot;;IF(EXACT([.E254];&quot;Activo&quot;);&quot;other&quot;;IF(EXACT([.E254];&quot;Cuenta por cobrar&quot;);&quot;receivable&quot;;IF(EXACT([.E254];&quot;Cuenta por pagar&quot;);&quot;payable&quot;;IF(EXACT([.E254];&quot;Ingreso&quot;);&quot;other&quot;;IF(EXACT([.E254];&quot;Gasto&quot;);&quot;other&quot;;IF(EXACT([.E254];&quot;Patrimonio&quot;);&quot;other&quot;;IF(EXACT([.E254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54];&quot;Efectivo&quot;);EXACT([.E254];&quot;Cuenta por cobrar&quot;);EXACT([.E254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431-0000</text:p>
                </table:table-cell>
                <table:table-cell table:style-name="Nivel5" office:value-type="string">
                  <text:p>Edificio 1</text:p>
                </table:table-cell>
                <table:table-cell table:style-name="Datos" office:value-type="string">
                  <text:p>E1</text:p>
                </table:table-cell>
                <table:table-cell table:style-name="Datos" table:formula="of:=[.B254]" office:value-type="string" office:string-value="Maquinaria y equipo de edificios">
                  <text:p>Maquinaria y equipo de edificios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55];&quot;Vista&quot;);&quot;view&quot;;IF(EXACT([.E255];&quot;Efectivo&quot;);&quot;other&quot;;IF(EXACT([.E255];&quot;Activo&quot;);&quot;other&quot;;IF(EXACT([.E255];&quot;Cuenta por cobrar&quot;);&quot;receivable&quot;;IF(EXACT([.E255];&quot;Cuenta por pagar&quot;);&quot;payable&quot;;IF(EXACT([.E255];&quot;Ingreso&quot;);&quot;other&quot;;IF(EXACT([.E255];&quot;Gasto&quot;);&quot;other&quot;;IF(EXACT([.E255];&quot;Patrimonio&quot;);&quot;other&quot;;IF(EXACT([.E255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55];&quot;Efectivo&quot;);EXACT([.E255];&quot;Cuenta por cobrar&quot;);EXACT([.E255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6432-0000</text:p>
                </table:table-cell>
                <table:table-cell table:style-name="Nivel5" office:value-type="string">
                  <text:p>Edificio 2</text:p>
                </table:table-cell>
                <table:table-cell table:style-name="Datos" office:value-type="string">
                  <text:p>E2</text:p>
                </table:table-cell>
                <table:table-cell table:style-name="Datos" table:formula="of:=[.B254]" office:value-type="string" office:string-value="Maquinaria y equipo de edificios">
                  <text:p>Maquinaria y equipo de edificios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56];&quot;Vista&quot;);&quot;view&quot;;IF(EXACT([.E256];&quot;Efectivo&quot;);&quot;other&quot;;IF(EXACT([.E256];&quot;Activo&quot;);&quot;other&quot;;IF(EXACT([.E256];&quot;Cuenta por cobrar&quot;);&quot;receivable&quot;;IF(EXACT([.E256];&quot;Cuenta por pagar&quot;);&quot;payable&quot;;IF(EXACT([.E256];&quot;Ingreso&quot;);&quot;other&quot;;IF(EXACT([.E256];&quot;Gasto&quot;);&quot;other&quot;;IF(EXACT([.E256];&quot;Patrimonio&quot;);&quot;other&quot;;IF(EXACT([.E256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56];&quot;Efectivo&quot;);EXACT([.E256];&quot;Cuenta por cobrar&quot;);EXACT([.E256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  <table:table-row table:style-name="ro2">
              <table:table-cell table:style-name="Nivel4" office:value-type="string">
                <text:p>6440-0000</text:p>
              </table:table-cell>
              <table:table-cell table:style-name="Nivel4" office:value-type="string">
                <text:p>Herramientas mayores</text:p>
              </table:table-cell>
              <table:table-cell table:style-name="Datos" office:value-type="string">
                <text:p>HM</text:p>
              </table:table-cell>
              <table:table-cell table:style-name="Datos" table:formula="of:=[.B239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57];&quot;Vista&quot;);&quot;view&quot;;IF(EXACT([.E257];&quot;Efectivo&quot;);&quot;other&quot;;IF(EXACT([.E257];&quot;Activo&quot;);&quot;other&quot;;IF(EXACT([.E257];&quot;Cuenta por cobrar&quot;);&quot;receivable&quot;;IF(EXACT([.E257];&quot;Cuenta por pagar&quot;);&quot;payable&quot;;IF(EXACT([.E257];&quot;Ingreso&quot;);&quot;other&quot;;IF(EXACT([.E257];&quot;Gasto&quot;);&quot;other&quot;;IF(EXACT([.E257];&quot;Patrimonio&quot;);&quot;other&quot;;IF(EXACT([.E257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57];&quot;Efectivo&quot;);EXACT([.E257];&quot;Cuenta por cobrar&quot;);EXACT([.E257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450-0000</text:p>
              </table:table-cell>
              <table:table-cell table:style-name="Nivel4" office:value-type="string">
                <text:p>Moibliario y equipo de oficina</text:p>
              </table:table-cell>
              <table:table-cell table:style-name="Datos" office:value-type="string">
                <text:p>Mob</text:p>
              </table:table-cell>
              <table:table-cell table:style-name="Datos" table:formula="of:=[.B239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58];&quot;Vista&quot;);&quot;view&quot;;IF(EXACT([.E258];&quot;Efectivo&quot;);&quot;other&quot;;IF(EXACT([.E258];&quot;Activo&quot;);&quot;other&quot;;IF(EXACT([.E258];&quot;Cuenta por cobrar&quot;);&quot;receivable&quot;;IF(EXACT([.E258];&quot;Cuenta por pagar&quot;);&quot;payable&quot;;IF(EXACT([.E258];&quot;Ingreso&quot;);&quot;other&quot;;IF(EXACT([.E258];&quot;Gasto&quot;);&quot;other&quot;;IF(EXACT([.E258];&quot;Patrimonio&quot;);&quot;other&quot;;IF(EXACT([.E258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58];&quot;Efectivo&quot;);EXACT([.E258];&quot;Cuenta por cobrar&quot;);EXACT([.E258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460-0000</text:p>
              </table:table-cell>
              <table:table-cell table:style-name="Nivel4" office:value-type="string">
                <text:p>Equipo de cómputo</text:p>
              </table:table-cell>
              <table:table-cell table:style-name="Datos" office:value-type="string">
                <text:p>Comp</text:p>
              </table:table-cell>
              <table:table-cell table:style-name="Datos" table:formula="of:=[.B239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59];&quot;Vista&quot;);&quot;view&quot;;IF(EXACT([.E259];&quot;Efectivo&quot;);&quot;other&quot;;IF(EXACT([.E259];&quot;Activo&quot;);&quot;other&quot;;IF(EXACT([.E259];&quot;Cuenta por cobrar&quot;);&quot;receivable&quot;;IF(EXACT([.E259];&quot;Cuenta por pagar&quot;);&quot;payable&quot;;IF(EXACT([.E259];&quot;Ingreso&quot;);&quot;other&quot;;IF(EXACT([.E259];&quot;Gasto&quot;);&quot;other&quot;;IF(EXACT([.E259];&quot;Patrimonio&quot;);&quot;other&quot;;IF(EXACT([.E259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59];&quot;Efectivo&quot;);EXACT([.E259];&quot;Cuenta por cobrar&quot;);EXACT([.E259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470-0000</text:p>
              </table:table-cell>
              <table:table-cell table:style-name="Nivel4" office:value-type="string">
                <text:p>Vehículos</text:p>
              </table:table-cell>
              <table:table-cell table:style-name="Datos" office:value-type="string">
                <text:p>Veh</text:p>
              </table:table-cell>
              <table:table-cell table:style-name="Datos" table:formula="of:=[.B239]" office:value-type="string" office:string-value="Depreciación de activo fijo">
                <text:p>Depreciación de activo fijo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60];&quot;Vista&quot;);&quot;view&quot;;IF(EXACT([.E260];&quot;Efectivo&quot;);&quot;other&quot;;IF(EXACT([.E260];&quot;Activo&quot;);&quot;other&quot;;IF(EXACT([.E260];&quot;Cuenta por cobrar&quot;);&quot;receivable&quot;;IF(EXACT([.E260];&quot;Cuenta por pagar&quot;);&quot;payable&quot;;IF(EXACT([.E260];&quot;Ingreso&quot;);&quot;other&quot;;IF(EXACT([.E260];&quot;Gasto&quot;);&quot;other&quot;;IF(EXACT([.E260];&quot;Patrimonio&quot;);&quot;other&quot;;IF(EXACT([.E260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60];&quot;Efectivo&quot;);EXACT([.E260];&quot;Cuenta por cobrar&quot;);EXACT([.E260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  <table:table-row table:style-name="ro2">
            <table:table-cell table:style-name="Nivel3" office:value-type="string">
              <text:p>6500-0000</text:p>
            </table:table-cell>
            <table:table-cell table:style-name="Nivel3" office:value-type="string">
              <text:p>Gastos Financieros</text:p>
            </table:table-cell>
            <table:table-cell table:style-name="Datos" office:value-type="string">
              <text:p>GF</text:p>
            </table:table-cell>
            <table:table-cell table:style-name="Datos" table:formula="of:=[.B188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261];&quot;Vista&quot;);&quot;view&quot;;IF(EXACT([.E261];&quot;Efectivo&quot;);&quot;other&quot;;IF(EXACT([.E261];&quot;Activo&quot;);&quot;other&quot;;IF(EXACT([.E261];&quot;Cuenta por cobrar&quot;);&quot;receivable&quot;;IF(EXACT([.E261];&quot;Cuenta por pagar&quot;);&quot;payable&quot;;IF(EXACT([.E261];&quot;Ingreso&quot;);&quot;other&quot;;IF(EXACT([.E261];&quot;Gasto&quot;);&quot;other&quot;;IF(EXACT([.E261];&quot;Patrimonio&quot;);&quot;other&quot;;IF(EXACT([.E261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261];&quot;Efectivo&quot;);EXACT([.E261];&quot;Cuenta por cobrar&quot;);EXACT([.E261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6510-0000</text:p>
              </table:table-cell>
              <table:table-cell table:style-name="Nivel4" office:value-type="string">
                <text:p>Comisiones bancarias</text:p>
              </table:table-cell>
              <table:table-cell table:style-name="Datos" office:value-type="string">
                <text:p>CB</text:p>
              </table:table-cell>
              <table:table-cell table:style-name="Datos" table:formula="of:=[.B261]" office:value-type="string" office:string-value="Gastos Financieros">
                <text:p>Gastos Financieros</text:p>
              </table:table-cell>
              <table:table-cell table:style-name="Datos" office:value-type="string">
                <text:p>Vista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62];&quot;Vista&quot;);&quot;view&quot;;IF(EXACT([.E262];&quot;Efectivo&quot;);&quot;other&quot;;IF(EXACT([.E262];&quot;Activo&quot;);&quot;other&quot;;IF(EXACT([.E262];&quot;Cuenta por cobrar&quot;);&quot;receivable&quot;;IF(EXACT([.E262];&quot;Cuenta por pagar&quot;);&quot;payable&quot;;IF(EXACT([.E262];&quot;Ingreso&quot;);&quot;other&quot;;IF(EXACT([.E262];&quot;Gasto&quot;);&quot;other&quot;;IF(EXACT([.E262];&quot;Patrimonio&quot;);&quot;other&quot;;IF(EXACT([.E262];&quot;Valuación de activo&quot;);&quot;other&quot;;&quot;&quot;)))))))))" office:value-type="string" office:string-value="view">
                <text:p>view</text:p>
              </table:table-cell>
              <table:table-cell table:style-name="Datos" table:formula="of:=IF(OR(EXACT([.E262];&quot;Efectivo&quot;);EXACT([.E262];&quot;Cuenta por cobrar&quot;);EXACT([.E262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-group>
              <table:table-row table:style-name="ro2">
                <table:table-cell table:style-name="Nivel5" office:value-type="string">
                  <text:p>6511-0000</text:p>
                </table:table-cell>
                <table:table-cell table:style-name="Nivel5" office:value-type="string">
                  <text:p>Cuenta 1</text:p>
                </table:table-cell>
                <table:table-cell table:style-name="Datos" office:value-type="string">
                  <text:p>C1</text:p>
                </table:table-cell>
                <table:table-cell table:style-name="Datos" table:formula="of:=[.B262]" office:value-type="string" office:string-value="Comisiones bancarias">
                  <text:p>Comisiones bancarias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63];&quot;Vista&quot;);&quot;view&quot;;IF(EXACT([.E263];&quot;Efectivo&quot;);&quot;other&quot;;IF(EXACT([.E263];&quot;Activo&quot;);&quot;other&quot;;IF(EXACT([.E263];&quot;Cuenta por cobrar&quot;);&quot;receivable&quot;;IF(EXACT([.E263];&quot;Cuenta por pagar&quot;);&quot;payable&quot;;IF(EXACT([.E263];&quot;Ingreso&quot;);&quot;other&quot;;IF(EXACT([.E263];&quot;Gasto&quot;);&quot;other&quot;;IF(EXACT([.E263];&quot;Patrimonio&quot;);&quot;other&quot;;IF(EXACT([.E263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63];&quot;Efectivo&quot;);EXACT([.E263];&quot;Cuenta por cobrar&quot;);EXACT([.E263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  <table:table-row table:style-name="ro2">
                <table:table-cell table:style-name="Nivel5" office:value-type="string">
                  <text:p>6512-0000</text:p>
                </table:table-cell>
                <table:table-cell table:style-name="Nivel5" office:value-type="string">
                  <text:p>Cuenta 2</text:p>
                </table:table-cell>
                <table:table-cell table:style-name="Datos" office:value-type="string">
                  <text:p>C2</text:p>
                </table:table-cell>
                <table:table-cell table:style-name="Datos" table:formula="of:=[.B262]" office:value-type="string" office:string-value="Comisiones bancarias">
                  <text:p>Comisiones bancarias</text:p>
                </table:table-cell>
                <table:table-cell table:style-name="Datos" office:value-type="string">
                  <text:p>Gasto</text:p>
                </table:table-cell>
                <table:table-cell table:style-name="Datos" office:value-type="string">
                  <text:p>USD</text:p>
                </table:table-cell>
                <table:table-cell table:style-name="Datos" table:formula="of:=IF(EXACT([.E264];&quot;Vista&quot;);&quot;view&quot;;IF(EXACT([.E264];&quot;Efectivo&quot;);&quot;other&quot;;IF(EXACT([.E264];&quot;Activo&quot;);&quot;other&quot;;IF(EXACT([.E264];&quot;Cuenta por cobrar&quot;);&quot;receivable&quot;;IF(EXACT([.E264];&quot;Cuenta por pagar&quot;);&quot;payable&quot;;IF(EXACT([.E264];&quot;Ingreso&quot;);&quot;other&quot;;IF(EXACT([.E264];&quot;Gasto&quot;);&quot;other&quot;;IF(EXACT([.E264];&quot;Patrimonio&quot;);&quot;other&quot;;IF(EXACT([.E264];&quot;Valuación de activo&quot;);&quot;other&quot;;&quot;&quot;)))))))))" office:value-type="string" office:string-value="other">
                  <text:p>other</text:p>
                </table:table-cell>
                <table:table-cell table:style-name="Datos" table:formula="of:=IF(OR(EXACT([.E264];&quot;Efectivo&quot;);EXACT([.E264];&quot;Cuenta por cobrar&quot;);EXACT([.E264];&quot;Cuenta por pagar&quot;));&quot;True&quot;;&quot;False&quot;)" office:value-type="string" office:string-value="False">
                  <text:p>False</text:p>
                </table:table-cell>
                <table:table-cell table:number-columns-repeated="1007"/>
              </table:table-row>
            </table:table-row-group>
          </table:table-row-group>
          <table:table-row table:style-name="ro2">
            <table:table-cell table:style-name="Nivel3" office:value-type="string">
              <text:p>6600-0000</text:p>
            </table:table-cell>
            <table:table-cell table:style-name="Nivel3" office:value-type="string">
              <text:p>Otros gastos</text:p>
            </table:table-cell>
            <table:table-cell table:style-name="Datos" office:value-type="string">
              <text:p>OG</text:p>
            </table:table-cell>
            <table:table-cell table:style-name="Datos" table:formula="of:=[.B188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265];&quot;Vista&quot;);&quot;view&quot;;IF(EXACT([.E265];&quot;Efectivo&quot;);&quot;other&quot;;IF(EXACT([.E265];&quot;Activo&quot;);&quot;other&quot;;IF(EXACT([.E265];&quot;Cuenta por cobrar&quot;);&quot;receivable&quot;;IF(EXACT([.E265];&quot;Cuenta por pagar&quot;);&quot;payable&quot;;IF(EXACT([.E265];&quot;Ingreso&quot;);&quot;other&quot;;IF(EXACT([.E265];&quot;Gasto&quot;);&quot;other&quot;;IF(EXACT([.E265];&quot;Patrimonio&quot;);&quot;other&quot;;IF(EXACT([.E265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265];&quot;Efectivo&quot;);EXACT([.E265];&quot;Cuenta por cobrar&quot;);EXACT([.E265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6610-0000</text:p>
              </table:table-cell>
              <table:table-cell table:style-name="Nivel4" office:value-type="string">
                <text:p>Ajustes</text:p>
              </table:table-cell>
              <table:table-cell table:style-name="Datos" office:value-type="string">
                <text:p>Aj</text:p>
              </table:table-cell>
              <table:table-cell table:style-name="Datos" table:formula="of:=[.B265]" office:value-type="string" office:string-value="Otros gastos">
                <text:p>Otros gast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66];&quot;Vista&quot;);&quot;view&quot;;IF(EXACT([.E266];&quot;Efectivo&quot;);&quot;other&quot;;IF(EXACT([.E266];&quot;Activo&quot;);&quot;other&quot;;IF(EXACT([.E266];&quot;Cuenta por cobrar&quot;);&quot;receivable&quot;;IF(EXACT([.E266];&quot;Cuenta por pagar&quot;);&quot;payable&quot;;IF(EXACT([.E266];&quot;Ingreso&quot;);&quot;other&quot;;IF(EXACT([.E266];&quot;Gasto&quot;);&quot;other&quot;;IF(EXACT([.E266];&quot;Patrimonio&quot;);&quot;other&quot;;IF(EXACT([.E266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66];&quot;Efectivo&quot;);EXACT([.E266];&quot;Cuenta por cobrar&quot;);EXACT([.E266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620-0000</text:p>
              </table:table-cell>
              <table:table-cell table:style-name="Nivel4" office:value-type="string">
                <text:p>Perdida por robo</text:p>
              </table:table-cell>
              <table:table-cell table:style-name="Datos" office:value-type="string">
                <text:p>Robo</text:p>
              </table:table-cell>
              <table:table-cell table:style-name="Datos" table:formula="of:=[.B265]" office:value-type="string" office:string-value="Otros gastos">
                <text:p>Otros gast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67];&quot;Vista&quot;);&quot;view&quot;;IF(EXACT([.E267];&quot;Efectivo&quot;);&quot;other&quot;;IF(EXACT([.E267];&quot;Activo&quot;);&quot;other&quot;;IF(EXACT([.E267];&quot;Cuenta por cobrar&quot;);&quot;receivable&quot;;IF(EXACT([.E267];&quot;Cuenta por pagar&quot;);&quot;payable&quot;;IF(EXACT([.E267];&quot;Ingreso&quot;);&quot;other&quot;;IF(EXACT([.E267];&quot;Gasto&quot;);&quot;other&quot;;IF(EXACT([.E267];&quot;Patrimonio&quot;);&quot;other&quot;;IF(EXACT([.E267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67];&quot;Efectivo&quot;);EXACT([.E267];&quot;Cuenta por cobrar&quot;);EXACT([.E267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630-0000</text:p>
              </table:table-cell>
              <table:table-cell table:style-name="Nivel4" office:value-type="string">
                <text:p>Donaciones deducibles</text:p>
              </table:table-cell>
              <table:table-cell table:style-name="Datos" office:value-type="string">
                <text:p>Don</text:p>
              </table:table-cell>
              <table:table-cell table:style-name="Datos" table:formula="of:=[.B265]" office:value-type="string" office:string-value="Otros gastos">
                <text:p>Otros gasto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68];&quot;Vista&quot;);&quot;view&quot;;IF(EXACT([.E268];&quot;Efectivo&quot;);&quot;other&quot;;IF(EXACT([.E268];&quot;Activo&quot;);&quot;other&quot;;IF(EXACT([.E268];&quot;Cuenta por cobrar&quot;);&quot;receivable&quot;;IF(EXACT([.E268];&quot;Cuenta por pagar&quot;);&quot;payable&quot;;IF(EXACT([.E268];&quot;Ingreso&quot;);&quot;other&quot;;IF(EXACT([.E268];&quot;Gasto&quot;);&quot;other&quot;;IF(EXACT([.E268];&quot;Patrimonio&quot;);&quot;other&quot;;IF(EXACT([.E268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68];&quot;Efectivo&quot;);EXACT([.E268];&quot;Cuenta por cobrar&quot;);EXACT([.E268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  <table:table-row table:style-name="ro2">
            <table:table-cell table:style-name="Nivel3" office:value-type="string">
              <text:p>6700-0000</text:p>
            </table:table-cell>
            <table:table-cell table:style-name="Nivel3" office:value-type="string">
              <text:p>Gastos no deducibles</text:p>
            </table:table-cell>
            <table:table-cell table:style-name="Datos" office:value-type="string">
              <text:p>GND</text:p>
            </table:table-cell>
            <table:table-cell table:style-name="Datos" table:formula="of:=[.B188]" office:value-type="string" office:string-value="Gastos">
              <text:p>Gastos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USD</text:p>
            </table:table-cell>
            <table:table-cell table:style-name="Datos" table:formula="of:=IF(EXACT([.E269];&quot;Vista&quot;);&quot;view&quot;;IF(EXACT([.E269];&quot;Efectivo&quot;);&quot;other&quot;;IF(EXACT([.E269];&quot;Activo&quot;);&quot;other&quot;;IF(EXACT([.E269];&quot;Cuenta por cobrar&quot;);&quot;receivable&quot;;IF(EXACT([.E269];&quot;Cuenta por pagar&quot;);&quot;payable&quot;;IF(EXACT([.E269];&quot;Ingreso&quot;);&quot;other&quot;;IF(EXACT([.E269];&quot;Gasto&quot;);&quot;other&quot;;IF(EXACT([.E269];&quot;Patrimonio&quot;);&quot;other&quot;;IF(EXACT([.E269];&quot;Valuación de activo&quot;);&quot;other&quot;;&quot;&quot;)))))))))" office:value-type="string" office:string-value="view">
              <text:p>view</text:p>
            </table:table-cell>
            <table:table-cell table:style-name="Datos" table:formula="of:=IF(OR(EXACT([.E269];&quot;Efectivo&quot;);EXACT([.E269];&quot;Cuenta por cobrar&quot;);EXACT([.E269];&quot;Cuenta por pagar&quot;));&quot;True&quot;;&quot;False&quot;)" office:value-type="string" office:string-value="False">
              <text:p>False</text:p>
            </table:table-cell>
            <table:table-cell table:number-columns-repeated="1007"/>
          </table:table-row>
          <table:table-row-group>
            <table:table-row table:style-name="ro2">
              <table:table-cell table:style-name="Nivel4" office:value-type="string">
                <text:p>6710-0000</text:p>
              </table:table-cell>
              <table:table-cell table:style-name="Nivel4" office:value-type="string">
                <text:p>Donaciones no deducibles</text:p>
              </table:table-cell>
              <table:table-cell table:style-name="Datos" office:value-type="string">
                <text:p>Don</text:p>
              </table:table-cell>
              <table:table-cell table:style-name="Datos" table:formula="of:=[.B269]" office:value-type="string" office:string-value="Gastos no deducibles">
                <text:p>Gastos no deducible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70];&quot;Vista&quot;);&quot;view&quot;;IF(EXACT([.E270];&quot;Efectivo&quot;);&quot;other&quot;;IF(EXACT([.E270];&quot;Activo&quot;);&quot;other&quot;;IF(EXACT([.E270];&quot;Cuenta por cobrar&quot;);&quot;receivable&quot;;IF(EXACT([.E270];&quot;Cuenta por pagar&quot;);&quot;payable&quot;;IF(EXACT([.E270];&quot;Ingreso&quot;);&quot;other&quot;;IF(EXACT([.E270];&quot;Gasto&quot;);&quot;other&quot;;IF(EXACT([.E270];&quot;Patrimonio&quot;);&quot;other&quot;;IF(EXACT([.E270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70];&quot;Efectivo&quot;);EXACT([.E270];&quot;Cuenta por cobrar&quot;);EXACT([.E270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720-0000</text:p>
              </table:table-cell>
              <table:table-cell table:style-name="Nivel4" office:value-type="string">
                <text:p>Gastos de presidencia</text:p>
              </table:table-cell>
              <table:table-cell table:style-name="Datos" office:value-type="string">
                <text:p>GPres</text:p>
              </table:table-cell>
              <table:table-cell table:style-name="Datos" table:formula="of:=[.B269]" office:value-type="string" office:string-value="Gastos no deducibles">
                <text:p>Gastos no deducible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71];&quot;Vista&quot;);&quot;view&quot;;IF(EXACT([.E271];&quot;Efectivo&quot;);&quot;other&quot;;IF(EXACT([.E271];&quot;Activo&quot;);&quot;other&quot;;IF(EXACT([.E271];&quot;Cuenta por cobrar&quot;);&quot;receivable&quot;;IF(EXACT([.E271];&quot;Cuenta por pagar&quot;);&quot;payable&quot;;IF(EXACT([.E271];&quot;Ingreso&quot;);&quot;other&quot;;IF(EXACT([.E271];&quot;Gasto&quot;);&quot;other&quot;;IF(EXACT([.E271];&quot;Patrimonio&quot;);&quot;other&quot;;IF(EXACT([.E271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71];&quot;Efectivo&quot;);EXACT([.E271];&quot;Cuenta por cobrar&quot;);EXACT([.E271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730-0000</text:p>
              </table:table-cell>
              <table:table-cell table:style-name="Nivel4" office:value-type="string">
                <text:p>Multas</text:p>
              </table:table-cell>
              <table:table-cell table:style-name="Datos" office:value-type="string">
                <text:p>Mul</text:p>
              </table:table-cell>
              <table:table-cell table:style-name="Datos" table:formula="of:=[.B269]" office:value-type="string" office:string-value="Gastos no deducibles">
                <text:p>Gastos no deducible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72];&quot;Vista&quot;);&quot;view&quot;;IF(EXACT([.E272];&quot;Efectivo&quot;);&quot;other&quot;;IF(EXACT([.E272];&quot;Activo&quot;);&quot;other&quot;;IF(EXACT([.E272];&quot;Cuenta por cobrar&quot;);&quot;receivable&quot;;IF(EXACT([.E272];&quot;Cuenta por pagar&quot;);&quot;payable&quot;;IF(EXACT([.E272];&quot;Ingreso&quot;);&quot;other&quot;;IF(EXACT([.E272];&quot;Gasto&quot;);&quot;other&quot;;IF(EXACT([.E272];&quot;Patrimonio&quot;);&quot;other&quot;;IF(EXACT([.E272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72];&quot;Efectivo&quot;);EXACT([.E272];&quot;Cuenta por cobrar&quot;);EXACT([.E272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  <table:table-row table:style-name="ro2">
              <table:table-cell table:style-name="Nivel4" office:value-type="string">
                <text:p>6740-0000</text:p>
              </table:table-cell>
              <table:table-cell table:style-name="Nivel4" office:value-type="string">
                <text:p>Diferencial cambiario</text:p>
              </table:table-cell>
              <table:table-cell table:style-name="Datos" office:value-type="string">
                <text:p>Dif.Cam</text:p>
              </table:table-cell>
              <table:table-cell table:style-name="Datos" table:formula="of:=[.B269]" office:value-type="string" office:string-value="Gastos no deducibles">
                <text:p>Gastos no deducibles</text:p>
              </table:table-cell>
              <table:table-cell table:style-name="Datos" office:value-type="string">
                <text:p>Gasto</text:p>
              </table:table-cell>
              <table:table-cell table:style-name="Datos" office:value-type="string">
                <text:p>USD</text:p>
              </table:table-cell>
              <table:table-cell table:style-name="Datos" table:formula="of:=IF(EXACT([.E273];&quot;Vista&quot;);&quot;view&quot;;IF(EXACT([.E273];&quot;Efectivo&quot;);&quot;other&quot;;IF(EXACT([.E273];&quot;Activo&quot;);&quot;other&quot;;IF(EXACT([.E273];&quot;Cuenta por cobrar&quot;);&quot;receivable&quot;;IF(EXACT([.E273];&quot;Cuenta por pagar&quot;);&quot;payable&quot;;IF(EXACT([.E273];&quot;Ingreso&quot;);&quot;other&quot;;IF(EXACT([.E273];&quot;Gasto&quot;);&quot;other&quot;;IF(EXACT([.E273];&quot;Patrimonio&quot;);&quot;other&quot;;IF(EXACT([.E273];&quot;Valuación de activo&quot;);&quot;other&quot;;&quot;&quot;)))))))))" office:value-type="string" office:string-value="other">
                <text:p>other</text:p>
              </table:table-cell>
              <table:table-cell table:style-name="Datos" table:formula="of:=IF(OR(EXACT([.E273];&quot;Efectivo&quot;);EXACT([.E273];&quot;Cuenta por cobrar&quot;);EXACT([.E273];&quot;Cuenta por pagar&quot;));&quot;True&quot;;&quot;False&quot;)" office:value-type="string" office:string-value="False">
                <text:p>False</text:p>
              </table:table-cell>
              <table:table-cell table:number-columns-repeated="1007"/>
            </table:table-row>
          </table:table-row-group>
        </table:table-row-group>
        <table:table-row table:style-name="ro2" table:number-rows-repeated="1048302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Códigos de impuesto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Heading1" office:value-type="string">
            <text:p>Nombre impuesto del caso</text:p>
          </table:table-cell>
          <table:table-cell table:style-name="Heading1" office:value-type="string">
            <text:p>Código caso</text:p>
          </table:table-cell>
          <table:table-cell table:style-name="Heading1" office:value-type="string">
            <text:p>Descripción</text:p>
          </table:table-cell>
          <table:table-cell table:style-name="Heading1" office:value-type="string">
            <text:p>Código padre</text:p>
          </table:table-cell>
          <table:table-cell table:style-name="Heading1" office:value-type="string">
            <text:p>Signo para el padre</text:p>
          </table:table-cell>
        </table:table-row>
        <table:table-row table:style-name="ro2">
          <table:table-cell table:style-name="Nivel1" office:value-type="string">
            <text:p>Impuestos de Costa Rica</text:p>
          </table:table-cell>
          <table:table-cell table:style-name="Nivel1" office:value-type="string">
            <text:p>CR</text:p>
          </table:table-cell>
          <table:table-cell table:style-name="Datos" table:number-columns-repeated="2"/>
          <table:table-cell table:style-name="Datos" office:value-type="float" office:value="1">
            <text:p>1</text:p>
          </table:table-cell>
        </table:table-row>
        <table:table-row table:style-name="ro2">
          <table:table-cell table:style-name="Nivel2" office:value-type="string">
            <text:p>Impuesto de venta</text:p>
          </table:table-cell>
          <table:table-cell table:style-name="Nivel2" office:value-type="string">
            <text:p>IV</text:p>
          </table:table-cell>
          <table:table-cell table:style-name="Datos"/>
          <table:table-cell table:style-name="Datos" table:formula="of:=[.B2]" office:value-type="string" office:string-value="CR">
            <text:p>CR</text:p>
          </table:table-cell>
          <table:table-cell table:style-name="Datos" office:value-type="float" office:value="1">
            <text:p>1</text:p>
          </table:table-cell>
        </table:table-row>
        <table:table-row table:style-name="ro2">
          <table:table-cell table:style-name="Nivel3" office:value-type="string">
            <text:p>Impuesto de venta – Impuesto</text:p>
          </table:table-cell>
          <table:table-cell table:style-name="Nivel3" office:value-type="string">
            <text:p>IV-I</text:p>
          </table:table-cell>
          <table:table-cell table:style-name="Datos"/>
          <table:table-cell table:style-name="Datos" table:formula="of:=[.B3]" office:value-type="string" office:string-value="IV">
            <text:p>IV</text:p>
          </table:table-cell>
          <table:table-cell table:style-name="Datos" office:value-type="float" office:value="1">
            <text:p>1</text:p>
          </table:table-cell>
        </table:table-row>
        <table:table-row table:style-name="ro2">
          <table:table-cell table:style-name="Nivel3" office:value-type="string">
            <text:p>Impuesto de venta – Principal</text:p>
          </table:table-cell>
          <table:table-cell table:style-name="Nivel3" office:value-type="string">
            <text:p>IV-P</text:p>
          </table:table-cell>
          <table:table-cell table:style-name="Datos"/>
          <table:table-cell table:style-name="Datos" table:formula="of:=[.B3]" office:value-type="string" office:string-value="IV">
            <text:p>IV</text:p>
          </table:table-cell>
          <table:table-cell table:style-name="Datos" office:value-type="float" office:value="1">
            <text:p>1</text:p>
          </table:table-cell>
        </table:table-row>
        <table:table-row table:style-name="ro2">
          <table:table-cell table:style-name="Nivel2" office:value-type="string">
            <text:p>Impuesto de renta</text:p>
          </table:table-cell>
          <table:table-cell table:style-name="Nivel2" office:value-type="string">
            <text:p>IR</text:p>
          </table:table-cell>
          <table:table-cell table:style-name="Datos"/>
          <table:table-cell table:style-name="Datos" table:formula="of:=[.B2]" office:value-type="string" office:string-value="CR">
            <text:p>CR</text:p>
          </table:table-cell>
          <table:table-cell table:style-name="Datos" office:value-type="float" office:value="1">
            <text:p>1</text:p>
          </table:table-cell>
        </table:table-row>
        <table:table-row table:style-name="ro2">
          <table:table-cell table:style-name="Nivel3" office:value-type="string">
            <text:p>Impuesto de renta – Impuesto</text:p>
          </table:table-cell>
          <table:table-cell table:style-name="Nivel3" office:value-type="string">
            <text:p>IR-I</text:p>
          </table:table-cell>
          <table:table-cell table:style-name="Datos"/>
          <table:table-cell table:style-name="Datos" table:formula="of:=[.B6]" office:value-type="string" office:string-value="IR">
            <text:p>IR</text:p>
          </table:table-cell>
          <table:table-cell table:style-name="Datos" office:value-type="float" office:value="1">
            <text:p>1</text:p>
          </table:table-cell>
        </table:table-row>
        <table:table-row table:style-name="ro2">
          <table:table-cell table:style-name="Nivel3" office:value-type="string">
            <text:p>Impuesto de venta – Principal</text:p>
          </table:table-cell>
          <table:table-cell table:style-name="Nivel3" office:value-type="string">
            <text:p>IR-P</text:p>
          </table:table-cell>
          <table:table-cell table:style-name="Datos"/>
          <table:table-cell table:style-name="Datos" table:formula="of:=[.B6]" office:value-type="string" office:string-value="IR">
            <text:p>IR</text:p>
          </table:table-cell>
          <table:table-cell table:style-name="Datos" office:value-type="float" office:value="1">
            <text:p>1</text:p>
          </table:table-cell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lan contable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Heading1" office:value-type="string">
            <text:p>Nombre</text:p>
          </table:table-cell>
          <table:table-cell table:style-name="Heading1" office:value-type="string">
            <text:p>Cuenta principal</text:p>
          </table:table-cell>
          <table:table-cell table:style-name="Heading1" office:value-type="string">
            <text:p>Código impuesto raíz</text:p>
          </table:table-cell>
          <table:table-cell table:style-name="Heading1" office:value-type="string">
            <text:p>Cuenta bancaria</text:p>
          </table:table-cell>
          <table:table-cell table:style-name="Heading1" office:value-type="string">
            <text:p>Cuenta a cobrar</text:p>
          </table:table-cell>
          <table:table-cell table:style-name="Heading1" office:value-type="string">
            <text:p>Cuenta a pagar</text:p>
          </table:table-cell>
          <table:table-cell table:style-name="Heading1" office:value-type="string">
            <text:p>Cuenta de la categoría de ingresos</text:p>
          </table:table-cell>
          <table:table-cell table:style-name="Heading1" office:value-type="string">
            <text:p>Cuenta de ingresos en plantilla producto</text:p>
          </table:table-cell>
          <table:table-cell table:style-name="Heading1" office:value-type="string">
            <text:p>Cuenta categoría gastos</text:p>
          </table:table-cell>
          <table:table-cell table:style-name="Heading1" office:value-type="string">
            <text:p>Cuenta de gastos en plantilla producto</text:p>
          </table:table-cell>
        </table:table-row>
        <table:table-row table:style-name="ro4">
          <table:table-cell table:style-name="Datos" office:value-type="string">
            <text:p>Catálogo de cuentas estándar</text:p>
          </table:table-cell>
          <table:table-cell table:style-name="Datos" office:value-type="string">
            <text:p>Cátalogo de Cuentas</text:p>
          </table:table-cell>
          <table:table-cell table:style-name="Datos" office:value-type="string">
            <text:p>CR</text:p>
          </table:table-cell>
          <table:table-cell table:style-name="Datos" office:value-type="string">
            <text:p>Cuenta USD 1</text:p>
          </table:table-cell>
          <table:table-cell table:style-name="Datos" office:value-type="string">
            <text:p>Cuentas por cobrar comerciales USD</text:p>
          </table:table-cell>
          <table:table-cell table:style-name="Datos" office:value-type="string">
            <text:p>Cuentas por pagar a proveedores</text:p>
          </table:table-cell>
          <table:table-cell table:style-name="Datos" office:value-type="string">
            <text:p>Ingresos</text:p>
          </table:table-cell>
          <table:table-cell table:style-name="Datos" office:value-type="string">
            <text:p>Categoría de producto 1</text:p>
          </table:table-cell>
          <table:table-cell table:style-name="Datos" office:value-type="string">
            <text:p>Gastos</text:p>
          </table:table-cell>
          <table:table-cell table:style-name="Datos" office:value-type="string">
            <text:p>Línea de producto 1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Impuestos" table:style-name="ta1" table:print="false">
        <office:forms form:automatic-focus="false" form:apply-design-mode="false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table:style-name="Heading1" office:value-type="string">
            <text:p>Secuencia</text:p>
          </table:table-cell>
          <table:table-cell table:style-name="Heading1" office:value-type="string">
            <text:p>Nombre impuesto</text:p>
          </table:table-cell>
          <table:table-cell table:style-name="Heading1" office:value-type="string">
            <text:p>Nombre interno</text:p>
          </table:table-cell>
          <table:table-cell table:style-name="Heading1" office:value-type="string">
            <text:p>Grupo de Impuestos</text:p>
          </table:table-cell>
          <table:table-cell table:style-name="Heading1" office:value-type="string">
            <text:p>Importe</text:p>
          </table:table-cell>
          <table:table-cell table:style-name="Heading1" office:value-type="string">
            <text:p>Tipo impuesto</text:p>
          </table:table-cell>
          <table:table-cell table:style-name="Heading1" office:value-type="string">
            <text:p>Impuesto usado en</text:p>
          </table:table-cell>
          <table:table-cell table:style-name="Heading1" office:value-type="string">
            <text:p>Tipo aplicable</text:p>
          </table:table-cell>
          <table:table-cell table:style-name="Heading1" office:value-type="string">
            <text:p>Impuesto en hijos</text:p>
          </table:table-cell>
          <table:table-cell table:style-name="Heading1" office:value-type="string">
            <text:p>Incluir en importe base</text:p>
          </table:table-cell>
          <table:table-cell table:style-name="Heading1" office:value-type="string">
            <text:p>Plantilla plan contable</text:p>
          </table:table-cell>
          <table:table-cell table:style-name="Heading1" office:value-type="string">
            <text:p>Cuenta impuestos de factura</text:p>
          </table:table-cell>
          <table:table-cell table:style-name="Heading1" office:value-type="string">
            <text:p>Cuenta impuestos de devoluciones</text:p>
          </table:table-cell>
          <table:table-cell table:style-name="Heading1" office:value-type="string">
            <text:p>Código base</text:p>
          </table:table-cell>
          <table:table-cell table:style-name="Heading1" office:value-type="string">
            <text:p>Código base reintegro</text:p>
          </table:table-cell>
          <table:table-cell table:style-name="Heading1" office:value-type="string">
            <text:p>Código impuesto</text:p>
          </table:table-cell>
          <table:table-cell table:style-name="Heading1" office:value-type="string">
            <text:p>Código impuesto reintegro</text:p>
          </table:table-cell>
          <table:table-cell table:style-name="Heading1" office:value-type="string">
            <text:p>Signo código base</text:p>
          </table:table-cell>
          <table:table-cell table:style-name="Heading1" office:value-type="string">
            <text:p>Signo código base reintegro</text:p>
          </table:table-cell>
          <table:table-cell table:style-name="Heading1" office:value-type="string">
            <text:p>Signo código impuesto</text:p>
          </table:table-cell>
          <table:table-cell table:style-name="Heading1" office:value-type="string">
            <text:p>Signo código impuesto reintegro</text:p>
          </table:table-cell>
        </table:table-row>
        <table:table-row table:style-name="ro2">
          <table:table-cell table:style-name="Datos" office:value-type="float" office:value="10">
            <text:p>10</text:p>
          </table:table-cell>
          <table:table-cell table:style-name="Datos" office:value-type="string">
            <text:p>Impuesto de renta</text:p>
          </table:table-cell>
          <table:table-cell table:style-name="Datos" office:value-type="string">
            <text:p>IR</text:p>
          </table:table-cell>
          <table:table-cell table:style-name="Datos" office:value-type="string">
            <text:p>other</text:p>
          </table:table-cell>
          <table:table-cell table:style-name="Datos" office:value-type="float" office:value="10">
            <text:p>10</text:p>
          </table:table-cell>
          <table:table-cell table:style-name="Datos" office:value-type="string">
            <text:p>percent</text:p>
          </table:table-cell>
          <table:table-cell table:style-name="Datos" office:value-type="string">
            <text:p>all</text:p>
          </table:table-cell>
          <table:table-cell table:style-name="Datos" office:value-type="string">
            <text:p>true</text:p>
          </table:table-cell>
          <table:table-cell table:style-name="Datos" office:value-type="string">
            <text:p>False</text:p>
          </table:table-cell>
          <table:table-cell table:style-name="Datos" office:value-type="string">
            <text:p>False</text:p>
          </table:table-cell>
          <table:table-cell table:style-name="Datos" office:value-type="string">
            <text:p>Catálogo de cuentas estándar</text:p>
          </table:table-cell>
          <table:table-cell table:style-name="Datos" office:value-type="string">
            <text:p>Impuesto de renta por pagar</text:p>
          </table:table-cell>
          <table:table-cell table:style-name="ce2" office:value-type="string">
            <text:p>Impuesto de renta por pagar</text:p>
          </table:table-cell>
          <table:table-cell table:style-name="Datos" office:value-type="string">
            <text:p>IR</text:p>
          </table:table-cell>
          <table:table-cell table:style-name="Datos" office:value-type="string">
            <text:p>IR</text:p>
          </table:table-cell>
          <table:table-cell table:style-name="Datos" office:value-type="string">
            <text:p>IR</text:p>
          </table:table-cell>
          <table:table-cell table:style-name="Datos" office:value-type="string">
            <text:p>IR</text:p>
          </table:table-cell>
          <table:table-cell table:style-name="Datos" office:value-type="string">
            <text:p>1.0</text:p>
          </table:table-cell>
          <table:table-cell table:style-name="Datos" office:value-type="string">
            <text:p>1.0</text:p>
          </table:table-cell>
          <table:table-cell table:style-name="Datos" office:value-type="string">
            <text:p>1.0</text:p>
          </table:table-cell>
          <table:table-cell table:style-name="Datos" office:value-type="string">
            <text:p>1.0</text:p>
          </table:table-cell>
        </table:table-row>
        <table:table-row table:style-name="ro2">
          <table:table-cell table:style-name="Datos" office:value-type="float" office:value="20">
            <text:p>20</text:p>
          </table:table-cell>
          <table:table-cell table:style-name="Datos" office:value-type="string">
            <text:p>Impuesto de venta</text:p>
          </table:table-cell>
          <table:table-cell table:style-name="Datos" office:value-type="string">
            <text:p>IV</text:p>
          </table:table-cell>
          <table:table-cell table:style-name="Datos" office:value-type="string">
            <text:p>vat</text:p>
          </table:table-cell>
          <table:table-cell table:style-name="Datos" office:value-type="float" office:value="13">
            <text:p>13</text:p>
          </table:table-cell>
          <table:table-cell table:style-name="Datos" office:value-type="string">
            <text:p>percent</text:p>
          </table:table-cell>
          <table:table-cell table:style-name="Datos" office:value-type="string">
            <text:p>all</text:p>
          </table:table-cell>
          <table:table-cell table:style-name="Datos" office:value-type="string">
            <text:p>true</text:p>
          </table:table-cell>
          <table:table-cell table:style-name="Datos" office:value-type="string">
            <text:p>False</text:p>
          </table:table-cell>
          <table:table-cell table:style-name="Datos" office:value-type="string">
            <text:p>False</text:p>
          </table:table-cell>
          <table:table-cell table:style-name="Datos" office:value-type="string">
            <text:p>Catálogo de cuentas estándar</text:p>
          </table:table-cell>
          <table:table-cell table:style-name="Datos" office:value-type="string">
            <text:p>Impuesto de ventas por pagar</text:p>
          </table:table-cell>
          <table:table-cell table:style-name="ce2" office:value-type="string">
            <text:p>Impuesto de ventas por pagar</text:p>
          </table:table-cell>
          <table:table-cell table:style-name="Datos" office:value-type="string">
            <text:p>IV</text:p>
          </table:table-cell>
          <table:table-cell table:style-name="Datos" office:value-type="string">
            <text:p>IV</text:p>
          </table:table-cell>
          <table:table-cell table:style-name="Datos" office:value-type="string">
            <text:p>IV</text:p>
          </table:table-cell>
          <table:table-cell table:style-name="Datos" office:value-type="string">
            <text:p>IV</text:p>
          </table:table-cell>
          <table:table-cell table:style-name="Datos" office:value-type="string">
            <text:p>1.0</text:p>
          </table:table-cell>
          <table:table-cell table:style-name="Datos" office:value-type="string">
            <text:p>1.0</text:p>
          </table:table-cell>
          <table:table-cell table:style-name="Datos" office:value-type="string">
            <text:p>1.0</text:p>
          </table:table-cell>
          <table:table-cell table:style-name="Datos" office:value-type="string">
            <text:p>1.0</text:p>
          </table:table-cell>
        </table:table-row>
        <table:table-row table:style-name="ro2" table:number-rows-repeated="1048572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>
        <table:named-range table:name="Excel_BuiltIn_Print_Area_1" table:base-cell-address="$'Tipos de cuenta'.$A$1" table:cell-range-address="$Cuentas.$A$3:.$F$113" table:range-usable-as="print-range"/>
        <table:named-expression table:name="Excel_BuiltIn_Print_Titles_1" table:base-cell-address="$'Tipos de cuenta'.$A$1" table:expression="[$Cuentas.$A$1:.$A$1047325];[$Cuentas.$A$1:.$ALZ$1]"/>
      </table:named-expressions>
      <table:database-ranges>
        <table:database-range table:target-range-address="Cuentas.A1:Cuentas.B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₡</number:text>
      <number:number number:decimal-places="0" number:min-integer-digits="1" number:grouping="true"/>
      <number:text> </number:text>
    </number:number-style>
    <number:number-style style:name="N138">
      <number:text>(₡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₡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₡</number:text>
      <number:number number:decimal-places="2" number:min-integer-digits="1" number:grouping="true"/>
      <number:text> </number:text>
    </number:number-style>
    <number:number-style style:name="N141">
      <number:text>(₡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₡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₡</number:text>
      <number:number number:decimal-places="0" number:min-integer-digits="1" number:grouping="true"/>
      <number:text> </number:text>
    </number:number-style>
    <number:number-style style:name="N146P1" style:volatile="true">
      <number:text> ₡(</number:text>
      <number:number number:decimal-places="0" number:min-integer-digits="1" number:grouping="true"/>
      <number:text>)</number:text>
    </number:number-style>
    <number:number-style style:name="N146P2" style:volatile="true">
      <number:text> ₡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₡</number:text>
      <number:number number:decimal-places="2" number:min-integer-digits="1" number:grouping="true"/>
      <number:text> </number:text>
    </number:number-style>
    <number:number-style style:name="N150P1" style:volatile="true">
      <number:text> ₡(</number:text>
      <number:number number:decimal-places="2" number:min-integer-digits="1" number:grouping="true"/>
      <number:text>)</number:text>
    </number:number-style>
    <number:number-style style:name="N150P2" style:volatile="true">
      <number:text> ₡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 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 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">
      <number:text>( 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 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 (</number:text>
      <number:number number:decimal-places="0" number:min-integer-digits="1" number:grouping="true"/>
      <number:text>)</number:text>
    </number:number-style>
    <number:number-style style:name="N157P2" style:volatile="true">
      <number:text> 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 (</number:text>
      <number:number number:decimal-places="2" number:min-integer-digits="1" number:grouping="true"/>
      <number:text>)</number:text>
    </number:number-style>
    <number:number-style style:name="N160P2" style:volatile="true">
      <number:text> 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background-color="transparent" style:rotation-align="none"/>
      <style:text-properties fo:color="#000000" style:font-name="Myriad Pro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fo:background-color="transparent" style:rotation-angle="0" style:vertical-align="middle"/>
      <style:text-properties fo:font-size="10pt" fo:font-style="normal" fo:font-weight="600"/>
    </style:style>
    <style:style style:name="Nivel1" style:family="table-cell" style:parent-style-name="Heading1">
      <style:table-cell-properties style:text-align-source="fix" style:repeat-content="false" fo:border="0.0008in solid #000000" style:vertical-align="bottom"/>
      <style:paragraph-properties fo:text-align="start"/>
      <style:text-properties fo:color="#000000" fo:font-size="9pt"/>
    </style:style>
    <style:style style:name="Datos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Nivel2" style:family="table-cell" style:parent-style-name="Nivel1">
      <style:paragraph-properties fo:margin-left="0.0555in"/>
      <style:text-properties fo:color="#000080"/>
    </style:style>
    <style:style style:name="Nivel3" style:family="table-cell" style:parent-style-name="Nivel1">
      <style:paragraph-properties fo:margin-left="0.111in"/>
      <style:text-properties fo:color="#008000"/>
    </style:style>
    <style:style style:name="Nivel4" style:family="table-cell" style:parent-style-name="Nivel1">
      <style:paragraph-properties fo:margin-left="0.1665in"/>
      <style:text-properties fo:color="#800080"/>
    </style:style>
    <style:style style:name="Nivel5" style:family="table-cell" style:parent-style-name="Nivel1">
      <style:paragraph-properties fo:margin-left="0.222in"/>
      <style:text-properties fo:color="#800000"/>
    </style:style>
    <style:style style:name="Nivel6" style:family="table-cell" style:parent-style-name="Nivel1">
      <style:paragraph-properties fo:margin-left="0.278in"/>
      <style:text-properties style:use-window-font-color="true" fo:font-weight="600"/>
    </style:style>
    <style:style style:name="Nivel7" style:family="table-cell" style:parent-style-name="Nivel1">
      <style:paragraph-properties fo:margin-left="0.3335in"/>
      <style:text-properties style:use-window-font-color="true" fo:font-style="normal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3937in" fo:margin-right="0.3937in" style:shadow="none" fo:background-color="transparent" style:first-page-number="continue" style:scale-to="80%" style:table-centering="both" style:writing-mode="lr-tb">
        <style:background-image/>
      </style:page-layout-properties>
      <style:header-style>
        <style:header-footer-properties fo:min-height="0.2953in" fo:margin-left="0.748in" fo:margin-right="0.748in" fo:margin-bottom="0.0193in"/>
      </style:header-style>
      <style:footer-style>
        <style:header-footer-properties fo:min-height="0.0398in"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20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álogo" style:display-name="PageStyle_Catálogo" style:page-layout-name="Mpm3">
      <style:header>
        <style:region-left>
          <text:p><text:span text:style-name="MT1"><text:date style:data-style-name="N2" text:date-value="2010-05-12">12/0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20:28:10</text:time></text:span></text:p>
        </style:region-right>
      </style:header>
      <style:header-left style:display="false">
        <style:region-left>
          <text:p><text:span text:style-name="MT1"><text:date style:data-style-name="N2" text:date-value="2010-05-12">12/0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20:28:10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9T07:18:07</meta:creation-date>
    <dc:date>2010-05-12T20:27:56</dc:date>
    <meta:print-date>2009-10-21T08:52:33</meta:print-date>
    <meta:generator>OpenOffice.org/3.1$Unix OpenOffice.org_project/310m19$Build-9420</meta:generator>
    <meta:editing-duration>PT89H20M11S</meta:editing-duration>
    <meta:editing-cycles>38</meta:editing-cycles>
    <dc:creator>Carlos Vásquez</dc:creator>
    <meta:document-statistic meta:table-count="5" meta:cell-count="2364" meta:object-count="0"/>
  </office:meta>
</office:document-meta>
</file>